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ursive Galactic" svg:font-family="'Cursive Galact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GA Regular" svg:font-family="'SGA Regular'"/>
    <style:font-face style:name="Sga" svg:font-family="Sga" style:font-pitch="variable"/>
  </office:font-face-decls>
  <office:automatic-styles>
    <style:style style:name="P1" style:family="paragraph" style:parent-style-name="Heading_20_3">
      <style:text-properties fo:font-variant="normal" fo:text-transform="none" fo:color="#000000" loext:opacity="100%" style:font-name="Cursive Galactic" fo:font-size="22pt" fo:letter-spacing="normal" fo:font-style="normal" fo:font-weight="normal" style:font-size-asian="22pt" style:font-size-complex="22pt"/>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loext:opacity="100%" style:font-name="Cursive Galactic" fo:font-size="22pt" fo:letter-spacing="normal" style:font-size-asian="22pt" style:font-size-complex="22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4" style:family="paragraph" style:parent-style-name="Text_20_body" style:list-style-name="L1">
      <style:paragraph-properties fo:margin-left="0in" fo:margin-right="0in" fo:orphans="2" fo:widows="2" fo:text-indent="0in" style:auto-text-indent="false"/>
    </style:style>
    <style:style style:name="P5" style:family="paragraph" style:parent-style-name="Text_20_body" style:list-style-name="L2">
      <style:paragraph-properties fo:margin-left="0in" fo:margin-right="0in" fo:orphans="2" fo:widows="2" fo:text-indent="0in" style:auto-text-indent="false"/>
    </style:style>
    <style:style style:name="P6" style:family="paragraph" style:parent-style-name="Text_20_body" style:list-style-name="L3">
      <style:paragraph-properties fo:margin-left="0in" fo:margin-right="0in" fo:orphans="2" fo:widows="2" fo:text-indent="0in" style:auto-text-indent="false"/>
    </style:style>
    <style:style style:name="P7" style:family="paragraph" style:parent-style-name="Text_20_body" style:list-style-name="L4">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8" style:family="paragraph" style:parent-style-name="Text_20_body" style:list-style-name="L5">
      <style:paragraph-properties fo:margin-left="0in" fo:margin-right="0in" fo:orphans="2" fo:widows="2" fo:text-indent="0in" style:auto-text-indent="false"/>
    </style:style>
    <style:style style:name="P9" style:family="paragraph" style:parent-style-name="Text_20_body" style:list-style-name="L6">
      <style:paragraph-properties fo:margin-left="0in" fo:margin-right="0in" fo:orphans="2" fo:widows="2" fo:text-indent="0in" style:auto-text-indent="false"/>
    </style:style>
    <style:style style:name="P10" style:family="paragraph" style:parent-style-name="Text_20_body" style:list-style-name="L7">
      <style:paragraph-properties fo:margin-left="0in" fo:margin-right="0in" fo:orphans="2" fo:widows="2" fo:text-indent="0in" style:auto-text-indent="false"/>
    </style:style>
    <style:style style:name="P11" style:family="paragraph" style:parent-style-name="Text_20_body" style:list-style-name="L8">
      <style:paragraph-properties fo:margin-left="0in" fo:margin-right="0in" fo:orphans="2" fo:widows="2" fo:text-indent="0in" style:auto-text-indent="false"/>
    </style:style>
    <style:style style:name="P12" style:family="paragraph" style:parent-style-name="Text_20_body" style:list-style-name="L9">
      <style:paragraph-properties fo:margin-left="0in" fo:margin-right="0in" fo:orphans="2" fo:widows="2" fo:text-indent="0in" style:auto-text-indent="false"/>
    </style:style>
    <style:style style:name="P13" style:family="paragraph" style:parent-style-name="Text_20_body" style:list-style-name="L10">
      <style:paragraph-properties fo:margin-left="0in" fo:margin-right="0in" fo:orphans="2" fo:widows="2" fo:text-indent="0in" style:auto-text-indent="false"/>
    </style:style>
    <style:style style:name="P14" style:family="paragraph" style:parent-style-name="Text_20_body" style:list-style-name="L11">
      <style:paragraph-properties fo:margin-left="0in" fo:margin-right="0in" fo:orphans="2" fo:widows="2" fo:text-indent="0in" style:auto-text-indent="false"/>
    </style:style>
    <style:style style:name="P15" style:family="paragraph" style:parent-style-name="Text_20_body" style:list-style-name="L12">
      <style:paragraph-properties fo:margin-left="0in" fo:margin-right="0in" fo:orphans="2" fo:widows="2" fo:text-indent="0in" style:auto-text-indent="false"/>
    </style:style>
    <style:style style:name="P16" style:family="paragraph" style:parent-style-name="Text_20_body" style:list-style-name="L13">
      <style:paragraph-properties fo:margin-left="0in" fo:margin-right="0in" fo:orphans="2" fo:widows="2" fo:text-indent="0in" style:auto-text-indent="false"/>
    </style:style>
    <style:style style:name="P17" style:family="paragraph" style:parent-style-name="Text_20_body" style:list-style-name="L14">
      <style:paragraph-properties fo:margin-left="0in" fo:margin-right="0in" fo:orphans="2" fo:widows="2" fo:text-indent="0in" style:auto-text-indent="false"/>
    </style:style>
    <style:style style:name="P18" style:family="paragraph" style:parent-style-name="Text_20_body" style:list-style-name="L15">
      <style:paragraph-properties fo:margin-left="0in" fo:margin-right="0in" fo:orphans="2" fo:widows="2" fo:text-indent="0in" style:auto-text-indent="false"/>
    </style:style>
    <style:style style:name="P19" style:family="paragraph" style:parent-style-name="Text_20_body" style:list-style-name="L15">
      <style:paragraph-properties fo:margin-left="0in" fo:margin-right="0in" fo:margin-top="0in" fo:margin-bottom="0in" style:contextual-spacing="false" fo:orphans="2" fo:widows="2" fo:text-indent="0in" style:auto-text-indent="false"/>
    </style:style>
    <style:style style:name="P20" style:family="paragraph" style:parent-style-name="Text_20_body" style:list-style-name="L16">
      <style:paragraph-properties fo:margin-left="0in" fo:margin-right="0in" fo:orphans="2" fo:widows="2" fo:text-indent="0in" style:auto-text-indent="false"/>
    </style:style>
    <style:style style:name="P21" style:family="paragraph" style:parent-style-name="Text_20_body" style:list-style-name="L17">
      <style:paragraph-properties fo:margin-left="0in" fo:margin-right="0in" fo:orphans="2" fo:widows="2" fo:text-indent="0in" style:auto-text-indent="false"/>
    </style:style>
    <style:style style:name="P22" style:family="paragraph" style:parent-style-name="Text_20_body" style:list-style-name="L18">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23" style:family="paragraph" style:parent-style-name="Text_20_body" style:list-style-name="L18">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24" style:family="paragraph" style:parent-style-name="Text_20_body" style:list-style-name="L19">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25" style:family="paragraph" style:parent-style-name="Text_20_body" style:list-style-name="L20">
      <style:paragraph-properties fo:margin-left="0in" fo:margin-right="0in" fo:orphans="2" fo:widows="2" fo:text-indent="0in" style:auto-text-indent="false"/>
    </style:style>
    <style:style style:name="P26" style:family="paragraph" style:parent-style-name="Text_20_body" style:list-style-name="L21">
      <style:paragraph-properties fo:margin-left="0in" fo:margin-right="0in" fo:orphans="2" fo:widows="2" fo:text-indent="0in" style:auto-text-indent="false"/>
    </style:style>
    <style:style style:name="P27" style:family="paragraph" style:parent-style-name="Text_20_body" style:list-style-name="L22">
      <style:paragraph-properties fo:margin-left="0in" fo:margin-right="0in" fo:orphans="2" fo:widows="2" fo:text-indent="0in" style:auto-text-indent="false"/>
    </style:style>
    <style:style style:name="P28" style:family="paragraph" style:parent-style-name="Text_20_body" style:list-style-name="L23">
      <style:paragraph-properties fo:margin-left="0in" fo:margin-right="0in" fo:orphans="2" fo:widows="2" fo:text-indent="0in" style:auto-text-indent="false"/>
    </style:style>
    <style:style style:name="P29" style:family="paragraph" style:parent-style-name="Text_20_body" style:list-style-name="L24">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30" style:family="paragraph" style:parent-style-name="Text_20_body" style:list-style-name="L25">
      <style:paragraph-properties fo:margin-left="0in" fo:margin-right="0in" fo:orphans="2" fo:widows="2" fo:text-indent="0in" style:auto-text-indent="false"/>
    </style:style>
    <style:style style:name="P31" style:family="paragraph" style:parent-style-name="Text_20_body" style:list-style-name="L26">
      <style:paragraph-properties fo:margin-left="0in" fo:margin-right="0in" fo:orphans="2" fo:widows="2" fo:text-indent="0in" style:auto-text-indent="false"/>
    </style:style>
    <style:style style:name="P32" style:family="paragraph" style:parent-style-name="Text_20_body" style:list-style-name="L26">
      <style:paragraph-properties fo:margin-left="0in" fo:margin-right="0in" fo:orphans="2" fo:widows="2" fo:text-indent="0in" style:auto-text-indent="false"/>
      <style:text-properties fo:font-variant="normal" fo:text-transform="none" fo:color="#000000" loext:opacity="100%" style:font-name="Cursive Galactic" fo:font-size="22pt" fo:letter-spacing="normal" style:font-size-asian="22pt" style:font-size-complex="22pt"/>
    </style:style>
    <style:style style:name="P33" style:family="paragraph" style:parent-style-name="Heading_20_3">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34" style:family="paragraph" style:parent-style-name="Text_20_body" style:list-style-name="L27">
      <style:paragraph-properties fo:margin-left="0in" fo:margin-right="0in" fo:orphans="2" fo:widows="2" fo:text-indent="0in" style:auto-text-indent="false"/>
    </style:style>
    <style:style style:name="P35" style:family="paragraph" style:parent-style-name="Text_20_body" style:list-style-name="L28">
      <style:paragraph-properties fo:margin-left="0in" fo:margin-right="0in" fo:orphans="2" fo:widows="2" fo:text-indent="0in" style:auto-text-indent="false"/>
    </style:style>
    <style:style style:name="P36" style:family="paragraph" style:parent-style-name="Text_20_body" style:list-style-name="L29">
      <style:paragraph-properties fo:margin-left="0in" fo:margin-right="0in" fo:orphans="2" fo:widows="2" fo:text-indent="0in" style:auto-text-indent="false"/>
    </style:style>
    <style:style style:name="P37" style:family="paragraph" style:parent-style-name="Text_20_body" style:list-style-name="L30">
      <style:paragraph-properties fo:margin-left="0in" fo:margin-right="0in" fo:orphans="2" fo:widows="2" fo:text-indent="0in" style:auto-text-indent="false"/>
    </style:style>
    <style:style style:name="P38" style:family="paragraph" style:parent-style-name="Text_20_body" style:list-style-name="L31">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39" style:family="paragraph" style:parent-style-name="Text_20_body" style:list-style-name="L32">
      <style:paragraph-properties fo:margin-left="0in" fo:margin-right="0in" fo:orphans="2" fo:widows="2" fo:text-indent="0in" style:auto-text-indent="false"/>
    </style:style>
    <style:style style:name="P40" style:family="paragraph" style:parent-style-name="Text_20_body" style:list-style-name="L33">
      <style:paragraph-properties fo:margin-left="0in" fo:margin-right="0in" fo:orphans="2" fo:widows="2" fo:text-indent="0in" style:auto-text-indent="false"/>
    </style:style>
    <style:style style:name="P41" style:family="paragraph" style:parent-style-name="Text_20_body" style:list-style-name="L34">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42" style:family="paragraph" style:parent-style-name="Text_20_body" style:list-style-name="L34">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43" style:family="paragraph" style:parent-style-name="Text_20_body">
      <style:paragraph-properties fo:margin-left="0in" fo:margin-right="0in" fo:orphans="2" fo:widows="2" fo:text-indent="0in" style:auto-text-indent="false"/>
    </style:style>
    <style:style style:name="P44" style:family="paragraph" style:parent-style-name="Text_20_body" style:list-style-name="L35">
      <style:paragraph-properties fo:margin-left="0in" fo:margin-right="0in" fo:orphans="2" fo:widows="2" fo:text-indent="0in" style:auto-text-indent="false"/>
    </style:style>
    <style:style style:name="P45" style:family="paragraph" style:parent-style-name="Text_20_body" style:list-style-name="L36">
      <style:paragraph-properties fo:margin-left="0in" fo:margin-right="0in" fo:orphans="2" fo:widows="2" fo:text-indent="0in" style:auto-text-indent="false"/>
    </style:style>
    <style:style style:name="P46" style:family="paragraph" style:parent-style-name="Text_20_body" style:list-style-name="L37">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47" style:family="paragraph" style:parent-style-name="Text_20_body" style:list-style-name="L38">
      <style:paragraph-properties fo:margin-left="0in" fo:margin-right="0in" fo:orphans="2" fo:widows="2" fo:text-indent="0in" style:auto-text-indent="false"/>
    </style:style>
    <style:style style:name="P48" style:family="paragraph" style:parent-style-name="Text_20_body" style:list-style-name="L39">
      <style:paragraph-properties fo:margin-left="0in" fo:margin-right="0in" fo:orphans="2" fo:widows="2" fo:text-indent="0in" style:auto-text-indent="false"/>
    </style:style>
    <style:style style:name="P49" style:family="paragraph" style:parent-style-name="Text_20_body" style:list-style-name="L40">
      <style:paragraph-properties fo:margin-left="0in" fo:margin-right="0in" fo:orphans="2" fo:widows="2" fo:text-indent="0in" style:auto-text-indent="false"/>
    </style:style>
    <style:style style:name="P50" style:family="paragraph" style:parent-style-name="Text_20_body" style:list-style-name="L41">
      <style:paragraph-properties fo:margin-left="0in" fo:margin-right="0in" fo:orphans="2" fo:widows="2" fo:text-indent="0in" style:auto-text-indent="false"/>
    </style:style>
    <style:style style:name="P51" style:family="paragraph" style:parent-style-name="Text_20_body" style:list-style-name="L41">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52" style:family="paragraph" style:parent-style-name="Text_20_body" style:list-style-name="L42">
      <style:paragraph-properties fo:margin-left="0in" fo:margin-right="0in" fo:orphans="2" fo:widows="2" fo:text-indent="0in" style:auto-text-indent="false"/>
    </style:style>
    <style:style style:name="P53" style:family="paragraph" style:parent-style-name="Text_20_body" style:list-style-name="L42">
      <style:paragraph-properties fo:margin-left="0in" fo:margin-right="0in" fo:margin-top="0in" fo:margin-bottom="0in" style:contextual-spacing="false" fo:orphans="2" fo:widows="2" fo:text-indent="0in" style:auto-text-indent="false"/>
    </style:style>
    <style:style style:name="P54" style:family="paragraph" style:parent-style-name="Text_20_body" style:list-style-name="L43">
      <style:paragraph-properties fo:margin-left="0in" fo:margin-right="0in" fo:orphans="2" fo:widows="2" fo:text-indent="0in" style:auto-text-indent="false"/>
    </style:style>
    <style:style style:name="P55" style:family="paragraph" style:parent-style-name="Text_20_body" style:list-style-name="L44">
      <style:paragraph-properties fo:margin-left="0in" fo:margin-right="0in" fo:orphans="2" fo:widows="2" fo:text-indent="0in" style:auto-text-indent="false"/>
    </style:style>
    <style:style style:name="P56" style:family="paragraph" style:parent-style-name="Text_20_body" style:list-style-name="L44">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57" style:family="paragraph" style:parent-style-name="Text_20_body" style:list-style-name="L45">
      <style:paragraph-properties fo:margin-left="0in" fo:margin-right="0in" fo:orphans="2" fo:widows="2" fo:text-indent="0in" style:auto-text-indent="false"/>
    </style:style>
    <style:style style:name="P58" style:family="paragraph" style:parent-style-name="Text_20_body" style:list-style-name="L46">
      <style:paragraph-properties fo:margin-left="0in" fo:margin-right="0in" fo:orphans="2" fo:widows="2" fo:text-indent="0in" style:auto-text-indent="false"/>
    </style:style>
    <style:style style:name="P59" style:family="paragraph" style:parent-style-name="Text_20_body" style:list-style-name="L47">
      <style:paragraph-properties fo:margin-left="0in" fo:margin-right="0in" fo:orphans="2" fo:widows="2" fo:text-indent="0in" style:auto-text-indent="false"/>
    </style:style>
    <style:style style:name="P60" style:family="paragraph" style:parent-style-name="Text_20_body" style:list-style-name="L48">
      <style:paragraph-properties fo:margin-left="0in" fo:margin-right="0in" fo:orphans="2" fo:widows="2" fo:text-indent="0in" style:auto-text-indent="false"/>
    </style:style>
    <style:style style:name="P61" style:family="paragraph" style:parent-style-name="Text_20_body" style:list-style-name="L49">
      <style:paragraph-properties fo:margin-left="0in" fo:margin-right="0in" fo:orphans="2" fo:widows="2" fo:text-indent="0in" style:auto-text-indent="false"/>
    </style:style>
    <style:style style:name="P62" style:family="paragraph" style:parent-style-name="Text_20_body" style:list-style-name="L49">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63" style:family="paragraph" style:parent-style-name="Text_20_body" style:list-style-name="L50">
      <style:paragraph-properties fo:margin-left="0in" fo:margin-right="0in" fo:orphans="2" fo:widows="2" fo:text-indent="0in" style:auto-text-indent="false"/>
    </style:style>
    <style:style style:name="P64" style:family="paragraph" style:parent-style-name="Text_20_body" style:list-style-name="L51">
      <style:paragraph-properties fo:margin-left="0in" fo:margin-right="0in" fo:orphans="2" fo:widows="2" fo:text-indent="0in" style:auto-text-indent="false"/>
    </style:style>
    <style:style style:name="P65" style:family="paragraph" style:parent-style-name="Text_20_body" style:list-style-name="L52">
      <style:paragraph-properties fo:margin-left="0in" fo:margin-right="0in" fo:orphans="2" fo:widows="2" fo:text-indent="0in" style:auto-text-indent="false"/>
    </style:style>
    <style:style style:name="P66" style:family="paragraph" style:parent-style-name="Text_20_body" style:list-style-name="L53">
      <style:paragraph-properties fo:margin-left="0in" fo:margin-right="0in" fo:orphans="2" fo:widows="2" fo:text-indent="0in" style:auto-text-indent="false"/>
    </style:style>
    <style:style style:name="P67" style:family="paragraph" style:parent-style-name="Text_20_body" style:list-style-name="L54">
      <style:paragraph-properties fo:margin-left="0in" fo:margin-right="0in" fo:orphans="2" fo:widows="2" fo:text-indent="0in" style:auto-text-indent="false"/>
    </style:style>
    <style:style style:name="P68" style:family="paragraph" style:parent-style-name="Text_20_body" style:list-style-name="L55">
      <style:paragraph-properties fo:margin-left="0in" fo:margin-right="0in" fo:orphans="2" fo:widows="2" fo:text-indent="0in" style:auto-text-indent="false"/>
    </style:style>
    <style:style style:name="P69" style:family="paragraph" style:parent-style-name="Text_20_body" style:list-style-name="L56">
      <style:paragraph-properties fo:margin-left="0in" fo:margin-right="0in" fo:orphans="2" fo:widows="2" fo:text-indent="0in" style:auto-text-indent="false"/>
    </style:style>
    <style:style style:name="P70" style:family="paragraph" style:parent-style-name="Text_20_body" style:list-style-name="L57">
      <style:paragraph-properties fo:margin-left="0in" fo:margin-right="0in" fo:orphans="2" fo:widows="2" fo:text-indent="0in" style:auto-text-indent="false"/>
    </style:style>
    <style:style style:name="P71" style:family="paragraph" style:parent-style-name="Text_20_body" style:list-style-name="L58">
      <style:paragraph-properties fo:margin-left="0in" fo:margin-right="0in" fo:orphans="2" fo:widows="2" fo:text-indent="0in" style:auto-text-indent="false"/>
    </style:style>
    <style:style style:name="P72" style:family="paragraph" style:parent-style-name="Text_20_body" style:list-style-name="L58">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73" style:family="paragraph" style:parent-style-name="Text_20_body" style:list-style-name="L59">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74" style:family="paragraph" style:parent-style-name="Text_20_body" style:list-style-name="L59">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75" style:family="paragraph" style:parent-style-name="Text_20_body" style:list-style-name="L60">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76" style:family="paragraph" style:parent-style-name="Text_20_body" style:list-style-name="L60">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77" style:family="paragraph" style:parent-style-name="Text_20_body" style:list-style-name="L61">
      <style:paragraph-properties fo:margin-left="0in" fo:margin-right="0in" fo:margin-top="0in" fo:margin-bottom="0in" style:contextual-spacing="false" fo:orphans="2" fo:widows="2" fo:text-indent="0in" style:auto-text-indent="false"/>
    </style:style>
    <style:style style:name="P78" style:family="paragraph" style:parent-style-name="Text_20_body" style:list-style-name="L6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79" style:family="paragraph" style:parent-style-name="Text_20_body" style:list-style-name="L61">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80" style:family="paragraph" style:parent-style-name="Text_20_body" style:list-style-name="L62">
      <style:paragraph-properties fo:margin-left="0in" fo:margin-right="0in" fo:orphans="2" fo:widows="2" fo:text-indent="0in" style:auto-text-indent="false"/>
    </style:style>
    <style:style style:name="P81" style:family="paragraph" style:parent-style-name="Text_20_body" style:list-style-name="L63">
      <style:paragraph-properties fo:margin-left="0in" fo:margin-right="0in" fo:orphans="2" fo:widows="2" fo:text-indent="0in" style:auto-text-indent="false"/>
    </style:style>
    <style:style style:name="P82" style:family="paragraph" style:parent-style-name="Text_20_body" style:list-style-name="L64">
      <style:paragraph-properties fo:margin-left="0in" fo:margin-right="0in" fo:orphans="2" fo:widows="2" fo:text-indent="0in" style:auto-text-indent="false"/>
    </style:style>
    <style:style style:name="P83" style:family="paragraph" style:parent-style-name="Text_20_body" style:list-style-name="L65">
      <style:paragraph-properties fo:margin-left="0in" fo:margin-right="0in" fo:orphans="2" fo:widows="2" fo:text-indent="0in" style:auto-text-indent="false"/>
    </style:style>
    <style:style style:name="P84" style:family="paragraph" style:parent-style-name="Text_20_body" style:list-style-name="L65">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85" style:family="paragraph" style:parent-style-name="Text_20_body" style:list-style-name="L66">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86" style:family="paragraph" style:parent-style-name="Text_20_body" style:list-style-name="L67">
      <style:paragraph-properties fo:margin-left="0in" fo:margin-right="0in" fo:orphans="2" fo:widows="2" fo:text-indent="0in" style:auto-text-indent="false"/>
    </style:style>
    <style:style style:name="P87" style:family="paragraph" style:parent-style-name="Text_20_body" style:list-style-name="L67">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88" style:family="paragraph" style:parent-style-name="Text_20_body" style:list-style-name="L67">
      <style:paragraph-properties fo:margin-left="0in" fo:margin-right="0in" fo:margin-top="0in" fo:margin-bottom="0in" style:contextual-spacing="false" fo:orphans="2" fo:widows="2" fo:text-indent="0in" style:auto-text-indent="false"/>
    </style:style>
    <style:style style:name="P89" style:family="paragraph" style:parent-style-name="Text_20_body" style:list-style-name="L68">
      <style:paragraph-properties fo:margin-left="0in" fo:margin-right="0in" fo:orphans="2" fo:widows="2" fo:text-indent="0in" style:auto-text-indent="false"/>
    </style:style>
    <style:style style:name="P90" style:family="paragraph" style:parent-style-name="Text_20_body" style:list-style-name="L69">
      <style:paragraph-properties fo:margin-left="0in" fo:margin-right="0in" fo:margin-top="0in" fo:margin-bottom="0in" style:contextual-spacing="false" fo:orphans="2" fo:widows="2" fo:text-indent="0in" style:auto-text-indent="false"/>
    </style:style>
    <style:style style:name="P91" style:family="paragraph" style:parent-style-name="Text_20_body" style:list-style-name="L69">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92" style:family="paragraph" style:parent-style-name="Text_20_body" style:list-style-name="L69">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93" style:family="paragraph" style:parent-style-name="Text_20_body" style:list-style-name="L70">
      <style:paragraph-properties fo:margin-left="0in" fo:margin-right="0in" fo:orphans="2" fo:widows="2" fo:text-indent="0in" style:auto-text-indent="false"/>
    </style:style>
    <style:style style:name="P94" style:family="paragraph" style:parent-style-name="Text_20_body" style:list-style-name="L71">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95" style:family="paragraph" style:parent-style-name="Text_20_body" style:list-style-name="L72">
      <style:paragraph-properties fo:margin-left="0in" fo:margin-right="0in" fo:orphans="2" fo:widows="2" fo:text-indent="0in" style:auto-text-indent="false"/>
    </style:style>
    <style:style style:name="P96" style:family="paragraph" style:parent-style-name="Text_20_body" style:list-style-name="L73">
      <style:paragraph-properties fo:margin-left="0in" fo:margin-right="0in" fo:orphans="2" fo:widows="2" fo:text-indent="0in" style:auto-text-indent="false"/>
    </style:style>
    <style:style style:name="P97" style:family="paragraph" style:parent-style-name="Text_20_body" style:list-style-name="L73">
      <style:paragraph-properties fo:margin-left="0in" fo:margin-right="0in" fo:margin-top="0in" fo:margin-bottom="0in" style:contextual-spacing="false" fo:orphans="2" fo:widows="2" fo:text-indent="0in" style:auto-text-indent="false"/>
    </style:style>
    <style:style style:name="P98" style:family="paragraph" style:parent-style-name="Text_20_body" style:list-style-name="L74">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99" style:family="paragraph" style:parent-style-name="Text_20_body" style:list-style-name="L75">
      <style:paragraph-properties fo:margin-left="0in" fo:margin-right="0in" fo:orphans="2" fo:widows="2" fo:text-indent="0in" style:auto-text-indent="false"/>
    </style:style>
    <style:style style:name="P100" style:family="paragraph" style:parent-style-name="Text_20_body" style:list-style-name="L76">
      <style:paragraph-properties fo:margin-left="0in" fo:margin-right="0in" fo:orphans="2" fo:widows="2" fo:text-indent="0in" style:auto-text-indent="false"/>
    </style:style>
    <style:style style:name="P101" style:family="paragraph" style:parent-style-name="Text_20_body" style:list-style-name="L77">
      <style:paragraph-properties fo:margin-left="0in" fo:margin-right="0in" fo:orphans="2" fo:widows="2" fo:text-indent="0in" style:auto-text-indent="false"/>
    </style:style>
    <style:style style:name="P102" style:family="paragraph" style:parent-style-name="Text_20_body" style:list-style-name="L78">
      <style:paragraph-properties fo:margin-left="0in" fo:margin-right="0in" fo:orphans="2" fo:widows="2" fo:text-indent="0in" style:auto-text-indent="false"/>
    </style:style>
    <style:style style:name="P103" style:family="paragraph" style:parent-style-name="Text_20_body" style:list-style-name="L79">
      <style:paragraph-properties fo:margin-left="0in" fo:margin-right="0in" fo:margin-top="0in" fo:margin-bottom="0in" style:contextual-spacing="false" fo:orphans="2" fo:widows="2" fo:text-indent="0in" style:auto-text-indent="false"/>
    </style:style>
    <style:style style:name="P104" style:family="paragraph" style:parent-style-name="Text_20_body" style:list-style-name="L79">
      <style:paragraph-properties fo:margin-left="0in" fo:margin-right="0in" fo:orphans="2" fo:widows="2" fo:text-indent="0in" style:auto-text-indent="false"/>
    </style:style>
    <style:style style:name="P105" style:family="paragraph" style:parent-style-name="Text_20_body" style:list-style-name="L80">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06" style:family="paragraph" style:parent-style-name="Text_20_body" style:list-style-name="L81">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07" style:family="paragraph" style:parent-style-name="Text_20_body" style:list-style-name="L82">
      <style:paragraph-properties fo:margin-left="0in" fo:margin-right="0in" fo:orphans="2" fo:widows="2" fo:text-indent="0in" style:auto-text-indent="false"/>
    </style:style>
    <style:style style:name="P108" style:family="paragraph" style:parent-style-name="Text_20_body" style:list-style-name="L83">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09" style:family="paragraph" style:parent-style-name="Text_20_body" style:list-style-name="L84">
      <style:paragraph-properties fo:margin-left="0in" fo:margin-right="0in" fo:orphans="2" fo:widows="2" fo:text-indent="0in" style:auto-text-indent="false"/>
    </style:style>
    <style:style style:name="P110" style:family="paragraph" style:parent-style-name="Text_20_body" style:list-style-name="L85">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11" style:family="paragraph" style:parent-style-name="Text_20_body" style:list-style-name="L86">
      <style:paragraph-properties fo:margin-left="0in" fo:margin-right="0in" fo:orphans="2" fo:widows="2" fo:text-indent="0in" style:auto-text-indent="false"/>
    </style:style>
    <style:style style:name="P112" style:family="paragraph" style:parent-style-name="Text_20_body" style:list-style-name="L87">
      <style:paragraph-properties fo:margin-left="0in" fo:margin-right="0in" fo:orphans="2" fo:widows="2" fo:text-indent="0in" style:auto-text-indent="false"/>
    </style:style>
    <style:style style:name="P113" style:family="paragraph" style:parent-style-name="Text_20_body" style:list-style-name="L88">
      <style:paragraph-properties fo:margin-left="0in" fo:margin-right="0in" fo:orphans="2" fo:widows="2" fo:text-indent="0in" style:auto-text-indent="false"/>
    </style:style>
    <style:style style:name="P114" style:family="paragraph" style:parent-style-name="Text_20_body" style:list-style-name="L89">
      <style:paragraph-properties fo:margin-left="0in" fo:margin-right="0in" fo:orphans="2" fo:widows="2" fo:text-indent="0in" style:auto-text-indent="false"/>
    </style:style>
    <style:style style:name="P115" style:family="paragraph" style:parent-style-name="Text_20_body" style:list-style-name="L90">
      <style:paragraph-properties fo:margin-left="0in" fo:margin-right="0in" fo:orphans="2" fo:widows="2" fo:text-indent="0in" style:auto-text-indent="false"/>
    </style:style>
    <style:style style:name="P116" style:family="paragraph" style:parent-style-name="Text_20_body" style:list-style-name="L91">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17" style:family="paragraph" style:parent-style-name="Text_20_body" style:list-style-name="L92">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18" style:family="paragraph" style:parent-style-name="Text_20_body" style:list-style-name="L93">
      <style:paragraph-properties fo:margin-left="0in" fo:margin-right="0in" fo:orphans="2" fo:widows="2" fo:text-indent="0in" style:auto-text-indent="false"/>
    </style:style>
    <style:style style:name="P119" style:family="paragraph" style:parent-style-name="Text_20_body" style:list-style-name="L93">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20" style:family="paragraph" style:parent-style-name="Text_20_body" style:list-style-name="L94">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21" style:family="paragraph" style:parent-style-name="Text_20_body" style:list-style-name="L95">
      <style:paragraph-properties fo:margin-left="0in" fo:margin-right="0in" fo:orphans="2" fo:widows="2" fo:text-indent="0in" style:auto-text-indent="false"/>
    </style:style>
    <style:style style:name="P122" style:family="paragraph" style:parent-style-name="Text_20_body" style:list-style-name="L95">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23" style:family="paragraph" style:parent-style-name="Text_20_body" style:list-style-name="L95">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24" style:family="paragraph" style:parent-style-name="Text_20_body" style:list-style-name="L96">
      <style:paragraph-properties fo:margin-left="0in" fo:margin-right="0in" fo:orphans="2" fo:widows="2" fo:text-indent="0in" style:auto-text-indent="false"/>
    </style:style>
    <style:style style:name="P125" style:family="paragraph" style:parent-style-name="Text_20_body" style:list-style-name="L97">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26" style:family="paragraph" style:parent-style-name="Text_20_body" style:list-style-name="L98">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27" style:family="paragraph" style:parent-style-name="Text_20_body" style:list-style-name="L99">
      <style:paragraph-properties fo:margin-left="0in" fo:margin-right="0in" fo:margin-top="0in" fo:margin-bottom="0in" style:contextual-spacing="false" fo:orphans="2" fo:widows="2" fo:text-indent="0in" style:auto-text-indent="false"/>
    </style:style>
    <style:style style:name="P128" style:family="paragraph" style:parent-style-name="Text_20_body" style:list-style-name="L99">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29" style:family="paragraph" style:parent-style-name="Text_20_body" style:list-style-name="L99">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30" style:family="paragraph" style:parent-style-name="Text_20_body" style:list-style-name="L100">
      <style:paragraph-properties fo:margin-left="0in" fo:margin-right="0in" fo:margin-top="0in" fo:margin-bottom="0in" style:contextual-spacing="false" fo:orphans="2" fo:widows="2" fo:text-indent="0in" style:auto-text-indent="false"/>
    </style:style>
    <style:style style:name="P131" style:family="paragraph" style:parent-style-name="Text_20_body" style:list-style-name="L100">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32" style:family="paragraph" style:parent-style-name="Text_20_body" style:list-style-name="L100">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33" style:family="paragraph" style:parent-style-name="Text_20_body" style:list-style-name="L101">
      <style:paragraph-properties fo:margin-left="0in" fo:margin-right="0in" fo:orphans="2" fo:widows="2" fo:text-indent="0in" style:auto-text-indent="false"/>
    </style:style>
    <style:style style:name="P134" style:family="paragraph" style:parent-style-name="Text_20_body" style:list-style-name="L10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35" style:family="paragraph" style:parent-style-name="Text_20_body" style:list-style-name="L101">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36" style:family="paragraph" style:parent-style-name="Text_20_body" style:list-style-name="L10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37" style:family="paragraph" style:parent-style-name="Text_20_body" style:list-style-name="L102">
      <style:paragraph-properties fo:margin-left="0in" fo:margin-right="0in" fo:orphans="2" fo:widows="2" fo:text-indent="0in" style:auto-text-indent="false"/>
      <style:text-properties fo:font-variant="normal" fo:text-transform="none" fo:color="#000000" loext:opacity="100%" style:font-name="Cursive Galactic" fo:font-size="22pt" fo:letter-spacing="normal" fo:font-style="normal" fo:font-weight="normal" style:font-size-asian="22pt" style:font-size-complex="22pt"/>
    </style:style>
    <style:style style:name="P138" style:family="paragraph" style:parent-style-name="Text_20_body" style:list-style-name="L103">
      <style:paragraph-properties fo:margin-left="0in" fo:margin-right="0in" fo:orphans="2" fo:widows="2" fo:text-indent="0in" style:auto-text-indent="false"/>
    </style:style>
    <style:style style:name="P139" style:family="paragraph" style:parent-style-name="Text_20_body" style:list-style-name="L104">
      <style:paragraph-properties fo:margin-left="0in" fo:margin-right="0in" fo:orphans="2" fo:widows="2" fo:text-indent="0in" style:auto-text-indent="false"/>
    </style:style>
    <style:style style:name="P140" style:family="paragraph" style:parent-style-name="Standard" style:list-style-name="L104"/>
    <style:style style:name="P141" style:family="paragraph" style:parent-style-name="Text_20_body">
      <style:paragraph-properties fo:margin-left="0in" fo:margin-right="0in" fo:orphans="2" fo:widows="2" fo:text-indent="0in" style:auto-text-indent="false"/>
      <style:text-properties style:font-name="Cursive Galactic" fo:font-size="22pt" style:font-size-asian="22pt" style:font-size-complex="22pt"/>
    </style:style>
    <style:style style:name="T1" style:family="text">
      <style:text-properties officeooo:rsid="00149802"/>
    </style:style>
    <style:style style:name="T2" style:family="text">
      <style:text-properties fo:font-style="normal" fo:font-weight="normal"/>
    </style:style>
    <style:style style:name="T3" style:family="text">
      <style:text-properties fo:font-variant="normal" fo:text-transform="none" fo:color="#000000" loext:opacity="100%" style:font-name="Cursive Galactic" fo:font-size="22pt" fo:letter-spacing="normal" fo:font-style="normal" fo:font-weight="normal" style:font-size-asian="22pt" style:font-size-complex="22pt"/>
    </style:style>
    <style:style style:name="T4" style:family="text">
      <style:text-properties fo:font-variant="normal" fo:text-transform="none" fo:color="#000000" loext:opacity="100%" fo:letter-spacing="normal" fo:font-style="normal" fo:font-weight="normal"/>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3">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number text:level="1" text:style-name="Numbering_20_Symbols" loext:num-list-format="%1%." style:num-suffix="." style:num-format="1" text:start-value="2">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2">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text:style-name="Numbering_20_Symbols" loext:num-list-format="%1%." style:num-suffix="." style:num-format="1" text:start-value="2">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number text:level="1" text:style-name="Numbering_20_Symbols" loext:num-list-format="%1%." style:num-suffix="." style:num-format="1" text:start-value="3">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9">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capitalism-vs-freedom-the-toll-road-to-s---rob-larson"/>01 - Capitalism vs Freedom The Toll Road to S<text:span text:style-name="T1">erfdom </text:span>- Rob Larson</text:h>
      <text:p text:style-name="P2">“<text:span text:style-name="T2">Capitalism vs. Freedom” is a book that delves into the relationship between economic systems and personal freedom. The author, Rob Larson, explores how capitalism, specifically neoliberalism, impacts various aspects of human freedom, including work, information, political power, future generations’ rights, and democratic economic organization.</text:span></text:p>
      <text:p text:style-name="P3">The book opens by defining freedom in a broad sense, encompassing the ability to act without external constraints. Larson references John Stuart Mill’s “On Liberty,” which argues that freedom is primarily about having minimal interference from society, except when necessary for self-protection or preventing harm to others. This concept is known as ‘negative liberty,’ emphasizing the absence of power and coercion.</text:p>
      <text:p text:style-name="P3">In contrast, ‘positive liberty’ focuses on what individuals are free to do, implying access to resources and decision-making power in society’s institutions. Isaiah Berlin, a Russian-British philosopher, introduced this concept, distinguishing it from negative liberty. Positive freedom recognizes that true freedom involves not just the absence of constraints but also the availability of <text:soft-page-break/>opportunities to act and participate meaningfully in society.</text:p>
      <text:p text:style-name="P3">Larson argues that contemporary neoliberal capitalism often compromises personal freedoms, even as it claims to promote them. He suggests that the concentration of economic power under this system can lead to exploitation and diminished opportunities for many people, thereby limiting their negative liberties (freedom from coercion) and, in some cases, their positive liberties (freedom to act).</text:p>
      <text:p text:style-name="P3">Throughout the book, Larson examines how capitalism impacts different aspects of human freedom:</text:p>
      <text:list text:style-name="L1">
        <text:list-item>
          <text:p text:style-name="P4"><text:span text:style-name="Strong_20_Emphasis"><text:span text:style-name="T3">Freedom of Work</text:span></text:span><text:span text:style-name="T3">: Larson discusses how neoliberal policies have led to increased job insecurity and precarious employment conditions, thereby limiting workers’ economic freedoms and autonomy.</text:span></text:p>
        </text:list-item>
        <text:list-item>
          <text:p text:style-name="P4"><text:span text:style-name="Strong_20_Emphasis"><text:span text:style-name="T3">Freedom of Information</text:span></text:span><text:span text:style-name="T3">: The author explores the ways in which capitalism’s information-driven economy can result in surveillance capitalism, where personal data is harvested for profit, potentially compromising individual privacy and autonomy.</text:span></text:p>
        </text:list-item>
        <text:list-item>
          <text:p text:style-name="P4"><text:span text:style-name="Strong_20_Emphasis"><text:span text:style-name="T3">Political Freedom</text:span></text:span><text:span text:style-name="T3">: Larson contends that neoliberal policies weaken democratic institutions </text:span><text:soft-page-break/><text:span text:style-name="T3">by transferring power to unelected market forces, thereby undermining political freedom.</text:span></text:p>
        </text:list-item>
        <text:list-item>
          <text:p text:style-name="P4"><text:span text:style-name="Strong_20_Emphasis"><text:span text:style-name="T3">Freedom of Future Generations</text:span></text:span><text:span text:style-name="T3">: The book examines the environmental and social consequences of unchecked capitalist growth, arguing that current practices compromise the rights of future generations to inherit a sustainable world.</text:span></text:p>
        </text:list-item>
        <text:list-item>
          <text:p text:style-name="P4"><text:span text:style-name="Strong_20_Emphasis"><text:span text:style-name="T3">Democratic Economic Organization</text:span></text:span><text:span text:style-name="T3">: Larson advocates for libertarian socialism as an alternative economic system that combines negative and positive liberties by promoting democratic decision-making within economic institutions, thus empowering workers and communities to shape their own economic lives.</text:span></text:p>
        </text:list-item>
      </text:list>
      <text:p text:style-name="P3">In essence, “Capitalism vs. Freedom” argues that the current neoliberal capitalist system often undermines various aspects of personal freedom, necessitating a reevaluation of economic structures and policies to better protect human liberties. The book draws on philosophical, historical, and contemporary examples to support its claims, encouraging readers to reconsider the relationship between economic systems and individual freedoms.</text:p>
      <text:p text:style-name="P3">This text introduces a critical perspective on the concept of freedom within capitalist systems, <text:soft-page-break/>particularly focusing on economic power dynamics. It begins by referencing Adam Smith’s “Wealth of Nations,” highlighting how employers often combine to suppress wages, while workers struggle due to their lack of unity and legal restrictions against their collective action.</text:p>
      <text:p text:style-name="P3">The text then transitions to contemporary concerns about freedom in the 21st century, citing declining perceptions of personal and media freedom. It links these issues to a growing recognition that significant social power can be held not just by governments but also by wealthy individuals and corporations.</text:p>
      <text:p text:style-name="P3">The discussion introduces two prominent defenders of capitalism—Milton Friedman and Friedrich Hayek—who argued for minimal government intervention in the economy, asserting that free markets foster individual freedom through consumer choice and competition. They cautioned against what they saw as the “Road to Serfdom,” or the encroachment of government control leading to increased coercion and reduced liberty.</text:p>
      <text:p text:style-name="P3">However, the text points out a paradox: despite the popularity of these ideas in conservative media, there are concerns about growing income inequality and corporate concentration. It cites Nick Hanauer, a successful entrepreneur, who warns that extreme wealth disparities can lead to a “feudal society,” <text:soft-page-break/>echoing historical economic structures characterized by vast power imbalances between the rich and the rest.</text:p>
      <text:p text:style-name="P3">The text then focuses on Milton Friedman as a key proponent of laissez-faire capitalism, emphasizing his influence on conservative thought through his book “Free to Choose” and his advisory role during Ronald Reagan’s presidency. Despite this widespread endorsement, the text suggests that a reevaluation of economic power dynamics under capitalism is necessary to fully understand the complexities of freedom in modern society.</text:p>
      <text:p text:style-name="P3">In essence, the text argues that while Friedman and Hayek’s libertarian vision of capitalism promotes negative freedom (freedom from coercion), it may inadvertently foster positive forms of unfreedom—such as economic power disparities and lack of opportunity—that limit true individual autonomy. The text foreshadows a deeper exploration of these issues across various sectors, including the labor market, media, government policy, and environmental concerns, in subsequent chapters.</text:p>
      <text:p text:style-name="P3">The text discusses the “Age of Friedman,” a period that began roughly around 1980 when economists Milton Friedman’s ideas significantly influenced the policies of conservative leaders like Margaret Thatcher and Ronald Reagan. This era is <text:soft-page-break/>characterized by economic policies that emphasize market freedom, deregulation, and tax reduction.</text:p>
      <text:list text:style-name="L2">
        <text:list-item>
          <text:p text:style-name="P5"><text:span text:style-name="Strong_20_Emphasis"><text:span text:style-name="T3">Milton Friedman’s Ideas</text:span></text:span><text:span text:style-name="T3">: Friedman believed in the power of free markets to promote both economic and political freedom. In his view, competitive capitalism allows individuals (consumers and workers) to make choices freely without coercion. This market freedom, he argued, disperses economic power and prevents its concentration, which is essential for political freedom.</text:span></text:p>
        </text:list-item>
        <text:list-item>
          <text:p text:style-name="P5"><text:span text:style-name="Strong_20_Emphasis"><text:span text:style-name="T3">Friedrich Hayek’s Views</text:span></text:span><text:span text:style-name="T3">: Hayek, another influential figure in right-wing economics, shared Friedman’s belief in the efficiency and freedom of markets. He argued that government intervention in the economy (like moderating business cycles) was a form of socialism that undermined individual liberty.</text:span></text:p>
        </text:list-item>
        <text:list-item>
          <text:p text:style-name="P5"><text:span text:style-name="Strong_20_Emphasis"><text:span text:style-name="T3">Other Notable Figures</text:span></text:span><text:span text:style-name="T3">: Murray Rothbard, while less known than Hayek or the Friedmans, is significant within libertarian and conservative circles. He celebrated businesspeople as superior individuals who create wealth and jobs through their “superior foresight and judgment.” Ayn Rand, though more popular, presents similar views in her work, often </text:span><text:soft-page-break/><text:span text:style-name="T3">portraying successful business executives as near-supermen.</text:span></text:p>
        </text:list-item>
        <text:list-item>
          <text:p text:style-name="P5"><text:span text:style-name="Strong_20_Emphasis"><text:span text:style-name="T3">Ludwig von Mises</text:span></text:span><text:span text:style-name="T3">: Considered the founder of the Austrian School of economics, Mises celebrated wealthy entrepreneurs (the “Creative Genius”) more enthusiastically than others. He saw their work as a struggle against obstacles and persecution for the greater good of humanity.</text:span></text:p>
        </text:list-item>
        <text:list-item>
          <text:p text:style-name="P5"><text:span text:style-name="Strong_20_Emphasis"><text:span text:style-name="T3">Concentration of Wealth</text:span></text:span><text:span text:style-name="T3">: The text explores the relationship between capitalism and wealth concentration, a topic debated by these economists. Friedman and Hayek argue that while wealth inequality may not be fair, it does not negate individual freedom. They suggest that the inheritance of talent (like musical ability or mathematical genius) is as unfair yet accepted as the inheritance of property.</text:span></text:p>
        </text:list-item>
        <text:list-item>
          <text:p text:style-name="P5"><text:span text:style-name="Strong_20_Emphasis"><text:span text:style-name="T3">Criticism</text:span></text:span><text:span text:style-name="T3">: Critics of these views argue they lack concern for societal fairness and can lead to significant wealth disparities. The text mentions that Charles Koch, a prominent conservative figure, accuses opponents of these views of supporting “big government” and doubting individuals’ ability to manage their own lives.</text:span></text:p>
        </text:list-item>
        <text:list-item>
          <text:p text:style-name="P5"><text:soft-page-break/><text:span text:style-name="Strong_20_Emphasis"><text:span text:style-name="T3">The ‘Fun Percent’</text:span></text:span><text:span text:style-name="T3">: A term not explicitly defined in the text, but likely refers to a metric or concept related to wealth distribution or happiness tied to economic freedom and capitalism.</text:span></text:p>
        </text:list-item>
      </text:list>
      <text:p text:style-name="P3">Overall, the text presents a critical analysis of the right-wing perspective on capitalism, highlighting its emphasis on market freedom and individual liberty while also noting the concentration of wealth and associated societal implications that critics find problematic.</text:p>
      <text:p text:style-name="P3">The passage discusses the concept of wealth inequality and its implications on society from a libertarian perspective, as presented by economists like Milton Friedman and Friedrich Hayek, and contrasts it with the potential power and influence that comes with significant financial wealth.</text:p>
      <text:list text:style-name="L3">
        <text:list-item>
          <text:p text:style-name="P6"><text:span text:style-name="Strong_20_Emphasis"><text:span text:style-name="T3">Libertarian Perspective</text:span></text:span><text:span text:style-name="T3">: The text starts by outlining the libertarian argument for income inequality on the free market, suggesting that people are not equal in their abilities, interests, locations, or resource endowments. This leads to variations in skills, talent, hard work, and thus, income levels. Friedman argued against state control of economic outcomes because human talents cannot be controlled either.</text:span></text:p>
        </text:list-item>
        <text:list-item>
          <text:p text:style-name="P6"><text:soft-page-break/><text:span text:style-name="Strong_20_Emphasis"><text:span text:style-name="T3">Concentration of Wealth</text:span></text:span><text:span text:style-name="T3">: However, the author points out a contradiction within this libertarian view: it dismisses the power of concentrated money, which can lead to significant societal influence. This is despite Hayek’s assertion that economic power is “newly created” when the state intervenes in the economy.</text:span></text:p>
        </text:list-item>
        <text:list-item>
          <text:p text:style-name="P6"><text:span text:style-name="Strong_20_Emphasis"><text:span text:style-name="T3">Hayek’s Skepticism</text:span></text:span><text:span text:style-name="T3">: Hayek’s work, such as “The Road to Serfdom,” emphasizes the danger of state authority over the economy leading to new, concentrated power. Yet, when property is not divided among many owners but rather concentrated in a few, Hayek implicitly acknowledges potential issues arising from this wealth concentration.</text:span></text:p>
        </text:list-item>
        <text:list-item>
          <text:p text:style-name="P6"><text:span text:style-name="Strong_20_Emphasis"><text:span text:style-name="T3">Critique of Unlimited Power</text:span></text:span><text:span text:style-name="T3">: The author argues that money, unlike government powers with inherent limitations, can potentially grow infinitely. Large fortunes can buy significant influence and freedom, leading to what’s termed “hegemonic freedom” – an expansion of one’s freedom at the expense of others’ negative freedoms (freedom from interference).</text:span></text:p>
        </text:list-item>
        <text:list-item>
          <text:p text:style-name="P6"><text:span text:style-name="Strong_20_Emphasis"><text:span text:style-name="T3">Wealth Concentration Evidence</text:span></text:span><text:span text:style-name="T3">: The text references Thomas Piketty’s research, which shows extreme wealth concentration in developed </text:span><text:soft-page-break/><text:span text:style-name="T3">countries like the U.S., Western Europe, and China. In the U.S., for instance, the top decile (10%) held over 70% of total wealth by 2010, while the top centile (1%) controlled nearly 35%. At the global level, the richest 1% own about 50% and the richest 10% about 80-90% of total wealth.</text:span></text:p>
        </text:list-item>
        <text:list-item>
          <text:p text:style-name="P6"><text:span text:style-name="Strong_20_Emphasis"><text:span text:style-name="T3">Implications</text:span></text:span><text:span text:style-name="T3">: This high concentration suggests a class structure in society, with four discernible classes: at the top are the wealthy “owning class” whose primary income comes from owning productive economic assets; at the bottom are the poor, often unemployed and living off labor incomes; between these two lie the working class (blue-collar workers) and the middle class (which can be further divided into those earning a decent living from labor income and those with moderate wealth).</text:span></text:p>
        </text:list-item>
        <text:list-item>
          <text:p text:style-name="P6"><text:span text:style-name="Strong_20_Emphasis"><text:span text:style-name="T3">Power Dynamics</text:span></text:span><text:span text:style-name="T3">: The author asserts that this wealth concentration translates to significant societal power, influencing industries, shaping tomorrow’s society, and potentially limiting others’ freedoms – what they term “hegemonic freedom.” This power can manifest in various ways, from evading taxes with extensive legal teams to shaping public policy through lobbying efforts.</text:span></text:p>
        </text:list-item>
      </text:list>
      <text:p text:style-name="P3"><text:soft-page-break/>In essence, while libertarians argue for minimal state intervention due to the natural variation in human abilities and resource distribution on free markets, the text contends that such an approach overlooks the substantial power imbalances created by extreme wealth concentration, which can have far-reaching societal implications.</text:p>
      <text:p text:style-name="P3">The text discusses the modern class structure, particularly focusing on what is referred to as the “professional class” or “white-collar workers.” This group includes professionals such as doctors, lawyers, engineers, accountants, professors, and corporate managers. Their income is primarily derived from their education and specialized skills rather than direct ownership of significant wealth.</text:p>
      <text:p text:style-name="P3">The text highlights the precarious nature of this class’s position in society. Despite earning substantial incomes, they often fear falling out of their class due to the volatile nature of their ‘capital’ - knowledge and skills, which can’t be inherited or preserved against hard times as traditional wealth can. This anxiety is a theme explored by sociologist Barbara Ehrenreich in her book “Fear of Falling.”</text:p>
      <text:p text:style-name="P3">The text then transitions to discuss the concept of freedom within this class structure, comparing it with economist Milton Friedman’s idea of ‘proportional representation’ through markets. <text:soft-page-break/>Friedman argues that markets allow for individual preferences to be expressed and fulfilled proportionally. However, critic Indian economist Amartya Sen counters this notion by pointing out the inherent inequality: those with more income have a greater impact on market decisions, potentially leading to outcomes that don’t reflect the majority’s desires. This disparity is exemplified in the stark contrast between the food abundance for the wealthy and the food inaccessibility for the global poor.</text:p>
      <text:p text:style-name="P3">The text also examines how access to legal services defines a significant aspect of class structure. Having a dedicated lawyer, often funded by substantial wealth, can significantly enhance one’s economic prospects and freedom from legal consequences—a luxury not available to everyone.</text:p>
      <text:p text:style-name="P3">Furthermore, the text critiques the idealized vision of free-market competition, particularly as espoused by Friedman and other libertarian thinkers. It argues that many markets are less competitive than assumed due to market concentration or monopolies, where a few large corporations dominate an industry. This situation grants these entities significant ‘market power,’ influencing terms of access and potentially undermining the principles of free choice and fair competition.</text:p>
      <text:p text:style-name="P3"><text:soft-page-break/>The text concludes by mentioning that while economists like Paul Krugman acknowledge the prevalence of oligopolies in many industries, there’s still a tendency to assume perfect competition for analytical purposes. It references Barry Lynn’s work documenting extensive market concentration often hidden behind independent brand names despite corporate conglomeration. Examples cited include bottled water, eyeglasses, and beer industries, which are predominantly controlled by a few large corporations.</text:p>
      <text:p text:style-name="P3">In summary, the text critiques the modern class structure, arguing that it limits real freedom due to wealth disparities affecting access to resources and opportunities. It also challenges the idealized notion of market competition, suggesting that many markets are dominated by a few large entities, leading to significant ‘market power’ and undermining the principles of fair choice and equal representation.</text:p>
      <text:p text:style-name="P3">The text discusses several factors contributing to market concentration and oligopolistic structures in various industries.</text:p>
      <text:list text:style-name="L4">
        <text:list-item>
          <text:p text:style-name="P7">Economies of Scale: Large production units can achieve lower costs per unit due to efficiencies gained from mass production, leading to a significant cost advantage over smaller <text:soft-page-break/>competitors. This scale efficiency often results in market power, where the largest firms can dictate terms and prices to suppliers. An example is Walmart, which uses its size to negotiate favorable deals with manufacturers and wholesalers.</text:p>
        </text:list-item>
        <text:list-item>
          <text:p text:style-name="P7">Merchant Monopolies: Major retailers or merchants can gain a large market share in consumer goods markets, becoming indispensable to manufacturers and dictating terms, leading to what’s known as “monopsony” power—a buyer’s monopoly where they can influence the price of inputs. Walmart is highlighted as a prime example due to its significant market power derived from its size.</text:p>
        </text:list-item>
        <text:list-item>
          <text:p text:style-name="P7">Network Effects: Industries with network effects, such as air travel, internet service, or electric power, naturally tend towards concentration because the value of the network increases with more participants. This leads to dominant players with significant cost advantages over smaller competitors.</text:p>
        </text:list-item>
        <text:list-item>
          <text:p text:style-name="P7">Historical Perspective and Regulation: The text also references railroads as an example where natural monopolies emerged due to technical reasons, but regulatory changes (like <text:soft-page-break/>the Staggers Rail Act of 1980) initially aimed at promoting competition led to even greater concentration. This contradicts predictions by some economists like Friedman that deregulation would foster competition.</text:p>
        </text:list-item>
        <text:list-item>
          <text:p text:style-name="P7">Milton Friedman’s Views: The text critiques the views of libertarian economist Milton Friedman, who argued against government regulation of natural monopolies. Despite his belief in free markets, he acknowledged that under certain conditions, private monopolies might be the least bad alternative. However, the text argues that even this approach has failed to prevent significant market concentration and oligopoly formation in various industries.</text:p>
        </text:list-item>
      </text:list>
      <text:p text:style-name="P3">In conclusion, the passage asserts that despite claims by some economists like Friedman and Hayek that market concentration is solely a Marxist doctrine, historical evidence, business practices, and empirical data suggest otherwise. Scale efficiencies, merchant monopolies, network effects, and regulatory changes have all contributed to the rise of oligopolistic structures in numerous industries. The text further critiques the idea that deregulation leads to increased competition, pointing out that it often results in even greater concentration of power among a few large firms.</text:p>
      <text:p text:style-name="P3"><text:soft-page-break/>The text discusses the concentration of economic power among a few dominant tech companies, often referred to as “the Frightful Five” - Google, Amazon, Facebook (Meta), Apple, and Microsoft. These companies are seen as having significant influence over various aspects of digital life, including search, e-commerce, social media, mobile apps, music, and video streaming.</text:p>
      <text:p text:style-name="P3">The author argues that this concentration poses a problem due to the weakening of antitrust laws over the past four decades, particularly during the Reagan administration. This weakening has allowed for less scrutiny of mergers and acquisitions, leading to increased market dominance by these companies. For instance, the 2006 merger between Maytag and Whirlpool in the appliance industry, despite raising concerns about reduced competition, was approved due to efficiency considerations rather than potential anticompetitive effects.</text:p>
      <text:p text:style-name="P3">The text also points out that while some argue antitrust laws are sufficient to prevent monopolistic practices, these laws have been systematically undermined since the Reagan era. This has led to a situation where corporations can convince regulatory bodies like the Department of Justice to approve mergers even if they significantly increase market <text:soft-page-break/>power, as long as they claim it will result in cost savings or efficiency gains.</text:p>
      <text:p text:style-name="P3">The author suggests that antitrust laws, when enforced, have historically prevented full monopolies but left large, vertically integrated networks intact to dominate their respective markets. They cite the example of Exxon-Mobil, which reformed after Standard Oil’s breakup under antitrust action in 1911, only to regain significant market power in the subsequent ‘relaxed antitrust’ era.</text:p>
      <text:p text:style-name="P3">Despite criticisms, many on the political right continue to advocate for minimal government intervention (libertarianism), arguing that competition will naturally correct any issues of monopoly or oligopoly. The text counters this by citing historical examples of unchecked market concentration leading to powerful corporations in the Gilded Age, before significant antitrust regulation.</text:p>
      <text:p text:style-name="P3">The author also discusses labor market dynamics, contrasting the free-market perspective on labor with its treatment of goods markets. They argue that the assumption of a freely competitive labor market overlooks realities such as job market consolidation and outsourcing, which can leave workers without alternatives or bargaining power. Additionally, they <text:soft-page-break/>critique treating labor as a commodity subject to supply and demand, asserting it disregards the fundamental differences between human labor and other economic goods.</text:p>
      <text:p text:style-name="P3">In summary, the text presents a critical view of current antitrust enforcement and argues that the concentration of economic power in tech companies, coupled with historical trends of market consolidation, poses significant challenges to competitive markets and worker protections. It suggests that this situation may contradict free-market ideologies and calls for reconsidering antitrust policies to address these modern concentrations of economic power.</text:p>
      <text:p text:style-name="P3">The passage discusses the historical and philosophical context of labor unions, their decline, and the contrasting views on them between classical liberal economists like Milton Friedman and advocates for workers’ rights.</text:p>
      <text:list text:style-name="L5">
        <text:list-item>
          <text:p text:style-name="P8"><text:span text:style-name="Strong_20_Emphasis"><text:span text:style-name="T3">Friedman’s View</text:span></text:span><text:span text:style-name="T3">: Friedman argues that for an exchange to occur, both parties must benefit. However, this perspective assumes equal access to productive resources or “capital,” which is highly concentrated in modern society. This capital concentration means most people lack the freedom to produce for themselves and are thus </text:span><text:soft-page-break/><text:span text:style-name="T3">subject to the power of employers who own the majority of capital.</text:span></text:p>
        </text:list-item>
        <text:list-item>
          <text:p text:style-name="P8"><text:span text:style-name="Strong_20_Emphasis"><text:span text:style-name="T3">Emergence of Labor Unions</text:span></text:span><text:span text:style-name="T3">: Given this imbalance, workers often organize into unions to gain collective bargaining power against large corporations. Historically, unions have been instrumental in securing worker rights and improving living conditions. For instance, they’ve fought for weekend observances, the eight-hour workday, and child labor laws.</text:span></text:p>
        </text:list-item>
        <text:list-item>
          <text:p text:style-name="P8"><text:span text:style-name="Strong_20_Emphasis"><text:span text:style-name="T3">Martin Luther King Jr.’s Perspective</text:span></text:span><text:span text:style-name="T3">: Civil Rights leader Martin Luther King Jr. echoed this view, emphasizing that unions arose as a response to economic despotism where workers’ livelihoods were at the mercy of wealthy employers. He criticized the “tragic inequalities” of an economic system that took necessities from many to give luxuries to the few.</text:span></text:p>
        </text:list-item>
        <text:list-item>
          <text:p text:style-name="P8"><text:span text:style-name="Strong_20_Emphasis"><text:span text:style-name="T3">Decline of Unions</text:span></text:span><text:span text:style-name="T3">: Despite their historical importance and continued popularity, unions have been on a steady decline. The Economic Policy Institute reports that union density—the proportion of the national labor force represented by unions—fell from 26.7% in 1973 to 13.0% in 2011. This decline is attributed, in part, to employer tactics such as mandatory anti-union </text:span><text:soft-page-break/><text:span text:style-name="T3">meetings, staged videos, and even illegal firing of union supporters during organizing campaigns.</text:span></text:p>
        </text:list-item>
        <text:list-item>
          <text:p text:style-name="P8"><text:span text:style-name="Strong_20_Emphasis"><text:span text:style-name="T3">Right’s Antagonism Towards Unions</text:span></text:span><text:span text:style-name="T3">: In contrast to their often measured responses to corporate power, right-leaning economists like Friedman express strong antagonism towards unions. They argue that unions enforce high wage rates through government action or violence/threat of violence against employers. This criticism is seen as disproportionate compared to their generally minimal discussion of corporate power.</text:span></text:p>
        </text:list-item>
        <text:list-item>
          <text:p text:style-name="P8"><text:span text:style-name="Strong_20_Emphasis"><text:span text:style-name="T3">Adam Smith’s Perspective</text:span></text:span><text:span text:style-name="T3">: The passage also references Adam Smith, the father of modern economics, whose views on labor-capital dynamics depend on the concept of combination or organization. Smith foresaw that masters (employers) would typically have an advantage in wage negotiations due to their numerical superiority and legal sanction for combining.</text:span></text:p>
        </text:list-item>
      </text:list>
      <text:p text:style-name="P3">In essence, the text explores the historical significance of labor unions in securing workers’ rights and contrasts this with contemporary challenges faced by organized labor, alongside a critical examination of differing ideological perspectives on unionization from classical liberal economists and worker advocates.</text:p>
      <text:p text:style-name="P3"><text:soft-page-break/>The passage discusses the power dynamics between employers (capitalists) and employees (workmen), as described by economists like Adam Smith, Friedrich Hayek, and Milton Friedman. It argues that these economists, despite their reputations as champions of free-market principles, exhibit a bias against organized labor while often overlooking or minimizing the power of corporate entities.</text:p>
      <text:list text:style-name="L6">
        <text:list-item>
          <text:p text:style-name="P9"><text:span text:style-name="Strong_20_Emphasis"><text:span text:style-name="T3">Adam Smith’s Perspective</text:span></text:span><text:span text:style-name="T3">: Smith observed that employers generally have more leverage in labor disputes due to their ability to survive on accumulated capital for extended periods, whereas workers cannot subsist without employment for long. This disparity gives employers an advantage in negotiations and contributes to the power imbalance in the labor market.</text:span></text:p>
        </text:list-item>
        <text:list-item>
          <text:p text:style-name="P9"><text:span text:style-name="Strong_20_Emphasis"><text:span text:style-name="T3">Critique of Hayek and Friedman</text:span></text:span><text:span text:style-name="T3">: The author criticizes both Hayek and Friedman for their selective focus on labor monopolies while downplaying corporate monopolies. Despite evidence suggesting an upward trend in enterprise monopoly over the past half-century, these economists attribute the rise of monopolistic tendencies to both capitalist and labor groups equally. The author argues that </text:span><text:soft-page-break/><text:span text:style-name="T3">this perspective is intellectually opportunistic and ignores the realities of power dynamics.</text:span></text:p>
        </text:list-item>
        <text:list-item>
          <text:p text:style-name="P9"><text:span text:style-name="Strong_20_Emphasis"><text:span text:style-name="T3">Evidence from Silicon Valley</text:span></text:span><text:span text:style-name="T3">: The passage provides a contemporary example of collusion among tech giants to suppress wages for software engineers through non-compete agreements, demonstrating that even in nominally free markets, powerful entities can manipulate conditions to their advantage.</text:span></text:p>
        </text:list-item>
        <text:list-item>
          <text:p text:style-name="P9"><text:span text:style-name="Strong_20_Emphasis"><text:span text:style-name="T3">Housing Disparities</text:span></text:span><text:span text:style-name="T3">: The text illustrates the stark contrasts in housing experiences between different socioeconomic classes. Wealthy individuals and families enjoy luxury real estate, while many others struggle with affordability or homelessness. Examples include “trophy townhouses,” empty luxury apartments owned by the globally wealthy, and “poor doors” that segregate affordable housing units from market-rate units in the same buildings.</text:span></text:p>
        </text:list-item>
        <text:list-item>
          <text:p text:style-name="P9"><text:span text:style-name="Strong_20_Emphasis"><text:span text:style-name="T3">Conspicuous Consumption</text:span></text:span><text:span text:style-name="T3">: The passage highlights extravagant consumption patterns among the affluent class, including expensive amenities like personal helicopters and custom-built tennis courts. These indulgences underscore the vast disparities in wealth and </text:span><text:soft-page-break/><text:span text:style-name="T3">lifestyle between different socioeconomic groups.</text:span></text:p>
        </text:list-item>
      </text:list>
      <text:p text:style-name="P3">In essence, the author critiques prominent economists for their apparent double standards regarding labor and corporate power, emphasizing that while these scholars decry organized labor’s potential for monopolistic tendencies, they often overlook or dismiss the actual, widespread power of large corporations. The text further illustrates this imbalance through examples of housing disparities and conspicuous consumption patterns among the wealthy, painting a picture of stark socioeconomic divides in modern society.</text:p>
      <text:p text:style-name="P3">The text discusses the concept of power dynamics within capitalist societies, focusing on class lifestyles, philanthropy, and economic stability.</text:p>
      <text:list text:style-name="L7">
        <text:list-item>
          <text:p text:style-name="P10"><text:span text:style-name="Strong_20_Emphasis"><text:span text:style-name="T3">Class Lifestyles</text:span></text:span><text:span text:style-name="T3">: The author contrasts the extravagant pastimes of the wealthy, like yacht maintenance, with the more basic recreations of the working class. This disparity is a manifestation of the power held by the ruling class.</text:span></text:p>
        </text:list-item>
        <text:list-item>
          <text:p text:style-name="P10"><text:span text:style-name="Strong_20_Emphasis"><text:span text:style-name="T3">Philanthropy as a Display of Power</text:span></text:span><text:span text:style-name="T3">: The text argues that philanthropy, often touted as a sign of generosity and societal contribution by the wealthy, is actually another form of exercising their power. While large donations can fund </text:span><text:soft-page-break/><text:span text:style-name="T3">important social projects, they also highlight the arbitrary nature of charity. Wealth holders can decide to stop giving, redirect funds, or hoard wealth, underscoring their control over societal resources.</text:span></text:p>
        </text:list-item>
        <text:list-item>
          <text:p text:style-name="P10"><text:span text:style-name="Strong_20_Emphasis"><text:span text:style-name="T3">Whimsical Philanthropy</text:span></text:span><text:span text:style-name="T3">: Examples are given of modern philanthropists changing their focus based on personal interest or boredom, such as Michael Bloomberg expressing disinterest in funding certain causes due to a lack of novelty. This underscores how philanthropy can be subjective and influenced by the donor’s whims rather than consistent societal needs.</text:span></text:p>
        </text:list-item>
        <text:list-item>
          <text:p text:style-name="P10"><text:span text:style-name="Strong_20_Emphasis"><text:span text:style-name="T3">Inadequacy of Private Charity</text:span></text:span><text:span text:style-name="T3">: The text points out that despite large-scale philanthropic efforts, private charities cannot independently meet a nation’s comprehensive social needs (like healthcare or vaccine distribution). Foundations acknowledge this limitation; for instance, the Gates Foundation’s $50 million contribution to fight Ebola is just a fraction of the estimated $600 million needed.</text:span></text:p>
        </text:list-item>
        <text:list-item>
          <text:p text:style-name="P10"><text:span text:style-name="Strong_20_Emphasis"><text:span text:style-name="T3">Philanthropy as Image Repair</text:span></text:span><text:span text:style-name="T3">: The text also suggests that philanthropy can serve as a way for wealthy individuals or corporations to improve their public image, citing examples like </text:span><text:soft-page-break/><text:span text:style-name="T3">John D. Rockefeller’s religious motivations and the Gates Foundation’s role in rebranding Bill Gates from a “ruthless monopolist” to a generous donor after Microsoft’s antitrust trial.</text:span></text:p>
        </text:list-item>
        <text:list-item>
          <text:p text:style-name="P10"><text:span text:style-name="Strong_20_Emphasis"><text:span text:style-name="T3">Economic Instability and Freedom</text:span></text:span><text:span text:style-name="T3">: The text argues that economic instability—a recurring feature of capitalism, characterized by booms and busts (business cycles)—undermines the concept of freedom for ordinary individuals. Hayek, a prominent libertarian economist, acknowledged this issue but suggested external pressures might be necessary to motivate people to their best. However, the text criticizes this view as elitist and unrealistic, pointing out that large-scale unemployment during recessions affects millions of workers unexpectedly, not due to laziness or lack of effort.</text:span></text:p>
        </text:list-item>
        <text:list-item>
          <text:p text:style-name="P10"><text:span text:style-name="Strong_20_Emphasis"><text:span text:style-name="T3">Capital Mobility</text:span></text:span><text:span text:style-name="T3">: The author introduces the concept of capital mobility—the freedom of businesses to move their capital and production across regions or internationally. This power allows corporations to leverage labor markets by moving operations to areas with lower wages or fewer worker protections, contributing to economic instability in communities left behind.</text:span></text:p>
        </text:list-item>
      </text:list>
      <text:p text:style-name="P3"><text:soft-page-break/>In conclusion, the text argues that while philanthropy may appear generous, it’s fundamentally a display of power and influence by the wealthy. Moreover, the inherent instability of capitalist economies—driven by business cycles and capital mobility—undermines the freedom of individuals, as employment, financial security, and community stability are constantly at risk.</text:p>
      <text:p text:style-name="P3">The text discusses the erosion of worker security and bargaining power in the modern economy, attributing this to several factors rooted in neoliberal policies and financial deregulation.</text:p>
      <text:list text:style-name="L8">
        <text:list-item>
          <text:p text:style-name="P11"><text:span text:style-name="Strong_20_Emphasis"><text:span text:style-name="T3">Capital Mobility</text:span></text:span><text:span text:style-name="T3">: The author highlights the increased mobility of capital compared to labor, using municipal bankruptcies as an example. This mobility allows companies to threaten job losses or relocations to extract concessions from communities or countries, a power not possessed by workers who often lack the financial resources to uproot their lives and follow jobs across borders.</text:span></text:p>
        </text:list-item>
        <text:list-item>
          <text:p text:style-name="P11"><text:span text:style-name="Strong_20_Emphasis"><text:span text:style-name="T3">Debt</text:span></text:span><text:span text:style-name="T3">: The text emphasizes the growing personal debt among working and professional classes, which leaves them vulnerable during economic downturns. This debt provides lenders with significant power over borrowers, </text:span><text:soft-page-break/><text:span text:style-name="T3">reflecting class dynamics. A notable example is the rise of “starter interrupt” devices in cars owned by high-risk subprime borrowers, enabling lenders to remotely disable vehicles if payments are missed or defaulted upon.</text:span></text:p>
        </text:list-item>
        <text:list-item>
          <text:p text:style-name="P11"><text:span text:style-name="Strong_20_Emphasis"><text:span text:style-name="T3">Recessions Following Financial Crises</text:span></text:span><text:span text:style-name="T3">: The text cites research showing that recessions tend to be more severe when they’re sparked by financial crises, a pattern evident in the wave of major crashes since the deregulation of finance during Friedman’s neoliberal era. These crises are linked to periods of high international capital mobility, which historically have led to international banking crises.</text:span></text:p>
        </text:list-item>
        <text:list-item>
          <text:p text:style-name="P11"><text:span text:style-name="Strong_20_Emphasis"><text:span text:style-name="T3">Union Decline</text:span></text:span><text:span text:style-name="T3">: The text notes the decline in union power as a factor contributing to worker insecurity. Unions have traditionally provided a collective voice for workers in negotiations with employers, and their diminished influence weakens workers’ bargaining position.</text:span></text:p>
        </text:list-item>
        <text:list-item>
          <text:p text:style-name="P11"><text:span text:style-name="Strong_20_Emphasis"><text:span text:style-name="T3">Fear Culture</text:span></text:span><text:span text:style-name="T3">: According to the text, today’s workforce operates under conditions of heightened job insecurity, reflected in conservative economic commentary acknowledging that companies have shared minimal productivity gains with employees post-2008 crash. This fear, </text:span><text:soft-page-break/><text:span text:style-name="T3">the text suggests, is exploited by employers, leading to lower wage growth despite tight labor markets.</text:span></text:p>
        </text:list-item>
        <text:list-item>
          <text:p text:style-name="P11"><text:span text:style-name="Strong_20_Emphasis"><text:span text:style-name="T3">Historical Perspective</text:span></text:span><text:span text:style-name="T3">: The author draws on historical perspectives, including those of Frederick Douglass, who warned against a form of “wage slavery” that could be just as oppressive as chattel slavery. This critique resonates with contemporary concerns about wealth inequality and corporate power.</text:span></text:p>
        </text:list-item>
        <text:list-item>
          <text:p text:style-name="P11"><text:span text:style-name="Strong_20_Emphasis"><text:span text:style-name="T3">Critique of Neoliberal Thought</text:span></text:span><text:span text:style-name="T3">: The text critically examines the ideas of prominent neoliberal thinkers like Milton Friedman, arguing that their ideology prioritizes the freedom of capital over worker security, thereby perpetuating class inequalities.</text:span></text:p>
        </text:list-item>
      </text:list>
      <text:p text:style-name="P3">In essence, the text contends that modern economic structures, underpinned by financial deregulation and neoliberal philosophy, have significantly eroded worker security and bargaining power. This erosion is facilitated by capital mobility, growing personal debt, heightened corporate power, union decline, and the increased vulnerability of workers during economic downturns.</text:p>
      <text:p text:style-name="P3">The provided list appears to be a collection of bibliographic citations from various sources, <text:soft-page-break/>primarily books and articles, spanning a range of disciplines including economics, history, political science, and sociology. Here’s a summary and explanation of the themes and topics found in this list:</text:p>
      <text:list text:style-name="L9">
        <text:list-item>
          <text:p text:style-name="P12"><text:span text:style-name="Strong_20_Emphasis"><text:span text:style-name="T3">Critique of Monopolies and Market Power:</text:span></text:span><text:span text:style-name="T3"> Several entries (e.g., Barry Lynn’s “Cornered”, Paul Krugman &amp; Robin Wells’ Microeconomics) discuss the concentration of market power, arguing against the benefits often attributed to large corporations. They highlight how such consolidation can lead to reduced competition, higher prices for consumers, and stifled innovation.</text:span></text:p>
        </text:list-item>
        <text:list-item>
          <text:p text:style-name="P12"><text:span text:style-name="Strong_20_Emphasis"><text:span text:style-name="T3">Antitrust and Regulation:</text:span></text:span><text:span text:style-name="T3"> There are references to historical antitrust cases (e.g., US Census Bureau data on industry concentration) and debates about the role of regulation in promoting or hindering competition (e.g., Leonard Silk’s piece in The New York Times, Steven Pearlstein’s article in The Washington Post).</text:span></text:p>
        </text:list-item>
        <text:list-item>
          <text:p text:style-name="P12"><text:span text:style-name="Strong_20_Emphasis"><text:span text:style-name="T3">Labor and Unionization:</text:span></text:span><text:span text:style-name="T3"> Many entries touch on labor issues, often from a critical perspective (e.g., Martin Luther King Jr.’s “All Labor Has Dignity”, Richard Freeman’s research on union support). This includes discussions of wage </text:span><text:soft-page-break/><text:span text:style-name="T3">stagnation, worker rights, and the decline of unions in the U.S.</text:span></text:p>
        </text:list-item>
        <text:list-item>
          <text:p text:style-name="P12"><text:span text:style-name="Strong_20_Emphasis"><text:span text:style-name="T3">Economic Theory:</text:span></text:span><text:span text:style-name="T3"> The list covers various economic theories and thinkers, including Adam Smith (“The Wealth of Nations”), Friedrich Hayek (“The Road to Serfdom”), Milton Friedman (multiple entries), and Karl Marx (implied through some critiques of capitalism). These works often debate issues such as market efficiency vs. social welfare, the role of government intervention, and the dynamics of economic growth and inequality.</text:span></text:p>
        </text:list-item>
        <text:list-item>
          <text:p text:style-name="P12"><text:span text:style-name="Strong_20_Emphasis"><text:span text:style-name="T3">Corporate Power and Philanthropy:</text:span></text:span><text:span text:style-name="T3"> Some entries explore the paradoxes of modern corporations, particularly their influence on society via both market power (e.g., Barry Lynn’s “Cornered”) and philanthropic activities (e.g., Milton and Rose Friedman’s “Free to Choose”, discussions of billionaire philanthropists like Bill Gates and Michael Bloomberg).</text:span></text:p>
        </text:list-item>
        <text:list-item>
          <text:p text:style-name="P12"><text:span text:style-name="Strong_20_Emphasis"><text:span text:style-name="T3">Tech Industry and Market Dynamics:</text:span></text:span><text:span text:style-name="T3"> Several entries focus on the tech industry, discussing issues such as wage suppression (Mark Ames’ “Techtopus”), anti-competitive practices among industry leaders (Jean Elder’s Wall Street Journal article), and the impact of large </text:span><text:soft-page-break/><text:span text:style-name="T3">platforms like Amazon on smaller competitors and workers.</text:span></text:p>
        </text:list-item>
        <text:list-item>
          <text:p text:style-name="P12"><text:span text:style-name="Strong_20_Emphasis"><text:span text:style-name="T3">Economic Inequality:</text:span></text:span><text:span text:style-name="T3"> Multiple entries address growing economic inequality, both within specific sectors (e.g., Lydia Saad’s Gallup poll data) and broadly across society (Roger Martin’s Harvard Business Review blog post, the State of Working America series).</text:span></text:p>
        </text:list-item>
      </text:list>
      <text:p text:style-name="P3">In essence, this list presents a multifaceted critique of contemporary capitalism, emphasizing issues like market concentration, labor rights, economic inequality, and the complex relationship between corporations, government, and society. It draws on a diverse array of theoretical perspectives and empirical evidence to explore these themes.</text:p>
      <text:p text:style-name="P3">The chapter discusses the concept of freedom of information within market economies, challenging the traditional conservative view that free markets naturally facilitate an unrestricted flow of information. The author argues that while market mechanisms like prices are indeed effective at transmitting specific types of economic data, they fall short in providing comprehensive, accurate, and unbiased information necessary for democratic decision-making.</text:p>
      <text:p text:style-name="P3"><text:soft-page-break/>The chapter begins by referencing Albert Einstein’s observation about the control of main sources of information (press, radio, education) by private capitalists, making it difficult for individuals to reach objective conclusions and make informed political decisions. Alex Carey further emphasizes this point, highlighting the growth of democracy alongside corporate power and propaganda as a means to protect corporate interests from democratic challenges.</text:p>
      <text:p text:style-name="P3">The author then delves into the history of information control within market economies, referencing Edward Bernays’ role in shaping public relations. Bernays applied wartime propaganda techniques on behalf of businesses, subtly influencing consumer preferences and behaviors without their direct awareness. This highlights how even in seemingly free markets, powerful entities can manipulate information to suit their interests.</text:p>
      <text:p text:style-name="P3">The chapter also discusses the conservative view that governments are more likely to restrict information than markets. However, it argues that market economies have a long history of controlling and shaping information flows for corporate benefit. The author asserts that in contemporary market conditions characterized by concentrated wealth and power, the control over knowledge becomes a <text:soft-page-break/>significant obstacle to any fundamental social changes addressing structural issues.</text:p>
      <text:p text:style-name="P3">Economists often highlight the market mechanism’s ability to transmit economic information through prices. Prices are considered pieces of information about resource allocation, guiding production decisions based on relative scarcity. This “price signal” theory posits that diverse and competitive markets ensure that misleading or incorrect information from companies won’t go unnoticed as consumers can easily switch to other providers.</text:p>
      <text:p text:style-name="P3">However, the chapter argues that this rosy picture of market information ignores several problems related to power dynamics inherent within markets. As markets consolidate over time, firms grow larger, gaining cost advantages and eventually accumulating significant market power. The wealthy owners of large companies share a class interest guiding their decision-making, often leading to biased or limited information dissemination.</text:p>
      <text:p text:style-name="P3">The chapter cites examples such as the dominance of CEOs and pro-business analysts over labor leaders in US Sunday news talk shows, highlighting the skewed representation of diverse perspectives. Furthermore, it mentions high levels of media concentration, with a small number of companies controlling significant market shares in cable, <text:soft-page-break/>internet services, newspapers, radio networks, and web search portals.</text:p>
      <text:p text:style-name="P3">These high concentrations are relatively recent developments, primarily resulting from deregulatory policies such as the Telecommunications Act of 1996. This act removed many media ownership caps, allowing for more extensive cross-ownership within the media industry, further consolidating power and limiting diversity in information sources.</text:p>
      <text:p text:style-name="P3">In summary, the chapter challenges the notion that free markets naturally provide a diverse, unrestricted flow of information. Instead, it argues that market concentration and class interests among wealthy owners can distort information flows, creating barriers to democratic decision-making and impeding fundamental social change addressing structural issues within market economies.</text:p>
      <text:p text:style-name="P3">The text discusses the evolution of the media industry following deregulation in the United States, particularly focusing on the period after the Telecommunications Act of 1996. The deregulation was expected to foster a competitive market environment, leading to consumer benefits such as more choices and lower prices. However, the actual outcome has been a consolidation trend, resulting in <text:soft-page-break/>fewer, larger media conglomerates dominating various sectors like cable, television, and radio.</text:p>
      <text:p text:style-name="P3">Post-deregulation, mergers between companies became commonplace. For instance, Comcast acquired AT&amp;T Broadband, which the Wall Street Journal described as “Cementing the Rise of an Oligopoly in the Cable Business.” This consolidation has led to a significant reduction in the number of independent players, with smaller operators unable to keep up with rising costs.</text:p>
      <text:p text:style-name="P3">The deregulation’s promised benefits did not materialize; instead, it accelerated industry consolidation. As a result, a few large entities control an overwhelming share of the market. For example, the five largest media conglomerates reach about 90% of TV viewers.</text:p>
      <text:p text:style-name="P3">This trend of consolidation has several implications. Firstly, it reduces competition and diversity in the media landscape. Smaller, independent media outlets struggle to compete with these behemoths and are often absorbed through acquisitions or strategic partnerships. This lack of competition undermines “positive freedom” – the ability for consumers to access a variety of news and entertainment sources.</text:p>
      <text:p text:style-name="P3">Secondly, media conglomerates have substantial market power that can influence suppliers (like <text:soft-page-break/>talent) and labor negotiations, potentially leading to better terms. This is in contrast to the free-market ideology suggesting that deregulation would lead to a more level playing field for all players.</text:p>
      <text:p text:style-name="P3">The text also highlights the phenomenon of “illusion of competition,” where large media conglomerates maintain multiple brands and subsidiaries, giving an appearance of diversity while actually controlling vast portions of the market. For instance, Clear Channel operates numerous “local” radio stations using voice-tracking technology, broadcasting content from centralized locations to create a uniform sound across various markets.</text:p>
      <text:p text:style-name="P3">Moreover, deregulation has enabled foreign ownership in media, as seen with Rupert Murdoch’s News Corporation acquiring Fox News through a privileged exemption to the usual foreign-ownership limits. Despite claiming that regulations hinder economic growth and competitiveness, these same companies have benefited from reduced government oversight.</text:p>
      <text:p text:style-name="P3">The consolidation trend is not limited to traditional media; it extends to radio as well. Clear Channel’s aggressive expansion following deregulation resulted in a dominant market position, with the <text:soft-page-break/>company owning more than 1,200 U.S. stations compared to Viacom Inc.’s 186 stations.</text:p>
      <text:p text:style-name="P3">Similar practices are observed in local TV markets, where joint sales agreements allow media conglomerates to control multiple stations under different names while sharing resources and programming, often resulting in a lack of original local news content.</text:p>
      <text:p text:style-name="P3">The text argues that the media landscape has become more monopolistic than competitive, despite free-market rhetoric promising otherwise. This consolidation leads to reduced diversity, less competition, and potential manipulation of information dissemination, ultimately undermining the theoretical benefits of deregulation and market freedom.</text:p>
      <text:p text:style-name="P3">The Wall Street Journal’s coverage echoes these concerns, acknowledging that while deregulation aimed to create a more competitive environment, it instead facilitated a new phase of industry consolidation, resulting in powerful oligopolies controlling essential communication lines like cable and telephone services. This trend is also evident in other industries, such as airlines, which experienced a similar wave of mergers post-deregulation.</text:p>
      <text:p text:style-name="P3">In summary, the deregulation of media and telecommunications sectors in the United States, <text:soft-page-break/>particularly following the Telecommunications Act of 1996, has led to extensive consolidation rather than fostering a competitive landscape with numerous independent players. Instead, a handful of large conglomerates control vast shares of the market, often employing tactics that create an illusion of competition while actually reducing diversity and consumer choices. This trend has been documented by both conservative business press and radical media analysts like Robert McChesney, who argue that such concentration undermines the fundamental principles of a free and competitive market in the information age.</text:p>
      <text:p text:style-name="P3">The passage discusses the critique of right-wing economists Milton Friedman and Friedrich Hayek’s views on media freedom, focusing on their lack of acknowledgment regarding corporate concentration and power in media markets.</text:p>
      <text:list text:style-name="L10">
        <text:list-item>
          <text:p text:style-name="P13"><text:span text:style-name="Strong_20_Emphasis"><text:span text:style-name="T3">Media Concentration</text:span></text:span><text:span text:style-name="T3">: The text asserts that media markets are highly concentrated, with a few large corporations controlling most outlets. This concentration has grown more pronounced following deregulation. The authors argue that this situation contradicts the free-market models proposed by Friedman and Hayek, which envision diverse markets providing abundant information freely.</text:span></text:p>
        </text:list-item>
        <text:list-item>
          <text:p text:style-name="P13"><text:soft-page-break/><text:span text:style-name="Strong_20_Emphasis"><text:span text:style-name="T3">Friedman’s Acknowledgment</text:span></text:span><text:span text:style-name="T3">: Milton Friedman briefly acknowledges limitations to market information in “Free to Choose,” citing private monopolies as an example that distorts the information transmitted through prices. However, his example is OPEC, a cartel of governments rather than private companies. This omission allows him to dismiss the issue by pointing to government interference instead of addressing corporate power directly.</text:span></text:p>
        </text:list-item>
        <text:list-item>
          <text:p text:style-name="P13"><text:span text:style-name="Strong_20_Emphasis"><text:span text:style-name="T3">Hayek’s Elitism</text:span></text:span><text:span text:style-name="T3">: Hayek’s stance on media freedom reveals an elitist perspective, suggesting that only a small minority can think independently. He implies that propaganda doesn’t significantly impact society because most people accept ready-made views. His argument against state-controlled media is relevant but falls short in addressing corporate media’s role, which he dismisses as not “different in kind” from independent sources, despite evidence to the contrary.</text:span></text:p>
        </text:list-item>
        <text:list-item>
          <text:p text:style-name="P13"><text:span text:style-name="Strong_20_Emphasis"><text:span text:style-name="T3">Bernays’ Perspective</text:span></text:span><text:span text:style-name="T3">: Edward Bernays, a pioneer of public relations and propaganda, contradicts Friedman and Hayek’s views. He asserts that big businesses use propaganda effectively, often through mergers and </text:span><text:soft-page-break/><text:span text:style-name="T3">acquisitions to expand their reach and influence. Bernays’ work highlights how the concentration of media ownership can lead to a single control over information dissemination, undermining the idea of independent and competing agencies.</text:span></text:p>
        </text:list-item>
        <text:list-item>
          <text:p text:style-name="P13"><text:span text:style-name="Strong_20_Emphasis"><text:span text:style-name="T3">Network Effects in Media</text:span></text:span><text:span text:style-name="T3">: Tim Wu’s concept of network effects in media industries explains why unregulated markets tend towards monopoly. The value of a network increases as more people use it, leading to economies of scale that smaller players can’t match. This drives consolidation and reduces the diversity of voices in the media landscape.</text:span></text:p>
        </text:list-item>
        <text:list-item>
          <text:p text:style-name="P13"><text:span text:style-name="Strong_20_Emphasis"><text:span text:style-name="T3">Business Model Impact</text:span></text:span><text:span text:style-name="T3">: The business model of the media industry itself contributes significantly to shaping available information. As newspapers expanded their reach through advertising, this led to economies of scale favoring larger publishers. Advertisers’ support became crucial for newspapers’ profitability, giving advertisers de facto control over what content gets published.</text:span></text:p>
        </text:list-item>
      </text:list>
      <text:p text:style-name="P3">In summary, the passage argues that Friedman and Hayek’s free-market models for media information are flawed due to their failure to account for corporate concentration, network effects, and the <text:soft-page-break/>influence of advertising on media content. These economists’ views, despite their Nobel Prize recognition, are criticized for ignoring realities that have shaped modern media landscapes—characterized by limited ownership, reduced diversity, and powerful commercial interests.</text:p>
      <text:p text:style-name="P3">The provided text discusses how economic forces in a market-driven system can limit the diversity of opinions and information in media. This is primarily due to the reliance on advertising as a primary source of revenue for most media outlets.</text:p>
      <text:list text:style-name="L11">
        <text:list-item>
          <text:p text:style-name="P14"><text:span text:style-name="Strong_20_Emphasis"><text:span text:style-name="T3">Advertising-Driven Business Model</text:span></text:span><text:span text:style-name="T3">: Media companies, to stay economically viable, cater to advertisers’ preferences. Advertisers usually target affluent consumers aged 18-49 with above-median family incomes because they are the ‘right kind’ of people—those who can afford their products and have disposable income for leisure activities.</text:span></text:p>
        </text:list-item>
        <text:list-item>
          <text:p text:style-name="P14"><text:span text:style-name="Strong_20_Emphasis"><text:span text:style-name="T3">Demographic Targeting</text:span></text:span><text:span text:style-name="T3">: This targeting influences media content, leading to a narrowing of perspectives. For instance, non-socialist newspapers adopted controversial editorial policies at the risk of losing commercial advertising, while publications conforming to advertiser requirements received ‘external </text:span><text:soft-page-break/><text:span text:style-name="T3">subsidies’ for increased editorial spending and promotional activities.</text:span></text:p>
        </text:list-item>
        <text:list-item>
          <text:p text:style-name="P14"><text:span text:style-name="Strong_20_Emphasis"><text:span text:style-name="T3">Iron Rule of Advertising</text:span></text:span><text:span text:style-name="T3">: According to former Washington Post editor Ben Bagdikian, it’s not just about selling publications but ensuring the right kind of people buy them—typically affluent consumers.</text:span></text:p>
        </text:list-item>
        <text:list-item>
          <text:p text:style-name="P14"><text:span text:style-name="Strong_20_Emphasis"><text:span text:style-name="T3">Advertiser Influence on Content</text:span></text:span><text:span text:style-name="T3">: Broadcasters like ABC explicitly state that their prime-time audience is ‘more desirable’ based on demographics, emphasizing quantity over quality of viewership.</text:span></text:p>
        </text:list-item>
        <text:list-item>
          <text:p text:style-name="P14"><text:span text:style-name="Strong_20_Emphasis"><text:span text:style-name="T3">Media Bias</text:span></text:span><text:span text:style-name="T3">: FAIR’s annual “Fear &amp; Favor Review” documents how media owners and advertisers shape information. For example, a Washington Post ‘debate’ on energy policy featured oil and gas drilling proponents but no industry critics, as the debates were co-sponsored by an American Petroleum Institute project without disclosing this to readers.</text:span></text:p>
        </text:list-item>
        <text:list-item>
          <text:p text:style-name="P14"><text:span text:style-name="Strong_20_Emphasis"><text:span text:style-name="T3">Objective Information Segments</text:span></text:span><text:span text:style-name="T3">: Even seemingly objective information sources like ratings services can be influenced. For instance, car manufacturers pay testing firms for certification of their vehicles, leading to potentially biased results as manufacturers can </text:span><text:soft-page-break/><text:span text:style-name="T3">tailor ‘golden’ prototypes to boost fuel efficiency and lower emissions.</text:span></text:p>
        </text:list-item>
        <text:list-item>
          <text:p text:style-name="P14"><text:span text:style-name="Strong_20_Emphasis"><text:span text:style-name="T3">Advertising Pressure on Content</text:span></text:span><text:span text:style-name="T3">: Gloria Steinem describes the difficulty in securing advertisers for feminist Ms. Magazine due to industry demands for recipe articles, fashion spreads, and positive editorial coverage of beauty products, which can skew content towards commercial interests rather than journalistic integrity.</text:span></text:p>
        </text:list-item>
        <text:list-item>
          <text:p text:style-name="P14"><text:span text:style-name="Strong_20_Emphasis"><text:span text:style-name="T3">Conflict of Interest</text:span></text:span><text:span text:style-name="T3">: The Wall Street Journal, despite criticizing market deregulation, employs an “issuer pays” model where credit-rating agencies are paid by the firms whose securities they rate, creating potential conflicts of interest and biased ratings during the 2008 financial crisis.</text:span></text:p>
        </text:list-item>
        <text:list-item>
          <text:p text:style-name="P14"><text:span text:style-name="Strong_20_Emphasis"><text:span text:style-name="T3">Market Discipline vs. Profit-Making</text:span></text:span><text:span text:style-name="T3">: The ‘marketplace discipline’ in this context doesn’t necessarily ensure accurate information; instead, it caters to profitable narratives—like easing credit ratings to attract more business from investment banks.</text:span></text:p>
        </text:list-item>
        <text:list-item>
          <text:p text:style-name="P14"><text:span text:style-name="Strong_20_Emphasis"><text:span text:style-name="T3">Sponsored Content</text:span></text:span><text:span text:style-name="T3">: Even reputed outlets like the Wall Street Journal publish ‘sponsored content,’ blurring the line between advertising </text:span><text:soft-page-break/><text:span text:style-name="T3">and editorial content, further compromising journalistic independence for financial gain.</text:span></text:p>
        </text:list-item>
      </text:list>
      <text:p text:style-name="P3">In summary, the text argues that under a market-driven media system, the imperative to attract advertisers often leads to homogenization of viewpoints, censorship, and biased reporting, thereby limiting freedom of information. This is supported through various examples across print, broadcast, and ratings sectors.</text:p>
      <text:p text:style-name="P3">The text discusses the Propaganda Model, proposed by Noam Chomsky and Edward Herman, which outlines how various market and institutional pressures shape and limit the information received by the general public. This model identifies several filters that distort news content:</text:p>
      <text:list text:style-name="L12">
        <text:list-item>
          <text:p text:style-name="P15"><text:span text:style-name="Strong_20_Emphasis"><text:span text:style-name="T3">Ownership of Media</text:span></text:span><text:span text:style-name="T3">: Media outlets are often owned and controlled by wealthy individuals who have a vested interest in maintaining the status quo due to their significant societal positions and wealth. This concentration of media ownership can limit diverse viewpoints and promote pro-establishment narratives.</text:span></text:p>
        </text:list-item>
        <text:list-item>
          <text:p text:style-name="P15"><text:span text:style-name="Strong_20_Emphasis"><text:span text:style-name="T3">Advertising Capital</text:span></text:span><text:span text:style-name="T3">: In a market system, advertising revenue plays a crucial role in the survival and prosperity of media outlets. Advertisers exert influence over content to </text:span><text:soft-page-break/><text:span text:style-name="T3">ensure it aligns with their interests, creating a potential conflict between editorial independence and financial sustainability.</text:span></text:p>
        </text:list-item>
      </text:list>
      <text:p text:style-name="P3">Chomsky provides an example of this bias by comparing the portrayal of Soviet aggression (brutal) versus US aggression (resisting democracy), illustrating how the latter is often framed more favorably despite similar or worse actions.</text:p>
      <text:list text:style-name="L13">
        <text:list-item>
          <text:p text:style-name="P16"><text:span text:style-name="Strong_20_Emphasis"><text:span text:style-name="T3">Elite Consensus</text:span></text:span><text:span text:style-name="T3">: The media market tends to reflect the consensus among elites, rather than challenging it. Controversies within the media usually revolve around tactical matters, not fundamental questions of policy or systemic critique. This limits free expression and prevents dissident ideas from reaching mass audiences.</text:span></text:p>
        </text:list-item>
        <text:list-item>
          <text:p text:style-name="P16"><text:span text:style-name="Strong_20_Emphasis"><text:span text:style-name="T3">Limited Range of Information</text:span></text:span><text:span text:style-name="T3">: Even when commercial media provide valuable information, such as financial data for investors, their reporting often stays within a range that does not question the fundamental structure of the economic system, like rising wealth inequality or instability.</text:span></text:p>
        </text:list-item>
      </text:list>
      <text:p text:style-name="P3">The text also mentions Edward Bernays’ perspective on public manipulation through advertising and PR, contrasting it with the libertarian idea of individual freedom to choose. It critiques the common <text:soft-page-break/>conservative claim that media are liberally biased, arguing this overlooks the influence of media owners and their policy agendas.</text:p>
      <text:p text:style-name="P3">George Orwell’s work is referenced to highlight the non-state origins of information control, emphasizing how voluntary censorship by powerful entities can suppress unpopular ideas or inconvenient facts without official bans. The text also discusses modern advertising’s pervasiveness and its impact on various aspects of life, including education, where brands have infiltrated the classroom through sponsored materials and partnerships with schools and educational institutions.</text:p>
      <text:p text:style-name="P3">The passage concludes by describing “brand work,” a contemporary marketing tactic involving influencer partnerships to subtly promote products or change public perception, demonstrating how money can manipulate social media and other platforms to sway consumer opinions. This practice reveals the ongoing manipulation of information in capitalist markets, contradicting libertarian ideals of automatic, unbiased information transmission.</text:p>
      <text:p text:style-name="P3">The passage discusses the extensive use of data collection and targeted advertising by corporations, particularly large retailers like Target, to influence consumer behavior. Despite claims from Milton and Rose Friedman that consumers can’t be <text:soft-page-break/>manipulated by advertising due to businesses wanting to appeal to real consumer wants, evidence shows otherwise.</text:p>
      <text:p text:style-name="P3">Target, for instance, is known for its sophisticated data-driven marketing strategies. They collect vast amounts of personal information about individuals, including pregnancy status, which they use to send targeted ads and promotions. The company even went so far as to conceal the extent of their data collection and manipulation of consumer behavior to encourage shopping habits during life transitions like pregnancy.</text:p>
      <text:p text:style-name="P3">This practice is not limited to Target but is widespread among large consumer goods companies such as Proctor &amp; Gamble. The Friedmans argue that artificially creating desires through advertising is futile, citing the failure of the Edsel car as evidence. However, the text counters this by pointing out the significant annual marketing spends of Coca-Cola and Pepsi, suggesting that such expenditures would be economically unsound if they didn’t influence consumer behavior.</text:p>
      <text:p text:style-name="P3">The passage also highlights how corporations use their financial might to shape public opinion and oppose regulatory measures that could limit their influence. For example, the American Beverage Association, representing sugary drink <text:soft-page-break/>manufacturers, spends heavily on campaigns against taxes on sugary drinks, framing such measures as paternalistic. Yet, they argue consumers are making independent choices while often outspending opponents in media and political arenas.</text:p>
      <text:p text:style-name="P3">Stuart Ewen’s work documents how businesses strategically design their products and marketing to stimulate consumption, even if it means exploiting a “philosophy of futility” from industrial capitalism. The author suggests that this manipulation of consumer preferences is more common than the Friedmans acknowledge.</text:p>
      <text:p text:style-name="P3">In conclusion, while the free-market perspective often views advertising as merely informative, this text presents evidence suggesting that targeted advertising and data collection are potent tools for influencing consumer behavior and shaping societal ideas. The power imbalance between corporations and consumers, exacerbated by concentrated market forces and information asymmetry, is a significant concern in today’s economy, especially the ‘marketplace of ideas’. Corporations’ substantial investments in advertising and influence peddling imply that they can indeed manipulate consumer desires and public opinion to their advantage.</text:p>
      <text:p text:style-name="P3">The chapter begins by acknowledging the growing global discontent with politics due to cynicism among <text:soft-page-break/>political figures, divergence of official state policies from citizens’ desires, and trends towards authoritarian governments. It then delves into the intellectual underpinnings of neoliberalism, focusing on Milton Friedman and Friedrich Hayek.</text:p>
      <text:list text:style-name="L14">
        <text:list-item>
          <text:p text:style-name="P17"><text:span text:style-name="Strong_20_Emphasis"><text:span text:style-name="T3">Smaller Government</text:span></text:span><text:span text:style-name="T3">: Libertarians, including the Friedmans, advocate for a smaller government, arguing that more than 40% of income is spent by governments at federal, state, and local levels. They propose a “Personal Independence Day” when citizens stop paying taxes to fund government expenses and start spending on personal choices. However, they acknowledge that some public goods like roads and streetlights could be provided through tolls or private means, though this might lead to higher costs for collection than construction.</text:span></text:p>
        </text:list-item>
        <text:list-item>
          <text:p text:style-name="P17"><text:span text:style-name="Strong_20_Emphasis"><text:span text:style-name="T3">Public Goods</text:span></text:span><text:span text:style-name="T3">: While acknowledging the role of public goods (services underproduced by markets but beneficial to society), libertarians like Murray Rothbard argue that even these services should be privatized. They claim historical evidence supports private enterprise in providing services such as education, road building, postal delivery, fire protection, police protection, judicial decisions, and military defense.</text:span></text:p>
        </text:list-item>
        <text:list-item>
          <text:p text:style-name="P17"><text:soft-page-break/><text:span text:style-name="Strong_20_Emphasis"><text:span text:style-name="T3">Infrastructure Financing</text:span></text:span><text:span text:style-name="T3">: The chapter discusses the shift towards private funding for infrastructure due to political gridlock, citing the Trump administration’s $1 trillion infrastructure plan relying on private financing as an example. Critics argue this approach may fall short of adequately funding improvements and maintenance, leading to potential issues like unpopular tolls and inappropriateness for routine maintenance tasks.</text:span></text:p>
        </text:list-item>
        <text:list-item>
          <text:p text:style-name="P17"><text:span text:style-name="Strong_20_Emphasis"><text:span text:style-name="T3">Libertarian Perspective on Government</text:span></text:span><text:span text:style-name="T3">: Libertarians view government’s primary role as protecting citizens from coercion, emphasizing “negative freedom” – freedom from being forced to do something. They argue that even well-intentioned public programs can weaken social bonds and reduce the power of commercial institutions in the marketplace.</text:span></text:p>
        </text:list-item>
        <text:list-item>
          <text:p text:style-name="P17"><text:span text:style-name="Strong_20_Emphasis"><text:span text:style-name="T3">Coercion in Markets</text:span></text:span><text:span text:style-name="T3">: Critics could counterargue that coercive power exists within markets too, citing examples like “robber barons” who controlled transport routes for extortion. Private toll roads might leave drivers vulnerable to local road barons, similar to historical exploitation by German nobles.</text:span></text:p>
        </text:list-item>
      </text:list>
      <text:p text:style-name="P3"><text:soft-page-break/>In essence, the chapter examines how libertarian thought, particularly that of Milton Friedman, has shaped neoliberal policies advocating for smaller government and reduced public spending on social services. It also highlights the challenges and criticisms associated with these views in the context of infrastructure financing and broader concerns about market power and coercion.</text:p>
      <text:p text:style-name="P3">The text discusses the philosophies of economists Murray Rothbard, Friedrich Hayek, and Milton Friedman regarding government intervention, particularly focusing on their views about public goods and social programs.</text:p>
      <text:list text:style-name="L15">
        <text:list-item>
          <text:p text:style-name="P18"><text:span text:style-name="Strong_20_Emphasis"><text:span text:style-name="T3">Rothbard’s Perspective</text:span></text:span><text:span text:style-name="T3">: Rothbard advocated for the privatization of roads as part of his libertarian ideology. However, he primarily focused on challenging social security and health regulations, which were seen as more attainable targets for immediate policy change. His stance was more radical compared to Hayek’s pragmatic approach.</text:span></text:p>
        </text:list-item>
        <text:list-item>
          <text:p text:style-name="P18"><text:span text:style-name="Strong_20_Emphasis"><text:span text:style-name="T3">Hayek’s View</text:span></text:span><text:span text:style-name="T3">: Hayek acknowledged the reality of public programs’ popularity in Western Europe and accepted a broader role for the state than Rothbard would have. He argued that certain public goods, like roads or social </text:span><text:soft-page-break/><text:span text:style-name="T3">services, cannot be effectively provided by individual users alone and thus necessitate government involvement. This perspective allowed for more extensive state activity compared to purist libertarian views.</text:span></text:p>
        </text:list-item>
        <text:list-item>
          <text:p text:style-name="P18"><text:span text:style-name="Strong_20_Emphasis"><text:span text:style-name="T3">The Friedmans’ Perspective</text:span></text:span><text:span text:style-name="T3">: Milton and David Friedman also recognized the limitations of a completely unregulated market, especially regarding public goods. They advocated for a system where individuals pay for services they use rather than relying on broad taxation. This user-pays principle extends to social programs; they should be funded by those who benefit from them instead of being imposed on a minority by majority vote.</text:span></text:p>
          <text:list>
            <text:list-item>
              <text:p text:style-name="P19"><text:span text:style-name="Strong_20_Emphasis"><text:span text:style-name="T3">User-Pays Principle</text:span></text:span><text:span text:style-name="T3">: The Friedmans argued against collective taxation for public goods, suggesting it leads to an unequal distribution of resources and inefficiency. Instead, they proposed a “Personal Independence Day” from government taxes, implying that individuals should directly pay for the services they consume. However, critics point out that this model could lead to a tyranny of the majority, where a larger group imposes costs on a smaller one.</text:span></text:p>
            </text:list-item>
          </text:list>
        </text:list-item>
        <text:list-item>
          <text:p text:style-name="P18"><text:soft-page-break/><text:span text:style-name="Strong_20_Emphasis"><text:span text:style-name="T3">Critique of Neoliberalism</text:span></text:span><text:span text:style-name="T3">: The text questions the neoliberal policies advocated by the Friedmans, which have been implemented over the past four decades. These include tax cuts and deregulation, often referred to as the “Age of Friedman.” Critics argue this has led to a return to the conditions of the Gilded Age, characterized by monopolies, exploitative labor practices, and economic instability.</text:span></text:p>
        </text:list-item>
        <text:list-item>
          <text:p text:style-name="P18"><text:span text:style-name="Strong_20_Emphasis"><text:span text:style-name="T3">Historical Context - The Constitution</text:span></text:span><text:span text:style-name="T3">: The text further explores the historical relationship between wealth and state power in the United States, referencing Charles Beard’s “An Economic Interpretation of the Constitution.” This work highlights how the delegates to the U.S. Constitutional Convention were economically self-interested, leading them to craft a document that protected their property rights and commercial interests. The Constitution limited state powers over private contracts, money issuance, and property rights to prevent democratic actions that could challenge the wealthy elite’s privileges.</text:span></text:p>
        </text:list-item>
      </text:list>
      <text:p text:style-name="P3">In summary, while Rothbard and some libertarians advocate for minimal government intervention, Hayek and the Friedmans acknowledge a more extensive role for the state in providing certain goods and services. <text:soft-page-break/>However, they all share skepticism about collective taxation and favor user-pays models. The text also critically examines how historical constitutional documents were shaped by economic self-interests of the elite, potentially limiting democratic influence and protecting concentrated wealth.</text:p>
      <text:p text:style-name="P3">The text discusses the concept of “political investment” or “money in politics,” highlighting how resources and wealth significantly influence political power and decision-making processes. This idea is rooted in historical observations, such as James Madison’s letter to Thomas Jefferson, which suggests that government often becomes an instrument of the majority’s interests rather than acting against them.</text:p>
      <text:p text:style-name="P3">One prominent scholar, Thomas Ferguson from the University of Massachusetts, developed the Investment Theory of Party Competition, which posits that political parties are essentially coalitions of major investors who support candidates advancing their interests. According to this theory, politics is an investment, and those with more resources can make larger investments in campaigns and elections.</text:p>
      <text:p text:style-name="P3">The text suggests that the primary “investors” in American politics are large corporations and wealthy families due to the substantial financial requirements of modern campaigns. For instance, during the 2012 US <text:soft-page-break/>presidential race, Obama’s campaign and allied groups spent over $964 million, while Romney’s side spent about $1.14 billion.</text:p>
      <text:p text:style-name="P3">Super PACs, legalized by the Citizens United Supreme Court decision, allow corporations or unions to spend unlimited amounts supporting candidates, provided they do not officially coordinate policy. This has led to massive increases in political spending, with business interests often outspending labor unions significantly. For example, in 2015, the US Chamber of Commerce spent $64 million on lobbying efforts, while labor unions spent only $33 million collectively.</text:p>
      <text:p text:style-name="P3">Political scientists like Martin Gilens have conducted extensive research indicating that ordinary citizens have little to no independent influence on policy decisions, as their preferences are often overshadowed by economic elites and organized interests. When there is a majority disagreement between citizens and these groups, citizens usually lose.</text:p>
      <text:p text:style-name="P3">This pattern of political investment isn’t limited to the United States; it can be observed globally in countries like China and Hong Kong. In China, despite its Communist rhetoric, the country has experienced a significant rise in private fortunes and market dominance of politics since the late 1970s. Similarly, in <text:soft-page-break/>Hong Kong, the local business elite often supports the mainland government’s preselection of candidates for office, reflecting a strong influence of wealth on political processes.</text:p>
      <text:p text:style-name="P3">The text also touches upon “crony capitalism,” where market economies have monopolistic or oligopolistic structures controlled by allies or cronies of the state regime. An example given is Carlos Slim in Mexico, who controls significant portions of the telecom industry and wields immense power due to his vast wealth and influence on media outlets.</text:p>
      <text:p text:style-name="P3">In summary, this passage emphasizes how political power and decision-making are often influenced by those with substantial financial resources. It illustrates that historical observations, like Madison’s, continue to hold relevance in modern democracies, where wealth can translate into significant political influence through campaign spending, lobbying efforts, and policy advocacy.</text:p>
      <text:p text:style-name="P3">The text discusses the historical evolution of capitalism, focusing on the emergence of monopolies and oligopolies within free-market systems. It argues that capital tends to concentrate with economic growth, leading to market dominance by a few entities, as seen in the Gilded Age’s nationwide monopolies. This phenomenon can occur through government <text:soft-page-break/>privatization that favors cronies or through natural market dynamics.</text:p>
      <text:p text:style-name="P3">The text then delves into the New Deal era of capitalist America (1930s) as a response to the Great Depression, characterized by significant policy changes aimed at economic recovery and social reform. These included the establishment of Social Security, legalization of unions, national minimum wage, separation of investment banking from commercial banking, and deficit spending employment programs.</text:p>
      <text:p text:style-name="P3">The New Deal’s rise and subsequent decline are analyzed through an ‘investment-based’ perspective, emphasizing the strategic maneuvers of various coalitions of political investors adapting to shifting economic conditions. The author notes that while labor unions gained strength amid class conflicts during the Depression, some capital-intensive corporations formed an alliance with them in the New Deal coalition, preferring conciliation over repression.</text:p>
      <text:p text:style-name="P3">However, despite these reforms, the text contends that the New Deal did not represent a break from capitalism because it left wealthy families and large corporations with significant, though diminished, concentrated fortunes and market shares. This allowed for the gradual restoration of pre-New Deal conditions during the neoliberal era, marked by <text:soft-page-break/>shifting investors and the failure of radical reforms to curb economic power.</text:p>
      <text:p text:style-name="P3">The narrative then turns to General Electric (GE) as an illustrative case study, highlighting its initial acceptance of labor unions under the New Deal but subsequent shift due to post-WWII strikes. The company’s management became wary after a significant 1946 electrician’s strike where workers controlled plant access, echoing union tactics like “sit-down strikes.”</text:p>
      <text:p text:style-name="P3">In response, business interests lobbied for legislation that weakened unions, such as the Taft-Hartley Act, which outlawed sympathy strikes and allowed employers to hold ‘captive audience’ meetings to persuade workers against unionization. Simultaneously, businesses developed new anti-union strategies, like cultivating intellectuals sympathetic to their cause and funding think tanks that promoted free-market ideologies.</text:p>
      <text:p text:style-name="P3">Notable figures in this effort include Harold Luhnow, a Kansas City businessman who funded libertarian scholars such as Friedrich Hayek and Milton Friedman through his Volker Fund. This support was often covert, allowing these intellectuals to influence public opinion without apparent business ties.</text:p>
      <text:p text:style-name="P3"><text:soft-page-break/>The text concludes by noting that the resurgence of neoliberal policies since the late 1970s, with their emphasis on deregulation and reduced taxes for the wealthy, can be seen as a continuation of business’s long-term strategy to roll back New Deal reforms and restore conditions favorable to concentrated economic power.</text:p>
      <text:p text:style-name="P3">The text discusses the Powell Memo, a 1971 document written by Lewis Powell for the U.S. Chamber of Commerce, which outlined a strategic plan for businesses to counter perceived attacks on the American free-enterprise system. The memo identified several areas where business influence was needed: government (including regulatory bodies), media, intellectual circles (particularly universities), and public opinion.</text:p>
      <text:p text:style-name="P3">Powell argued that the assault on the enterprise system was broad-based, not just from a few extremists, but from various sectors of society, including intellectuals and students. He criticized what he saw as “economic illiteracy” and the portrayal of business versus people.</text:p>
      <text:p text:style-name="P3">The memo proposed that businesses should organize, plan long-term, act consistently over time, and leverage collective political power through national organizations. It specifically targeted college campuses as a significant source of anti-<text:soft-page-break/>capitalist sentiment, attributing this partly to the freedom of inquiry on campus and faculty who were critical of capitalism. Powell asserted that university boards of trustees, composed mostly of pro-business leaders, could counteract this influence.</text:p>
      <text:p text:style-name="P3">In terms of media, Powell recommended monitoring national television networks and keeping textbooks under constant surveillance to shape public perception. He called for businesses to defend the free enterprise system vigorously in political arenas and penalize opponents.</text:p>
      <text:p text:style-name="P3">Powell’s memo gained prominence as it foreshadowed strategies that later materialized, such as increased corporate involvement in politics, deregulation, neoliberal policies, and the fight against labor unions. The appointment of Powell to the U.S. Supreme Court soon after writing the memo further underscored its influence.</text:p>
      <text:p text:style-name="P3">The corporate world’s shift occurred in the mid-to-late 1970s due to inflation, decreased corporate profitability, and growing public hostility towards business, often blamed on labor union strikes. This period saw a move away from postwar New Deal consensus, leading to support for neoliberal policies under President Reagan’s administration.</text:p>
      <text:p text:style-name="P3"><text:soft-page-break/>Reagan’s policies, heavily influenced by conservative economists like Milton Friedman, included deregulation and tax cuts primarily benefiting the wealthy, which resulted in substantial budget deficits. To balance these deficits, social programs were cut back, leading to what is known as “austerity.”</text:p>
      <text:p text:style-name="P3">Austerity measures involve reducing government spending on social services and public goods. The text uses examples like food stamp reductions and healthcare spending cuts in the U.S., as well as Iceland’s and Greece’s experiences post-2008 financial crisis, to illustrate austerity’s impacts.</text:p>
      <text:p text:style-name="P3">Iceland rejected an IMF-imposed austerity program in favor of expanding social support programs, leading to increased government spending without the predicted negative outcomes like inflation or unpayable debt. In contrast, Greece accepted a harsh IMF bailout with severe austerity measures, resulting in a decline in health indicators and worsening economic conditions.</text:p>
      <text:p text:style-name="P3">The text suggests that austerity policies, often pushed by international financial institutions like the IMF, can have detrimental effects on public health and overall economic well-being, particularly in developing countries. The legacy of these aggressive budget-balancing measures, according to <text:soft-page-break/>some observers, has had broader global consequences, such as weakening institutions’ responses to health crises like the 2014 Ebola outbreak in West Africa.</text:p>
      <text:p text:style-name="P3">The text discusses the influence of wealthy social elements and concentrated markets on political events, focusing on the United States as an emblematic case. It highlights how corporate interests shape legislative agendas and political outcomes, often leading to unforeseen consequences when their puppets (politicians) do not follow expected scripts.</text:p>
      <text:list text:style-name="L16">
        <text:list-item>
          <text:p text:style-name="P20"><text:span text:style-name="Strong_20_Emphasis"><text:span text:style-name="T3">Boehner Resignation and Corporate Influence</text:span></text:span><text:span text:style-name="T3">: John Boehner resigned as House Speaker amidst the Republican Party’s aggressive efforts to undo Obamacare, shut down the government, and push for spending cuts. The narrative often overlooks the crucial role of corporate America in shaping these efforts. Business groups spent millions on mid-term elections to secure a GOP majority in Congress, hoping to use an aggressive, talk-radio fed constituency (Tea Party) to roll back New Deal and Great Society programs like progressive taxation, Social Security, Medicare, and industrial regulation.</text:span></text:p>
        </text:list-item>
        <text:list-item>
          <text:p text:style-name="P20"><text:soft-page-break/><text:span text:style-name="Strong_20_Emphasis"><text:span text:style-name="T3">The Tea Party and Corporate Expectations</text:span></text:span><text:span text:style-name="T3">: The Tea Party, founded with Koch brothers’ money and Fox News publicity, was intended to serve corporate interests by pushing for deregulation and tax cuts. However, the rebellious wing of the party refused to perform basic legislative functions, causing disarray in business priorities. This included refusing to pass bills that would have benefited large American companies, such as extending credit to foreign purchasers through the Export-Import Bank.</text:span></text:p>
        </text:list-item>
        <text:list-item>
          <text:p text:style-name="P20"><text:span text:style-name="Strong_20_Emphasis"><text:span text:style-name="T3">Corporate Backlash</text:span></text:span><text:span text:style-name="T3">: Frustrated with the Tea Party’s unpredictability and anti-establishment stance, corporations like Caterpillar, Pfizer, BASF, and AT&amp;T started funding campaigns against Tea Party candidates who supported government shutdowns. This shift marked a change in strategy from supporting the Tea Party to opposing it when its actions negatively impacted business interests.</text:span></text:p>
        </text:list-item>
        <text:list-item>
          <text:p text:style-name="P20"><text:span text:style-name="Strong_20_Emphasis"><text:span text:style-name="T3">2014 Midterm Elections</text:span></text:span><text:span text:style-name="T3">: Corporate groups, including the US Chamber of Commerce, spent heavily in the 2014 midterms to repel conservative challenges and restore party establishment control. This visible corporate influence contributed to the political volatility </text:span><text:soft-page-break/><text:span text:style-name="T3">seen in the 2016 elections, including the rise of Bernie Sanders and Donald Trump.</text:span></text:p>
        </text:list-item>
        <text:list-item>
          <text:p text:style-name="P20"><text:span text:style-name="Strong_20_Emphasis"><text:span text:style-name="T3">Paul Ryan’s Speakership</text:span></text:span><text:span text:style-name="T3">: Paul Ryan succeeded Boehner as Speaker. Despite his alignment with corporate interests (93% legislation rating from the US Chamber), he faced opposition from the Freedom Caucus due to his advocacy for immigration reform, highlighting the complex dynamics between corporate wishes and ideological purity within the Republican Party.</text:span></text:p>
        </text:list-item>
        <text:list-item>
          <text:p text:style-name="P20"><text:span text:style-name="Strong_20_Emphasis"><text:span text:style-name="T3">Impact of Corporate Influence</text:span></text:span><text:span text:style-name="T3">: The constant shifts in political investments by the business world create unpredictable campaigns and legislative landscapes. Government shutdowns, driven by these factions, are disruptive and costly, injecting uncertainty into global financial markets.</text:span></text:p>
        </text:list-item>
      </text:list>
      <text:p text:style-name="P3">In summary, the text illustrates how wealthy social elements and concentrated markets exert significant influence over political events in the US, often leading to unintended consequences when their chosen representatives deviate from expected behaviors or priorities. This control is exercised through campaign funding, lobbying, and strategic shifts in political support, highlighting the <text:soft-page-break/>complex interplay between corporate interests and democratic processes.</text:p>
      <text:p text:style-name="P3">The text discusses the historical relationship between developed countries, particularly the US, and developing nations, often referred to as the Third World or Global South. This relationship is characterized by a legacy of colonialism and imperialism spanning half a millennium, where Western powers exploited resources, established captive markets, and used these regions as chess pieces in their geopolitical competition.</text:p>
      <text:p text:style-name="P3">The Old World Order, primarily involving European powers like Britain, France, Spain, Portugal, Holland, Italy, Belgium, and Germany, was marked by direct conquest and occupation of lands across the globe. They used advanced technology for violence and relied on claims of enlightenment and upliftment to justify their actions, much like modern neoliberal capitalism’s justifications for global inequality.</text:p>
      <text:p text:style-name="P3">As Europe industrialized and the US rose as a dominant economic and military power post-World War II, the methods of control shifted from direct colonization to more subtle forms of economic exploitation. The US became the primary player in this new configuration, often through heavy investments, overthrowing governments that <text:soft-page-break/>threatened private property interests, and pursuing a neocolonial, neomercantilist policy.</text:p>
      <text:p text:style-name="P3">In Latin America, for instance, US businesses surpassed UK investments by the 1920s, buying significant shares of local capital and productive assets, eventually dominating these regions economically. The pattern was similar in the Middle East: Britain created new countries like Iraq, Syria, and Lebanon post-WWI, installing puppet rulers and using force to suppress uprisings. After WWII, US power eclipsed European influence, continuing policies of installing strongmen and supporting friendly regimes, often for access to oil reserves.</text:p>
      <text:p text:style-name="P3">These relationships were not solely about political control; they also involved selling large volumes of weapons to these nations. For example, the Saudi Arabian royal family, despite widespread poverty among its citizens, purchased extensive military equipment from Western countries. Similarly, Saddam Hussein was an important US ally during his worst human rights abuses, receiving weapons and support against Iran until becoming a public enemy after invading Kuwait in 1990.</text:p>
      <text:p text:style-name="P3">The text suggests that this history of exploitation undermines the notion that political freedom results from economic freedom in market systems. It argues that the value placed on human life in these <text:soft-page-break/>concentrated capital systems is evident in their treatment of developing nations, where resource extraction and cheap labor have often taken precedence over human rights or democratic principles.</text:p>
      <text:p text:style-name="P3">The passage discusses the historical role of Western powers, particularly the United States, in shaping global politics and conflicts in the Middle East, with a focus on Saudi Arabia’s influence.</text:p>
      <text:list text:style-name="L17">
        <text:list-item>
          <text:p text:style-name="P21"><text:span text:style-name="Strong_20_Emphasis"><text:span text:style-name="T3">Saudi Arabia’s Role</text:span></text:span><text:span text:style-name="T3">: The text highlights how Saudi Arabia, despite its close ties to the U.S., has been implicated in funding extremist groups and propagating Wahhabism, a fundamentalist form of Islam. Fifteen of the nineteen 9/11 hijackers were Saudi, and Osama bin Laden came from the Saudi elite. Post-9/11 U.S. documents suggest significant financial support for al-Qaeda and jihadi groups from Saudi Arabia and other Gulf monarchies. The spread of Wahhabism, funded by Saudi Arabia, has led to sectarian strife between Sunni and Shia in various countries.</text:span></text:p>
        </text:list-item>
        <text:list-item>
          <text:p text:style-name="P21"><text:span text:style-name="Strong_20_Emphasis"><text:span text:style-name="T3">Impact on Middle Eastern Conflicts</text:span></text:span><text:span text:style-name="T3">: This influence is seen as a significant factor in the Iraqi and Syrian civil wars. The passage suggests that while Western concerns about these conflicts only escalated when refugees flooded </text:span><text:soft-page-break/><text:span text:style-name="T3">into Europe, the roots of these conflicts are deeply entrenched in historical colonialism and neocolonialism. The text also points out that the Islamic State (ISIS) did not arise in isolation but was facilitated by U.S., European, and regional allies who sustained the Syrian conflict beyond the point where Assad’s fall seemed unlikely.</text:span></text:p>
        </text:list-item>
        <text:list-item>
          <text:p text:style-name="P21"><text:span text:style-name="Strong_20_Emphasis"><text:span text:style-name="T3">Critique of Western Narratives</text:span></text:span><text:span text:style-name="T3">: The passage critiques traditional Western narratives about the Middle East’s failure to modernize or build stable democracies, arguing that such views overlook the legacy of colonial control and violence. It points out the irony in these narratives, which often ignore or downplay the role of Western powers in destabilizing the region for their own interests.</text:span></text:p>
        </text:list-item>
        <text:list-item>
          <text:p text:style-name="P21"><text:span text:style-name="Strong_20_Emphasis"><text:span text:style-name="T3">Broader Historical Context</text:span></text:span><text:span text:style-name="T3">: The text extends this critique to a broader context, suggesting that the core capitalist countries of Europe and the U.S. have historically been opposed to genuine democracy and freedom, except for the hegemony of large-scale property owners. It cites examples like the overthrow of Congo’s first post-independence prime minister Patrice Lumumba with U.S. support and the 1964 Brazilian military coup supported by the Kennedy </text:span><text:soft-page-break/><text:span text:style-name="T3">administration due to perceived leftist tendencies in the Goulart government.</text:span></text:p>
        </text:list-item>
        <text:list-item>
          <text:p text:style-name="P21"><text:span text:style-name="Strong_20_Emphasis"><text:span text:style-name="T3">Perception of Elites</text:span></text:span><text:span text:style-name="T3">: The passage transitions to discuss how average people worldwide often feel disempowered, subject to the influence of powerful global elites. It criticizes conservative discourse for focusing on narrow definitions of elite (e.g., coastal big-city elites, government bureaucrats) while largely ignoring economic and corporate elites. The text argues that the most pervasive and limitless form of power is that of money and capital, which can overrule local authorities, national governments, or even influence international conflicts through economic leverage.</text:span></text:p>
        </text:list-item>
      </text:list>
      <text:p text:style-name="P3">In essence, the passage presents a critical view of Western historical involvement in the Middle East and beyond, arguing that such interventions have often served narrow national interests at the expense of genuine democracy and regional stability. It also underscores the broad spectrum of power, suggesting that economic elites wield significant global influence often overlooked in popular discourse.</text:p>
      <text:p text:style-name="P3">This text discusses the concept of power and influence, focusing on how different entities like <text:soft-page-break/>states, corporations, or individuals can manipulate information to sway public opinion. It argues that such concentrated power limits human freedom and often leads to privilege for those wielding it.</text:p>
      <text:p text:style-name="P3">The passage critiques certain media personalities (Hannity, Levin, Limbaugh) for focusing their obsessive criticism on specific elites, typically government figures or journalists leaning Democratic, while overlooking corporate and private power centers like megabanks, giant corporations, and wealthy families. It suggests this selectivity undermines the credibility of libertarian thought, which often claims to be skeptical of power but ignores threats from private sectors due to its economic interests.</text:p>
      <text:p text:style-name="P3">The text also delves into devolution, a political proposal to shift power from central governments (like the US federal government or European Union) to regional or local entities. While this can bring decision-making closer to the people and reduce federal influence, it overlooks the significant leverage held by large international corporations. These companies can manipulate state or national governments through capital mobility, creating a complex interplay of power dynamics.</text:p>
      <text:p text:style-name="P3">The author advises those frustrated with elites to consider the multifaceted nature of power and its <text:soft-page-break/>diverse sources. They suggest that efforts towards genuine freedom should not just target public sector entities but also scrutinize private power centers, fostering policies and social movements aimed at limiting all forms of undue influence for future generations’ benefit.</text:p>
      <text:p text:style-name="P3">The passage concludes by referencing various scholarly works and news articles to support its arguments. It cites sources discussing the economic interpretations of constitutional history, the role of corporate interests in shaping political landscapes, and the impact of power dynamics on societal issues like healthcare, food stamp programs, and disease response capabilities. These references further emphasize the pervasive influence of different power centers in contemporary society.</text:p>
      <text:p text:style-name="P3">The chapter discusses the concept of externalities in the context of market economies, focusing on the power dynamics related to decisions made by the present generation that impact future generations. Externalities refer to uncompensated costs or benefits resulting from an individual’s or organization’s actions that affect parties not directly involved in the transaction.</text:p>
      <text:p text:style-name="P3">Starting with conservative views, the chapter references prominent economists Milton Friedman and Friedrich Hayek. Both acknowledge the existence <text:soft-page-break/>of externalities, particularly environmental issues like pollution, but tend to downplay their significance or oppose government intervention to address them. The Friedmans’ stance is that while almost everything we do has some third-party effects, the burden of proof for limiting activities should lie with proponents of regulation. They argue against the precautionary principle, which suggests exercising caution before large-scale production or consumption of new commodities, as it may hinder commerce.</text:p>
      <text:p text:style-name="P3">The text criticizes this position by highlighting a few points:</text:p>
      <text:list text:style-name="L18">
        <text:list-item>
          <text:p text:style-name="P22">Friedman and Hayek acknowledge externalities’ existence but quickly move to minimize them and oppose government intervention. This stance ignores the difficulty in quantifying or proving their harmful effects on individuals.</text:p>
        </text:list-item>
        <text:list-item>
          <text:p text:style-name="P22">By claiming that public discussions about environmental issues are often emotionally driven, they engage in an emotion-driven debate themselves without citing scientific research or experts in public health.</text:p>
        </text:list-item>
        <text:list-item>
          <text:p text:style-name="P22">The chapter suggests that this approach ignores the growing body of scientific evidence on the environmental impacts of industrial <text:soft-page-break/>capitalism and dismisses potential government solutions without considering their benefits.</text:p>
        </text:list-item>
        <text:list-item>
          <text:p text:style-name="P23">The authors propose a reevaluation of market mechanisms’ performance in addressing imperfections, hinting at possible “surprises” related to global-scale failures due to these imperfections. This reference implies that externalities might be more severe and far-reaching than previously acknowledged.</text:p>
        </text:list-item>
      </text:list>
      <text:p text:style-name="P3">In summary, the chapter discusses how conservative economists like Friedman and Hayek recognize the existence of externalities but tend to downplay their significance, oppose government intervention, and dismiss scientific evidence on environmental issues. The chapter critiques this stance by highlighting its inconsistencies, lack of consideration for the precautionary principle, and disregard for potential global-scale failures resulting from unaddressed externalities.</text:p>
      <text:p text:style-name="P3">The text discusses various perspectives on the relationship between humanity, economy, and nature from different political ideologies, with a focus on the scale of externalities caused by our actions.</text:p>
      <text:list text:style-name="L19">
        <text:list-item>
          <text:p text:style-name="P24">Conservative View (Paul Collier): This view treats nature as a capital asset, to be managed responsibly but primarily for human benefit. <text:soft-page-break/>Collier argues that humans are custodians of natural resources and have an ethical obligation to pass on the equivalent value of natural assets to future generations. He asserts that natural resources only acquire value through technological discoveries and criticizes those advocating for conservation as being anti-industrial capitalism or driven by guilt from colonialism.</text:p>
        </text:list-item>
        <text:list-item>
          <text:p text:style-name="P24">Liberal Green View (Paul Hawken): This perspective acknowledges the destructive potential of business but suggests that sustainability can be achieved through relatively simple government regulations, like green taxes. Hawken criticizes the current economic system for granting large corporations political and economic power to externalize costs, which should be absorbed by the company. He also expects businesses to voluntarily reconfigure their models to accommodate conservation and pollution limitation, despite Wall Street pressure for profitability. However, he recognizes that concentrated economic power is a significant barrier to implementing such changes.</text:p>
        </text:list-item>
        <text:list-item>
          <text:p text:style-name="P24">Left-Wing View (John Bellamy Foster): This perspective questions the dominant concept of <text:soft-page-break/>human freedom as being rooted in technological domination and individual self-interest without regard for broader environmental or social consequences. Foster advocates for a human relationship with nature based on ‘freedom in general,’ which includes sharing in nature’s development within an organic community, rather than excluding others from genuine relations to nature.</text:p>
        </text:list-item>
      </text:list>
      <text:p text:style-name="P3">The text also emphasizes the importance of grounding environmental arguments in scientific consensus, pointing out that misinterpretations or lack of understanding of current research can lead to flawed discussions. It references ongoing debates among scientists about the Anthropocene – a proposed geological epoch characterized by significant human impact on Earth’s ecosystems and geology.</text:p>
      <text:p text:style-name="P3">Examples of smaller-scale unsustainable practices mentioned include overuse of groundwater in US plains states for agriculture, causing irreversible damage, and the collapse of Cerro Rico, a Bolivian mountain famous for its silver deposits, due to aggressive mining beyond sustainable levels.</text:p>
      <text:p text:style-name="P3">On larger scales, issues like mass extinction (large-scale species loss) and climate change are highlighted as critical challenges of the Anthropocene era – far exceeding local or <text:soft-page-break/>neighborhood impacts. These problems underscore the need for a reevaluation of our relationship with nature and economic systems in light of their global consequences.</text:p>
      <text:p text:style-name="P3">The text discusses the ongoing sixth mass extinction event, primarily driven by human activities during the Anthropocene era. This extinction is characterized by a rapid decline in biodiversity due to habitat destruction and other human-induced changes.</text:p>
      <text:list text:style-name="L20">
        <text:list-item>
          <text:p text:style-name="P25"><text:span text:style-name="Strong_20_Emphasis"><text:span text:style-name="T3">Habitat Destruction</text:span></text:span><text:span text:style-name="T3">: A significant portion of large carnivores (59%) and herbivores (60%) are listed as threatened with extinction on the IUCN Red List. Iconic species like gorillas, rhinos, and big cats are at risk. Forest ecosystems are also severely impacted by human development, with nearly 20% of remaining forests located within 100 meters of an edge, exposing them to severe environmental alterations. This fragmentation degrades forest ecosystems, reducing species persistence, richness, nutrient retention, and trophic dynamics.</text:span></text:p>
        </text:list-item>
        <text:list-item>
          <text:p text:style-name="P25"><text:span text:style-name="Strong_20_Emphasis"><text:span text:style-name="T3">Ocean Degradation</text:span></text:span><text:span text:style-name="T3">: Similar trends are evident in marine environments, with current ocean trends suggesting a rapid intensification of marine defaunation rates due to the industrialization of </text:span><text:soft-page-break/><text:span text:style-name="T3">oceans. Factors include overfishing, growing “dead zones,” plastic and chemical pollution, and increasing acidity.</text:span></text:p>
        </text:list-item>
        <text:list-item>
          <text:p text:style-name="P25"><text:span text:style-name="Strong_20_Emphasis"><text:span text:style-name="T3">Climate Change</text:span></text:span><text:span text:style-name="T3">: A key contributor to this extinction event is climate change, driven by human-induced greenhouse gas emissions from industry and agriculture. These gases trap heat in the Earth’s atmosphere, leading to global warming.</text:span></text:p>
        </text:list-item>
        <text:list-item>
          <text:p text:style-name="P25"><text:span text:style-name="Strong_20_Emphasis"><text:span text:style-name="T3">Scientific Consensus on Climate Change</text:span></text:span><text:span text:style-name="T3">: Despite public disputes, there is a strong consensus among climate scientists that human activities are causing recent global warming. Studies show that 90-100% of publishing climate scientists agree on this point.</text:span></text:p>
        </text:list-item>
        <text:list-item>
          <text:p text:style-name="P25"><text:span text:style-name="Strong_20_Emphasis"><text:span text:style-name="T3">Corporate Influence and Media Portrayal</text:span></text:span><text:span text:style-name="T3">: Despite internal recognition of climate change by energy companies, they have funded public denial campaigns to cast doubt on the scientific consensus. This has contributed to a misperception among the public about the extent of scientific agreement on human-caused climate change. The media, influenced by their corporate advertisers, often portray climate change as a political debate rather than settled science.</text:span></text:p>
        </text:list-item>
        <text:list-item>
          <text:p text:style-name="P25"><text:soft-page-break/><text:span text:style-name="Strong_20_Emphasis"><text:span text:style-name="T3">Economic Impacts</text:span></text:span><text:span text:style-name="T3">: The external costs of fossil fuel use, including impacts on public health and environmental damage, are estimated at $5 trillion annually by the IMF. Despite this, many corporations continue to deny or downplay climate change’s severity.</text:span></text:p>
        </text:list-item>
        <text:list-item>
          <text:p text:style-name="P25"><text:span text:style-name="Strong_20_Emphasis"><text:span text:style-name="T3">Insurance Industry Perspective</text:span></text:span><text:span text:style-name="T3">: The insurance industry, often viewed as a potential catalyst for broader recognition of climate change risks due to potential future payouts for related damages, has largely accepted the scientific consensus on human-caused global warming. However, they have not yet experienced significant, sustained losses directly attributable to climate change, so their public stance remains moderate.</text:span></text:p>
        </text:list-item>
      </text:list>
      <text:p text:style-name="P3">The text concludes by highlighting how corporate influence and media portrayal can shape public understanding of climate science, potentially delaying necessary action despite overwhelming scientific consensus. This misinformation has significant implications for addressing the climate crisis, which poses serious threats to biodiversity and could potentially undermine civilization as we know it.</text:p>
      <text:p text:style-name="P3">The text discusses the severe environmental challenges humanity faces due to climate change by <text:soft-page-break/>the year 2100, with a particular focus on its implications for human freedom and quality of life.</text:p>
      <text:list text:style-name="L21">
        <text:list-item>
          <text:p text:style-name="P26"><text:span text:style-name="Strong_20_Emphasis"><text:span text:style-name="T3">Temperature Rise</text:span></text:span><text:span text:style-name="T3">: The Intergovernmental Panel on Climate Change (IPCC) projects a global mean temperature increase ranging from 1 to 3.7 degrees Celsius by 2100 under “business as usual” emissions scenarios. This rise will lead to increased heat and decreased water availability, affecting plant growth and human habitability in certain regions. For instance, the Middle East might experience temperatures approaching critical thresholds, rendering outdoor life impossible during summer.</text:span></text:p>
        </text:list-item>
        <text:list-item>
          <text:p text:style-name="P26"><text:span text:style-name="Strong_20_Emphasis"><text:span text:style-name="T3">Agricultural Impact</text:span></text:span><text:span text:style-name="T3">: Despite a general increase in days above freezing globally (up to 7%), suitable growing days will decrease by up to 11%. Tropical areas could lose up to 200 plant-growing days annually due to extreme heat and water scarcity. This decline in plant growth significantly threatens food production, especially in regions susceptible to drought like the U.S. southwest.</text:span></text:p>
        </text:list-item>
        <text:list-item>
          <text:p text:style-name="P26"><text:span text:style-name="Strong_20_Emphasis"><text:span text:style-name="T3">Health Impact</text:span></text:span><text:span text:style-name="T3">: Rising temperatures can exacerbate health issues, particularly in already hot regions. For example, elevated temperatures could make outdoor life impossible </text:span><text:soft-page-break/><text:span text:style-name="T3">during summer in parts of the Middle East, impacting human habitability.</text:span></text:p>
        </text:list-item>
        <text:list-item>
          <text:p text:style-name="P26"><text:span text:style-name="Strong_20_Emphasis"><text:span text:style-name="T3">Sea-Level Rise</text:span></text:span><text:span text:style-name="T3">: The IPCC projects a sea-level rise of 0.4 to 0.63 meters by 2100. This increase poses severe risks for coastal and low-lying areas where most human civilization has developed, potentially displacing millions of people and causing significant economic losses.</text:span></text:p>
        </text:list-item>
        <text:list-item>
          <text:p text:style-name="P26"><text:span text:style-name="Strong_20_Emphasis"><text:span text:style-name="T3">Ocean Degradation</text:span></text:span><text:span text:style-name="T3">: Rising temperatures, acidification, and decreased oxygen levels will negatively impact marine life, including plankton - a crucial base of the marine food chain. Increased carbon dioxide (CO2) levels could lead to behavioral and neurological changes in sea animals, potentially affecting major fisheries.</text:span></text:p>
        </text:list-item>
        <text:list-item>
          <text:p text:style-name="P26"><text:span text:style-name="Strong_20_Emphasis"><text:span text:style-name="T3">Biodiversity Loss</text:span></text:span><text:span text:style-name="T3">: Climate change is one of the primary drivers of biodiversity loss, alongside human land-use change. Nonlinear interactions between various climate change factors can result in complex, unpredictable outcomes for ecosystems and species.</text:span></text:p>
        </text:list-item>
      </text:list>
      <text:p text:style-name="P3">In essence, these environmental changes could drastically reduce human freedom by limiting access to essential ecosystem services (like fresh air, water, food, and biodiversity), causing forced migration, economic losses, and health issues. The magnitude and <text:soft-page-break/>rapidity of these changes present unprecedented challenges for Earth’s ecosystems and human societies alike.</text:p>
      <text:p text:style-name="P3">The text discusses several critical environmental issues that threaten biodiversity and human freedom in the coming centuries due to climate change and its anthropogenic causes. Here’s a detailed summary:</text:p>
      <text:list text:style-name="L22">
        <text:list-item>
          <text:p text:style-name="P27"><text:span text:style-name="Strong_20_Emphasis"><text:span text:style-name="T3">Biodiversity Collapse</text:span></text:span><text:span text:style-name="T3">: A study published in Science projected that, without intervention, all currently existing species could collapse by mid-21st century. The model suggests that as biodiversity decreases, rates of resource depletion increase, recovery potential diminishes, ecosystems become less stable, and water quality worsens exponentially.</text:span></text:p>
        </text:list-item>
        <text:list-item>
          <text:p text:style-name="P27"><text:span text:style-name="Strong_20_Emphasis"><text:span text:style-name="T3">Ocean Acidification</text:span></text:span><text:span text:style-name="T3">: Rising CO2 levels from human activities dissolve into seawater, causing ocean acidification. This process threatens marine organisms with calcium carbonate shells or skeletons, such as starfish, clams, barnacles, and coral. The Great Barrier Reef is projected to be a dead rubble pile by 2050 due to this phenomenon.</text:span></text:p>
        </text:list-item>
        <text:list-item>
          <text:p text:style-name="P27"><text:span text:style-name="Strong_20_Emphasis"><text:span text:style-name="T3">Long-term Sea Level Rise</text:span></text:span><text:span text:style-name="T3">: Projections for sea level rise by 2100 are generally around a meter or less. However, long-term climate system </text:span><text:soft-page-break/><text:span text:style-name="T3">adjustments could lead to an order of magnitude higher (4.2-9.9 meters) if unabated carbon emissions continue until 2100. This would submerge land currently home to over 20 million people and impact several UNESCO World Heritage sites.</text:span></text:p>
        </text:list-item>
      </text:list>
      <text:p text:style-name="P3">The text emphasizes the connection between these environmental issues and human freedom, arguing that current generations’ actions limit future generations’ “positive freedom” - their ability to enjoy nature, access clean water, or engage with thriving ecosystems. It highlights how anthropogenic climate change can restrict the freedoms of future humans more severely than past historical restrictions on people’s liberties due to decisions made by previous generations.</text:p>
      <text:p text:style-name="P3">The essay also provides examples of how neoliberal economic policies might prioritize corporate interests over environmental protection, leading to disasters like the 2014 Elk River chemical spill in West Virginia. It suggests that future generations may view some of our current liberties as resembling the “unholy license” of slave owners, given the significant ecological “debts” we’re leaving for them to manage.</text:p>
      <text:p text:style-name="P3">The author concludes by suggesting that the next and final chapter should focus on ways to avoid <text:soft-page-break/>these catastrophic outcomes, implying a need for profound societal change towards sustainable practices and environmental protection.</text:p>
      <text:p text:style-name="P3">The text discusses the concept of democratic economic organization as a form of socialism, emphasizing that it prioritizes worker control over production and investment, which is often referred to as “economic democracy.” This model envisions workplaces where employees have access to information usually kept by management and are collectively responsible for decision-making processes. It also involves free association among different production units for efficient coordination and solidarity, which necessitates workers controlling the capital equipment and installations they use.</text:p>
      <text:p text:style-name="P3">The text argues that this form of socialism would lead to a freer society compared to contemporary capitalist systems. However, it acknowledges differences between this vision and historical examples of self-described “socialist” countries. The author asserts that such a system does not oppose expertise but rather questions the concentration of power in those with specialized knowledge.</text:p>
      <text:p text:style-name="P3">The text also critiques the right-wing perspective on socialism, which typically equates it with tyranny and total state control over the economy. Notable figures like Milton Friedman and Friedrich Hayek <text:soft-page-break/>have been quoted as claiming that socialism means the abolition of private enterprise, private ownership, and the introduction of a central planning body. These critics argue that socialism promises freedom from necessity—in other words, an equal distribution of wealth—which they view as a form of positive freedom, in conflict with their belief in negative freedom or freedom from coercion provided by the free market.</text:p>
      <text:p text:style-name="P3">The text contends that this right-wing critique fails because capitalism, too, is a system of power, concentrating wealth and influence in the hands of a few, thus failing to uphold the negative concept of freedom. It also points out that these critics rarely engage with actual socialist thought or the core principle of worker control over production and investment.</text:p>
      <text:p text:style-name="P3">The author further notes the right-wing preference for equality of opportunity over “equality of outcome,” interpreting the latter as a threat to liberty, which they argue is incompatible with their vision of freedom. This perspective, according to the text, disregards the historical context and motivations behind socialist movements, attributing them instead to jealousy and resentment.</text:p>
      <text:p text:style-name="P3">In essence, the text presents a socialist model characterized by democratic workplace governance, <text:soft-page-break/>free association among production units, and solidarity, arguing that this system would promote greater freedom compared to capitalism. It also critiques right-wing views on socialism as misrepresentative and ideologically driven, often disregarding actual socialist principles in favor of strawman arguments.</text:p>
      <text:p text:style-name="P3">The text discusses various perspectives on socialism, with a particular emphasis on the concept of “economic democracy” or workforce control over capital and investment. This interpretation of socialism is not uniformly authoritarian or centralized, but rather encompasses a spectrum of ideas from anarchist to more traditional Marxist views.</text:p>
      <text:list text:style-name="L23">
        <text:list-item>
          <text:p text:style-name="P28"><text:span text:style-name="Strong_20_Emphasis"><text:span text:style-name="T3">Economic Democracy/Worker Control</text:span></text:span><text:span text:style-name="T3">: The core idea here is that workers, either individually or collectively through democratic bodies, should control the means of production. This model aims at eliminating class distinctions and power imbalances, ensuring that no single entity holds significant sway over others. It’s characterized by a focus on worker-managed enterprises and decision-making processes rooted in grassroots organization.</text:span></text:p>
        </text:list-item>
        <text:list-item>
          <text:p text:style-name="P28"><text:soft-page-break/><text:span text:style-name="Strong_20_Emphasis"><text:span text:style-name="T3">Anarchist Socialism</text:span></text:span><text:span text:style-name="T3">: This strain of socialism, exemplified by thinkers like Daniel Guerin, advocates for a highly organized society without hierarchical structures or authorities. It envisions a system where economic and political power are abolished in favor of direct democracy, with workers controlling their workplaces through self-management.</text:span></text:p>
        </text:list-item>
        <text:list-item>
          <text:p text:style-name="P28"><text:span text:style-name="Strong_20_Emphasis"><text:span text:style-name="T3">Libertarian Socialism</text:span></text:span><text:span text:style-name="T3">: This variant, as described by Guerin, is closely aligned with anarchist socialism but focuses on the liberty aspect more explicitly. It seeks to eliminate not just economic exploitation, but all forms of authority and hierarchy, aiming for a society where individuals freely collaborate and make decisions affecting their lives and work.</text:span></text:p>
        </text:list-item>
        <text:list-item>
          <text:p text:style-name="P28"><text:span text:style-name="Strong_20_Emphasis"><text:span text:style-name="T3">Marxist Socialism</text:span></text:span><text:span text:style-name="T3">: This is a broader category that includes both democratic and authoritarian interpretations. Early Marxists like Rosa Luxemburg emphasized the importance of mass organization, direct action, and economic democracy. They saw the state withering away after the abolition of capitalist relations.</text:span></text:p>
        </text:list-item>
        <text:list-item>
          <text:p text:style-name="P28"><text:span text:style-name="Strong_20_Emphasis"><text:span text:style-name="T3">Leninism</text:span></text:span><text:span text:style-name="T3">: Vladimir Lenin’s brand of socialism diverged significantly from these principles once he gained power in Russia. He advocated for a </text:span><text:soft-page-break/><text:span text:style-name="T3">vanguard party to lead the revolution and a centralized state to manage the economy, arguing that the masses needed to be guided by intellectual elites. This shift towards authoritarian control is often criticized by other socialists as a deviation from true socialist principles of broad participation and worker empowerment.</text:span></text:p>
        </text:list-item>
      </text:list>
      <text:p text:style-name="P3">The text also underscores the diversity within socialist thought, warning against overly rigid definitions or prescriptive blueprints for future social structures. Instead, it suggests an experimental approach, encouraging different communities to try various models of worker control and economic democracy, learning and evolving through practice rather than theoretical absolutes.</text:p>
      <text:p text:style-name="P3">The spiritual component often associated with this brand of socialism involves fostering a shift in consciousness among the working class – empowering individuals to see themselves as active contributors to both the physical labor and intellectual aspects of economic life, rather than passive order-takers. This transformation is seen as crucial for realizing true socialist ideals.</text:p>
      <text:p text:style-name="P3"><text:soft-page-break/>The text discusses several historical figures who have advocated for socialist ideas or been critical of capitalism, often overlooked by mainstream media.</text:p>
      <text:list text:style-name="L24">
        <text:list-item>
          <text:p text:style-name="P29">Albert Einstein, known for his theory of relativity, was a critic of capitalism. In 1949, he wrote an essay in Monthly Review advocating for a socialist economy to address the “intolerable tyranny of owners of means of production.” He believed that private capital leads to concentration and control by a few, making it difficult for workers to make intelligent use of their political rights.</text:p>
        </text:list-item>
        <text:list-item>
          <text:p text:style-name="P29">Martin Luther King Jr., celebrated for his civil rights activism, was also a proponent of socialist ideas. His radical views on economic power were often downplayed in favor of his role in the civil rights movement. In 1964, he expressed admiration for Scandinavia’s democratic socialist tradition and later, while imprisoned in Selma, Alabama, stated that real equality could only be achieved through a “modified form of socialism.”</text:p>
        </text:list-item>
        <text:list-item>
          <text:p text:style-name="P29">Mahatma Gandhi, a leader in India’s struggle for independence from British rule, had conflicting views on socialism. While he criticized the world capitalist system and imperialism, he did not support the key socialist goal of redistributing <text:soft-page-break/>productive property. However, he emphasized workers’ strength and ability to challenge capital if they understood their collective power.</text:p>
        </text:list-item>
        <text:list-item>
          <text:p text:style-name="P29">George Orwell, famous for his anti-totalitarian works like “Animal Farm” and “1984,” was a democratic socialist. He wrote against totalitarianism and advocated for a form of socialism involving common ownership of means of production, approximate income equality, political democracy, and the abolition of hereditary privilege.</text:p>
        </text:list-item>
        <text:list-item>
          <text:p text:style-name="P29">Malala Yousafzai, a Pakistani activist for girls’ education, has also expressed support for socialism. Despite her global fame and meeting with U.S. President Obama, her participation in Marxist summer schools and calls for a socialist solution to oppression are often overlooked by Western media.</text:p>
        </text:list-item>
      </text:list>
      <text:p text:style-name="P3">The text also criticizes the common argument from the political right that socialism leads to dictatorship or failure, using the Soviet Union as an example. It argues this comparison is unscientific and misleading due to vast differences between the economic conditions of the U.S. and the Soviet Union, including historical events like World War II. The <text:soft-page-break/>text suggests that such comparisons are more politically motivated than scientifically sound.</text:p>
      <text:p text:style-name="P3">Furthermore, it highlights how mainstream educational systems often sanitize historical figures’ radical socialist views, contributing to a distorted public understanding of these influential individuals and their ideas.</text:p>
      <text:p text:style-name="P3">The text presents a critical analysis of the historical interpretation of socialism, contrasting it with the realities of Soviet Union under Stalin’s rule. Noam Chomsky’s essay “The Soviet Union Versus Socialism” is referenced as a key point of view.</text:p>
      <text:p text:style-name="P3">Chomsky argues that genuine socialism entails “mastery over production by the producers,” or in simpler terms, workers’ control over the means of production leading to collective ownership and liberation from exploitation. He contends, however, that Lenin’s brand of governance in Soviet Russia was far from this socialist ideal.</text:p>
      <text:p text:style-name="P3">Lenin’s establishment of the Supreme Council of National Economy, according to Chomsky, signaled a departure from socialist principles. This council centralized economic planning and control away from worker ownership, instead placing it under state authority. Chomsky asserts that Lenin and Trotsky <text:soft-page-break/>essentially “destroyed every vestige of socialism” in Russia.</text:p>
      <text:p text:style-name="P3">The essay underscores the distinction between a centrally planned economy—a feature of Soviet Union—and genuine socialism. It notes that Albert Einstein recognized that a planned economy does not equate to socialism, as it could still lead to individual enslavement. George Orwell similarly cautioned against associating Russia’s authoritarian regime with the original socialist ideal.</text:p>
      <text:p text:style-name="P3">The text also critiques the contemporary use of the term ‘socialism’ in various political parties worldwide, particularly those in Western Europe advocating for mild reforms within neoliberal capitalism rather than worker control over production. Despite these ‘social democratic’ parties providing essential services like education and healthcare funded through taxation, Chomsky argues they do not fundamentally challenge private property or the power of the owning class—a core requirement for socialism.</text:p>
      <text:p text:style-name="P3">The essay points out that many self-proclaimed socialist parties, such as those associated with the Socialist International, often incorporate members who advocate policies contrary to genuine socialist principles, like austerity measures. This illustrates how the term ‘socialism’ has been cynically used by <text:soft-page-break/>various regimes for propaganda purposes, diluting its true meaning.</text:p>
      <text:p text:style-name="P3">In summary, Chomsky’s essay highlights the stark contrast between the Soviet Union under Stalin and authentic socialist principles. It underscores that while some parties claim the socialist label, they often fall short of advocating for worker control over production—a cornerstone of genuine socialism. The text also warns against conflating centrally planned economies with socialism and cautions about the cynical use of socialist terminology by authoritarian regimes to legitimize their rule.</text:p>
      <text:p text:style-name="P3">The text discusses the historical and contemporary challenges faced by developing nations, often referred to as the “Global South,” following colonialism and neoliberal economic policies.</text:p>
      <text:list text:style-name="L25">
        <text:list-item>
          <text:p text:style-name="P30"><text:span text:style-name="Strong_20_Emphasis"><text:span text:style-name="T3">Historical Context</text:span></text:span><text:span text:style-name="T3">: The narrative begins by critiquing the approach of developed countries, particularly those in the G7 (now G8 or G20), towards aiding economically disadvantaged nations. Instead of direct development aid, these countries have advocated for free trade, foreign investment, and stringent debt policies. This approach was rejected by many developing nations who sought more substantial support, such as capital grants, fairer prices for raw </text:span><text:soft-page-break/><text:span text:style-name="T3">materials, and technology transfer – policies reminiscent of the industrialization strategies used by Northern countries in their own development.</text:span></text:p>
        </text:list-item>
        <text:list-item>
          <text:p text:style-name="P30"><text:span text:style-name="Strong_20_Emphasis"><text:span text:style-name="T3">Neoliberal Policies</text:span></text:span><text:span text:style-name="T3">: The neoliberal model, promoting free trade and minimal government intervention, has been widely implemented in the Global South since the 1980s. This approach is criticized for not adequately addressing poverty. Despite lower death rates due to improved healthcare (largely limited to vaccination programs), high birth rates persist in many developing countries, contributing to rapid population growth, particularly in Sub-Saharan Africa.</text:span></text:p>
        </text:list-item>
        <text:list-item>
          <text:p text:style-name="P30"><text:span text:style-name="Strong_20_Emphasis"><text:span text:style-name="T3">Urbanization Crisis</text:span></text:span><text:span text:style-name="T3">: The text highlights the explosive growth of mega-slums in the Global South, a phenomenon distinct from the urbanization patterns experienced by industrialized nations during their own development. This rapid urbanization is often characterized by poor sanitation infrastructure, leading to “living in shit” conditions – a stark contrast with the sanitation systems established in Northern cities during their Industrial Revolution. The lack of proper waste management systems can be traced back to colonial </text:span><text:soft-page-break/><text:span text:style-name="T3">rule, where European powers typically refused to invest in modern sanitation for native areas.</text:span></text:p>
        </text:list-item>
        <text:list-item>
          <text:p text:style-name="P30"><text:span text:style-name="Strong_20_Emphasis"><text:span text:style-name="T3">Industrial Exploitation</text:span></text:span><text:span text:style-name="T3">: The narrative also touches upon the precarious working conditions and low wages in industries within these developing countries. For instance, Bangladesh’s garment industry, a significant global exporter, was highlighted by the 2013 Rana Plaza factory collapse that killed over a thousand workers. Despite safety inspections, management pressured workers to return to a clearly dangerous building. The text suggests that unionization could have potentially prevented this tragedy. However, factory owners often wield significant political power and have been accused of violence against unionizing workers.</text:span></text:p>
        </text:list-item>
        <text:list-item>
          <text:p text:style-name="P30"><text:span text:style-name="Strong_20_Emphasis"><text:span text:style-name="T3">Automation Dilemma</text:span></text:span><text:span text:style-name="T3">: Finally, the passage discusses the irony of automation in a capitalist system. While automation can increase efficiency, it often displaces human labor without guaranteeing new job opportunities or effective retraining programs, exacerbating unemployment and economic instability. This issue is illustrated with examples like self-driving trucks in mining operations and automated systems reducing the need for longshoremen at ports.</text:span></text:p>
        </text:list-item>
      </text:list>
      <text:p text:style-name="P3"><text:soft-page-break/>In essence, the text argues that while developed nations have historically used protectionist policies during their own development, they now advocate for free trade and minimal support to developing countries. This approach, coupled with neoliberal economic policies, is criticized for failing to adequately address poverty, health crises, and poor working conditions in the Global South. Instead, it contributes to rapid urbanization, unregulated industrial practices, and widening wealth disparities, often leading to dire living conditions in mega-slums. The text concludes by noting that automation, a hallmark of capitalist efficiency, can also lead to job displacement without assured solutions for affected workers.</text:p>
      <text:p text:style-name="P3">This passage discusses the potential impact of automation on jobs and its societal implications under capitalism.</text:p>
      <text:p text:style-name="P3">The text begins by noting a prediction from a research agency and an academic forecast that around one-third of current jobs could be automated within a decade, and half in two decades. This level of automation is projected to bring about significant changes to the human condition, particularly negative ones under capitalism, as it would likely lead to mass unemployment, disappointment, and forced relocations due to job losses.</text:p>
      <text:p text:style-name="P3"><text:soft-page-break/>The author argues that while such automation could theoretically lead to a utopia with reduced arduous labor in a sensible economic system, under the existing capitalist framework, it results in job losses and substantial life upheavals for many people worldwide. The irony is highlighted—that despite increased productivity, workers’ real wages have not risen since the 1970s under neoliberal capitalism.</text:p>
      <text:p text:style-name="P3">The piece then turns to the potential of modern information systems in facilitating a democratically run economy. However, it cautions that as long as these systems remain privately owned, they will likely be used for profit—similar to how social media platforms operate. Users may not realize they are the product being sold to advertisers in exchange for their data and attention. This digital transformation is seen as creating shallow social connections and limiting meaningful discourse.</text:p>
      <text:p text:style-name="P3">Despite these grim prospects, the author encourages resistance to despair, pointing out that historical events like the Arab Spring or Occupy Movement were unexpected. They argue that fear of job loss could be alleviated through democratic control of the economy, which would prevent outsourcing and the anxiety it breeds.</text:p>
      <text:p text:style-name="P3">The passage references historical figures like Frederick Douglass to emphasize the ongoing <text:soft-page-break/>necessity for struggle in the pursuit of freedom and justice. It suggests that people should channel their energy into social and economic activism rather than advocating for a “libertarian” world that would only further entrench the power of wealthy elites. Instead, individuals are encouraged to form groups focused on environmental activism, reading and discussion clubs, or labor unions—actions that could potentially lead towards an alternative system of free, democratic socialism.</text:p>
      <text:p text:style-name="P3">The text concludes with a call for action against the current downward trajectory of global conditions, urging people to engage in social and economic activism to create positive change. This vision includes a society free from the domination of wealth, potentially offering spiritual transformation through economic freedom and equality.</text:p>
      <text:p text:style-name="P3">The text provided is a description of Zero Books, an imprint of John Hunt Publishing, focusing on Culture, Society &amp; Politics. Here’s a detailed explanation:</text:p>
      <text:list text:style-name="L26">
        <text:list-item>
          <text:p text:style-name="P31"><text:span text:style-name="Strong_20_Emphasis"><text:span text:style-name="T3">Mission Statement</text:span></text:span><text:span text:style-name="T3">: The mission of Zero Books is to promote critical and engaged theoretical reflection in a culture that has largely eliminated the concept of intellectuals. They aim </text:span><text:soft-page-break/><text:span text:style-name="T3">to provide an alternative discourse that is intellectual without being academic, popular without being populist. They believe such critical thinking is essential in today’s consensual, unthinking society.</text:span></text:p>
        </text:list-item>
        <text:list-item>
          <text:p text:style-name="P31"><text:span text:style-name="Strong_20_Emphasis"><text:span text:style-name="T3">Book Recommendations</text:span></text:span><text:span text:style-name="T3">: The text lists several bestsellers from Zero Books:</text:span></text:p>
          <text:list>
            <text:list-item>
              <text:p text:style-name="P32">“<text:span text:style-name="T2">In the Dust of This Planet” by Eugene Thacker: Part of a series on the Horror of Philosophy, this book uses horror as a lens to explore the unthinkable.</text:span></text:p>
            </text:list-item>
            <text:list-item>
              <text:p text:style-name="P32">“<text:span text:style-name="T2">Capitalist Realism” by Mark Fisher: An analysis of how capitalism has presented itself as the only realistic political-economic system.</text:span></text:p>
            </text:list-item>
            <text:list-item>
              <text:p text:style-name="P32">“<text:span text:style-name="T2">Rebel Rebel” by Chris O’Leary: A comprehensive book on David Bowie’s song discography.</text:span></text:p>
            </text:list-item>
            <text:list-item>
              <text:p text:style-name="P32">“<text:span text:style-name="T2">Cartographies of the Absolute” by Alberto Toscano and Jeś Kinkle: An exploration of an aesthetics of the economy for the 21st century.</text:span></text:p>
            </text:list-item>
            <text:list-item>
              <text:p text:style-name="P32">“<text:span text:style-name="T2">Malign Velocities” by Benjamin Noys: Argues against the need for speed, tracking acceleration as a symptom of capitalism’s crises.</text:span></text:p>
            </text:list-item>
            <text:list-item>
              <text:p text:style-name="P32"><text:soft-page-break/>“<text:span text:style-name="T2">Meat Market: Female Flesh Under Capitalism” by Laurie Penny: A feminist critique of women’s bodies in a capitalist system where they are both consumers and consumed.</text:span></text:p>
            </text:list-item>
            <text:list-item>
              <text:p text:style-name="P32">“<text:span text:style-name="T2">Poor but Sexy: Culture Clashes in Europe East and West” by Agata Pyzik: Examines how the East retained its identity despite capitalist influence, contrasting it with the West’s preservation of its own culture.</text:span></text:p>
            </text:list-item>
            <text:list-item>
              <text:p text:style-name="P32">“<text:span text:style-name="T2">Romeo and Juliet in Palestine: Teaching Under Occupation” by Tom Sperlinger: A look at life in the West Bank, the nature of pedagogy under occupation, and the role of a university in such circumstances.</text:span></text:p>
            </text:list-item>
            <text:list-item>
              <text:p text:style-name="P32">“<text:span text:style-name="T2">Sweetening the Pill: or How We Got Hooked on Hormonal Birth Control” by Holly Grigg-Spall: A critique of hormonal contraception, questioning whether it has liberated or oppressed women.</text:span></text:p>
            </text:list-item>
            <text:list-item>
              <text:p text:style-name="P32">“<text:span text:style-name="T2">Why Are We The Good Guys?” by David Cromwell: A challenge to the standard ideology that Western power is a benevolent force in the world.</text:span></text:p>
            </text:list-item>
          </text:list>
        </text:list-item>
        <text:list-item>
          <text:p text:style-name="P31"><text:span text:style-name="Strong_20_Emphasis"><text:span text:style-name="T3">Purchase and Availability</text:span></text:span><text:span text:style-name="T3">: Most of these books are available in both paperback and ebook formats. Paperbacks can be found in traditional </text:span><text:soft-page-break/><text:span text:style-name="T3">bookstores, while digital versions can be purchased or viewed online through live links provided on the publisher’s website (http://www.johnhuntpublishing.com/culture-and-politics).</text:span></text:p>
        </text:list-item>
        <text:list-item>
          <text:p text:style-name="P31"><text:span text:style-name="Strong_20_Emphasis"><text:span text:style-name="T3">Publisher Information</text:span></text:span><text:span text:style-name="T3">: Zero Books is an imprint of John Hunt Publishing. Followers can connect with them on Facebook at https://www.facebook.com/ZeroBooks and Twitter at https://twitter.com/Zer0Books for updates and news.</text:span></text:p>
        </text:list-item>
      </text:list>
      <text:h text:style-name="P33" text:outline-level="3"><text:bookmark text:name="bit-tyrants---rob-larson"/>02 - Bit Tyrants - Rob Larson</text:h>
      <text:p text:style-name="P3">The text introduces the book “Bitatorship” by Rob Larson, which critically examines the influence and power of Big Tech corporations, specifically focusing on Apple, Microsoft, Amazon, Google (Alphabet), and Facebook. The author argues that despite widespread praise for their innovative products and services, these tech giants have amassed immense control over various aspects of modern life, including work, commerce, and social interaction.</text:p>
      <text:p text:style-name="P3">Larson contends that these companies’ dominance is not merely a result of superior technology or customer satisfaction but rather an outcome of economic phenomena known as “network effects.” Network effects refer to the increasing value of a product <text:soft-page-break/>or service as more people use it. This principle applies to markets like telephone networks, web search engines, and social media platforms. The first company to gain a significant number of users in such a market often attracts even more users, leading to rapid growth and eventual dominance.</text:p>
      <text:p text:style-name="P3">The author highlights that this monopolistic tendency is exacerbated by “lock-in,” a barrier to entry that makes it costly for users to switch platforms. For instance, moving from an Apple device to an Android one involves transferring large amounts of personal data and dealing with app unavailability, creating a significant deterrent.</text:p>
      <text:p text:style-name="P3">The text further mentions that the CEOs of these tech giants were aware of network economics when they started their companies or early in their development. This awareness underscores how these corporations strategically leveraged this economic principle to achieve and maintain their dominant market positions.</text:p>
      <text:p text:style-name="P3">In essence, Larson’s book aims to scrutinize the profound impact these tech monopolies have on society, challenging the conventional view of them as benevolent innovators. Instead, he presents them as powerful institutions that have reshaped our lives and economy, often to their advantage, with little choice for individuals or smaller competitors. <text:soft-page-break/>The book seeks to explore these influential entities and their implications for capitalism and society at large.</text:p>
      <text:p text:style-name="P3">The passage discusses the historical parallels between the dominance of tech giants like Facebook, Amazon, Google (collectively known as Big Tech), and past network monopolies such as railroad companies during the Gilded Age. The author argues that these modern tech titans, including their CEOs, are akin to power-hungry capitalists of the 19th century, exploiting “network effects” for their benefit and amassing monopolistic control over their respective sectors.</text:p>
      <text:p text:style-name="P3">Network Effects: This economic concept refers to the phenomenon where a product or service becomes more valuable as more people use it. In other words, each additional user enhances the service’s value, leading to a self-reinforcing cycle of growth. Examples include instant messaging, AOL, the Internet, and telephones, which all gained prominence due to network effects. Similarly, Facebook, Windows (Microsoft), and Google have capitalized on this principle, fostering an exponential increase in users that strengthened their services and created formidable barriers to entry for competitors.</text:p>
      <text:p text:style-name="P3">Monopolistic Dominance: The author contends that Big Tech companies enjoy monopolies due to network <text:soft-page-break/>effects, which allow them to dominate their industries with little resistance from new entrants. Microsoft’s Windows, for instance, became an industry standard because of the large number of compatible applications developed by developers attracted to its user base, creating a “moat” that protected its operating system business and led to immense growth.</text:p>
      <text:p text:style-name="P3">Historical Parallels: The author draws comparisons between today’s tech monopolies and historical network monopolies like railroad companies during the Gilded Age (late 1800s). He points out similarities in their strategies, such as buying up smaller competitors or creating barriers to entry through control of essential infrastructure. For example, J.P. Morgan attempted to “Morganize” steel by acquiring Andrew Carnegie’s companies, while Google recently withheld YouTube from Amazon’s smart speakers in response to a business dispute.</text:p>
      <text:p text:style-name="P3">Power and Influence: Despite the celebration of tech CEOs like Steve Jobs and Mark Zuckerberg, the author argues that their influence is overstated. He asserts that basic research and infrastructure, which underpin modern technology, were primarily funded by government and university investments during the Cold War, not private sector giants.</text:p>
      <text:p text:style-name="P3">The book aims to critically examine Big Tech’s power dynamics, beginning with an analysis of network <text:soft-page-break/>effects and their role in creating monopolies. Subsequent chapters will focus on individual companies like Microsoft, Apple, Amazon, Google, and Facebook, highlighting their exploitation of network effects for dominance and the negative consequences resulting from their market positions. The author also references historical parallels with railroad tycoons to emphasize that today’s tech giants exhibit comparable levels of economic influence and monopolistic practices as past industrial barons.</text:p>
      <text:p text:style-name="P3">The chapter discusses the origins of tech monopolies through the lens of network effects, a phenomenon where the value of a service increases as more people use it. This concept is crucial to understanding why the digital markets, such as those for telecommunications and the internet, tend to be dominated by a few large corporations.</text:p>
      <text:list text:style-name="L27">
        <text:list-item>
          <text:p text:style-name="P34"><text:span text:style-name="Strong_20_Emphasis"><text:span text:style-name="T3">Network Effects</text:span></text:span><text:span text:style-name="T3">: These are inherent to networked services, where the value of the service grows with the number of users. For instance, when you join a phone network or sign up for an online platform, your participation makes the service slightly more valuable to everyone else on that network due to increased potential connections. This positive feedback loop encourages growth and can lead to monopolies.</text:span></text:p>
        </text:list-item>
        <text:list-item>
          <text:p text:style-name="P34"><text:soft-page-break/><text:span text:style-name="Strong_20_Emphasis"><text:span text:style-name="T3">Monopoly Tendencies</text:span></text:span><text:span text:style-name="T3">: Network effects, coupled with economies of scale (where larger companies can produce goods or services at lower costs per unit), create strong incentives for these industries to consolidate into a few dominant players. Early success breeds more users, which in turn attracts even more users, creating a self-reinforcing cycle of growth.</text:span></text:p>
        </text:list-item>
        <text:list-item>
          <text:p text:style-name="P34"><text:span text:style-name="Strong_20_Emphasis"><text:span text:style-name="T3">Microsoft as an Example</text:span></text:span><text:span text:style-name="T3">: Microsoft’s Windows operating system is cited as a classic case. Its early adoption by IBM for PC models led to its popularity among software developers because it provided access to the largest potential user base. This, in turn, attracted more users to Windows, reinforcing its dominance and making it difficult for competitors to challenge its position.</text:span></text:p>
        </text:list-item>
        <text:list-item>
          <text:p text:style-name="P34"><text:span text:style-name="Strong_20_Emphasis"><text:span text:style-name="T3">Network Structure</text:span></text:span><text:span text:style-name="T3">: Albert-László Barabási’s work on network science highlights that many digital networks follow a “scale-free” structure, where most nodes have few connections, while a few become massive hubs with many links. This is exemplified by the internet, where a handful of sites like Google, Facebook, and Amazon dominate traffic due to their vast </text:span><text:soft-page-break/><text:span text:style-name="T3">numbers of users and connections to other websites.</text:span></text:p>
        </text:list-item>
        <text:list-item>
          <text:p text:style-name="P34"><text:span text:style-name="Strong_20_Emphasis"><text:span text:style-name="T3">Preferential Attachment</text:span></text:span><text:span text:style-name="T3">: A key aspect of how these networks evolve is “preferential attachment,” a phenomenon where new nodes tend to connect to existing nodes with many connections. This creates an advantage for more established, popular nodes, leading to a “rich-get-richer” dynamic. Google’s superior search algorithm, developed partly through public institutions like Stanford University, is given as an example of how inherent value (fitness) can also contribute to becoming a hub node.</text:span></text:p>
        </text:list-item>
      </text:list>
      <text:p text:style-name="P3">The chapter suggests that these dynamics—network effects, economies of scale, and preferential attachment—explain why digital markets often become dominated by a few large corporations, raising significant implications for competition, user influence, and societal impact in the online world.</text:p>
      <text:p text:style-name="P3">The text discusses the concept of “network effects” in technology, which refers to the phenomenon where a product or service becomes more valuable as more people use it. This dynamic can lead to a situation known as “lock-in,” where early market leaders gain an insurmountable advantage due to their large user <text:soft-page-break/>base, making it difficult for new entrants to compete effectively.</text:p>
      <text:list text:style-name="L28">
        <text:list-item>
          <text:p text:style-name="P35"><text:span text:style-name="Strong_20_Emphasis"><text:span text:style-name="T3">Lock-in and Insurmountable Advantage</text:span></text:span><text:span text:style-name="T3">: The text cites economists who argue that once a dominant tech standard emerges, it becomes increasingly difficult to displace, even if a superior alternative exists. This is often referred to as “path dependence” or “lock-in.” Early incumbents can exploit their large installed base to predate on newcomers, creating an insurmountable advantage.</text:span></text:p>
        </text:list-item>
        <text:list-item>
          <text:p text:style-name="P35"><text:span text:style-name="Strong_20_Emphasis"><text:span text:style-name="T3">Resistance to Change</text:span></text:span><text:span text:style-name="T3">: The text highlights the resistance to change in technical standards and network structures. For instance, Steve Steinberg from Wired notes that existing standards are too pervasive for anyone to consider changing them. This resistance is particularly strong for network-based services due to their emphasis on compatibility.</text:span></text:p>
        </text:list-item>
        <text:list-item>
          <text:p text:style-name="P35"><text:span text:style-name="Strong_20_Emphasis"><text:span text:style-name="T3">Consumer Inertia</text:span></text:span><text:span text:style-name="T3">: The text also points out consumer tendencies towards inertia when it comes to technology choices. Once users have chosen a program, they often stick with it because learning new software takes time and switching involves the hassle of transferring data stored in proprietary formats. This “grooving in” </text:span><text:soft-page-break/><text:span text:style-name="T3">effect can further solidify market leaders’ positions.</text:span></text:p>
        </text:list-item>
        <text:list-item>
          <text:p text:style-name="P35"><text:span text:style-name="Strong_20_Emphasis"><text:span text:style-name="T3">Implications for Competition</text:span></text:span><text:span text:style-name="T3">: The combination of these factors - lock-in, resistance to change, and consumer inertia - often leads to monopolistic or oligopolistic market structures. As the Economist puts it, “monopoly is the rule” rather than the exception in information industries. This is observed by various experts, from conservative business magazines to liberal communications scholars like Tim Wu and Marxist media critics like Robert McChesney.</text:span></text:p>
        </text:list-item>
        <text:list-item>
          <text:p text:style-name="P35"><text:span text:style-name="Strong_20_Emphasis"><text:span text:style-name="T3">Critiques of Antitrust Enforcement</text:span></text:span><text:span text:style-name="T3">: Despite acknowledging these dynamics, many commentators argue that antitrust laws are sufficient to counteract monopolistic tendencies in tech. The Economist, for example, suggests Google’s dominance may be problematic but isn’t necessarily illegal because it didn’t involve the “willful acquisition or maintenance of power” as defined by former Supreme Court candidate Robert Bork. Similarly, Bork and Sidak argue that Google doesn’t have an incentive to foreclose competitors because it’s unlikely to yield additional profits without alienating consumers.</text:span></text:p>
        </text:list-item>
        <text:list-item>
          <text:p text:style-name="P35"><text:soft-page-break/><text:span text:style-name="Strong_20_Emphasis"><text:span text:style-name="T3">Monopolists’ Perspectives</text:span></text:span><text:span text:style-name="T3">: Some tech leaders are open about their monopolistic positions, viewing them not as illegal but as a natural outcome of superior products or business strategies. Peter Thiel, for instance, has argued against conflating capitalism with competition, suggesting that establishing a dominant market position through creativity is acceptable.</text:span></text:p>
        </text:list-item>
        <text:list-item>
          <text:p text:style-name="P35"><text:span text:style-name="Strong_20_Emphasis"><text:span text:style-name="T3">Historical Context</text:span></text:span><text:span text:style-name="T3">: The text also references historical economic theories about monopolization incentives, such as those outlined by Alfred Chandler Jr. Chandler argues that even without network effects, traditional manufacturing industries often became oligopolistic due to economies of scale, suggesting that market concentration is a recurring feature of capitalist economies.</text:span></text:p>
        </text:list-item>
      </text:list>
      <text:p text:style-name="P3">In summary, the text presents a nuanced argument about the power dynamics in tech markets, emphasizing how network effects and other factors can lead to lock-in situations where early leaders gain near-impervious advantages. While some argue that current antitrust laws are sufficient to address these issues, others contend that these laws are insufficient or poorly enforced in the face of such powerful market dynamics.</text:p>
      <text:p text:style-name="P3"><text:soft-page-break/>The chapter discusses the rise and dominance of Microsoft as the original tech monopolist during the software age. The company’s initial breakthrough came when it was contracted by IBM to develop the operating system and other programs for its new personal computer in 1980. This move proved pivotal because IBM’s PC, due to its open architecture, led to a surge of “clones” from competitors like Dell, HP, and Compaq. The popularity of these clones reinforced the IBM-compatible PC as an industry standard, which in turn made Microsoft’s MS-DOS operating system also an industry standard.</text:p>
      <text:p text:style-name="P3">Microsoft’s success was largely due to network effects – the more people used their software, the more attractive it became for third-party application developers. This self-reinforcing cycle made Microsoft’s products dominant and protected by a “moat” of applications built specifically for their operating system (OS). This phenomenon is known as the ‘applications barrier to entry.’</text:p>
      <text:p text:style-name="P3">Founder Bill Gates was known for his aggressive competitive stance, openly vowing to eliminate rivals like Digital Research, MicroPro, and Lotus. Despite Microsoft’s late entry into mobile technology compared to other tech giants, it remains a significant player with high profits and a robust private <text:soft-page-break/>platform, sometimes competing for the title of world’s largest company alongside Amazon and Apple.</text:p>
      <text:p text:style-name="P3">Microsoft was the first US tech giant to be adjudicated as a monopolist by a court. The chapter hints at the role social connections may have played in securing Microsoft’s pivotal contract with IBM, suggesting that founder Bill Gates leveraged his elite background for business opportunities.</text:p>
      <text:p text:style-name="P3">The chapter also explores how Microsoft’s Windows operating system, with its graphical user interface (GUI), was influenced by Apple’s Macintosh OS, leading to a legal dispute resolved through arm-twisting tactics and settlements. This narrative underscores the cutthroat competitive nature of the tech industry even in its early stages.</text:p>
      <text:p text:style-name="P3">The text discusses the historical context of the competition between Apple and Microsoft in the personal computer software industry, focusing on why Microsoft’s Windows ultimately became the dominant operating system.</text:p>
      <text:list text:style-name="L29">
        <text:list-item>
          <text:p text:style-name="P36"><text:span text:style-name="Strong_20_Emphasis"><text:span text:style-name="T3">Control vs Openness</text:span></text:span><text:span text:style-name="T3">: The key difference lies in their approach to software development and hardware access. Steve Jobs at Apple maintained strict control over software development for the Macintosh, preventing free access for third-party developers (peripherals). In contrast, Bill </text:span><text:soft-page-break/><text:span text:style-name="T3">Gates’ Windows was described as a “partially open system” by communications scholar Tim Wu, inviting software writers to create new programs. This openness allowed Windows to be compatible with a wide array of hardware and software, giving it an edge over Apple’s proprietary system.</text:span></text:p>
        </text:list-item>
        <text:list-item>
          <text:p text:style-name="P36"><text:span text:style-name="Strong_20_Emphasis"><text:span text:style-name="T3">Platform Economics</text:span></text:span><text:span text:style-name="T3">: Microsoft’s understanding of platform economics played a crucial role in its success. By allowing third-party developers to create applications for its platform, Microsoft was able to build a vast library of software. This attracted a large user base and created a self-reinforcing cycle where more users meant more software development, further attracting more users – a phenomenon known as the “network effect.”</text:span></text:p>
        </text:list-item>
        <text:list-item>
          <text:p text:style-name="P36"><text:span text:style-name="Strong_20_Emphasis"><text:span text:style-name="T3">Early History of Tech Theft</text:span></text:span><text:span text:style-name="T3">: The text also touches on Microsoft’s history of allegedly stealing technology from others. For instance, BASIC was originally developed with public funding and then adopted by Microsoft without proper acknowledgment or compensation. Similarly, MS-DOS was purchased from a small company named Seattle Computer Products for $75,000.</text:span></text:p>
        </text:list-item>
        <text:list-item>
          <text:p text:style-name="P36"><text:soft-page-break/><text:span text:style-name="Strong_20_Emphasis"><text:span text:style-name="T3">Predatory Policies</text:span></text:span><text:span text:style-name="T3">: Microsoft used various strategies to protect its Windows monopoly. One was the “per processor” licensing scheme for original equipment manufacturers (OEMs), which essentially forced them to preinstall Windows on their computers due to cost considerations. Another strategy involved withholding certain Application Programming Interfaces (APIs) from competitors, giving Microsoft’s native applications like Word and Excel an edge in performance.</text:span></text:p>
        </text:list-item>
        <text:list-item>
          <text:p text:style-name="P36"><text:span text:style-name="Strong_20_Emphasis"><text:span text:style-name="T3">Antitrust Troubles</text:span></text:span><text:span text:style-name="T3">: Microsoft faced its first major antitrust trial in the late 1990s over these alleged predatory practices, particularly concerning its handling of web browsers during the “browser wars” against Netscape Navigator. The company was accused of leveraging its Windows monopoly to unfairly promote Internet Explorer and undermine Netscape, effectively creating an “applications barrier to entry.”</text:span></text:p>
        </text:list-item>
        <text:list-item>
          <text:p text:style-name="P36"><text:span text:style-name="Strong_20_Emphasis"><text:span text:style-name="T3">Ignoring the Internet</text:span></text:span><text:span text:style-name="T3">: Despite being a defining figure in modern capitalism, Bill Gates initially underestimated the potential of the internet, dismissing it as something without monetary value. This oversight proved costly when Netscape Navigator became a popular browser and </text:span><text:soft-page-break/><text:span text:style-name="T3">threatened to replace Windows as the dominant computing platform.</text:span></text:p>
        </text:list-item>
      </text:list>
      <text:p text:style-name="P3">In summary, Microsoft’s success can be attributed to its open platform strategy, understanding of platform economics, and aggressive protective measures for its Windows monopoly. Meanwhile, Apple’s failure to create an industry standard was partly due to its closed system approach that limited third-party development and accessory compatibility. The narrative also reveals Microsoft’s history of alleged tech theft and subsequent antitrust battles over predatory practices.</text:p>
      <text:p text:style-name="P3">Microsoft’s Browser War Strategy:</text:p>
      <text:list text:style-name="L30">
        <text:list-item>
          <text:p text:style-name="P37"><text:span text:style-name="Strong_20_Emphasis"><text:span text:style-name="T3">Acquisition of Internet Explorer:</text:span></text:span><text:span text:style-name="T3"> Microsoft acquired a license for the original Mosaic browser, which they quickly redeveloped into Internet Explorer (IE). This was done to counter Netscape Navigator, which had gained significant market share and was feared to become a standard through network effects.</text:span></text:p>
        </text:list-item>
        <text:list-item>
          <text:p text:style-name="P37"><text:span text:style-name="Strong_20_Emphasis"><text:span text:style-name="T3">Leveraging Windows Monopoly:</text:span></text:span><text:span text:style-name="T3"> Microsoft’s strategy involved integrating IE with the Windows operating system. They believed that for IE to compete effectively against Netscape, it needed to be bundled with updates for the </text:span><text:soft-page-break/><text:span text:style-name="T3">entire OS. This would leverage the monopoly power of Windows to promote IE.</text:span></text:p>
        </text:list-item>
        <text:list-item>
          <text:p text:style-name="P37"><text:span text:style-name="Strong_20_Emphasis"><text:span text:style-name="T3">Using Office Applications as Leverage:</text:span></text:span><text:span text:style-name="T3"> Bill Gates proposed stopping efforts to ensure Office documents rendered well on other browsers, aiming instead to make this capability dependent on proprietary IE features. This was seen as a way to weaken Netscape’s position.</text:span></text:p>
        </text:list-item>
        <text:list-item>
          <text:p text:style-name="P37"><text:span text:style-name="Strong_20_Emphasis"><text:span text:style-name="T3">Pressuring Third-Party Companies:</text:span></text:span><text:span text:style-name="T3"> Microsoft pressured companies like Intuit, Apple, and AOL to favor IE over Netscape Navigator. They offered financial incentives (like $1M to Intuit) and direct offers (as high as $150 million to Apple) to switch default browsers from Netscape to Explorer.</text:span></text:p>
        </text:list-item>
        <text:list-item>
          <text:p text:style-name="P37"><text:span text:style-name="Strong_20_Emphasis"><text:span text:style-name="T3">Disrupting Java Development:</text:span></text:span><text:span text:style-name="T3"> Microsoft aimed to counter Sun Microsystems’ Java, which could create an OS-neutral platform for applications, potentially weakening the Windows monopoly. They distributed poorly functioning versions of Java with their OS updates, intending to “Kill cross-platform Java by growing the polluted Java market.”</text:span></text:p>
        </text:list-item>
        <text:list-item>
          <text:p text:style-name="P37"><text:span text:style-name="Strong_20_Emphasis"><text:span text:style-name="T3">Integration Strategy:</text:span></text:span><text:span text:style-name="T3"> Microsoft began bundling its own versions of middleware (like Internet Explorer) into Windows updates. These bundled </text:span><text:soft-page-break/><text:span text:style-name="T3">products gained significant market share because they were included on any up-to-date PC running Windows.</text:span></text:p>
        </text:list-item>
        <text:list-item>
          <text:p text:style-name="P37"><text:span text:style-name="Strong_20_Emphasis"><text:span text:style-name="T3">Legal Consequences:</text:span></text:span><text:span text:style-name="T3"> Microsoft’s aggressive tactics led to scrutiny from the media and government regulators. The Department of Justice (DOJ) sued Microsoft for antitrust violations, alleging that they had abused their monopoly power by tying new products into their dominant OS to create new monopolies in related industries like web browsing.</text:span></text:p>
        </text:list-item>
        <text:list-item>
          <text:p text:style-name="P37"><text:span text:style-name="Strong_20_Emphasis"><text:span text:style-name="T3">Court Rulings:</text:span></text:span><text:span text:style-name="T3"> The court ruled that Microsoft held a monopoly on Intel-based PC operating systems and had used illegal tactics against Netscape, Sun, Apple, and others. They were ordered to be split into separate operating system and applications businesses (an “ops-apps” breakup), although this was later reversed by the new Republican administration under George W. Bush.</text:span></text:p>
        </text:list-item>
        <text:list-item>
          <text:p text:style-name="P37"><text:span text:style-name="Strong_20_Emphasis"><text:span text:style-name="T3">Settlement and Aftermath:</text:span></text:span><text:span text:style-name="T3"> The DOJ eventually settled for a consent decree that required Microsoft to stop tying new products to its OS but allowed integration of new features into Windows. Despite losing in court, Microsoft’s </text:span><text:soft-page-break/><text:span text:style-name="T3">market share dominance continued due to their early lead and aggressive tactics.</text:span></text:p>
        </text:list-item>
      </text:list>
      <text:p text:style-name="P3">This browser war strategy was part of Microsoft’s broader effort to maintain and expand its monopoly power in the tech industry, often at the expense of competitors and innovative technologies. The company’s actions sparked significant legal battles that shaped antitrust law in the digital age.</text:p>
      <text:p text:style-name="P3">The passage discusses the evolution of Microsoft’s market position and strategies since the late 1990s antitrust litigation. Despite the legal challenges, Microsoft retained its dominant role in the tech industry, although it had to adapt to new market trends, particularly in mobile computing and cloud services.</text:p>
      <text:list text:style-name="L31">
        <text:list-item>
          <text:p text:style-name="P38">Windows OS and revenue model shift: In response to the rise of free software from Google and Apple, Microsoft changed its business model with Windows 10. The upgrade was offered for free on devices smaller than nine inches (phones and tablets), while larger devices like laptops and desktop PCs still required payment for updates. This strategy aimed to transition Microsoft’s application software monopolies to mobile platforms while maintaining its OS dominance on desktops.</text:p>
        </text:list-item>
        <text:list-item>
          <text:p text:style-name="P38"><text:soft-page-break/>Acquisitions and hardware investments: To survive in the mobile era, Microsoft made significant acquisitions such as LinkedIn ($26.2 billion) and GitHub ($7.5 billion). It also entered the hardware market with the Surface line of laptops and tablets to compete with Apple. These efforts were part of a broader strategy to create a hardware ecosystem that extends beyond PCs, especially in light of the shrinking desktop computer market.</text:p>
        </text:list-item>
        <text:list-item>
          <text:p text:style-name="P38">Cloud computing growth: Microsoft’s Azure cloud platform became crucial for its continued relevance in the tech industry. Azure is now a strong second-place competitor to Amazon Web Services (AWS) and has been growing rapidly as businesses increasingly adopt cloud services. This transition to cloud computing helped offset declining PC license sales, with Microsoft investing heavily in data centers and server farms for efficient resource deployment.</text:p>
        </text:list-item>
        <text:list-item>
          <text:p text:style-name="P38">Office Suite adaptation: The growth of cloud computing also benefited Microsoft’s Office suite by allowing it to be delivered via subscription-based platforms like Office 365. This shift enabled the software to maintain its network effects while adapting to the mobile era, where <text:soft-page-break/>on-device applications are being replaced by cloud services.</text:p>
        </text:list-item>
        <text:list-item>
          <text:p text:style-name="P38">Security issues and customer backlash: The passage also highlights a significant controversy involving Microsoft’s security practices—the WannaCry ransomware epidemic in 2017. Critics argue that the company prioritized revenue over customer protection by withholding free patches for older Windows versions, forcing customers to pay high fees for “custom” support to protect their systems from the virus.</text:p>
        </text:list-item>
        <text:list-item>
          <text:p text:style-name="P38">Workforce and labor relations: The passage briefly touches upon Microsoft’s workforce, acknowledging the company’s white-collar software designers and engineers while noting that workers are not engaged in physically arduous labor like coal miners but still contribute significantly to the creation of the software driving Microsoft’s monopolies.</text:p>
        </text:list-item>
      </text:list>
      <text:p text:style-name="P3">In summary, Microsoft has successfully adapted its business model and strategies to maintain its position among the top tech companies despite legal challenges. By embracing free software distribution models, strategic acquisitions, hardware manufacturing, and cloud computing, Microsoft continues to hold a dominant market presence while <text:soft-page-break/>facing occasional criticism for prioritizing profits over customer protection.</text:p>
      <text:p text:style-name="P3">The text discusses the historical and contemporary work conditions at Microsoft, a tech giant, highlighting several key points of contention.</text:p>
      <text:list text:style-name="L32">
        <text:list-item>
          <text:p text:style-name="P39"><text:span text:style-name="Strong_20_Emphasis"><text:span text:style-name="T3">Management Style</text:span></text:span><text:span text:style-name="T3">: The company’s leadership style has been characterized as abusive and tyrannical, with former CEO Bill Gates known for his “abrasive, childish rants” and temper tantrums. This behavior continued under Gates’ successor, Steve Ballmer, who was also known for his aggressive management style. Current CEO Satya Nadella has been criticized for suggesting that female employees should not ask for raises but rather wait for recognition from management.</text:span></text:p>
        </text:list-item>
        <text:list-item>
          <text:p text:style-name="P39"><text:span text:style-name="Strong_20_Emphasis"><text:span text:style-name="T3">Hierarchical Culture</text:span></text:span><text:span text:style-name="T3">: The strict hierarchy at Microsoft encourages a culture of fear and disempowerment among employees. While managers can yell and blame employees, the latter are discouraged from expressing dissent or requesting better compensation. This imbalance is exemplified by Nadella’s controversial advice to female employees about not pushing for raises.</text:span></text:p>
        </text:list-item>
        <text:list-item>
          <text:p text:style-name="P39"><text:span text:style-name="Strong_20_Emphasis"><text:span text:style-name="T3">Labor Exploitation</text:span></text:span><text:span text:style-name="T3">: Microsoft has been involved in exploitative practices such as the </text:span><text:soft-page-break/><text:span text:style-name="T3">use of the H-1B visa program, which allows the temporary hiring of foreign workers. Critics argue that this practice is used to keep programmer salaries low. The company’s aggressive support for this program seems driven more by a need to suppress wages than by a genuine labor shortage.</text:span></text:p>
        </text:list-item>
        <text:list-item>
          <text:p text:style-name="P39"><text:span text:style-name="Strong_20_Emphasis"><text:span text:style-name="T3">Overwork Culture</text:span></text:span><text:span text:style-name="T3">: Microsoft is known for its culture of overwork, colloquially referred to as “crunch time” or “death marches.” This culture has persisted since the late 1980s, with employees often working 60-hour weeks without overtime pay. The company’s headquarters, designed to evoke a quiet intellectual atmosphere, also fosters this environment of relentless work.</text:span></text:p>
        </text:list-item>
        <text:list-item>
          <text:p text:style-name="P39"><text:span text:style-name="Strong_20_Emphasis"><text:span text:style-name="T3">Union Avoidance</text:span></text:span><text:span text:style-name="T3">: Despite the overwork and management issues, discussing unions is strictly forbidden within Microsoft. Sources have reported fearing repercussions for speaking openly about working conditions, with some even demanding anonymity when expressing concerns. The company has been known to monitor employee communications through its own software, further emphasizing the surveillance aspect of the work culture.</text:span></text:p>
        </text:list-item>
        <text:list-item>
          <text:p text:style-name="P39"><text:soft-page-break/><text:span text:style-name="Strong_20_Emphasis"><text:span text:style-name="T3">Compensation Disparities</text:span></text:span><text:span text:style-name="T3">: There’s a significant divide in compensation between new and veteran employees at Microsoft. While new hires earn comfortable but not extravagant salaries, long-term employees enjoy substantial stock options due to Microsoft’s stagnant stock price for years around the turn of the century. This has created a “haves vs. have-nots” culture within the company.</text:span></text:p>
        </text:list-item>
        <text:list-item>
          <text:p text:style-name="P39"><text:span text:style-name="Strong_20_Emphasis"><text:span text:style-name="T3">Precarious Employment</text:span></text:span><text:span text:style-name="T3">: Microsoft has faced lawsuits over its use of precarious employment practices, such as in Vizcaino v. Microsoft, where long-term temporary workers were found to be undercompensated. Despite a $97 million settlement, the company’s response was to make the distinction between permanent and contract employees even clearer rather than reducing the number of contractors.</text:span></text:p>
        </text:list-item>
        <text:list-item>
          <text:p text:style-name="P39"><text:span text:style-name="Strong_20_Emphasis"><text:span text:style-name="T3">Historical Context</text:span></text:span><text:span text:style-name="T3">: Even in its celebratory events like the annual Christmas party, Microsoft has maintained hierarchical structures reminiscent of traditional capitalist institutions. This mirrors the broader critique that despite its initial revolutionary spirit, Apple and other tech giants have evolved into powerful corporations with exploitative labor practices, echoing the </text:span><text:soft-page-break/><text:span text:style-name="T3">monopolistic and class-conflict characteristics of older economic systems.</text:span></text:p>
        </text:list-item>
      </text:list>
      <text:p text:style-name="P3">The text concludes by noting how Microsoft has played a significant role in setting industry standards for work conditions within the tech sector over the past four decades.</text:p>
      <text:p text:style-name="P3">The text provides a historical account of Apple Inc., focusing on its early years, particularly the development of its graphical user interface (GUI) and the business strategies that influenced its market performance. Here’s a detailed summary:</text:p>
      <text:list text:style-name="L33">
        <text:list-item>
          <text:p text:style-name="P40"><text:span text:style-name="Strong_20_Emphasis"><text:span text:style-name="T3">GUI Development</text:span></text:span><text:span text:style-name="T3">: The GUI, which revolutionized computer interaction by allowing users to interact with visual elements rather than text commands, was initially funded by the U.S. military’s Defense Advanced Research Projects Agency (DARPA). Key components like windows and the mouse were developed at Xerox PARC, a research center. Apple, under Steve Jobs’ leadership, observed these innovations and incorporated them into their computers, most notably the Macintosh.</text:span></text:p>
        </text:list-item>
        <text:list-item>
          <text:p text:style-name="P40"><text:span text:style-name="Strong_20_Emphasis"><text:span text:style-name="T3">Apple’s Early Products</text:span></text:span><text:span text:style-name="T3">: The company’s initial offerings included the Apple II (1977), an open system with a licensed BASIC programming language that attracted software developers. </text:span><text:soft-page-break/><text:span text:style-name="T3">However, subsequent models like the Apple III (1980) and Lisa (1983) were closed systems, lacking peripheral slots for expansion and suffering from high costs and inadequate memory. These factors hindered their ability to compete effectively.</text:span></text:p>
        </text:list-item>
        <text:list-item>
          <text:p text:style-name="P40"><text:span text:style-name="Strong_20_Emphasis"><text:span text:style-name="T3">Business Strategies and Missteps</text:span></text:span><text:span text:style-name="T3">: Steve Jobs was known for his charismatic leadership but also his abusive behavior towards subordinates. Apple’s strategy of keeping its system closed, refusing to license its operating system to other manufacturers (unlike Microsoft with IBM PCs), and not including a programming language in their computers limited third-party software development. This approach, while aiming to protect hardware sales, prevented the Mac OS from becoming an industry standard and hindered market penetration.</text:span></text:p>
        </text:list-item>
        <text:list-item>
          <text:p text:style-name="P40"><text:span text:style-name="Strong_20_Emphasis"><text:span text:style-name="T3">Competition with Microsoft</text:span></text:span><text:span text:style-name="T3">: The success of IBM PCs running Microsoft’s operating systems (MS-DOS and later Windows) overshadowed Apple’s offerings. This was primarily due to network effects and platform economics: the more open and widely adopted MS-DOS/Windows had a broader range of software, attracting more users and developers in a self-reinforcing cycle.</text:span></text:p>
        </text:list-item>
        <text:list-item>
          <text:p text:style-name="P40"><text:soft-page-break/><text:span text:style-name="Strong_20_Emphasis"><text:span text:style-name="T3">Failed Attempts at Standardization</text:span></text:span><text:span text:style-name="T3">: Despite recognizing the need for standardization, Apple’s strategy often fell short. They aimed to create a “second industry standard” instead of participating in the already established one led by IBM PCs. This approach, coupled with their reluctance to license their OS, limited their market share and contributed to Microsoft’s dominance in personal computing.</text:span></text:p>
        </text:list-item>
        <text:list-item>
          <text:p text:style-name="P40"><text:span text:style-name="Strong_20_Emphasis"><text:span text:style-name="T3">Microsoft’s Role</text:span></text:span><text:span text:style-name="T3">: Microsoft, under Bill Gates’ leadership, capitalized on Apple’s closed strategy by developing software (like Word and Excel) for the Macintosh while simultaneously creating similar applications for Windows. This dual development strategy allowed Microsoft to learn from Apple’s innovations while also ensuring compatibility across a wide range of hardware platforms powered by their OS.</text:span></text:p>
        </text:list-item>
        <text:list-item>
          <text:p text:style-name="P40"><text:span text:style-name="Strong_20_Emphasis"><text:span text:style-name="T3">Lessons Learned</text:span></text:span><text:span text:style-name="T3">: The text suggests that much of Apple’s struggle in this period was due to its corporate strategy rather than the technology itself. Had Apple licensed its OS and embraced a more open model, it might have avoided some of its competitive disadvantages and potentially altered the course of personal computing history.</text:span></text:p>
        </text:list-item>
      </text:list>
      <text:p text:style-name="P3"><text:soft-page-break/>In essence, the narrative highlights how Apple’s initial technological innovations were crucial but insufficient on their own to secure market leadership. Business strategies, particularly regarding openness versus closed systems and licensing policies, played a significant role in shaping Apple’s trajectory against competitors like Microsoft.</text:p>
      <text:p text:style-name="P3">The text discusses Apple Inc.’s evolution from near bankruptcy in 1997 to becoming one of the world’s most influential tech companies, primarily due to its hardware platform power. The iPhone, released in 2007, was pivotal in this transformation, revolutionizing mobile computing and internet access, thereby enabling other Big Tech giants to interact with users on a personal level.</text:p>
      <text:p text:style-name="P3">Before the iPhone, Apple faced significant challenges, including declining sales and near-bankruptcy. During this period, Steve Jobs returned as interim CEO after being ousted earlier. This coincided with the successful launch of the iMac, designed by Jonathan Ive. The initial success of the iPod in 2001 was instrumental in Apple’s resurgence. However, iPod sales initially struggled until the introduction of iTunes (2002) and its deal with major record labels, which significantly boosted iPod sales by creating a substantial user base for digital music.</text:p>
      <text:p text:style-name="P3"><text:soft-page-break/>The porting of iTunes to Windows in 2003 marked a turning point, leading to exponential growth in both iPod and iTunes sales as the software became accessible to millions more users. Despite Jobs’ initial skepticism about iTunes, its success demonstrated Apple’s ability to leverage platform economics effectively.</text:p>
      <text:p text:style-name="P3">The text also highlights the historical roots of modern smartphone technology. Mobile multi-touch displays, crucial for smartphone interaction, were first developed at CERN, a European physics lab, by scientists working on controlling the Super Proton Synchrotron. This technology was later refined and commercialized by Apple. Similarly, components like special display glass (Corning), touch sensor chips (Broadcom), and processor chips (Samsung) have public sector origins or predecessors.</text:p>
      <text:p text:style-name="P3">Moreover, the text critiques the narrative that Apple and other tech giants solely created today’s advanced technology, pointing out substantial contributions from publicly funded research and earlier inventions. The production of iPhones involves a global supply chain with undercompensated labor, environmental costs, and questionable ethical standards.</text:p>
      <text:p text:style-name="P3">Apple’s marketing strategies are highlighted as key to its success. The company excels at creating demand <text:soft-page-break/>through frequent product launches, fostering technological cool, and aggressive brand management. Its closed system approach, where third-party apps are tightly curated through the App Store, has been a consistent strategy despite initial resistance from Steve Jobs.</text:p>
      <text:p text:style-name="P3">The App Store, while not as extensive as on Windows or Android systems, generates substantial revenue for Apple by taking a 30% cut from app sales. This highlights the importance of third-party software in enhancing the appeal and functionality of Apple’s hardware devices.</text:p>
      <text:p text:style-name="P3">In summary, the text argues that Apple’s success is rooted in its mastery of platform economics, particularly evident in its transition from computers to mobile devices with the iPhone. However, it also underscores the significant role of public sector research and critiques Apple’s business practices, including labor conditions in its supply chain and environmental impacts.</text:p>
      <text:p text:style-name="P3">The text discusses the role of third-party software developers, particularly Google, in shaping the success of Apple’s iPhone.</text:p>
      <text:p text:style-name="P3">Apple, with its elite market segment, relied heavily on these developers to maintain relevance and drive sales. The popularity and analysis of Apple products <text:soft-page-break/>by these developers were crucial for Apple’s future performance. Developers’ perception of the iPhone’s compatibility and user experience, especially when compared to Windows-based products, played a significant role in driving consumer choice.</text:p>
      <text:p text:style-name="P3">The iPhone’s closed nature created barriers to switching to other smartphones. Users found it difficult, costly, or inconvenient to transfer their apps and data to rival platforms like Android due to proprietary reasons or lack of compatibility. This “app lock-in” was a key factor in retaining iPhone users.</text:p>
      <text:p text:style-name="P3">In the early days, when the App Store wasn’t yet established, Google provided a suite of popular and useful applications (like Google Search, Gmail, Google Maps, YouTube) that significantly enhanced the iPhone’s appeal, contributing to its massive popularity.</text:p>
      <text:p text:style-name="P3">Google benefited from this partnership as it sought mobile search traffic to strengthen its algorithms and gain network effects. The alliance was born out of mutual desire to combat Microsoft’s dominance in PCs, which didn’t apply to cell phones due to antitrust settlements.</text:p>
      <text:p text:style-name="P3">However, tensions arose when Google developed Android, a rival open phone operating system. Despite <text:soft-page-break/>their lucrative relationship with Apple, Google’s founders saw an opportunity to create a more open platform for smartphones, which could potentially reach a larger market. They decided to make the Android OS available to various original equipment manufacturers (OEMs), while Google would focus on providing applications and software.</text:p>
      <text:p text:style-name="P3">The relationship between Apple and Google deteriorated following the release of the first Android-running phone, leading to legal battles. Jobs was particularly incensed by what he saw as a direct copy of the iPhone’s features, resulting in Google making concessions initially but later pushing forward with new phones. This period marked the start of intense competition and patent litigation among tech giants, a trend that continues to this day.</text:p>
      <text:p text:style-name="P3">Android, being an open platform, attracted a large developer community quickly, catching up with Apple’s early lead in software availability. This led to a smartphone OS duopoly where Android dominated the market share, but iPhones commanded most of the industry profits due to their premium pricing and App Store ecosystem.</text:p>
      <text:p text:style-name="P3">Despite Android’s global dominance, both platforms essentially turned users’ smartphones into tools for data collection and tracking by tech giants like Apple and Google, raising significant privacy concerns.</text:p>
      <text:p text:style-name="P3"><text:soft-page-break/>In essence, the text underscores how third-party developers, especially Google, were pivotal in establishing and growing the iPhone’s market dominance. It also highlights the intense rivalry between these tech giants, driven by their desire for market share and control over the user experience, leading to a duopoly in the smartphone OS market with significant implications for consumer choice, competition, and privacy.</text:p>
      <text:p text:style-name="P3">The text discusses several aspects of Apple Inc., its business model, labor practices, and corporate culture under the leadership of Steve Jobs and Tim Cook.</text:p>
      <text:list text:style-name="L34">
        <text:list-item>
          <text:p text:style-name="P41">Business Model and Market Strategy:</text:p>
          <text:list>
            <text:list-item>
              <text:p text:style-name="P41">Apple has a minority market share compared to Android but maintains significant network platform power due to its ecosystem of linked devices (iPhone, iPad, Apple Watch, etc.).</text:p>
            </text:list-item>
            <text:list-item>
              <text:p text:style-name="P41">This strategy allows Apple to generate substantial revenue per user through premium pricing. As the smartphone market matures and moves towards resembling the car industry, where users seek durable products, Apple is transitioning its focus from hardware to services like music, apps, and subscriptions.</text:p>
            </text:list-item>
            <text:list-item>
              <text:p text:style-name="P41">Despite criticizing competitors like Facebook and Google for data collection practices, <text:soft-page-break/>Apple itself collects extensive location and app usage data on its users.</text:p>
            </text:list-item>
          </text:list>
        </text:list-item>
        <text:list-item>
          <text:p text:style-name="P41">Pricing Strategy:</text:p>
          <text:list>
            <text:list-item>
              <text:p text:style-name="P41">Apple employs a high-end pricing strategy, exemplified by the iPhone X’s $1000 price tag, which has been interpreted as an example of “conspicuous consumption.” This approach allows Apple to maintain enormous revenues from its iPhones.</text:p>
            </text:list-item>
            <text:list-item>
              <text:p text:style-name="P41">The Wall Street Journal cited Thorstein Veblen’s economic theory to explain this phenomenon, suggesting that the high cost signals status and wealth.</text:p>
            </text:list-item>
          </text:list>
        </text:list-item>
        <text:list-item>
          <text:p text:style-name="P41">Battery Scandal and Obsolescence:</text:p>
          <text:list>
            <text:list-item>
              <text:p text:style-name="P41">Apple was involved in a controversy where it admitted slowing down older iPhones through software updates to prevent battery-related shutdowns. This practice has been labeled “programmed obsolescence.”</text:p>
            </text:list-item>
            <text:list-item>
              <text:p text:style-name="P41">Despite backlash, including lawsuits seeking class-action status, Apple responded with a $29 battery replacement offer instead of addressing the underlying issue more comprehensively.</text:p>
            </text:list-item>
          </text:list>
        </text:list-item>
        <text:list-item>
          <text:p text:style-name="P41">Corporate Maturity and Strategy:</text:p>
          <text:list>
            <text:list-item>
              <text:p text:style-name="P41">Apple has transitioned from focusing solely on hardware to diversifying its revenue <text:soft-page-break/>streams through services. This shift was symbolized by Jonathan Ive’s departure after a long tenure, signaling a change in focus from physical product design to digital experiences.</text:p>
            </text:list-item>
            <text:list-item>
              <text:p text:style-name="P41">In 2017, Apple returned most of its massive foreign cash pile to the U.S., taking advantage of a tax law change signed by President Trump, allowing it to engage in substantial stock buybacks rather than investing in job creation.</text:p>
            </text:list-item>
          </text:list>
        </text:list-item>
        <text:list-item>
          <text:p text:style-name="P41">Corporate Culture and Power Dynamics:</text:p>
          <text:list>
            <text:list-item>
              <text:p text:style-name="P41">Despite its revolutionary image, Apple’s corporate culture mirrors traditional business hierarchies, with workers exploited for long hours under high pressure for low pay relative to the company’s profits.</text:p>
            </text:list-item>
            <text:list-item>
              <text:p text:style-name="P41">Jobs was known for his acidic treatment of employees, demanding unreasonable workloads and publicly humiliating staff members even when their work was not at fault.</text:p>
            </text:list-item>
          </text:list>
        </text:list-item>
        <text:list-item>
          <text:p text:style-name="P41">Global Labor Practices:</text:p>
          <text:list>
            <text:list-item>
              <text:p text:style-name="P41">Apple relies on third-world labor for its hardware components, including child miners in Bolivia for silver, and exploited Congolese workers for cobalt and tantalum.</text:p>
            </text:list-item>
            <text:list-item>
              <text:p text:style-name="P41"><text:soft-page-break/>The company’s primary manufacturing partner, Foxconn (Hon Hai Precision Industry), employs over a million people worldwide and is notorious for its harsh working conditions, including psychotic production speeds, public humiliation, and suicide threats due to extreme pressure.</text:p>
            </text:list-item>
            <text:list-item>
              <text:p text:style-name="P41">Despite the 2010 suicide crisis at Foxconn factories, Apple’s response was primarily cosmetic (installing suicide nets), rather than addressing the root causes of worker distress.</text:p>
            </text:list-item>
          </text:list>
        </text:list-item>
        <text:list-item>
          <text:p text:style-name="P41">U.S. Labor Practices:</text:p>
          <text:list>
            <text:list-item>
              <text:p text:style-name="P41">In the U.S., Apple retail stores are highly profitable, with each employee generating significant sales despite receiving low wages (around $9-15/hour) and no commission.</text:p>
            </text:list-item>
            <text:list-item>
              <text:p text:style-name="P42">Employees often miss required breaks due to high workloads and pressure to meet customer demands, though management requires them to acknowledge having taken their breaks even if they haven’t.</text:p>
            </text:list-item>
          </text:list>
        </text:list-item>
      </text:list>
      <text:p text:style-name="P3">In summary, Apple’s business model relies on premium pricing in a closed ecosystem of devices, allowing it to generate substantial revenue per user. The company has shown a willingness to exploit both international and domestic labor for cost-saving measures while <text:soft-page-break/>maintaining an image of innovation and high standards. Despite criticisms and scandals related to privacy, pricing strategies, and labor practices, Apple continues to dominate its sector due to brand loyalty and strategic positioning within the technology industry.</text:p>
      <text:p text:style-name="P3">The text discusses two significant aspects of Silicon Valley corporate history from the early 2000s: the software engineer wage-fixing conspiracy involving Apple, Google, and other tech giants, and Amazon’s business model leading to its meteoric rise as an online retail giant.</text:p>
      <text:p text:style-name="P43"><text:span text:style-name="Strong_20_Emphasis"><text:span text:style-name="T3">Software Engineer Wage-Fixing Conspiracy (2005-2010):</text:span></text:span></text:p>
      <text:p text:style-name="P3">During the period when demand for software engineers was high due to aggressive hiring by tech giants like Google and Facebook, a secret agreement among Apple, Google, Intel, and other firms prevented cold-calling of each other’s employees. This “no-poaching” arrangement was an attempt to maintain control over talent and prevent wage inflation. Emails from key figures like Steve Jobs and Eric Schmidt reveal the intensity of these agreements, with threats of retaliation if companies recruited employees from one another.</text:p>
      <text:p text:style-name="P3"><text:soft-page-break/>The conspiracy came to light through court cases filed by affected engineers, leading to internal documents and emails being made public. These revealed the extent of the collusion, including a “Do Not Cold Call” list that included Apple, Microsoft, Intel, IBM, and Comcast. The Justice Department sued the companies for anticompetitive behavior, resulting in a settlement that prohibited future collusion, though the behavior was already illegal. A subsequent class-action lawsuit by 64,000 employees resulted in a $435 million settlement.</text:p>
      <text:p text:style-name="P3">The incident contradicts Silicon Valley libertarian ideology, which argues that intense market competition prevents any individual or company from significantly influencing market outcomes. The wage-fixing conspiracy demonstrated that these tech leaders believed they had enough collective power to manipulate the labor market for their benefit, contrary to their public rhetoric about free markets and innovation.</text:p>
      <text:p text:style-name="P43"><text:span text:style-name="Strong_20_Emphasis"><text:span text:style-name="T3">Amazon’s Business Model:</text:span></text:span></text:p>
      <text:p text:style-name="P3">Jeff Bezos founded Amazon with a plan to “exploit” the Internet by leveraging its low transaction costs, which eliminated many of the expenses associated with traditional brick-and-mortar retail stores. Initially, the company focused on selling books online due to <text:soft-page-break/>their shipping feasibility and availability from wholesalers.</text:p>
      <text:p text:style-name="P3">Amazon’s rapid growth was fueled by network effects—a characteristic where a service becomes more valuable as more people use it. Early examples included user-generated book reviews, which attracted customers to the platform. However, the true power of Amazon’s network effects emerged when they transformed into an online marketplace that allowed third-party sellers to offer their products alongside Amazon’s own inventory.</text:p>
      <text:p text:style-name="P3">Amazon’s platform model created a self-reinforcing cycle known as the “flywheel” effect: More shoppers on the site attracted more third-party sellers, which increased product variety and attracted even more customers. This strategy helped Amazon lower prices, further enticing consumers and sellers to join its platform, leading to significant growth in sales volume with reduced costs.</text:p>
      <text:p text:style-name="P3">Amazon’s success was also aided by the lack of competition in many regions due to industry consolidation, as well as a temporary sales tax exemption that gave it an advantage over physical retailers. Despite initial failures like Amazon Auctions and zShops, Bezos persisted with his vision of platform economics, eventually leading to Amazon’s dominance in the online retail market.</text:p>
      <text:p text:style-name="P3"><text:soft-page-break/>The text discusses Amazon’s strategic approach to building and maintaining its e-commerce platform, which has been instrumental in the company’s growth and dominance.</text:p>
      <text:list text:style-name="L35">
        <text:list-item>
          <text:p text:style-name="P44"><text:span text:style-name="Strong_20_Emphasis"><text:span text:style-name="T3">Platform Development</text:span></text:span><text:span text:style-name="T3">: Amazon initiated various initiatives to enhance its platform power. This includes the creation of Prime, a loyalty program offering fast shipping and later streaming media for an annual fee, even though it initially operated at a loss. The primary goal was to shift consumer behavior, making them less likely to shop elsewhere.</text:span></text:p>
        </text:list-item>
        <text:list-item>
          <text:p text:style-name="P44"><text:span text:style-name="Strong_20_Emphasis"><text:span text:style-name="T3">Third-Party Sellers</text:span></text:span><text:span text:style-name="T3">: By 2019, 58% of Amazon’s sales came from third-party sellers on its Marketplace platform. This strategy not only increased volumes and lowered costs but also allowed for more aggressive supplier negotiations. Amazon charges a commission (around 10%) per sale, which contributes significantly to the company’s profitability.</text:span></text:p>
        </text:list-item>
        <text:list-item>
          <text:p text:style-name="P44"><text:span text:style-name="Strong_20_Emphasis"><text:span text:style-name="T3">Data Utilization</text:span></text:span><text:span text:style-name="T3">: Despite claims to the contrary, there are suspicions that Amazon uses data from third-party sellers to inform its own product development and private label brands. This is suggested by the “Accelerator” program, where Amazon offers prominent placement and fee </text:span><text:soft-page-break/><text:span text:style-name="T3">waivers in exchange for the right to buy out these smaller brands for a nominal fee.</text:span></text:p>
        </text:list-item>
        <text:list-item>
          <text:p text:style-name="P44"><text:span text:style-name="Strong_20_Emphasis"><text:span text:style-name="T3">Race to Zero</text:span></text:span><text:span text:style-name="T3">: The competitive environment on Amazon’s Marketplace often leads to a “race to zero,” where sellers aggressively lower prices to secure Amazon’s default selling slot, known as the ‘buy box.’ This dynamic can strain relationships between Amazon and larger brand-name companies concerned about price erosion and loss of exclusivity.</text:span></text:p>
        </text:list-item>
        <text:list-item>
          <text:p text:style-name="P44"><text:span text:style-name="Strong_20_Emphasis"><text:span text:style-name="T3">Platform Support</text:span></text:span><text:span text:style-name="T3">: Amazon assumes financial risks for its platform’s health, such as reimbursing buyers for faulty products under its A2Z Guarantee program, which could potentially negatively impact its operating results.</text:span></text:p>
        </text:list-item>
        <text:list-item>
          <text:p text:style-name="P44"><text:span text:style-name="Strong_20_Emphasis"><text:span text:style-name="T3">Global Expansion</text:span></text:span><text:span text:style-name="T3">: To grow its platform internationally, Amazon has been actively ‘recruiting’ small merchants and even lending them money for inventory, as reported in the business press. The company has faced legal challenges from competitors like eBay over alleged poaching of high-value sellers.</text:span></text:p>
        </text:list-item>
        <text:list-item>
          <text:p text:style-name="P44"><text:span text:style-name="Strong_20_Emphasis"><text:span text:style-name="T3">Acceptance of Short-Term Losses</text:span></text:span><text:span text:style-name="T3">: Despite consistently reporting overall losses, Amazon’s investors have generally been accommodating due </text:span><text:soft-page-break/><text:span text:style-name="T3">to the platform’s rapid growth and potential for future profits. This strategy is attributed to network effects, where the value of a product or service increases as more people use it.</text:span></text:p>
        </text:list-item>
        <text:list-item>
          <text:p text:style-name="P44"><text:span text:style-name="Strong_20_Emphasis"><text:span text:style-name="T3">Tax Exemptions</text:span></text:span><text:span text:style-name="T3">: Historically, Amazon has aggressively sought to avoid collecting sales taxes in states where it lacks physical presence, classifying its sorting centers as ‘wholly owned subsidiaries’ to circumvent tax obligations. This practice has been challenged by various states, leading to Amazon eventually agreeing to collect taxes but often negotiating delays and exemptions for third-party sellers.</text:span></text:p>
        </text:list-item>
        <text:list-item>
          <text:p text:style-name="P44"><text:span text:style-name="Strong_20_Emphasis"><text:span text:style-name="T3">Internal Hierarchy</text:span></text:span><text:span text:style-name="T3">: Despite its reputation for decentralized decision-making and small, autonomous teams (the “two-pizza teams”), Amazon maintains a strict corporate hierarchy. The company employs numerically ranking employees and a system of escalations, where issues directly reaching CEO Jeff Bezos can lead to swift, high-pressure responses from subordinates.</text:span></text:p>
        </text:list-item>
        <text:list-item>
          <text:p text:style-name="P44"><text:span text:style-name="Strong_20_Emphasis"><text:span text:style-name="T3">Leadership Style</text:span></text:span><text:span text:style-name="T3">: Bezos is portrayed as a demanding and sometimes tyrannical leader, known for his involvement in operational details and quick response to problems, which can create a </text:span><text:soft-page-break/><text:span text:style-name="T3">stressful work environment for employees. This is noted even by sympathetic business journalists.</text:span></text:p>
        </text:list-item>
      </text:list>
      <text:p text:style-name="P3">The text describes Jeff Bezos, the founder of Amazon, and his management style as depicted in a corporate history. Bezos is portrayed as having a volatile temperament, often berating subordinates publicly, which led to his team being nicknamed “Jeff Bots” within the company. This behavior included aggressive and derisive comments, such as “Are you lazy or just incompetent?” and “If I hear that idea again, I’m gonna have to kill myself.”</text:p>
      <text:p text:style-name="P3">Bezos’s leadership style, characterized by intimidation and public shaming, is linked to his libertarian political views, influenced by his father, an oil engineer who fled Cuba. This leadership approach, combined with Amazon’s massive scale under capitalism, grants Bezos significant power over his employees.</text:p>
      <text:p text:style-name="P3">Amazon’s culture emphasizes optimization and efficiency, relying heavily on metrics to guide decision-making and automate processes. This has led to the automation of tasks previously performed by human staff, like curating book categories and genres, resulting in a “Culture of Metrics” that some former employees found dehumanizing.</text:p>
      <text:p text:style-name="P3"><text:soft-page-break/>Bezos’s influence extends beyond his management style, as Amazon uses its market power to gain advantages over competitors. The company is known for employing predatory pricing strategies, such as offering lower prices than rivals and matching them automatically using web-crawling software. This was evident in Amazon’s treatment of Diapers.com, a baby products startup that Amazon pursued relentlessly with price cuts until it acquired the company.</text:p>
      <text:p text:style-name="P3">Amazon’s power is also demonstrated through its negotiations with shipping companies like UPS and FedEx. By threatening to switch to competitors or leverage alternative delivery methods (like the USPS), Amazon has successfully extracted lower rates, showcasing its market dominance.</text:p>
      <text:p text:style-name="P3">In the publishing industry, Bezos used similar tactics, demanding better terms from publishers and threatening to remove their books from Amazon’s recommendation systems if they didn’t comply. This strategy, known internally as the “Gazelle Project” (later renamed “Small Publisher Negotiation Program”), aimed at exploiting smaller, vulnerable publishers who couldn’t afford to lose Amazon’s sales.</text:p>
      <text:p text:style-name="P3">Bezos’s aggressive approach has allowed Amazon to grow into a dominant force in various markets, often using its scale to pressure competitors and suppliers <text:soft-page-break/>for better terms or driving them out of business entirely. This behavior is justified by Bezos as “Darwinian survival” in the corporate world but raises concerns about monopolistic practices and market manipulation.</text:p>
      <text:p text:style-name="P3">In summary, Jeff Bezos’s leadership at Amazon is characterized by a demanding, often abusive management style that has fostered an environment of fear among employees. The company’s culture emphasizes optimization, efficiency, and automation, leading to significant changes in the retail, shipping, and publishing industries. However, Bezos’s pursuit of growth and dominance has also resulted in predatory business strategies, raising questions about Amazon’s role as a market bully exploiting its size and power for competitive advantage.</text:p>
      <text:p text:style-name="P3">The passage discusses Amazon’s rise to dominance in the retail and digital publishing sectors, its aggressive business strategies, and subsequent impact on competition.</text:p>
      <text:list text:style-name="L36">
        <text:list-item>
          <text:p text:style-name="P45"><text:span text:style-name="Strong_20_Emphasis"><text:span text:style-name="T3">Expansion and Dominance (Late 2000s - Early 2010s):</text:span></text:span><text:span text:style-name="T3"> Amazon’s expansion was fueled by an ambitious corporate strategy that included the opening of large stores, often situated next to independent bookstores, leading to their closure. This left consumers with few local alternatives </text:span><text:soft-page-break/><text:span text:style-name="T3">and paved the way for Amazon’s eventual dominance.</text:span></text:p>
        </text:list-item>
        <text:list-item>
          <text:p text:style-name="P45"><text:span text:style-name="Strong_20_Emphasis"><text:span text:style-name="T3">Kindle and E-books (2007):</text:span></text:span><text:span text:style-name="T3"> To secure its position in the digital era, Amazon introduced the Kindle e-reader and established a $9.99 price point for e-books, significantly lower than the prevailing industry standard. This move was strategic as it forced publishers to digitize their libraries to remain competitive on Amazon’s platform. The low prices also undercut brick-and-mortar bookstores, further weakening them against Amazon’s online sales model.</text:span></text:p>
        </text:list-item>
        <text:list-item>
          <text:p text:style-name="P45"><text:span text:style-name="Strong_20_Emphasis"><text:span text:style-name="T3">Publisher Relations and Agency Model (2010):</text:span></text:span><text:span text:style-name="T3"> As e-books gained traction, publishers grew concerned about Amazon’s market power. In response, they collectively adopted an “agency model,” where they became their own retailers, setting their own prices for e-books sold on platforms like Apple’s iPad. This move was a defensive strategy to prevent further price erosion and maintain profitability.</text:span></text:p>
        </text:list-item>
        <text:list-item>
          <text:p text:style-name="P45"><text:span text:style-name="Strong_20_Emphasis"><text:span text:style-name="T3">Amazon’s Response:</text:span></text:span><text:span text:style-name="T3"> Furious at the publishers’ attempt to regain control, Amazon reacted by removing “Buy” buttons from Macmillan books and temporarily delisting them. This tactic was intended to exert pressure on Macmillan, forcing </text:span><text:soft-page-break/><text:span text:style-name="T3">it to accept Amazon’s preferred pricing model. Bezos later filed a complaint with the Federal Trade Commission (FTC), accusing Apple and publishers of colluding to raise e-book prices—a move that ultimately weakened the publishers’ bargaining power without significantly impacting Amazon.</text:span></text:p>
        </text:list-item>
        <text:list-item>
          <text:p text:style-name="P45"><text:span text:style-name="Strong_20_Emphasis"><text:span text:style-name="T3">Aggressive Business Tactics:</text:span></text:span><text:span text:style-name="T3"> Amazon’s approach has been characterized by relentless competition and a willingness to use its market dominance to outmaneuver rivals. This includes strategies like undercutting competitors on price (losing money temporarily to gain market share), leveraging public services without contributing taxes, and using its platform strength to extract concessions from suppliers.</text:span></text:p>
        </text:list-item>
        <text:list-item>
          <text:p text:style-name="P45"><text:span text:style-name="Strong_20_Emphasis"><text:span text:style-name="T3">Cloud Computing:</text:span></text:span><text:span text:style-name="T3"> Beyond retail and e-books, Amazon Web Services (AWS) is a significant part of the company’s growth strategy. AWS dominates the cloud computing market, offering services like storage, database management, and processing power over the internet—a model that many businesses now rely on.</text:span></text:p>
        </text:list-item>
        <text:list-item>
          <text:p text:style-name="P45"><text:span text:style-name="Strong_20_Emphasis"><text:span text:style-name="T3">Expansion into New Industries:</text:span></text:span><text:span text:style-name="T3"> Leveraging its vast resources and customer base, Amazon has expanded into various sectors, including food </text:span><text:soft-page-break/><text:span text:style-name="T3">(through Whole Foods), online advertising, shipping services, and even journalism (The Washington Post). This diversification underscores the company’s ambition to become a multi-faceted tech giant.</text:span></text:p>
        </text:list-item>
      </text:list>
      <text:p text:style-name="P3">In summary, Amazon’s strategy of aggressive expansion, low pricing, and leveraging its market power has allowed it to dominate several industries, from retail to digital publishing and cloud computing. Its tactics have often involved undercutting competitors, pushing back against regulatory challenges, and reshaping entire sectors according to its business model—a trend that continues to this day.</text:p>
      <text:p text:style-name="P3">Amazon’s transition from an online retailer to a dominant cloud computing provider began in the 1990s with its affiliate program, allowing third-party websites to sell Amazon products by connecting to their databases for product information. This was an early step towards leveraging its vast customer data as a valuable tech asset.</text:p>
      <text:p text:style-name="P3">The impetus for this shift came from Jeff Bezos’ desire to position Amazon as a tech company, similar to Google, rather than just a retailer like Walmart. To achieve this, the company internally provided computing resources to various divisions for tasks such as data processing and storage. These services <text:soft-page-break/>were later formalized into Amazon Web Services (AWS) in 2006, offering a range of functionalities including Simple Storage Service (S3) and Elastic Compute Cloud (EC2).</text:p>
      <text:p text:style-name="P3">Initially targeting small businesses unable to afford their own IT infrastructure, AWS rapidly attracted large firms due to competitive pricing and the efficiency of cloud computing. This model allowed companies to buy computational power as a utility, reducing the need for expensive in-house hardware, thereby leveling the playing field between big corporations and smaller entities.</text:p>
      <text:p text:style-name="P3">AWS’s success is largely attributable to its economies of scale and Bezos’ strategic decision not to price services excessively profitably (unlike Steve Jobs’ iPhone), which kept competitors at bay while fueling rapid growth. By 2016, AWS held about 51% of the cloud computing market, with Microsoft’s Azure and Google following closely behind.</text:p>
      <text:p text:style-name="P3">A significant factor in Amazon’s dominance is its strong position within the government sector, particularly the U.S. Department of Defense (DoD). The company has hosted data for various defense agencies since 2013, granting it a competitive edge due to the specialized security clearances required. This advantage was further solidified when the DoD awarded AWS a contract for the Joint Enterprise <text:soft-page-break/>Defense Infrastructure (JEDI) project without competition, leveraging Amazon’s experience in managing classified data.</text:p>
      <text:p text:style-name="P3">The massive investments made by Amazon, Microsoft, and Google in their vast data centers create formidable barriers to entry for potential rivals, further cementing their positions as cloud computing leaders. The downside of this centralization is the heightened risk associated with service disruptions, as demonstrated by outages affecting AWS’s S3 system in 2017 and a derecho-induced power failure in 2012.</text:p>
      <text:p text:style-name="P3">In addition to its impact on enterprise computing, cloud technology has extended into consumer spaces through “smart speakers” like Amazon Echo, Google Home, Microsoft Invoke, Facebook Portal, and Apple HomePod. These devices leverage the cloud for voice-activated services, further expanding Amazon’s influence in users’ daily lives. However, this expansion raises privacy concerns as these always-listening gadgets collect personal data and have been involved in unauthorized recordings and information sharing incidents.</text:p>
      <text:p text:style-name="P3">As the tech giants continue to encroach upon our private spaces through cloud-powered devices, questions arise about data privacy, corporate responsibility, and the long-term implications of entrusting sensitive information to a few dominant <text:soft-page-break/>entities. Despite these challenges, Amazon’s strategic positioning in cloud computing and its integration with various aspects of modern life ensure its continued prominence in the tech industry.</text:p>
      <text:p text:style-name="P3">The text discusses Amazon’s labor practices, highlighting both its historical influence from Microsoft and its own questionable employment strategies.</text:p>
      <text:list text:style-name="L37">
        <text:list-item>
          <text:p text:style-name="P46">Early Influence from Microsoft: Amazon, founded by Jeff Bezos in Seattle, was initially influenced by Microsoft, extending to aspects like employee management methods such as the “rank-and-yank” system (a performance review process) and platform cultivation strategies.</text:p>
        </text:list-item>
        <text:list-item>
          <text:p text:style-name="P46">Job-Related Stress Clause: Early on, Amazon included a clause in employment contracts absolving the company of responsibility for job-related stress. This was particularly relevant during ‘Death Marches’, intense work periods lasting days without much sleep, common among both coders and warehouse workers.</text:p>
        </text:list-item>
        <text:list-item>
          <text:p text:style-name="P46">Work Ethic and Gender Bias: Bezos envisioned a culture where employees worked tirelessly, often rejecting candidates who sought balance between work and personal life. This approach disproportionately affected women, contributing <text:soft-page-break/>to Silicon Valley’s well-known problem of underrepresentation in tech jobs due to an anti-work/life balance mentality.</text:p>
        </text:list-item>
        <text:list-item>
          <text:p text:style-name="P46">White-Collar Staff Conditions: Similar to other tech giants, white-collar Amazon employees faced grueling conditions, including long shifts and constant connectivity, even during weekends. The leadership principles emphasized right decisions, strong judgment, and good instincts - elements that border on authoritarian libertarianism.</text:p>
        </text:list-item>
        <text:list-item>
          <text:p text:style-name="P46">Blue-Collar Workers: Amazon’s blue-collar workforce, primarily warehouse workers (‘pickers’), faced particularly harsh conditions. They worked long hours with escalating productivity targets under threat of dismissal, often in extreme heat (notably in Allentown, Pennsylvania).</text:p>
        </text:list-item>
        <text:list-item>
          <text:p text:style-name="P46">Unionization and Response: Despite high turnover and the difficulty of organizing due to Amazon’s large workforce size, there have been attempts by unions like Teamsters and United Food and Commercial Workers to unionize fulfillment center workers. However, these efforts have been met with resistance from Amazon executives who engage with employees <text:soft-page-break/>while making it clear that unionization is not tolerated.</text:p>
        </text:list-item>
        <text:list-item>
          <text:p text:style-name="P46">Non-Compete Clauses: Amazon had previously required warehouse staff to sign non-compete clauses, barring them from working in fields competing with Amazon. Following public backlash, they ceased requiring this of hourly temp workers but continued for other roles until recent changes.</text:p>
        </text:list-item>
        <text:list-item>
          <text:p text:style-name="P46">Public Perception vs Internal Assessment: Despite numerous reports detailing poor labor conditions and low wages (fulfillment center workers earn around $28,446 annually), Amazon publicly claims “good employee relations”.</text:p>
        </text:list-item>
        <text:list-item>
          <text:p text:style-name="P46">Anti-Theft Measures: Aggressive anti-theft measures are implemented on the warehouse floor, including surveillance displays of fired employees and strict security checks without compensation for waiting time.</text:p>
        </text:list-item>
      </text:list>
      <text:p text:style-name="P3">In summary, while Amazon has been influenced by industry leaders like Microsoft in various aspects, its labor practices, especially concerning blue-collar workers, have raised significant concerns about worker rights, fair wages, and work-life balance. The company’s stance on unionization and non-compete <text:soft-page-break/>clauses further underscores the power imbalance between Amazon and its employees.</text:p>
      <text:p text:style-name="P3">Google, founded by Larry Page and Sergey Brin as a research project at Stanford University in 1996, initially aimed to improve web search through an innovative algorithm called PageRank. This algorithm ranked websites based on the number of links from other sites, indicating their relative importance. Google’s success was driven by its superior technical performance and network effects, making it a natural monopoly in online search due to economies of scale.</text:p>
      <text:p text:style-name="P3">The company’s growth led it to partner with major portals like AOL and Yahoo for search services, attracting massive user traffic that the firm struggled to handle by purchasing affordable servers with funds from early investors, including Jeff Bezos of Amazon. Google’s rapid expansion also necessitated more seasoned corporate leadership, leading to Eric Schmidt joining as CEO.</text:p>
      <text:p text:style-name="P3">Every search conducted on Google generates data, which enhances the company’s ability to optimize search results and attract more users. This data advantage is a significant factor in creating a market dominated by one or few large entities. The infrastructure supporting Google’s search services involves numerous global data centers, each <text:soft-page-break/>containing racks of servers designed for high availability and efficiency. These centers are interconnected via high-bandwidth fiber-optic cables, forming an extensive network that handles a significant portion of North American Internet traffic.</text:p>
      <text:p text:style-name="P3">Google’s dominance in online search has raised concerns about its potential to manipulate results to favor certain content or downrank others. This practice has led some developers and users to view Google as an “evil empire,” similar to Microsoft, due to perceived monopolistic behavior and prioritization of user data monetization over the creation of free services.</text:p>
      <text:p text:style-name="P3">Despite its initial reputation for idealism, Google’s corporate actions reflect a complex interplay of technological innovation, market forces, and strategic business decisions that have solidified its position as a dominant player in the digital landscape.</text:p>
      <text:p text:style-name="P3">The text discusses the town of Oregon (presumably a fictional or unnamed location) and its strategic deal with Google to host a server farm, highlighting the one-sided nature of such deals often favored by big tech companies. The town offered tax incentives for an estimated 50-100 jobs, despite having already secured “enterprise zone” status for tax abatements. Google, aiming to maintain secrecy about its operations <text:soft-page-break/>and negotiate better tax breaks, insisted on confidentiality agreements from local officials, leading to the town’s newspaper breaking the story.</text:p>
      <text:p text:style-name="P3">In exchange for these favorable terms, Google made some goodwill gestures such as donating for a local museum and providing advertising credits to nonprofits. The deal exemplifies how big tech companies leverage their power to secure advantageous conditions in communities.</text:p>
      <text:p text:style-name="P3">The narrative then shifts to critically examining Google’s business practices and dominance:</text:p>
      <text:list text:style-name="L38">
        <text:list-item>
          <text:p text:style-name="P47"><text:span text:style-name="Strong_20_Emphasis"><text:span text:style-name="T3">Search Dominance</text:span></text:span><text:span text:style-name="T3">: Google’s search engine has become synonymous with web searches, benefiting from reliable relevance-ranking processes based on PageRank, which promotes the dominance of sites with many links. However, critics argue this makes search results inherently conservative and biased towards established websites.</text:span></text:p>
        </text:list-item>
        <text:list-item>
          <text:p text:style-name="P47"><text:span text:style-name="Strong_20_Emphasis"><text:span text:style-name="T3">Knowledge Panels</text:span></text:span><text:span text:style-name="T3">: These information boxes appearing atop searches have raised concerns due to their opaque selection criteria, often displaying incorrect information that’s difficult to correct. The company encourages users to “verify” their panels for updates but has faced criticism for not being transparent about the process.</text:span></text:p>
        </text:list-item>
        <text:list-item>
          <text:p text:style-name="P47"><text:soft-page-break/><text:span text:style-name="Strong_20_Emphasis"><text:span text:style-name="T3">Personalized Search</text:span></text:span><text:span text:style-name="T3">: Google introduced personalized search results in 2009, tailoring queries to individual users based on collected data from various services. This has led to concerns of echo chambers or “filter bubbles” where users see content that aligns with their existing beliefs, as there is no standard result for any subject.</text:span></text:p>
        </text:list-item>
        <text:list-item>
          <text:p text:style-name="P47"><text:span text:style-name="Strong_20_Emphasis"><text:span text:style-name="T3">Market Share and Competition</text:span></text:span><text:span text:style-name="T3">: Google holds a dominant 78% share in PC online searches and a staggering 95% on mobile searches (largely due to Android’s popularity). Critics debate whether this constitutes monopoly status, with arguments both for and against.</text:span></text:p>
        </text:list-item>
        <text:list-item>
          <text:p text:style-name="P47"><text:span text:style-name="Strong_20_Emphasis"><text:span text:style-name="T3">Lock-in and Integration</text:span></text:span><text:span text:style-name="T3">: Google argues it doesn’t have significant lock-in, citing Bing as a competitive alternative. However, critics point out that abandoning Google services degrades user experience due to loss of integrated benefits (like data accumulation enhancing search accuracy) and the network effect, where service value increases with more users.</text:span></text:p>
        </text:list-item>
        <text:list-item>
          <text:p text:style-name="P47"><text:span text:style-name="Strong_20_Emphasis"><text:span text:style-name="T3">Control Over Search Results</text:span></text:span><text:span text:style-name="T3">: Google’s ability to rank search results gives it immense power, despite its initial claims of automatic, neutral processes. Critics argue that Google uses this </text:span><text:soft-page-break/><text:span text:style-name="T3">control to surface favored results and suppress unfavorable ones.</text:span></text:p>
        </text:list-item>
        <text:list-item>
          <text:p text:style-name="P47"><text:span text:style-name="Strong_20_Emphasis"><text:span text:style-name="T3">Default Settings and Data Access</text:span></text:span><text:span text:style-name="T3">: Google’s default settings tend to favor the company’s data access and usage for various purposes, including targeted advertising. A former Googler noted that controlling menu options essentially controls user choices.</text:span></text:p>
        </text:list-item>
        <text:list-item>
          <text:p text:style-name="P47"><text:span text:style-name="Strong_20_Emphasis"><text:span text:style-name="T3">Influence Over Developers and Content</text:span></text:span><text:span text:style-name="T3">: Google exerts power over Android developers by withholding crucial apps if they deviate from Google’s requirements (primarily keeping the search engine as default). Internally, discussions reveal potential political influence, such as considering adjusting search results to promote immigration benefits.</text:span></text:p>
        </text:list-item>
        <text:list-item>
          <text:p text:style-name="P47"><text:span text:style-name="Strong_20_Emphasis"><text:span text:style-name="T3">Vertical Search Manipulation</text:span></text:span><text:span text:style-name="T3">: Google has been accused of downranking competing shopping comparison sites to maintain its share in profitable online shopping searches, illustrating how it uses its dominance to affect specific market segments.</text:span></text:p>
        </text:list-item>
      </text:list>
      <text:p text:style-name="P3">Overall, the text presents a critical view of Google’s business practices and influence, highlighting concerns over monopolistic tendencies, <text:soft-page-break/>opaque algorithms, user data control, and the impact on competition and consumer choice.</text:p>
      <text:p text:style-name="P3">The text discusses Google’s dominant position in the digital market, its potential anti-competitive practices, and the implications for various industries, particularly news and information.</text:p>
      <text:list text:style-name="L39">
        <text:list-item>
          <text:p text:style-name="P48"><text:span text:style-name="Strong_20_Emphasis"><text:span text:style-name="T3">Google’s Search Practices</text:span></text:span><text:span text:style-name="T3">: The European court case of 2017 found Google guilty of anti-competitive behavior in its comparison shopping service. Google was accused of giving preferential treatment to its own products in search results, pushing competitors down the rankings. Despite a settlement requiring Google to allow other services to bid on top slots, reports suggested that Google’s own products continued to dominate these spots (91% of relevant searches). This practice has been observed for Yelp and TripAdvisor, which reportedly saw their content prominently displayed in Google search results after rejecting buyout offers.</text:span></text:p>
        </text:list-item>
        <text:list-item>
          <text:p text:style-name="P48"><text:span text:style-name="Strong_20_Emphasis"><text:span text:style-name="T3">Impact on News Industry</text:span></text:span><text:span text:style-name="T3">: Google’s influence extends to the news sector as it directs significant traffic to major outlets through its search results. Approximately 40% of clicks on trending topics are for news, generating about $5 billion </text:span><text:soft-page-break/><text:span text:style-name="T3">annually for Google. This dominance raises concerns as Google is effectively absorbing half the industry’s ad revenue without employing journalists.</text:span></text:p>
        </text:list-item>
        <text:list-item>
          <text:p text:style-name="P48"><text:span text:style-name="Strong_20_Emphasis"><text:span text:style-name="T3">Algorithmic Bias</text:span></text:span><text:span text:style-name="T3">: Following the 2016 election and Russian interference allegations, Google adjusted its search algorithm to prioritize “authoritative” content. However, critics argue this change disproportionately affected left-leaning sites, causing significant traffic drops (e.g., Democracy Now! -36%, AlterNet -63%). This shift is perceived as suppressing political views on the left despite right-wing figures like Alex Jones receiving attention for being “de-platformed.”</text:span></text:p>
        </text:list-item>
        <text:list-item>
          <text:p text:style-name="P48"><text:span text:style-name="Strong_20_Emphasis"><text:span text:style-name="T3">Academic Research Sponsorship</text:span></text:span><text:span text:style-name="T3">: Google has been accused of funding academic research to support its interests, particularly in areas like regulation and data collection, without disclosing its role. This practice was uncovered by the Wall Street Journal, revealing instances where Google officials provided specific topics, titles, abstracts, and budgets for papers.</text:span></text:p>
        </text:list-item>
        <text:list-item>
          <text:p text:style-name="P48"><text:span text:style-name="Strong_20_Emphasis"><text:span text:style-name="T3">Microsoft Competition</text:span></text:span><text:span text:style-name="T3">: Google is accused of using “asymmetric information”—its control over vast amounts of data—to hinder competitors like </text:span><text:soft-page-break/><text:span text:style-name="T3">Microsoft’s Bing from accessing crucial content (e.g., YouTube videos). This limitation effectively bars Bing from fully competing in search results, as it cannot index up to half the videos on YouTube due to technical “incompatibility” claims by Google.</text:span></text:p>
        </text:list-item>
        <text:list-item>
          <text:p text:style-name="P48"><text:span text:style-name="Strong_20_Emphasis"><text:span text:style-name="T3">Historical Context</text:span></text:span><text:span text:style-name="T3">: The text also references a 1998 Stanford study by Brin and Page (future Google co-founders) warning of potential biases in advertising-funded search engines, which they later implemented at Google when it became commercially successful. This illustrates the tension between business models and user needs that can emerge as companies grow.</text:span></text:p>
        </text:list-item>
      </text:list>
      <text:p text:style-name="P3">The cumulative effect of these practices is a significant concentration of power by Google, influencing various sectors beyond search. The company’s control over information access and distribution raises concerns about fairness, competition, and the potential suppression of diverse viewpoints in news and political discourse.</text:p>
      <text:p text:style-name="P3">The text discusses the evolution and impact of Google’s advertising model, focusing on AdWords, AdSense, and YouTube.</text:p>
      <text:list text:style-name="L40">
        <text:list-item>
          <text:p text:style-name="P49"><text:span text:style-name="Strong_20_Emphasis"><text:span text:style-name="T3">AdWords</text:span></text:span><text:span text:style-name="T3">: Initially, Google’s primary revenue source was search ads displayed on the side of </text:span><text:soft-page-break/><text:span text:style-name="T3">organic search results. The company maintained a “church/state wall” between search and ads, though critics argue this separation was not always absolute. Over time, ad spots moved to above organic results, becoming increasingly integrated into the user interface. This change raised concerns about transparency and the potential for advertiser influence over information. An example cited is an environmental group’s campaign against a cruise line being pulled by Google for using “language advocating against the cruise line industry,” despite the ad text being innocuous.</text:span></text:p>
        </text:list-item>
        <text:list-item>
          <text:p text:style-name="P49"><text:span text:style-name="Strong_20_Emphasis"><text:span text:style-name="T3">AdSense</text:span></text:span><text:span text:style-name="T3">: This program allowed Google to extend its advertising model beyond search results, enabling ads on any website through semantic analysis technology acquired from Applied Semantics, Inc. (ASI). This resulted in more relevant ads appearing across the web, transforming the entire internet into a platform for Google and Facebook. AdSense also led to Google’s acquisition of Blogger to increase its ad inventory.</text:span></text:p>
        </text:list-item>
        <text:list-item>
          <text:p text:style-name="P49"><text:span text:style-name="Strong_20_Emphasis"><text:span text:style-name="T3">Monopolistic Concerns</text:span></text:span><text:span text:style-name="T3">: The text highlights how Google’s extensive advertising presence has raised monopolistic concerns. Microsoft and AT&amp;T protested Google’s purchase of ASI, citing its </text:span><text:soft-page-break/><text:span text:style-name="T3">dominant position in the search ad market. The FTC allowed Google to further strengthen its online ad dominance with purchases like AdMob, raising concerns about competition and consumer choice.</text:span></text:p>
        </text:list-item>
        <text:list-item>
          <text:p text:style-name="P49"><text:span text:style-name="Strong_20_Emphasis"><text:span text:style-name="T3">Chrome Ad Blocker</text:span></text:span><text:span text:style-name="T3">: Google, fearful of ad blockers threatening its revenue model, introduced a Chrome filter designed to prevent non-Google ads from loading, while allowing Google’s own ads. Critics argue this move is more about protecting Google’s interests than improving user experience.</text:span></text:p>
        </text:list-item>
        <text:list-item>
          <text:p text:style-name="P49"><text:span text:style-name="Strong_20_Emphasis"><text:span text:style-name="T3">YouTube</text:span></text:span><text:span text:style-name="T3">: The text discusses YouTube’s acquisition by Google in 2006 due to its rapid growth and need for resources to manage network effects. YouTube’s early policy of allowing copyrighted content piracy, protected under the DMCA’s safe harbor provisions, significantly contributed to its growth. Post-acquisition, Google continued this relaxed stance on copyrights, strategizing to pressure premium content providers towards free distribution. YouTube’s recommendation algorithm, which drives most viewing, has been criticized for promoting extreme views and conspiracy theories, particularly on news-related topics from the political right. This contrasts with Google </text:span><text:soft-page-break/><text:span text:style-name="T3">Search’s goal of quickly directing users to their desired web destinations.</text:span></text:p>
        </text:list-item>
      </text:list>
      <text:p text:style-name="P3">The text ultimately suggests that while Google’s advertising model has revolutionized online content monetization and transformed the internet into an advertising platform, it also raises significant concerns about transparency, monopolistic practices, and the impact on information dissemination.</text:p>
      <text:p text:style-name="P3">YouTube, a subsidiary of Google, has been criticized for its algorithm’s tendency to promote conspiracy theories, misinformation, and extreme content, including far-right extremist views. This issue arises from YouTube’s business model that prioritizes user engagement (watch time) over content moderation, leading to a recommendation system that favors emotionally charged, sensational titles and longer videos that attract more viewers.</text:p>
      <text:p text:style-name="P3">The platform has been found to push users towards increasingly radical content. For instance, users starting with neutral news videos can easily end up in alt-right territory within just two clicks due to the algorithm’s design. This problem is not limited to political content; even seemingly apolitical topics like flat Earth theory are promoted if they attract significant viewership and engagement.</text:p>
      <text:p text:style-name="P3"><text:soft-page-break/>YouTube has acknowledged these issues, announcing plans in 2018 to “surface” more content from authoritative news sources and screen “Preferred” content uploaded by popular creators. However, critics argue that these measures are insufficient and come too late, given the platform’s rapid growth. The company has been accused of prioritizing user engagement at the expense of content moderation, with executives admitting they rarely considered whether their algorithms were fueling the spread of extreme content.</text:p>
      <text:p text:style-name="P3">The issue is further complicated by YouTube’s algorithm, “Reinforce,” which uses users’ past views and interactions to suggest related topics, often leading viewers towards more radical content. Despite internal proposals for tighter vetting or limiting search results after incidents like mass shootings, management has largely dismissed these suggestions in favor of increasing engagement.</text:p>
      <text:p text:style-name="P3">YouTube’s content policies have also been criticized for their inconsistent enforcement. For example, despite Steven Crowder’s history of making derogatory remarks about left-leaning individuals, it took years for YouTube to remove him from the platform following a significant public outcry. The company only banned white supremacist and neo-Nazi content in 2019, after considerable controversy.</text:p>
      <text:p text:style-name="P3"><text:soft-page-break/>The platform’s recommendation algorithm has also been linked to the proliferation of harmful content, including material appealing to pedophiles. This was an unintended consequence of the algorithm’s ability to identify and recommend content based on user viewing habits, highlighting the complex challenges of moderating such a vast platform.</text:p>
      <text:p text:style-name="P3">Moreover, YouTube’s data collection practices have been described as invasive. The company has historically collected extensive user data, including search history, location, and email content, to improve its search algorithms and target ads. While this practice is central to Google’s business model, it has raised significant privacy concerns among users.</text:p>
      <text:p text:style-name="P3">In response to these criticisms, YouTube has made some changes, such as raising the threshold for ad-hosting eligibility and considering disabling the recommendation algorithm for children’s content. However, these adjustments are seen as reactive rather than proactive, and their effectiveness remains to be seen. The company continues to grapple with the challenge of balancing growth, user engagement, and responsible content moderation on its vast platform.</text:p>
      <text:p text:style-name="P3">The text discusses Google’s extensive data collection practices, privacy concerns, and workplace culture.</text:p>
      <text:list text:style-name="L41">
        <text:list-item>
          <text:p text:style-name="P50"><text:soft-page-break/><text:span text:style-name="Strong_20_Emphasis"><text:span text:style-name="T3">Google’s Data Collection Practices:</text:span></text:span></text:p>
          <text:list>
            <text:list-item>
              <text:p text:style-name="P50"><text:span text:style-name="Strong_20_Emphasis"><text:span text:style-name="T3">DoubleClick Acquisition:</text:span></text:span><text:span text:style-name="T3"> After acquiring DoubleClick, Google gained control over a powerful cookie that could track user activity across the internet, including sites using Google’s AdSense network. This cookie, often referred to as a “mega-cookie,” was not limited to ad-click events like AdSense’s original “cookie on click” policy but expanded to record users’ mere presence on sites with AdSense ads.</text:span></text:p>
            </text:list-item>
            <text:list-item>
              <text:p text:style-name="P50"><text:span text:style-name="Strong_20_Emphasis"><text:span text:style-name="T3">Expansion of Tracking:</text:span></text:span><text:span text:style-name="T3"> Post the DoubleClick acquisition, Google merged tracking data with user search histories and personal information from services like Gmail, YouTube, and Google+. This amalgamation created “super-profiles” that could track users across almost every corner of the internet. Google also began linking this data to users’ credit card purchases through third-party data firms.</text:span></text:p>
            </text:list-item>
            <text:list-item>
              <text:p text:style-name="P50"><text:span text:style-name="Strong_20_Emphasis"><text:span text:style-name="T3">Privacy Concerns:</text:span></text:span><text:span text:style-name="T3"> Despite these expansive tracking practices, Google offers limited visibility into the collected data for individual users. Accessing one’s data involves a complex process that most users never </text:span><text:soft-page-break/><text:span text:style-name="T3">undertake. The company also employs “dark patterns” to encourage users to provide more data without realizing it.</text:span></text:p>
            </text:list-item>
          </text:list>
        </text:list-item>
        <text:list-item>
          <text:p text:style-name="P50"><text:span text:style-name="Strong_20_Emphasis"><text:span text:style-name="T3">Google’s Workplace Culture:</text:span></text:span></text:p>
          <text:list>
            <text:list-item>
              <text:p text:style-name="P50"><text:span text:style-name="Strong_20_Emphasis"><text:span text:style-name="T3">Perks and Hiring Practice:</text:span></text:span><text:span text:style-name="T3"> Google is known for its generous perks, including free meals and competitive salaries. However, these perks are partly designed to attract high-demand programmers without increasing base pay. The hiring process is rigorous, with multiple interviews over several months, favoring candidates from elite educational institutions.</text:span></text:p>
            </text:list-item>
            <text:list-item>
              <text:p text:style-name="P50"><text:span text:style-name="Strong_20_Emphasis"><text:span text:style-name="T3">Flat Hierarchy Illusion:</text:span></text:span><text:span text:style-name="T3"> Despite claims of a flat corporate culture, Google has distinct hierarchies. Engineers, who produce the core technology, are considered “royalty,” while non-engineers occupy a lower status. The “20% time” policy, allowing engineers to work on personal projects, is misleadingly applied only to computer science staff and often results in additional unpaid labor.</text:span></text:p>
            </text:list-item>
            <text:list-item>
              <text:p text:style-name="P50"><text:span text:style-name="Strong_20_Emphasis"><text:span text:style-name="T3">Wage-fixing Scandal:</text:span></text:span><text:span text:style-name="T3"> Google was involved in a software engineer wage-fixing conspiracy orchestrated by Apple’s Steve Jobs, as </text:span><text:soft-page-break/><text:span text:style-name="T3">revealed in emails from then CEO Eric Schmidt.</text:span></text:p>
            </text:list-item>
          </text:list>
        </text:list-item>
        <text:list-item>
          <text:p text:style-name="P50"><text:span text:style-name="Strong_20_Emphasis"><text:span text:style-name="T3">Leadership and Wealth:</text:span></text:span></text:p>
          <text:list>
            <text:list-item>
              <text:p text:style-name="P51">The founders, Larry Page and Sergey Brin, along with former CEO Eric Schmidt, lead lifestyles typical of the ultra-wealthy, with access to private planes, yachts, and multiple homes. They often maintain discretion about their wealth, suggesting a culture that values controlling public perception of their affluence.</text:p>
            </text:list-item>
          </text:list>
        </text:list-item>
      </text:list>
      <text:p text:style-name="P3">The text concludes by highlighting instances where Google has shown a lack of transparency regarding data privacy and user control, raising questions about the company’s commitment to user privacy despite its public stance on data collection being beneficial for personalized services.</text:p>
      <text:p text:style-name="P3">The text discusses the evolution and controversies surrounding Google’s corporate practices, particularly focusing on issues related to workforce composition, pay equity, and employee activism.</text:p>
      <text:list text:style-name="L42">
        <text:list-item>
          <text:p text:style-name="P52"><text:span text:style-name="Strong_20_Emphasis"><text:span text:style-name="T3">Cafeteria Hours Reduction &amp; Home Dinner Ban</text:span></text:span><text:span text:style-name="T3">: Initially, Google reduced cafeteria hours and stopped allowing employees to take home dinner for their families, causing discontent among </text:span><text:soft-page-break/><text:span text:style-name="T3">staff. However, due to the founders’ (Sergey Brin and Larry Page) significant control over major decisions through Google’s unique two-tier stock structure, these changes were implemented despite employee grumbles.</text:span></text:p>
        </text:list-item>
        <text:list-item>
          <text:p text:style-name="P52"><text:span text:style-name="Strong_20_Emphasis"><text:span text:style-name="T3">Gender Pay Disparity</text:span></text:span><text:span text:style-name="T3">: Google faced criticism and legal action from the Department of Labor regarding pay discrimination against women. The DOL found evidence of systematic pay disparities across Google’s workforce in 2017, with the situation described as “extreme” within the tech industry. Despite Google claiming its compensation practices are fair and free from gender bias, the company refused to release raw data or detailed analyses supporting this assertion, leading to accusations of secrecy.</text:span></text:p>
        </text:list-item>
        <text:list-item>
          <text:p text:style-name="P52"><text:span text:style-name="Strong_20_Emphasis"><text:span text:style-name="T3">James Damore Firing</text:span></text:span><text:span text:style-name="T3">: The situation escalated when Google fired software engineer James Damore for a memo he circulated internally, arguing that biological differences between genders explained women’s underrepresentation in tech roles at the company. Although Google stated the dismissal was due to disrespectful communication rather than unpopular views, this incident made Damore a symbol of conservative circles and sparked lawsuits.</text:span></text:p>
        </text:list-item>
        <text:list-item>
          <text:p text:style-name="P52"><text:soft-page-break/><text:span text:style-name="Strong_20_Emphasis"><text:span text:style-name="T3">Google Workforce Activism</text:span></text:span><text:span text:style-name="T3">: Despite management’s efforts, Google’s workforce has become increasingly vocal on various issues:</text:span></text:p>
          <text:list>
            <text:list-item>
              <text:p text:style-name="P53"><text:span text:style-name="Strong_20_Emphasis"><text:span text:style-name="T3">China Withdrawal</text:span></text:span><text:span text:style-name="T3">: Employees demanded transparency around Google’s plans for re-entering the Chinese market, specifically regarding a censored search engine code-named “Dragonfly.” This activism led to demands for employee participation in ethical reviews and external oversight.</text:span></text:p>
            </text:list-item>
            <text:list-item>
              <text:p text:style-name="P53"><text:span text:style-name="Strong_20_Emphasis"><text:span text:style-name="T3">Project Maven</text:span></text:span><text:span text:style-name="T3">: Google engineers opposed the company’s involvement in a Pentagon AI project for military drones due to concerns about facilitating potential war crimes. Despite management’s attempts to conceal the program, employees protested, leading to internal debates and eventual withdrawal from the project.</text:span></text:p>
            </text:list-item>
            <text:list-item>
              <text:p text:style-name="P53"><text:span text:style-name="Strong_20_Emphasis"><text:span text:style-name="T3">Sexual Harassment &amp; Contractor Rights</text:span></text:span><text:span text:style-name="T3">: Following revelations of a multi-million dollar severance package for Andy Rubin, who was accused of sexual harassment, thousands of Google employees staged a walkout demanding changes in how the company handles sexual misconduct allegations and equal rights for contractors.</text:span></text:p>
            </text:list-item>
          </text:list>
        </text:list-item>
        <text:list-item>
          <text:p text:style-name="P52"><text:soft-page-break/><text:span text:style-name="Strong_20_Emphasis"><text:span text:style-name="T3">Changing Corporate Ethos</text:span></text:span><text:span text:style-name="T3">: The text notes that Google’s “Don’t be evil” motto was quietly removed from its corporate code of conduct, symbolizing a shift towards prioritizing market incentives over ethical principles.</text:span></text:p>
        </text:list-item>
      </text:list>
      <text:p text:style-name="P3">The narrative underscores the growing influence and activism of tech workers, challenging management decisions on various fronts including data privacy, ethical use of AI, pay equity, and corporate ethics. It also highlights how network effects, like those experienced by Facebook, can create powerful platforms that significantly impact society despite their controversial histories and practices.</text:p>
      <text:p text:style-name="P3">Facebook’s origins can be traced back to a project created by Mark Zuckerberg while at Harvard University, initially named Facemash. Conceived as a campus version of HotOrNot.com, it was born out of Zuckerberg’s frustration following a breakup and his subsequent coding session fueled by beer. The site allowed users to rate the attractiveness of female students based on their photos, many of which were obtained through hacking into residence house “facebooks” – collections of freshman student photos.</text:p>
      <text:p text:style-name="P3">Facemash’s popularity grew rapidly after a profile in the campus newspaper. Despite its minimal <text:soft-page-break/>functionality (mainly creating profiles and viewing others), it captured the imagination of Harvard students, with ten thousand users joining within a month – about half of the undergraduate population. The service was initially limited to Harvard, requiring a Harvard email address for registration, which helped maintain an air of exclusivity and encouraged early user engagement.</text:p>
      <text:p text:style-name="P3">However, this early success came with controversy; Zuckerberg faced disciplinary action from Harvard’s administrative board due to hacking and privacy violations. Yet, his actions caught the attention of students attempting to establish an online social network called HarvardConnection, who later approached him for coding assistance. This led to a legal dispute over idea ownership with those students, ultimately settled in 2008 for $30 million in cash and stock.</text:p>
      <text:p text:style-name="P3">The social networking concept was already in the air at Harvard, as its own computing head had expressed interest in creating an ‘electronic facebook’ for the campus. Thus, while Zuckerberg’s execution and minimalist design were key factors in Facemash’s (and later Facebook’s) success, it wasn’t solely a product of singular genius or inspiration but rather an amalgamation of various ideas and zeitgeist.</text:p>
      <text:p text:style-name="P3"><text:soft-page-break/>Zuckerberg’s early team consisted of friends with varied financial backgrounds; he contributed from programming jobs while his partners invested tens of thousands, supplemented by parental support ($85,000 total). This class distinction is noteworthy alongside the site’s controversial origins.</text:p>
      <text:p text:style-name="P3">As Facebook expanded beyond Harvard to other elite universities like Stanford and Dartmouth (with help from Zuckerberg’s connections), it experienced explosive growth due to network effects – the more people who joined, the more attractive it became. The platform capitalized on students’ desire to join networks where their peers were present, a phenomenon accentuated by its association with prestigious institutions.</text:p>
      <text:p text:style-name="P3">Despite initial growing pains (such as server overloads and limited functionality), Facebook’s growth trajectory was remarkable. Early investments came primarily from Apple ($50,000 monthly for sponsored pages) and Silicon Valley venture capitalists attracted by its rapid user base expansion. The introduction of features like ‘Walls’ further increased engagement, making the platform increasingly sticky for users – a boon for potential advertisers.</text:p>
      <text:p text:style-name="P3">Facebook’s ascension to dominance was not just about network effects and elite school associations; it also <text:soft-page-break/>involved strategic maneuvers reminiscent of predatory monopolistic tactics. For instance, when confronted with local competitors at universities like Baylor, rather than directly competing, Facebook would open in surrounding institutions instead. This strategy leveraged the natural human tendency to follow friends onto whichever platform they used, thereby starving rival networks of users and ultimately rendering them obsolete.</text:p>
      <text:p text:style-name="P3">By 2008, Facebook had surpassed Myspace in terms of overall membership globally - a testament to its effective employment of both organic growth strategies and deliberate business tactics. Post-growth consolidation saw Zuckerberg assume near-total control over decision-making within the company, reinforcing his status as the ‘hereditary king’ of Facebook – a power dynamic that persists to this day.</text:p>
      <text:p text:style-name="P3">In summary, Facebook’s early success was driven by a combination of factors including its timely capitalization on the zeitgeist of social networking, Zuckerberg’s effective execution and design, network effects fueled by student desire for peer-oriented platforms, strategic expansion into elite universities, and ultimately, elements of predatory monopolistic practices. Its meteoric rise from a dorm room project to global dominance illustrates the <text:soft-page-break/>potent interplay between technological innovation, market timing, user behavior, and corporate strategy in shaping the modern digital landscape.</text:p>
      <text:p text:style-name="P3">The text discusses Facebook’s evolution under Mark Zuckerberg’s leadership, focusing on his management style, the introduction of the News Feed feature, user privacy concerns, and the platform’s impact on information consumption.</text:p>
      <text:list text:style-name="L43">
        <text:list-item>
          <text:p text:style-name="P54"><text:span text:style-name="Strong_20_Emphasis"><text:span text:style-name="T3">Leadership Style</text:span></text:span><text:span text:style-name="T3">: Zuckerberg is portrayed as an authoritarian CEO with a challenging persona to work with. He has been known for his ambiguity, occasional fainting spells due to stress during Facebook’s rapid growth in 2006, and a peculiar business card reading “I’m CEO—Bitch.” His management style is compared to other tech tycoons like Jeff Bezos, Steve Jobs, and Bill Gates.</text:span></text:p>
        </text:list-item>
        <text:list-item>
          <text:p text:style-name="P54"><text:span text:style-name="Strong_20_Emphasis"><text:span text:style-name="T3">News Feed Introduction</text:span></text:span><text:span text:style-name="T3">: The News Feed was introduced in fall 2006, allowing users to view updates from friends in one central location. This feature sparked a significant privacy crisis as users felt their information was now more visible than before, despite Facebook’s assurance that nothing had changed. Over 10% of users opposed the new feature, leading to protests and criticism.</text:span></text:p>
        </text:list-item>
        <text:list-item>
          <text:p text:style-name="P54"><text:soft-page-break/><text:span text:style-name="Strong_20_Emphasis"><text:span text:style-name="T3">Privacy Concerns</text:span></text:span><text:span text:style-name="T3">: Zuckerberg initially responded with condescension, but Facebook eventually implemented privacy features to appease users. This marked the beginning of ongoing debates about user control over their data and the platform’s role in shaping information access.</text:span></text:p>
        </text:list-item>
        <text:list-item>
          <text:p text:style-name="P54"><text:span text:style-name="Strong_20_Emphasis"><text:span text:style-name="T3">Filter Bubble and News Consumption</text:span></text:span><text:span text:style-name="T3">: As Facebook grew, the News Feed became a crucial source of news for many users. However, this news was filtered through both friends’ interests and Facebook’s algorithms, potentially creating an echo chamber effect known as the “filter bubble.” Users might unknowingly be exposed only to views similar to their own, limiting exposure to opposing viewpoints.</text:span></text:p>
        </text:list-item>
        <text:list-item>
          <text:p text:style-name="P54"><text:span text:style-name="Strong_20_Emphasis"><text:span text:style-name="T3">Fake News</text:span></text:span><text:span text:style-name="T3">: The filter bubble has been linked to the spread of misinformation or “fake news,” as alternative perspectives may be filtered out. Facebook’s approach to combat this includes fact-checking by third parties and promoting mainstream publishers, but critics argue that this favors content that supports the status quo and doesn’t challenge advertising revenue.</text:span></text:p>
        </text:list-item>
        <text:list-item>
          <text:p text:style-name="P54"><text:span text:style-name="Strong_20_Emphasis"><text:span text:style-name="T3">Mental Health Impact</text:span></text:span><text:span text:style-name="T3">: There have been concerns about the negative psychological impact </text:span><text:soft-page-break/><text:span text:style-name="T3">of Facebook on users, particularly among younger populations. Research suggests that comparing one’s life to others’ curated versions can lead to feelings of inadequacy and depression. Former employees, like Chamath Palihapitiya, have expressed guilt over contributing to these issues.</text:span></text:p>
        </text:list-item>
        <text:list-item>
          <text:p text:style-name="P54"><text:span text:style-name="Strong_20_Emphasis"><text:span text:style-name="T3">Algorithmic Control</text:span></text:span><text:span text:style-name="T3">: Facebook’s algorithm decides what content appears on users’ feeds, giving Zuckerberg and the board significant power over the information consumed by billions of people. This control can impact not only individual users but also media outlets, as changes in algorithms can drastically affect traffic to commercial websites and news organizations.</text:span></text:p>
        </text:list-item>
      </text:list>
      <text:p text:style-name="P3">In essence, the text highlights Facebook’s growth under Zuckerberg’s leadership, focusing on the trade-offs between user privacy, information consumption, and the company’s control over content distribution—a balance that has significant implications for users, society, and the media landscape.</text:p>
      <text:p text:style-name="P3">The text discusses the evolution of Facebook’s business model, its transition from a social networking <text:soft-page-break/>site to a commercial entity, and its strategies for growth.</text:p>
      <text:list text:style-name="L44">
        <text:list-item>
          <text:p text:style-name="P55"><text:span text:style-name="Strong_20_Emphasis"><text:span text:style-name="T3">Initial Growth &amp; Ad Deals:</text:span></text:span><text:span text:style-name="T3"> Early on, Facebook relied heavily on user engagement rather than direct monetization. It started generating revenue through limited ads in 2006, initially with MySpace and later with Microsoft for Facebook’s ad placements. This deal was significant as it provided substantial funding for Facebook’s rapid growth, turning the company from a loss-making entity to profitable one.</text:span></text:p>
        </text:list-item>
        <text:list-item>
          <text:p text:style-name="P55"><text:span text:style-name="Strong_20_Emphasis"><text:span text:style-name="T3">Google’s Interest &amp; Micro-targeting:</text:span></text:span><text:span text:style-name="T3"> Google, facing competition with Facebook due to Microsoft’s involvement, began courting Facebook for its ad business. This led to an evolution in Facebook’s approach to ads, moving away from outright disdain towards a more nuanced stance, as stated by Zuckerberg: “I don’t hate all advertising. I just hate advertising that stinks.”</text:span></text:p>
          <text:p text:style-name="P56">The Microsoft deal also enabled Facebook to experiment with micro-targeting – a method of serving ads to specific groups based on detailed user data. This was possible due to the vast amount of personal information users voluntarily entered into the platform, allowing for precise <text:soft-page-break/>ad targeting based on interests, life events, and more.</text:p>
        </text:list-item>
        <text:list-item>
          <text:p text:style-name="P55"><text:span text:style-name="Strong_20_Emphasis"><text:span text:style-name="T3">Sheryl Sandberg’s Influence:</text:span></text:span><text:span text:style-name="T3"> Hiring Google’s former advertising head, Sheryl Sandberg, marked a pivotal moment in Facebook’s business strategy. Under her leadership, Facebook developed an ad model catering to a different market segment than Google’s – one that focused on “creating demand” rather than merely fulfilling existing consumer desires.</text:span></text:p>
        </text:list-item>
        <text:list-item>
          <text:p text:style-name="P55"><text:span text:style-name="Strong_20_Emphasis"><text:span text:style-name="T3">Ad-Driven Business Model:</text:span></text:span><text:span text:style-name="T3"> As the platform grew, ads became increasingly central to Facebook’s revenue generation. Initially unobtrusive due to fewer ads compared to MySpace, Facebook eventually embraced an ad-heavy model as it sought larger cash flows for infrastructure investments. By 2017, ads accounted for 98% of the company’s income, demonstrating its successful transition into a highly profitable advertising business.</text:span></text:p>
        </text:list-item>
        <text:list-item>
          <text:p text:style-name="P55"><text:span text:style-name="Strong_20_Emphasis"><text:span text:style-name="T3">The Attention Merchants &amp; User as Product:</text:span></text:span><text:span text:style-name="T3"> Law professor Tim Wu, in his book “The Attention Merchants,” argues that users are effectively the product in ad-supported businesses like Facebook. Our attention is sold to advertisers, turning us into a form of digital commodity.</text:span></text:p>
        </text:list-item>
        <text:list-item>
          <text:p text:style-name="P55"><text:soft-page-break/><text:span text:style-name="Strong_20_Emphasis"><text:span text:style-name="T3">Platform Strategy &amp; f8 Conference:</text:span></text:span><text:span text:style-name="T3"> To combat MySpace’s dominance and differentiate itself, Facebook introduced an open platform strategy in 2007 through the f8 conference. This allowed third-party developers to create apps and games for Facebook’s vast user base, significantly boosting traffic and user engagement. However, this strategy also led to privacy concerns as developers accessed extensive user data.</text:span></text:p>
        </text:list-item>
        <text:list-item>
          <text:p text:style-name="P55"><text:span text:style-name="Strong_20_Emphasis"><text:span text:style-name="T3">Data Privacy &amp; Scandals:</text:span></text:span><text:span text:style-name="T3"> Despite multiple privacy reorganizations and tools provided to users, such as category visibility and data download options, Facebook has faced criticism for its handling of user information. The Cambridge Analytica scandal exemplified these issues, revealing how the company had permitted developers access to vast amounts of user and friend data, leading to unauthorized use by political consulting firms.</text:span></text:p>
        </text:list-item>
        <text:list-item>
          <text:p text:style-name="P55"><text:span text:style-name="Strong_20_Emphasis"><text:span text:style-name="T3">Post-Scandal Changes:</text:span></text:span><text:span text:style-name="T3"> Following privacy backlash, Facebook made changes in 2014, requiring apps to delete information about users’ friends and more strictly controlling developer access to personal data. Yet, by then, significant amounts of user data had already been harvested by various applications, highlighting the </text:span><text:soft-page-break/><text:span text:style-name="T3">extensive data exposure prior to these restrictions.</text:span></text:p>
        </text:list-item>
      </text:list>
      <text:p text:style-name="P3">The narrative underscores Facebook’s transformation from a college project into a global advertising powerhouse, emphasizing its business strategies, reliance on user-generated content and data for ad targeting, and the ongoing challenges related to balancing growth with user privacy concerns.</text:p>
      <text:p text:style-name="P3">The text discusses several scandals and issues surrounding Facebook, a dominant player in social media and targeted advertising. Here are the key points:</text:p>
      <text:list text:style-name="L45">
        <text:list-item>
          <text:p text:style-name="P57"><text:span text:style-name="Strong_20_Emphasis"><text:span text:style-name="T3">Data Privacy Issues</text:span></text:span><text:span text:style-name="T3">: In 2018, it was revealed that Facebook had shared extensive user data access with over sixty hardware companies (including Apple, Amazon, and Samsung) under questionable terms. This lapse violated the terms of a 2011 consent decree with the FTC, leading to an anticipated fine between $3-5 billion.</text:span></text:p>
        </text:list-item>
        <text:list-item>
          <text:p text:style-name="P57"><text:span text:style-name="Strong_20_Emphasis"><text:span text:style-name="T3">Cambridge Analytica Scandal</text:span></text:span><text:span text:style-name="T3">: Facebook allowed third-party apps, often through fine print, to collect user data for potential commercial purposes. These apps could quickly gather extensive information, including users’ contact lists and ‘likes’. The company’s platform era </text:span><text:soft-page-break/><text:span text:style-name="T3">received a passing grade on user control of data from PricewaterhouseCoopers in 2017, which is now seen as ironic given the subsequent revelations.</text:span></text:p>
        </text:list-item>
        <text:list-item>
          <text:p text:style-name="P57"><text:span text:style-name="Strong_20_Emphasis"><text:span text:style-name="T3">Role in 2016 US Election</text:span></text:span><text:span text:style-name="T3">: Facebook faced criticism for allowing foreign entities to create groups and buy ads promoting themselves during the 2016 U.S. election. These accounts often took contentious positions, inflaming tensions among social groups. The extent of this influence is debated; while significant, it’s considered smaller in the context of annual international diplomacy and lobbying spending.</text:span></text:p>
        </text:list-item>
        <text:list-item>
          <text:p text:style-name="P57"><text:span text:style-name="Strong_20_Emphasis"><text:span text:style-name="T3">Internal Reporting</text:span></text:span><text:span text:style-name="T3">: Facebook removed Russia-related material from its 2016 election report at the advice of attorneys and policy teams, only mentioning Russia in a later blog post. This omission was seen as a failure to anticipate platform problems.</text:span></text:p>
        </text:list-item>
        <text:list-item>
          <text:p text:style-name="P57"><text:span text:style-name="Strong_20_Emphasis"><text:span text:style-name="T3">Security Breach</text:span></text:span><text:span text:style-name="T3">: In late 2018, Facebook disclosed that the personal data of approximately 30 million users had been stolen by spammers. This incident led CEO Mark Zuckerberg to declare “war” and consider less consensus-driven decisions.</text:span></text:p>
        </text:list-item>
        <text:list-item>
          <text:p text:style-name="P57"><text:soft-page-break/><text:span text:style-name="Strong_20_Emphasis"><text:span text:style-name="T3">Stock Market Impact</text:span></text:span><text:span text:style-name="T3">: Despite these scandals, Facebook’s stock price initially plummeted in summer 2018 due to slowing user growth and ad sales. However, it largely recovered as users didn’t abandon the platform. The company’s financial performance remained robust, with revenue increasing by 42% and profits rising by 31%.</text:span></text:p>
        </text:list-item>
        <text:list-item>
          <text:p text:style-name="P57"><text:span text:style-name="Strong_20_Emphasis"><text:span text:style-name="T3">Market Dominance</text:span></text:span><text:span text:style-name="T3">: Facebook remains a social media giant, controlling Instagram, Messenger, WhatsApp (each with over a billion users), and occupying a significant portion of the average American’s daily online time. Its profit margins are high, and it has substantial cash reserves.</text:span></text:p>
        </text:list-item>
        <text:list-item>
          <text:p text:style-name="P57"><text:span text:style-name="Strong_20_Emphasis"><text:span text:style-name="T3">Monopolistic Concerns</text:span></text:span><text:span text:style-name="T3">: Facebook’s control over user data and internet access in developing countries through programs like Free Basics raises concerns about its potential to become an online monopoly. It also spends heavily to prevent competition, following the strategies of other tech giants like Microsoft and Amazon.</text:span></text:p>
        </text:list-item>
        <text:list-item>
          <text:p text:style-name="P57"><text:span text:style-name="Strong_20_Emphasis"><text:span text:style-name="T3">Workplace Issues</text:span></text:span><text:span text:style-name="T3">: Facebook has faced criticism for a boys’ club atmosphere, gender discrimination in coding roles, and poor working conditions for content moderators who deal with disturbing online content daily. The company’s content </text:span><text:soft-page-break/><text:span text:style-name="T3">moderation strategy relies heavily on contract workers subjected to high turnover and stressful work environments.</text:span></text:p>
        </text:list-item>
        <text:list-item>
          <text:p text:style-name="P57"><text:span text:style-name="Strong_20_Emphasis"><text:span text:style-name="T3">User-Generated Content</text:span></text:span><text:span text:style-name="T3">: The majority of Facebook’s value comes from user-generated content, which the platform provides for free while stalking users to refine targeted advertising. This model raises questions about the balance of power between the platform and its users.</text:span></text:p>
        </text:list-item>
      </text:list>
      <text:p text:style-name="P3">The text discusses several key aspects related to Facebook’s evolution, user revolts, and its role in shaping online content and discussion.</text:p>
      <text:list text:style-name="L46">
        <text:list-item>
          <text:p text:style-name="P58"><text:span text:style-name="Strong_20_Emphasis"><text:span text:style-name="T3">User-Generated Content Translation</text:span></text:span><text:span text:style-name="T3">: The platform leverages its vast user base to translate its interface into various languages cost-effectively. Users can nominate and vote on the best translations, leading to quick localization of the site in multiple languages.</text:span></text:p>
        </text:list-item>
        <text:list-item>
          <text:p text:style-name="P58"><text:span text:style-name="Strong_20_Emphasis"><text:span text:style-name="T3">User Revolts</text:span></text:span><text:span text:style-name="T3">: Facebook has faced several significant backlashes from its users over the years. Notable examples include:</text:span></text:p>
          <text:list>
            <text:list-item>
              <text:p text:style-name="P58"><text:span text:style-name="Strong_20_Emphasis"><text:span text:style-name="T3">News Feed Introduction (2006)</text:span></text:span><text:span text:style-name="T3">: Ten percent of users joined opposition groups when the News Feed was introduced, protesting changes </text:span><text:soft-page-break/><text:span text:style-name="T3">in their newsfeed’s layout and content display.</text:span></text:p>
            </text:list-item>
            <text:list-item>
              <text:p text:style-name="P58"><text:span text:style-name="Strong_20_Emphasis"><text:span text:style-name="T3">Beacon (2008)</text:span></text:span><text:span text:style-name="T3">: A commercial alert system that broadcasted users’ purchases to their friends led to tens of thousands joining protest groups due to privacy concerns. It took three weeks for Facebook to address the backlash, eventually redesigning Beacon into an opt-in system and later allowing users to turn it off completely.</text:span></text:p>
            </text:list-item>
            <text:list-item>
              <text:p text:style-name="P58"><text:span text:style-name="Strong_20_Emphasis"><text:span text:style-name="T3">Terms of Service (2009)</text:span></text:span><text:span text:style-name="T3">: A major uproar erupted when Facebook quietly removed a clause stating that the company’s license to user data would expire upon account closure. Hundreds of thousands joined opposition groups, and EPIC filed complaints with the FTC before Zuckerberg temporarily reverted to the previous TOS and announced a vote on a new Statement of Rights and Responsibilities.</text:span></text:p>
            </text:list-item>
          </text:list>
        </text:list-item>
        <text:list-item>
          <text:p text:style-name="P58"><text:span text:style-name="Strong_20_Emphasis"><text:span text:style-name="T3">Content Moderation</text:span></text:span><text:span text:style-name="T3">: As Facebook has grown into a significant platform for public discourse, its decisions regarding content limits have become crucial. The company has faced criticism for its handling of controversial figures like Alex Jones (InfoWars), temporarily suspending his </text:span><text:soft-page-break/><text:span text:style-name="T3">account due to harassment and incitement of violence allegations. This led to broader debates about free speech, censorship, and the role of private companies in governing online content.</text:span></text:p>
        </text:list-item>
        <text:list-item>
          <text:p text:style-name="P58"><text:span text:style-name="Strong_20_Emphasis"><text:span text:style-name="T3">Net Neutrality</text:span></text:span><text:span text:style-name="T3">: While not directly related to Facebook, the text also briefly discusses net neutrality, a principle ensuring equal treatment of data by Internet service providers (ISPs). The FCC’s 2015 decision to regulate ISPs based on net neutrality principles was driven by public backlash against favoring telecommunications industries. However, the text hints at Silicon Valley’s shifting stance towards net neutrality as Big Tech becomes more involved in telecommunications, potentially reshaping web access and online expression.</text:span></text:p>
        </text:list-item>
        <text:list-item>
          <text:p text:style-name="P58"><text:span text:style-name="Strong_20_Emphasis"><text:span text:style-name="T3">Implications of Lack of Net Neutrality</text:span></text:span><text:span text:style-name="T3">: Without net neutrality, ISPs could charge different rates for varying levels of service, creating “artificial scarcity” by restricting data speeds unless higher fees are paid. This could elevate profits but limit access to information for some consumers based on their ability to pay.</text:span></text:p>
        </text:list-item>
      </text:list>
      <text:p text:style-name="P3">In summary, the text explores Facebook’s history of user revolts and its growing influence on shaping online discourse, while also touching upon net <text:soft-page-break/>neutrality’s importance in maintaining equal internet access for all users.</text:p>
      <text:p text:style-name="P3">The text discusses the concept of Net Neutrality, specifically focusing on the telecommunications company AT&amp;T’s role and influence in this market segment. It highlights several consequences of relaxing Net Neutrality regulations:</text:p>
      <text:list text:style-name="L47">
        <text:list-item>
          <text:p text:style-name="P59"><text:span text:style-name="Strong_20_Emphasis"><text:span text:style-name="T3">Revenue Generation from User Data:</text:span></text:span><text:span text:style-name="T3"> Telecom companies like AT&amp;T can generate additional revenue by selling detailed user data, including browsing habits and health-related searches, to third parties. This practice raises privacy concerns as it involves the commercialization of personal information.</text:span></text:p>
        </text:list-item>
        <text:list-item>
          <text:p text:style-name="P59"><text:span text:style-name="Strong_20_Emphasis"><text:span text:style-name="T3">Power Dynamics and Information Control:</text:span></text:span><text:span text:style-name="T3"> Controlling the flow of information through various mediums (phone service, TV, internet access) grants significant market power. Unregulated broadband providers could potentially manipulate data transmission speeds for content producers, essentially extorting them into paying for faster services or face slower speeds. This was exemplified by incidents like Comcast throttling Netflix’s streaming service and Verizon blocking text messages from NARAL.</text:span></text:p>
        </text:list-item>
        <text:list-item>
          <text:p text:style-name="P59"><text:soft-page-break/><text:span text:style-name="Strong_20_Emphasis"><text:span text:style-name="T3">Impact on Content Providers:</text:span></text:span><text:span text:style-name="T3"> In a non-neutral network, content providers might have to make additional concessions (like favorable coverage or support for future consolidation plans) to avoid paying fees for adequate transmission speeds. This could lead to further commercialization of media products and an influence over what content gets prioritized, potentially stifling diverse viewpoints.</text:span></text:p>
        </text:list-item>
        <text:list-item>
          <text:p text:style-name="P59"><text:span text:style-name="Strong_20_Emphasis"><text:span text:style-name="T3">Ramifications for Politics of Attention:</text:span></text:span><text:span text:style-name="T3"> The ability to throttle streaming speeds could disadvantage critical sites or sources, influencing the information users access and potentially shaping public opinion. For instance, young internet users might be steered away from certain content due to slower loading times.</text:span></text:p>
        </text:list-item>
        <text:list-item>
          <text:p text:style-name="P59"><text:span text:style-name="Strong_20_Emphasis"><text:span text:style-name="T3">Market Concentration and Regulatory Challenges:</text:span></text:span><text:span text:style-name="T3"> The growth of residential ISPs like Comcast has led to market concentration, making them gatekeepers in the digital ecosystem. This situation complicates regulation and could potentially result in a system where large companies have their own dedicated ‘pipes’ for internet traffic, further reducing competition and consumer choice.</text:span></text:p>
        </text:list-item>
        <text:list-item>
          <text:p text:style-name="P59"><text:soft-page-break/><text:span text:style-name="Strong_20_Emphasis"><text:span text:style-name="T3">Historical Context and Regulatory Battles:</text:span></text:span><text:span text:style-name="T3"> The struggle over Net Neutrality has been ongoing since 2010, with the FCC (Federal Communications Commission) initially attempting to regulate ISPs under Title II of the 1934 Communications Act. This effort was met with industry opposition and subsequent court rulings against these regulations.</text:span></text:p>
        </text:list-item>
        <text:list-item>
          <text:p text:style-name="P59"><text:span text:style-name="Strong_20_Emphasis"><text:span text:style-name="T3">Competing Interests Among Major Players:</text:span></text:span><text:span text:style-name="T3"> The landscape of net neutrality debates involves complex alliances among large tech companies, ISPs, and content providers. For instance, Google, initially a strong advocate for Net Neutrality, later found itself in a conflicting position due to its own expansion into internet service provision (Google Fiber).</text:span></text:p>
        </text:list-item>
        <text:list-item>
          <text:p text:style-name="P59"><text:span text:style-name="Strong_20_Emphasis"><text:span text:style-name="T3">Republican Commissioner’s Opposition:</text:span></text:span><text:span text:style-name="T3"> Ajit Pai, a Republican FCC commissioner under the Trump administration, argued against net neutrality regulations, claiming that the Internet was not broken and there was no need for government intervention.</text:span></text:p>
        </text:list-item>
      </text:list>
      <text:p text:style-name="P3">The text concludes by mentioning the high profit margins of ISPs (97% according to MIT Technology Review), suggesting that moderate regulatory <text:soft-page-break/>burdens are unlikely to deter their expansion plans due to substantial financial incentives.</text:p>
      <text:p text:style-name="P3">The passage discusses the evolution of Net Neutrality policy in the United States, focusing on the shift away from strong net neutrality rules under the Federal Communications Commission (FCC) during the Trump administration.</text:p>
      <text:p text:style-name="P3">In 2017, the FCC, led by Republican Chairman Ajit Pai, voted to repeal Title II classification, which had established broadband internet as a public utility under strict net neutrality rules. Pai argued that these regulations were detrimental to investment in telecommunications infrastructure, despite evidence suggesting otherwise. The repeal allowed Internet Service Providers (ISPs) more freedom to control the flow of data, potentially leading to practices like zero-rating and sponsored data plans.</text:p>
      <text:p text:style-name="P3">The author suggests that while tech giants like Amazon were initially perceived as opponents of this repeal, their involvement in net neutrality activism was overstated. In reality, many big tech firms had struck favorable deals with ISPs for preferential treatment of their data traffic, thereby reducing their vested interest in stringent net neutrality rules.</text:p>
      <text:p text:style-name="P3"><text:soft-page-break/>Moreover, these tech companies have been investing heavily in their own broadband infrastructure to deliver content directly to users, blurring the lines between traditional telecom and tech industries. This dual role—as both content providers and potential network owners—means that the interests of tech firms increasingly align with those of ISPs.</text:p>
      <text:p text:style-name="P3">The author also emphasizes the role of public activism in the earlier victory for net neutrality. In 2014, four million comments supporting strong net neutrality rules were submitted to the FCC, leading to the initial Title II classification. This overwhelming public support, coupled with offline protests and direct actions like occupying the FCC building in Washington D.C., played a crucial role in swaying the commission’s decision.</text:p>
      <text:p text:style-name="P3">However, the 2017 repeal under Trump was facilitated by a lack of sustained activism from tech giants and manipulation of the public comment process. The FCC received an unprecedented number of comments—many of which were found to be fake or submitted by bots—supporting the repeal, likely skewing the results in favor of the ISPs.</text:p>
      <text:p text:style-name="P3">The chapter concludes with a reflection on the importance of this temporary victory for net neutrality, given its rarity within left-wing political achievements. The author underscores the need to <text:soft-page-break/>remember and learn from this activism, even as the policy landscape shifts under new administrations.</text:p>
      <text:p text:style-name="P3">The text discusses the often-overlooked role of government and public institutions in the creation of foundational technologies like the Internet and mobile tech, rather than solely attributing their development to private companies.</text:p>
      <text:list text:style-name="L48">
        <text:list-item>
          <text:p text:style-name="P60"><text:span text:style-name="Strong_20_Emphasis"><text:span text:style-name="T3">ARPANET (Advanced Research Projects Agency Network):</text:span></text:span><text:span text:style-name="T3"> The precursor to the modern Internet was ARPANET, developed by the US military’s research arm (ARPA) in response to two needs: enabling scientists to share computer resources and creating a decentralized network that could withstand a nuclear attack. The technology used was “packet switching,” which involves breaking data into packets for transmission and reassembly upon arrival.</text:span></text:p>
          <text:list>
            <text:list-item>
              <text:p text:style-name="P60"><text:span text:style-name="Strong_20_Emphasis"><text:span text:style-name="T3">Funding &amp; Management:</text:span></text:span><text:span text:style-name="T3"> ARPA funded the project, leasing communication lines from AT&amp;T and organizing the vast undertaking. It used a consensus process among users and operators but retained authority over design decisions and funding priorities. User activism was present in the early days, but ARPA managers were wary of losing control due to this activism.</text:span></text:p>
            </text:list-item>
            <text:list-item>
              <text:p text:style-name="P60"><text:soft-page-break/><text:span text:style-name="Strong_20_Emphasis"><text:span text:style-name="T3">Development &amp; Protocols:</text:span></text:span><text:span text:style-name="T3"> The project evolved with different network systems (wired, radio-based, satellite-based), requiring the development of connection protocols (TCP/IP) for interoperability between these diverse networks. ARPA insisted on open access to protocols and source code, with limited corporate involvement until later stages.</text:span></text:p>
            </text:list-item>
          </text:list>
        </text:list-item>
        <text:list-item>
          <text:p text:style-name="P60"><text:span text:style-name="Strong_20_Emphasis"><text:span text:style-name="T3">Public Institutions’ Role:</text:span></text:span><text:span text:style-name="T3"> The text highlights that key breakthroughs like the RISC chip, crucial to modern computing, were developed in universities (UC Berkeley, Stanford) without immediate profit motives. The privatization of these technologies often occurred due to government initiatives or corporate interest in market expansion.</text:span></text:p>
        </text:list-item>
        <text:list-item>
          <text:p text:style-name="P60"><text:span text:style-name="Strong_20_Emphasis"><text:span text:style-name="T3">Transition from Military to Civilian Control:</text:span></text:span><text:span text:style-name="T3"> ARPANET’s transition to civilian control involved military sites adopting the TCP/IP protocols, which were then taken up by various research and defense bodies with ARPA support. This led to a broader network of networks – the Internet as we know it today.</text:span></text:p>
        </text:list-item>
        <text:list-item>
          <text:p text:style-name="P60"><text:span text:style-name="Strong_20_Emphasis"><text:span text:style-name="T3">Commercialization:</text:span></text:span><text:span text:style-name="T3"> The commercialization of networking technology was initially driven by </text:span><text:soft-page-break/><text:span text:style-name="T3">Colonel Heidi Heiden’s order, funded by a $20 million government grant. Major computer companies, including IBM and AT&amp;T, declined to take over ARPANET initially due to unprofitability concerns.</text:span></text:p>
        </text:list-item>
        <text:list-item>
          <text:p text:style-name="P60"><text:span text:style-name="Strong_20_Emphasis"><text:span text:style-name="T3">Privatization &amp; Its Consequences:</text:span></text:span><text:span text:style-name="T3"> As the Internet grew, pressure built to privatize the network. This led to a 1995 transition from NSFNET (the National Science Foundation’s network) to commercial Internet Service Providers (ISPs). However, this move towards market-driven competition resulted in regional monopolies among cable companies and subsequent threats to net neutrality.</text:span></text:p>
        </text:list-item>
      </text:list>
      <text:p text:style-name="P3">In conclusion, while private companies like Microsoft, Google, Apple, etc., have played significant roles in refining and commercializing these technologies, the fundamental research, architecture, and protocols that underpin modern digital infrastructure were primarily developed through government-funded projects and academic institutions. This narrative challenges the common perception of Silicon Valley as the sole birthplace of technological innovation.</text:p>
      <text:p text:style-name="P3">The text discusses the origins of several major internet technologies and how they are deeply rooted in public research, often funded by <text:soft-page-break/>government agencies such as ARPA (Advanced Research Projects Agency), NSF (National Science Foundation), CERN (European Organization for Nuclear Research), and others.</text:p>
      <text:list text:style-name="L49">
        <text:list-item>
          <text:p text:style-name="P61"><text:span text:style-name="Strong_20_Emphasis"><text:span text:style-name="T3">World Wide Web (WWW)</text:span></text:span><text:span text:style-name="T3">: Tim Berners-Lee, while working at CERN, developed the foundational technologies of the web—hypertext, HTML (HyperText Markup Language), URL (Universal Resource Locator), and the first web server software. Despite having the opportunity to patent his invention for personal gain, Berners-Lee chose to release it publicly, aligning with the scientific community’s preference for sharing information. This decision enabled widespread adoption and growth of the web. However, Berners-Lee has expressed concern that the principles of the WWW are being eroded by large social media platforms that restrict user data access.</text:span></text:p>
        </text:list-item>
        <text:list-item>
          <text:p text:style-name="P61"><text:span text:style-name="Strong_20_Emphasis"><text:span text:style-name="T3">Wi-Fi</text:span></text:span><text:span text:style-name="T3">: The technology underlying modern wireless internet access began as ALOHAnet in the University of Hawaii’s island labs in the 1960s. Faced with communication difficulties between the islands and the mainland, scientists used high-speed UHF channels to connect computing resources—the precursor to Wi-Fi. This project was partly funded by ARPA and the US Navy.</text:span></text:p>
        </text:list-item>
        <text:list-item>
          <text:p text:style-name="P61"><text:soft-page-break/><text:span text:style-name="Strong_20_Emphasis"><text:span text:style-name="T3">Multi-touch Interfaces</text:span></text:span><text:span text:style-name="T3">: The foundation for Apple’s multi-touch screen technology can be traced back to research at CERN, Bell Labs, and the University of Delaware. In the 1970s, an engineer at CERN developed a surface capable of detecting multiple simultaneous finger movements. Later, a University of Delaware PhD candidate created a versatile multi-touch interface under an NSF-CIA research program. Apple acquired this technology in 2005, two years before releasing the first iPhone.</text:span></text:p>
        </text:list-item>
        <text:list-item>
          <text:p text:style-name="P61"><text:span text:style-name="Strong_20_Emphasis"><text:span text:style-name="T3">iPod and Smartphones</text:span></text:span><text:span text:style-name="T3">: According to a US government report by OSTP (Office of Science and Technology Policy), the iPod’s various components were developed through public sector research:</text:span></text:p>
          <text:list>
            <text:list-item>
              <text:p text:style-name="P62">Drive and memory from DOE and NSF-funded projects</text:p>
            </text:list-item>
            <text:list-item>
              <text:p text:style-name="P62">Complex LCD display from research by the Department of Defense, NSF, and NIH</text:p>
            </text:list-item>
            <text:list-item>
              <text:p text:style-name="P62">Basic radio signal processing from Army Research Office funding</text:p>
            </text:list-item>
            <text:list-item>
              <text:p text:style-name="P62">DRAM memory cache from IBM with DARPA funding</text:p>
            </text:list-item>
          </text:list>
        </text:list-item>
        <text:list-item>
          <text:p text:style-name="P61"><text:span text:style-name="Strong_20_Emphasis"><text:span text:style-name="T3">Smartphone Technologies</text:span></text:span><text:span text:style-name="T3">: Besides the hardware components, software technologies </text:span><text:soft-page-break/><text:span text:style-name="T3">crucial to smartphones also originated in public research:</text:span></text:p>
          <text:list>
            <text:list-item>
              <text:p text:style-name="P62">MS-DOS operating system (precursor to Windows) was written in BASIC language developed by NSF-funded professors at Dartmouth</text:p>
            </text:list-item>
            <text:list-item>
              <text:p text:style-name="P62">Graphical user interface concepts for Macintosh were developed by former ARPA researchers at Xerox PARC</text:p>
            </text:list-item>
          </text:list>
        </text:list-item>
        <text:list-item>
          <text:p text:style-name="P61"><text:span text:style-name="Strong_20_Emphasis"><text:span text:style-name="T3">Google</text:span></text:span><text:span text:style-name="T3">: Google’s search engine, initially google.stanford.edu, was funded by state and federal taxes from California and the United States, providing long-term research stability. Founders Larry Page and Sergey Brin acknowledged that advertising-funded search engines would be biased towards advertisers—a concern they addressed by developing a competitive, transparent search engine in the academic realm.</text:span></text:p>
        </text:list-item>
      </text:list>
      <text:p text:style-name="P3">The text emphasizes that while tech entrepreneurs like Bill Gates, Steve Jobs, and Jeff Bezos are celebrated for their visionary business acumen, much of the underlying technology they built their fortunes on was developed with public funding through government agencies. This highlights the significant role of “The Entrepreneurial State” in <text:soft-page-break/>fostering technological innovation that eventually benefits private corporations and consumers alike.</text:p>
      <text:p text:style-name="P3">The text discusses the significant role of publicly-funded research and state involvement in the development of major technologies that have transformed our world. Despite common perceptions that tech giants like Google, Amazon, and Facebook are the sole creators of these technologies, history shows otherwise.</text:p>
      <text:list text:style-name="L50">
        <text:list-item>
          <text:p text:style-name="P63"><text:span text:style-name="Strong_20_Emphasis"><text:span text:style-name="T3">Google Search</text:span></text:span><text:span text:style-name="T3">: While Google is now synonymous with internet search, its initial success was partly due to government-funded research. The early development of search algorithms relied on publicly funded projects, such as those from Darpa (Defense Advanced Research Projects Agency), a U.S. Department of Defense agency.</text:span></text:p>
        </text:list-item>
        <text:list-item>
          <text:p text:style-name="P63"><text:span text:style-name="Strong_20_Emphasis"><text:span text:style-name="T3">Artificial Intelligence (AI)</text:span></text:span><text:span text:style-name="T3">: AI, often associated with today’s tech giants, also has roots in government-funded research. Siri, for instance, began as an app on the App Store created by a start-up backed by Silicon Valley venture capital and later funded by the Defense Department for creating an artificially intelligent assistant. Deep neural networks, a key component of modern AI, are based on research funded by agencies like Darpa.</text:span></text:p>
        </text:list-item>
        <text:list-item>
          <text:p text:style-name="P63"><text:soft-page-break/><text:span text:style-name="Strong_20_Emphasis"><text:span text:style-name="T3">The Internet and World Wide Web</text:span></text:span><text:span text:style-name="T3">: Key internet technologies such as the web (developed at CERN), Wi-Fi signaling, fundamental computer languages, and graphical user interface (GUI) were developed in academic or military settings where steady funding is assured.</text:span></text:p>
        </text:list-item>
        <text:list-item>
          <text:p text:style-name="P63"><text:span text:style-name="Strong_20_Emphasis"><text:span text:style-name="T3">Modern Processors</text:span></text:span><text:span text:style-name="T3">: Even modern processors owe their development to research institutions and government funding. The OSTP (Office of Science and Technology Policy) notes that past DOD (Department of Defense) research has led to revolutionary technological capabilities, including processors.</text:span></text:p>
        </text:list-item>
        <text:list-item>
          <text:p text:style-name="P63"><text:span text:style-name="Strong_20_Emphasis"><text:span text:style-name="T3">The Role of Private Companies</text:span></text:span><text:span text:style-name="T3">: While private companies dominate overall R&amp;D spending (67%), they primarily focus on applied research using basic discoveries and technologies developed by the public sector’s fundamental R&amp;D work. Long-term, high-risk scientific exploration—often necessary for breakthroughs—is typically beyond the purview of profit-driven corporations due to their obligation to deliver quick returns to investors.</text:span></text:p>
        </text:list-item>
      </text:list>
      <text:p text:style-name="P3">The text also highlights the changing political landscape regarding tech companies, known as the “techlash.” Initially celebrated across the political <text:soft-page-break/>spectrum, tech giants have faced increasing scrutiny and criticism for data privacy concerns, monopolistic practices, labor conditions, and security lapses. This has led to a shift in regulatory attitudes and increased government oversight. Despite this, the entrenched market positions of these companies, along with their significant lobbying power, may limit the impact of these challenges.</text:p>
      <text:p text:style-name="P3">The text discusses the complex relationship between big tech companies (specifically Google, Facebook, Amazon, Apple, and Microsoft) and political figures, particularly during Donald Trump’s presidency.</text:p>
      <text:list text:style-name="L51">
        <text:list-item>
          <text:p text:style-name="P64"><text:span text:style-name="Strong_20_Emphasis"><text:span text:style-name="T3">Allegations of Bias</text:span></text:span><text:span text:style-name="T3">: The author dismisses claims that big tech platforms are biased against conservatives or right-wing ideologies. Instead, they argue that these companies have common interests with pro-business Republicans, including the 2017 Tax Cuts and Jobs Act, which significantly reduced corporate taxes.</text:span></text:p>
        </text:list-item>
        <text:list-item>
          <text:p text:style-name="P64"><text:span text:style-name="Strong_20_Emphasis"><text:span text:style-name="T3">Tech Industry’s Stance on Trump</text:span></text:span><text:span text:style-name="T3">: The tech industry was generally supportive of Trump’s administration despite his controversial policies. For instance, when the administration tightened H-1B visa rules, it actually favored Silicon Valley companies over outsourcing firms. Large tech companies were less vocal against Trump’s </text:span><text:soft-page-break/><text:span text:style-name="T3">executive orders compared to smaller ones, often driven by employee activism rather than executive decisions.</text:span></text:p>
        </text:list-item>
        <text:list-item>
          <text:p text:style-name="P64"><text:span text:style-name="Strong_20_Emphasis"><text:span text:style-name="T3">Deplatforming and Political Antagonism</text:span></text:span><text:span text:style-name="T3">: The right-wing antagonism towards big tech is partly attributed to de-platforming incidents where users were suspended for violating terms of service, often affecting leftist figures more prominently. However, the author suggests this resentment likely stems from earlier incidents like Facebook’s temporary News Feed curation and Alex Jones’ suspensions.</text:span></text:p>
        </text:list-item>
        <text:list-item>
          <text:p text:style-name="P64"><text:span text:style-name="Strong_20_Emphasis"><text:span text:style-name="T3">Lobbying and Policy Influence</text:span></text:span><text:span text:style-name="T3">: Big tech companies have been successful in lobbying the Trump administration, as seen in their efforts to prevent Sean Reyes, a potential FTC head who was critical of Google, from taking the position. They also contributed to Trump’s inauguration and supported right-wing institutions.</text:span></text:p>
        </text:list-item>
        <text:list-item>
          <text:p text:style-name="P64"><text:span text:style-name="Strong_20_Emphasis"><text:span text:style-name="T3">The 2017 Tax Act</text:span></text:span><text:span text:style-name="T3">: This act, which reduced corporate income taxes and introduced a lower tax rate on overseas cash, significantly benefited big tech companies. Despite claims that these tax cuts would stimulate investment and job creation, the tech giants have been conservative with their </text:span><text:soft-page-break/><text:span text:style-name="T3">newfound financial freedom, using it primarily for share buybacks and dividends.</text:span></text:p>
        </text:list-item>
        <text:list-item>
          <text:p text:style-name="P64"><text:span text:style-name="Strong_20_Emphasis"><text:span text:style-name="T3">Political Scandals and Regulatory Scrutiny</text:span></text:span><text:span text:style-name="T3">: Russian interference in US elections through social media ads has cast a shadow over big tech’s political activities. This, alongside mounting antitrust concerns, led to increased regulatory scrutiny. The Department of Justice and Federal Trade Commission announced plans to divide their responsibilities for investigating the tech giants, while Congress and several state attorneys general initiated probes into potential monopolistic practices.</text:span></text:p>
        </text:list-item>
        <text:list-item>
          <text:p text:style-name="P64"><text:span text:style-name="Strong_20_Emphasis"><text:span text:style-name="T3">Antitrust Concerns</text:span></text:span><text:span text:style-name="T3">: Each company faces different levels of exposure to these antitrust investigations. For example, Apple recently lost a Supreme Court case allowing an antitrust lawsuit against its App Store control, highlighting the potential for even tech giants known for consumer-friendly policies to face serious legal challenges.</text:span></text:p>
        </text:list-item>
      </text:list>
      <text:p text:style-name="P3">In summary, while big tech companies are often accused of bias against conservatives and have complex relationships with political figures, their primary focus seems to be on maintaining profitability and influence through lobbying and strategic policy <text:soft-page-break/>engagement. Recent trends suggest a growing regulatory threat due to antitrust concerns and political scandals.</text:p>
      <text:p text:style-name="P3">The text discusses the regulatory challenges faced by major tech companies, primarily focusing on Google, Facebook (now Meta), Apple, and Amazon. These companies, often referred to as Big Tech, are under scrutiny for their market dominance and potential anticompetitive practices.</text:p>
      <text:list text:style-name="L52">
        <text:list-item>
          <text:p text:style-name="P65"><text:span text:style-name="Strong_20_Emphasis"><text:span text:style-name="T3">Apple</text:span></text:span><text:span text:style-name="T3">: The company has been criticized for its App Store policies, which allegedly favor in-app purchases over third-party subscriptions or sales, giving Apple a significant revenue advantage. This practice is likened to past efforts by Google and Microsoft to prioritize their own products in similar gatekeeper roles.</text:span></text:p>
        </text:list-item>
        <text:list-item>
          <text:p text:style-name="P65"><text:span text:style-name="Strong_20_Emphasis"><text:span text:style-name="T3">Google</text:span></text:span><text:span text:style-name="T3">: Google’s extensive data hoards and history of industry disruption have led to a growing list of competitors seeking Department of Justice (DOJ) action against the company. This includes Yelp, Microsoft, TripAdvisor, Oracle, News Corp, and other news publishers, as well as online ad buyers. The Federal Trade Commission (FTC) previously investigated Google for anticompetitive practices in 2012, concluding that the company’s actions likely helped entrench its </text:span><text:soft-page-break/><text:span text:style-name="T3">monopoly power over search and search advertising.</text:span></text:p>
        </text:list-item>
        <text:list-item>
          <text:p text:style-name="P65"><text:span text:style-name="Strong_20_Emphasis"><text:span text:style-name="T3">Facebook</text:span></text:span><text:span text:style-name="T3">: Facebook faces significant scrutiny due to repeated scandals around election interference, data privacy breaches, and acquiring or copying competitors. The company is reportedly preparing for potential release of internal emails suggesting senior executives did not prioritize compliance with FTC orders regarding user data access by third-party apps. Facebook’s CEO, Mark Zuckerberg, has expressed openness to regulation concerning consumer privacy and online political ads but aims to avoid severe antitrust actions like breakups of its subsidiaries (Instagram, WhatsApp, Messenger).</text:span></text:p>
        </text:list-item>
        <text:list-item>
          <text:p text:style-name="P65"><text:span text:style-name="Strong_20_Emphasis"><text:span text:style-name="T3">Regulatory Response</text:span></text:span><text:span text:style-name="T3">: The FTC imposed a $5 billion fine on Facebook in 2019 for violating a 2012 privacy agreement, which was characterized as “unprecedented” but only amounts to about one-eleventh of the company’s annual revenue. Simultaneously, the FTC opened an antitrust investigation into Facebook. However, concerns persist that the US government’s response may be less aggressive than hoped, with separate investigations by different agencies for Google </text:span><text:soft-page-break/><text:span text:style-name="T3">and Facebook despite their similar profiling-based ad businesses.</text:span></text:p>
        </text:list-item>
        <text:list-item>
          <text:p text:style-name="P65"><text:span text:style-name="Strong_20_Emphasis"><text:span text:style-name="T3">Lobbying Efforts</text:span></text:span><text:span text:style-name="T3">: The tech giants have substantial lobbying budgets, with Apple, Amazon, Google, and Facebook collectively spending $55 million on lobbyists in 2018 alone. They also invest heavily in political campaign financing for both major parties, including pro-business Democrats like Joe Biden. This strategy is seen as a response to the progressive base’s shift away from traditional corporate donors (Wall Street, fossil fuel, and pharmaceutical industries).</text:span></text:p>
        </text:list-item>
        <text:list-item>
          <text:p text:style-name="P65"><text:span text:style-name="Strong_20_Emphasis"><text:span text:style-name="T3">European Union Regulation</text:span></text:span><text:span text:style-name="T3">: In comparison to US efforts, European Union regulators have taken a more aggressive stance against Big Tech. The EU imposed substantial fines on Google for anticompetitive practices related to search results and Android OS app pre-installations. Despite these penalties, which amounted to billions of dollars, Google has shown resilience due to its massive cash reserves. Amazon is also under EU scrutiny for unfair competition practices in its retail and third-party Marketplace operations.</text:span></text:p>
        </text:list-item>
      </text:list>
      <text:p text:style-name="P3">The text suggests that while regulatory efforts are ongoing, the tech companies’ vast resources—<text:soft-page-break/>including lobbying budgets, political campaign contributions, and legal defenses—make it challenging to enforce meaningful changes. The confrontation between government regulators and Big Tech is expected to be protracted, with past history indicating that substantial antitrust actions may not occur despite growing public concern about market dominance and data privacy issues.</text:p>
      <text:p text:style-name="P3">The text discusses several aspects of how major tech companies navigate tax regulations and data privacy laws, particularly focusing on their strategies within the European Union (EU) and China.</text:p>
      <text:list text:style-name="L53">
        <text:list-item>
          <text:p text:style-name="P66"><text:span text:style-name="Strong_20_Emphasis"><text:span text:style-name="T3">Tax Strategies:</text:span></text:span><text:span text:style-name="T3"> Large tech corporations like Google, Amazon, and Apple have employed complex tax-avoidance methods to minimize their tax bills. These strategies often involve routing revenues through low-tax jurisdictions, such as Ireland or Luxembourg, to take advantage of favorable tax regimes. For example, Google used a method called the “Dutch Sandwich” to reduce its overseas tax rate to 2.4%, while Apple utilized a scheme known as the “Double Irish” to pay a tax rate of between 0.005% and 1%. These practices have drawn criticism from EU officials, who argue that such low tax rates are unfair and constitute illegal state aid, in violation of EU regulations.</text:span></text:p>
        </text:list-item>
        <text:list-item>
          <text:p text:style-name="P66"><text:soft-page-break/><text:span text:style-name="Strong_20_Emphasis"><text:span text:style-name="T3">GDPR Compliance:</text:span></text:span><text:span text:style-name="T3"> In response to growing concerns over user privacy, the EU implemented the General Data Protection Regulation (GDPR) in 2018. This regulation treats personal data as the property of individuals and imposes strict requirements on tech companies. Key provisions include obtaining explicit user consent before collecting or using personal data, providing users with access to their data, allowing class-action style complaints, and mandating clear and understandable terms of service. Non-compliance can result in hefty fines—up to 4% of global revenue for the largest companies.</text:span></text:p>
        </text:list-item>
        <text:list-item>
          <text:p text:style-name="P66"><text:span text:style-name="Strong_20_Emphasis"><text:span text:style-name="T3">Impact on Smaller Competitors:</text:span></text:span><text:span text:style-name="T3"> Despite GDPR’s intentions to level the playing field, some tech giants have leveraged their scale and sophistication to maintain an advantage over smaller competitors. For instance, Google has enforced a strict interpretation of GDPR for its ad partners, making it more challenging for smaller firms to compete in the online ad market. This approach strengthens Google’s position while simultaneously weakening its rivals.</text:span></text:p>
        </text:list-item>
        <text:list-item>
          <text:p text:style-name="P66"><text:span text:style-name="Strong_20_Emphasis"><text:span text:style-name="T3">China and Tech Censorship:</text:span></text:span><text:span text:style-name="T3"> In China, the government enforces strict censorship through a system known as the Great Firewall. Foreign </text:span><text:soft-page-break/><text:span text:style-name="T3">tech companies, including Microsoft, Apple, and Facebook, have made significant concessions to comply with these regulations. For example, they’ve developed censored versions of their platforms for the Chinese market, removed VPNs from their app stores, transferred user data to local partners, and implemented algorithms to filter sensitive content. Google’s history in China exemplifies this dynamic: after facing increasing criticism and a hacking incident, it withdrew its search engine from the country in 2010. However, despite its withdrawal, Google still maintains operations within China, including an AI lab, and works closely with local smartphone manufacturers using its Android operating system.</text:span></text:p>
        </text:list-item>
      </text:list>
      <text:p text:style-name="P3">The text suggests that while regulatory efforts like GDPR aim to curb the power of tech giants, these companies often find ways to maintain or even strengthen their market dominance through various strategies, including tax evasion and compliance with censorship requirements in countries like China.</text:p>
      <text:p text:style-name="P3">The text discusses the growing influence of Big Tech companies, particularly in China and globally, and the potential for a shift towards “online socialism” as a solution to the perceived misuse of power by these corporations.</text:p>
      <text:p text:style-name="P3"><text:soft-page-break/>In China, tech giants like Alibaba, Baidu, and Tencent have grown significantly, mirroring the strategic patterns of their US counterparts. Jack Ma, Alibaba’s founder, has stated that his company’s primary responsibility is to its shareholders and customers, not political causes, highlighting the business-centric approach prevalent in China’s tech sector.</text:p>
      <text:p text:style-name="P3">The Chinese state has supported domestic tech companies, often at the expense of foreign platforms, and has been accused of facilitating technology theft from Western companies. While American commentators and the US government criticize this “forced tech transfer,” some argue that the technologies were initially developed with public funding before being privatized.</text:p>
      <text:p text:style-name="P3">Globally, countries are responding to Big Tech’s influence by implementing regulations. India, for instance, requires data of its users to be stored domestically and is challenging Apple over its App Store policies. Similarly, countries like Japan, Malaysia, Brazil, and Colombia are enacting laws similar to Europe’s privacy requirements. Facebook’s expansion in the Global South, particularly in Africa, may depend on its ability to circumvent these privacy laws in poorer nations.</text:p>
      <text:p text:style-name="P3">The text suggests that Big Tech’s immense power—economic, informational, and global—may rival that <text:soft-page-break/>of national governments. It argues for a movement towards “online socialism,” which would involve transferring control of crucial internet platforms from private corporations to democratic processes involving workers and users. This concept is based on the principle that those who create the value (users) and maintain the systems (workers) should have a say in how these platforms operate, rather than leaving decisions to CEOs.</text:p>
      <text:p text:style-name="P3">The proposed online socialism aims to replace corporate control with democratic decision-making. It would involve users and workers sharing responsibility for platform development, setting information-sharing preferences, and determining platform changes. This model contrasts with traditional socialism’s emphasis on government takeover of industries, instead proposing a system where workplaces send delegates to decision-making meetings, similar to a modern economic enterprise’s representative democracy.</text:p>
      <text:p text:style-name="P3">The text also mentions the challenge of implementing such a system, especially in information-based markets where resistance from capitalist defenders is strong. The global and user-generated nature of online content may lower organizational barriers compared to other industries. The text concludes by noting that while strategies for <text:soft-page-break/>achieving this shift aren’t fully developed, they are crucial given the industry’s importance.</text:p>
      <text:p text:style-name="P3">The passage discusses the challenges and opportunities in socializing (i.e., making democratically controlled) Internet platforms, focusing on worker control, international coordination, and corporate resistance.</text:p>
      <text:list text:style-name="L54">
        <text:list-item>
          <text:p text:style-name="P67"><text:span text:style-name="Strong_20_Emphasis"><text:span text:style-name="T3">Reframing the debate against anti-worker rhetoric</text:span></text:span><text:span text:style-name="T3">: The author argues that critics who equate worker control with state totalitarianism can be countered by emphasizing the concentration of power in corporations like AT&amp;T, Comcast, and tech giants. They suggest that highlighting this imbalance can mobilize public support, similar to the grassroots activism seen in net neutrality debates.</text:span></text:p>
        </text:list-item>
        <text:list-item>
          <text:p text:style-name="P67"><text:span text:style-name="Strong_20_Emphasis"><text:span text:style-name="T3">International coordination</text:span></text:span><text:span text:style-name="T3">: Due to the global nature of digital networks, any effort to socialize them necessitates international cooperation among platform workers and users. This is challenging due to familiar problems of global activist articulation but can be tackled by building transnational organizational connections, as seen in historical labor movements.</text:span></text:p>
        </text:list-item>
        <text:list-item>
          <text:p text:style-name="P67"><text:span text:style-name="Strong_20_Emphasis"><text:span text:style-name="T3">Corporate resistance</text:span></text:span><text:span text:style-name="T3">: Tech firms are likely to respond aggressively to threats, using tactics </text:span><text:soft-page-break/><text:span text:style-name="T3">such as capital strikes (shutting down services or withdrawing investments) and information filtering to undermine organizing efforts. The industry’s control over user data and its ability to shape online narratives pose significant obstacles.</text:span></text:p>
        </text:list-item>
        <text:list-item>
          <text:p text:style-name="P67"><text:span text:style-name="Strong_20_Emphasis"><text:span text:style-name="T3">Worker mobilization</text:span></text:span><text:span text:style-name="T3">: Despite the high salaries and mobility of tech professionals, there are opportunities for organizing, particularly among frontline workers in factories and retail stores. Union tools can be effective if adapted creatively to address the unique challenges of this sector.</text:span></text:p>
        </text:list-item>
        <text:list-item>
          <text:p text:style-name="P67"><text:span text:style-name="Strong_20_Emphasis"><text:span text:style-name="T3">Advantages for activists</text:span></text:span><text:span text:style-name="T3">: The passage identifies several advantages for activists:</text:span></text:p>
          <text:list>
            <text:list-item>
              <text:p text:style-name="P67"><text:span text:style-name="Strong_20_Emphasis"><text:span text:style-name="T3">Reduced initiative required for online engagement</text:span></text:span><text:span text:style-name="T3">: As more time is spent online, contributing to struggles (e.g., signing petitions, commenting on regulatory bodies) becomes easier, potentially attracting a larger number of participants.</text:span></text:p>
            </text:list-item>
            <text:list-item>
              <text:p text:style-name="P67"><text:span text:style-name="Strong_20_Emphasis"><text:span text:style-name="T3">Non-reformist reforms</text:span></text:span><text:span text:style-name="T3">: Certain regulations, like publicly owned broadband infrastructure or strict data usage limits, can limit corporate power while encouraging further activism.</text:span></text:p>
            </text:list-item>
            <text:list-item>
              <text:p text:style-name="P67"><text:soft-page-break/><text:span text:style-name="Strong_20_Emphasis"><text:span text:style-name="T3">Reliance on user-generated content</text:span></text:span><text:span text:style-name="T3">: Many tech giants rely heavily on user-created content, suggesting that gaining significant user support is crucial for any project aiming to lessen their power. This could lower barriers to entry in radical campaigning and open possibilities for organizing content creators.</text:span></text:p>
            </text:list-item>
          </text:list>
        </text:list-item>
      </text:list>
      <text:p text:style-name="P3">In conclusion, while there are substantial challenges in socializing Internet platforms due to corporate power and resistance, there are also opportunities rooted in the global nature of these networks and the reliance of tech giants on user-generated content. Successful strategies will likely involve international coordination, leveraging online engagement, and mobilizing both frontline workers and platform users.</text:p>
      <text:p text:style-name="P3">The text discusses the challenges and potential strategies for organizing against the power of tech giants, focusing on user strikes as a novel tactic. Here’s a detailed summary and explanation:</text:p>
      <text:list text:style-name="L55">
        <text:list-item>
          <text:p text:style-name="P68"><text:span text:style-name="Strong_20_Emphasis"><text:span text:style-name="T3">Conventional Work Hierarchy vs Online Organizing</text:span></text:span><text:span text:style-name="T3">: The author contrasts traditional labor organizing with online activism. While online platforms like Facebook and YouTube are monitored closely by companies, they still </text:span><text:soft-page-break/><text:span text:style-name="T3">provide meaningful spaces for resistance due to their central economic roles.</text:span></text:p>
        </text:list-item>
        <text:list-item>
          <text:p text:style-name="P68"><text:span text:style-name="Strong_20_Emphasis"><text:span text:style-name="T3">User Strikes as a Practical Tactic</text:span></text:span><text:span text:style-name="T3">: The text suggests user strikes as a practical tactic against tech giants. This involves organized decisions by users to withhold content, which could be as impactful as a traditional labor strike since the value of social media platforms derives from user-generated content for which creators receive no compensation.</text:span></text:p>
          <text:list>
            <text:list-item>
              <text:p text:style-name="P68"><text:span text:style-name="Strong_20_Emphasis"><text:span text:style-name="T3">Potential Impact</text:span></text:span><text:span text:style-name="T3">: A decrease in engagement (likes, shares, comments) due to a user strike can lead to fewer eyeballs on ads and fewer clicked links, causing financial pain for tech companies.</text:span></text:p>
            </text:list-item>
            <text:list-item>
              <text:p text:style-name="P68"><text:span text:style-name="Strong_20_Emphasis"><text:span text:style-name="T3">Advantages over Traditional Strikes</text:span></text:span><text:span text:style-name="T3">: Unlike traditional strikes, where workers lose wages, user strikes avoid this burden. The only real cost would be foregoing streaming video and social media habits.</text:span></text:p>
            </text:list-item>
          </text:list>
        </text:list-item>
        <text:list-item>
          <text:p text:style-name="P68"><text:span text:style-name="Strong_20_Emphasis"><text:span text:style-name="T3">Limitations of User Strikes</text:span></text:span><text:span text:style-name="T3">: Despite their potential, user strikes face inherent limitations:</text:span></text:p>
          <text:list>
            <text:list-item>
              <text:p text:style-name="P68"><text:span text:style-name="Strong_20_Emphasis"><text:span text:style-name="T3">Content Saturation</text:span></text:span><text:span text:style-name="T3">: Platforms like Facebook, YouTube, and Google are already saturated with content, making it challenging to gain attention for organizational efforts.</text:span></text:p>
            </text:list-item>
            <text:list-item>
              <text:p text:style-name="P68"><text:soft-page-break/><text:span text:style-name="Strong_20_Emphasis"><text:span text:style-name="T3">User Apathy</text:span></text:span><text:span text:style-name="T3">: Convincing users to participate in an uncertain reform effort can be difficult, as many users take these platforms for granted.</text:span></text:p>
            </text:list-item>
            <text:list-item>
              <text:p text:style-name="P68"><text:span text:style-name="Strong_20_Emphasis"><text:span text:style-name="T3">Corporate Countermeasures</text:span></text:span><text:span text:style-name="T3">: Tech giants can use their control over information flow (e.g., through search rankings and news feed algorithms) to suppress organizing efforts.</text:span></text:p>
            </text:list-item>
          </text:list>
        </text:list-item>
        <text:list-item>
          <text:p text:style-name="P68"><text:span text:style-name="Strong_20_Emphasis"><text:span text:style-name="T3">Traditional Labor Strikes Remain Essential</text:span></text:span><text:span text:style-name="T3">: While user strikes offer new possibilities, traditional labor strikes by tech workers remain crucial. These involve skilled workers refusing work to push demands for better working conditions or compensation.</text:span></text:p>
        </text:list-item>
        <text:list-item>
          <text:p text:style-name="P68"><text:span text:style-name="Strong_20_Emphasis"><text:span text:style-name="T3">Mass Strikes as a Powerful Tool</text:span></text:span><text:span text:style-name="T3">: Mass strikes, where large numbers of users strike together for broader social goals, can be highly effective. However, they require significant prior organization and coordination.</text:span></text:p>
        </text:list-item>
        <text:list-item>
          <text:p text:style-name="P68"><text:span text:style-name="Strong_20_Emphasis"><text:span text:style-name="T3">Data Control as a Key Demand</text:span></text:span><text:span text:style-name="T3">: The text highlights the need for users to have more control over their data, which is currently used by tech companies for profit without users’ full understanding or consent. This could involve reconsidering how data is treated in the </text:span><text:soft-page-break/><text:span text:style-name="T3">marketplace, possibly leading to user-owned data cooperatives or licensing fees for company use.</text:span></text:p>
        </text:list-item>
        <text:list-item>
          <text:p text:style-name="P68"><text:span text:style-name="Strong_20_Emphasis"><text:span text:style-name="T3">Challenges and Opportunities</text:span></text:span><text:span text:style-name="T3">: Despite significant advantages held by tech titans, there are tools available for activists and organizers:</text:span></text:p>
          <text:list>
            <text:list-item>
              <text:p text:style-name="P68"><text:span text:style-name="Strong_20_Emphasis"><text:span text:style-name="T3">Awareness of Control Limitations</text:span></text:span><text:span text:style-name="T3">: Many users are frustrated by the lack of control over their data and content on platforms they’ve entrusted with personal information.</text:span></text:p>
            </text:list-item>
            <text:list-item>
              <text:p text:style-name="P68"><text:span text:style-name="Strong_20_Emphasis"><text:span text:style-name="T3">Educational Opportunities</text:span></text:span><text:span text:style-name="T3">: Educators and organizers can leverage this frustration to raise awareness about platform power dynamics and potential alternatives.</text:span></text:p>
            </text:list-item>
          </text:list>
        </text:list-item>
        <text:list-item>
          <text:p text:style-name="P68"><text:span text:style-name="Strong_20_Emphasis"><text:span text:style-name="T3">Future Struggles</text:span></text:span><text:span text:style-name="T3">: The text concludes by noting that while tech giants currently dominate, historical precedents show that platforms can be supplanted by better alternatives or user resistance. A socialist campaign could emphasize the need for democratic control over these systems affecting everyone.</text:span></text:p>
        </text:list-item>
      </text:list>
      <text:p text:style-name="P3">In essence, the author argues for a multi-pronged approach to challenging tech giants’ power, combining user strikes with traditional labor organizing and educational efforts focused on data rights and platform control.</text:p>
      <text:p text:style-name="P3"><text:soft-page-break/>The text discusses the dominance of large technology companies, often referred to as “tech giants” or “tech monopolies,” and their significant influence on various aspects of society and the economy. These companies, including Microsoft, Apple, Amazon, Google, and Facebook, have become the world’s largest by market value due to their control over critical digital infrastructure and platforms.</text:p>
      <text:list text:style-name="L56">
        <text:list-item>
          <text:p text:style-name="P69"><text:span text:style-name="Strong_20_Emphasis"><text:span text:style-name="T3">Market Dominance</text:span></text:span><text:span text:style-name="T3">: The author argues that these tech giants’ market power is vast, with minimal competition. They often employ strategies like refusing to sell competitors’ products or blocking services on their platforms to maintain dominance. For instance, Amazon has refused to sell Google products that compete with its home speaker and hasn’t made Prime Video functional on Google’s Chromecast. In response, Google pulled YouTube from Amazon devices.</text:span></text:p>
        </text:list-item>
        <text:list-item>
          <text:p text:style-name="P69"><text:span text:style-name="Strong_20_Emphasis"><text:span text:style-name="T3">Economic and Political Power</text:span></text:span><text:span text:style-name="T3">: The giants’ influence extends beyond commerce into economic and political realms. Their market power can stifle competition, control the flow of information, and even impact global politics. This dominance raises concerns about monopolistic practices, data privacy, and the potential misuse of their platforms.</text:span></text:p>
        </text:list-item>
        <text:list-item>
          <text:p text:style-name="P69"><text:soft-page-break/><text:span text:style-name="Strong_20_Emphasis"><text:span text:style-name="T3">Criticism and Public Perception</text:span></text:span><text:span text:style-name="T3">: Despite their influence, public perception of these companies has shifted negatively in recent years. Polls show a decline in positive views towards tech firms, with many Americans believing they have too much power and influence. This change in sentiment could pave the way for potential regulatory actions or policy shifts.</text:span></text:p>
        </text:list-item>
        <text:list-item>
          <text:p text:style-name="P69"><text:span text:style-name="Strong_20_Emphasis"><text:span text:style-name="T3">Comparisons to Historical Monopolies</text:span></text:span><text:span text:style-name="T3">: The text draws parallels between modern tech monopolies and historical ones, such as railroad barons in the 19th century. Both used their dominant positions to influence markets and stifle competition, leading to calls for regulation and antitrust action.</text:span></text:p>
        </text:list-item>
        <text:list-item>
          <text:p text:style-name="P69"><text:span text:style-name="Strong_20_Emphasis"><text:span text:style-name="T3">Potential Threats</text:span></text:span><text:span text:style-name="T3">: The author highlights several threats that could disrupt the tech giants’ dominance: high stock valuations (though justified by profits), potential security breaches (as seen with Intel’s processor chips with vulnerabilities), and growing political backlash, including calls for antitrust action and regulation.</text:span></text:p>
        </text:list-item>
        <text:list-item>
          <text:p text:style-name="P69"><text:span text:style-name="Strong_20_Emphasis"><text:span text:style-name="T3">Broader Implications</text:span></text:span><text:span text:style-name="T3">: The author extends the discussion to emerging technologies like biotechnology, warning of potential monopolies in </text:span><text:soft-page-break/><text:span text:style-name="T3">this field as well. They argue that just as with current tech giants, a few wealthy individuals or corporations could control life-altering technologies, which would be detrimental to society.</text:span></text:p>
        </text:list-item>
        <text:list-item>
          <text:p text:style-name="P69"><text:span text:style-name="Strong_20_Emphasis"><text:span text:style-name="T3">The Case for Online Socialism</text:span></text:span><text:span text:style-name="T3">: The author advocates for an “online socialism” where these platforms are collectively owned and controlled by users rather than private corporations. This vision suggests that such a shift could lead to more equitable use of technology, improved services tailored to public needs, and a more democratic digital landscape.</text:span></text:p>
        </text:list-item>
        <text:list-item>
          <text:p text:style-name="P69"><text:span text:style-name="Strong_20_Emphasis"><text:span text:style-name="T3">Activism and Change</text:span></text:span><text:span text:style-name="T3">: The text concludes by encouraging activism from both tech workers and users to drive this change. It suggests that global solidarity is crucial in challenging these monopolies and shaping the future of technology for the benefit of all, not just a select few.</text:span></text:p>
        </text:list-item>
      </text:list>
      <text:p text:style-name="P3">Chapter 2: Macrosoft (Microsoft)</text:p>
      <text:p text:style-name="P3">This chapter provides an overview of Microsoft’s history, focusing on its rise to dominance, antitrust issues, and subsequent changes under new leadership.</text:p>
      <text:list text:style-name="L57">
        <text:list-item>
          <text:p text:style-name="P70"><text:span text:style-name="Strong_20_Emphasis"><text:span text:style-name="T3">Early Years and Expansion</text:span></text:span><text:span text:style-name="T3">: The story starts with Bill Gates and Paul Allen founding </text:span><text:soft-page-break/><text:span text:style-name="T3">Microsoft in 1975 (Wallace &amp; Erickson, Hard Drive, p.211). By the early ’80s, Microsoft’s MS-DOS had become the standard operating system for IBM PCs (p.168).</text:span></text:p>
        </text:list-item>
        <text:list-item>
          <text:p text:style-name="P70"><text:span text:style-name="Strong_20_Emphasis"><text:span text:style-name="T3">Microsoft’s Ascendancy</text:span></text:span><text:span text:style-name="T3">: The company’s success continued with its Windows operating system, which aimed to replicate the Apple Macintosh’s graphical user interface (GUI) on more affordable hardware (Wallace &amp; Erickson, Hard Drive, p.233).</text:span></text:p>
        </text:list-item>
        <text:list-item>
          <text:p text:style-name="P70"><text:span text:style-name="Strong_20_Emphasis"><text:span text:style-name="T3">Antitrust Concerns</text:span></text:span><text:span text:style-name="T3">: Microsoft faced antitrust scrutiny in the late ’90s. A 1994 email from Gates, known as the “Office Rendering” memo, suggested integrating Internet Explorer with Windows to undermine Netscape Navigator (p.22). This and other practices led to two major antitrust trials in the late ’90s.</text:span></text:p>
        </text:list-item>
        <text:list-item>
          <text:p text:style-name="P70"><text:span text:style-name="Strong_20_Emphasis"><text:span text:style-name="T3">The First Antitrust Trial (1998)</text:span></text:span><text:span text:style-name="T3">: The first trial ended in a non-decision when Judge Thomas Penfield Jackson ruled Microsoft a monopoly but was later removed due to inappropriate comments about Gates (Wallace &amp; Erickson, Hard Drive, p.315).</text:span></text:p>
        </text:list-item>
        <text:list-item>
          <text:p text:style-name="P70"><text:span text:style-name="Strong_20_Emphasis"><text:span text:style-name="T3">The Second Antitrust Trial and Settlement</text:span></text:span><text:span text:style-name="T3">: The second trial, in 2000, also found Microsoft guilty of anticompetitive behavior, leading to a </text:span><text:soft-page-break/><text:span text:style-name="T3">settlement that divided the company into two tracks: one for applications (like Office) and another for operating systems (p.398-99).</text:span></text:p>
        </text:list-item>
        <text:list-item>
          <text:p text:style-name="P70"><text:span text:style-name="Strong_20_Emphasis"><text:span text:style-name="T3">Post-Antitrust Era</text:span></text:span><text:span text:style-name="T3">: After these trials, Steve Ballmer led Microsoft through several years of struggle against competitors like Google and Apple (Wallace, Overdrive, p.390). However, under Satya Nadella’s leadership since 2014, the company has rebounded by focusing on cloud computing, AI, and hardware (Larson, “The Economics of Net Neutrality”).</text:span></text:p>
        </text:list-item>
        <text:list-item>
          <text:p text:style-name="P70"><text:span text:style-name="Strong_20_Emphasis"><text:span text:style-name="T3">Microsoft Today</text:span></text:span><text:span text:style-name="T3">: Currently, Microsoft is a leader in cloud services (Azure), productivity software (Office), and devices like Surface tablets and Windows PCs. Its market capitalization surpassed Apple’s in 2019 (Waters &amp; Kuchler, “Microsoft Held Back Free Patch”).</text:span></text:p>
        </text:list-item>
        <text:list-item>
          <text:p text:style-name="P70"><text:span text:style-name="Strong_20_Emphasis"><text:span text:style-name="T3">Controversies</text:span></text:span><text:span text:style-name="T3">: Microsoft has faced criticism for its past monopolistic practices and concerns about data privacy and control over computing platforms. Despite these issues, it continues to innovate and grow.</text:span></text:p>
        </text:list-item>
      </text:list>
      <text:p text:style-name="P3">Chapter 3: The Apple Bitten (Apple Inc.)</text:p>
      <text:p text:style-name="P3">This chapter chronicles the history of Apple Inc., from its inception as Apple Computer to its <text:soft-page-break/>transformation into a global consumer electronics giant.</text:p>
      <text:list text:style-name="L58">
        <text:list-item>
          <text:p text:style-name="P71"><text:span text:style-name="Strong_20_Emphasis"><text:span text:style-name="T3">Early Struggles</text:span></text:span><text:span text:style-name="T3">: Steve Jobs, Steve Wozniak, and Ronald Wayne founded Apple Computer in 1976 with the release of the Apple I personal computer (Linzmayer, Apple Confidential 2.0, p.109). The Apple II followed, becoming a best-seller in the early ’80s (p.4).</text:span></text:p>
        </text:list-item>
        <text:list-item>
          <text:p text:style-name="P71"><text:span text:style-name="Strong_20_Emphasis"><text:span text:style-name="T3">Macintosh and NeXT</text:span></text:span><text:span text:style-name="T3">: In 1984, Apple introduced the Macintosh, the first mass-market personal computer with a graphical user interface. However, it struggled against IBM PC clones (Levy, Insanely Great, p.74). Jobs left Apple in 1985 and founded NeXT Inc., which later developed the operating system for modern Macs (Linzmayer, Apple Confidential 2.0, p.80).</text:span></text:p>
        </text:list-item>
        <text:list-item>
          <text:p text:style-name="P71"><text:span text:style-name="Strong_20_Emphasis"><text:span text:style-name="T3">Apple’s Resurgence</text:span></text:span><text:span text:style-name="T3">: Jobs returned to Apple as CEO in 1997 after NeXT was acquired by Apple. He rebranded the company and introduced the iMac, iPod, iPhone, and iPad (Lashinsky, Inside Apple, p.24).</text:span></text:p>
        </text:list-item>
        <text:list-item>
          <text:p text:style-name="P71"><text:span text:style-name="Strong_20_Emphasis"><text:span text:style-name="T3">Platform Shift</text:span></text:span><text:span text:style-name="T3">: Apple transitioned from being a computer manufacturer to a platform provider by focusing on software ecosystems (Satterwhite, “Here’s to the Death of Microsoft’s Rank-and-</text:span><text:soft-page-break/><text:span text:style-name="T3">Yank”). This shift allowed it to exert significant control over user experiences and data.</text:span></text:p>
        </text:list-item>
        <text:list-item>
          <text:p text:style-name="P71"><text:span text:style-name="Strong_20_Emphasis"><text:span text:style-name="T3">Controversies</text:span></text:span><text:span text:style-name="T3">: Apple has faced criticism for its closed ecosystem, restrictive policies (like those surrounding app development), and concerns about its impact on mental health due to screen time (Morris, “Many Teens Check Their Phones in Middle of Night”).</text:span></text:p>
        </text:list-item>
        <text:list-item>
          <text:p text:style-name="P72">**Apple Today</text:p>
        </text:list-item>
      </text:list>
      <text:p text:style-name="P3">The provided text consists of footnotes from a research project or essay focused on two major tech companies: Apple Inc. and Amazon.com, Inc. Here’s a detailed summary and explanation for each set of references, categorized by company:</text:p>
      <text:p text:style-name="P43"><text:span text:style-name="Strong_20_Emphasis"><text:span text:style-name="T3">Apple Inc.:</text:span></text:span></text:p>
      <text:list text:style-name="L59">
        <text:list-item>
          <text:p text:style-name="P73">Vogelstein, Dogfight (2018): This book chronicles the intense competition between Apple and Google in their smartphone wars. References include:</text:p>
          <text:list>
            <text:list-item>
              <text:p text:style-name="P74">Page 117: Discussing Steve Jobs’ focus on simplicity and design in product creation.</text:p>
            </text:list-item>
            <text:list-item>
              <text:p text:style-name="P74">Page 119: Describing how Google tried to counter Apple’s success by enhancing Android’s features.</text:p>
            </text:list-item>
            <text:list-item>
              <text:p text:style-name="P74"><text:soft-page-break/>Page 124: Exploring the tactics used by both companies to gain an edge over each other.</text:p>
            </text:list-item>
          </text:list>
        </text:list-item>
        <text:list-item>
          <text:p text:style-name="P73">Isaacson, Steve Jobs (2011): A biography of Steve Jobs, co-founder and former CEO of Apple Inc., which provides insights into his leadership style, vision, and controversies:</text:p>
          <text:list>
            <text:list-item>
              <text:p text:style-name="P74">Page 512: Discussing Jobs’ relationship with Google’s Eric Schmidt and their eventual parting ways.</text:p>
            </text:list-item>
          </text:list>
        </text:list-item>
        <text:list-item>
          <text:p text:style-name="P73">Bloomberg Businessweek (“Apple’s Jihad,” April 2, 2012): An article covering Apple’s ongoing battle against Android-powered devices in the smartphone market:</text:p>
          <text:list>
            <text:list-item>
              <text:p text:style-name="P74">This piece discusses various strategies employed by Apple to maintain its market position and reputation for premium products.</text:p>
            </text:list-item>
          </text:list>
        </text:list-item>
        <text:list-item>
          <text:p text:style-name="P73">Vogelstein, Dogfight (2018): Continuation of the above-mentioned book, highlighting critical moments in the Apple-Google rivalry:</text:p>
          <text:list>
            <text:list-item>
              <text:p text:style-name="P74">Page 141: The launch of iPhone 4 and its innovative features like Retina Display and FaceTime.</text:p>
            </text:list-item>
            <text:list-item>
              <text:p text:style-name="P74">Page 185: Discussing Apple’s focus on secrecy and controlling the entire user experience, from hardware to software.</text:p>
            </text:list-item>
          </text:list>
        </text:list-item>
        <text:list-item>
          <text:p text:style-name="P73"><text:soft-page-break/>Wall Street Journal articles (April 2 &amp; Sept. 17, 2017; June 3, 2019): Covering various aspects of Apple’s business strategy, product launches, and market competition:</text:p>
          <text:list>
            <text:list-item>
              <text:p text:style-name="P74">April 2, 2017: Phone Giants Ramp Up Rivalry – Examines the intensifying competition in the smartphone industry.</text:p>
            </text:list-item>
            <text:list-item>
              <text:p text:style-name="P74">Sept. 17, 2017: How Apple’s Pricey New iPhone X Tests Economic Theory – Discusses the iPhone X’s pricing strategy and its implications on economics.</text:p>
            </text:list-item>
            <text:list-item>
              <text:p text:style-name="P74">June 3, 2019: Apple Touts New Privacy Features Amid Scrutiny of Tech Giants – Covers Apple’s focus on user privacy in response to growing criticism.</text:p>
            </text:list-item>
          </text:list>
        </text:list-item>
        <text:list-item>
          <text:p text:style-name="P73">Wall Street Journal (June 30, 2019): Jony Ive Is Leaving Apple, but His Departure Started Long Ago:</text:p>
          <text:list>
            <text:list-item>
              <text:p text:style-name="P74">Discussing the long-anticipated departure of the Chief Design Officer and its potential impact on Apple’s design philosophy.</text:p>
            </text:list-item>
          </text:list>
        </text:list-item>
        <text:list-item>
          <text:p text:style-name="P73">Wall Street Journal (Sept. 13, 2017): Steve Jobs Theater Debuts – Announcing the opening of a new auditorium at Apple Park for product launches and events.</text:p>
        </text:list-item>
        <text:list-item>
          <text:p text:style-name="P73"><text:soft-page-break/>Levy, Insanely Great (1994): A book chronicling the early days of Apple Inc., focusing on its founders Steve Jobs and Steve Wozniak:</text:p>
          <text:list>
            <text:list-item>
              <text:p text:style-name="P74">Page 141: Discussing the initial design process for the Macintosh computer.</text:p>
            </text:list-item>
            <text:list-item>
              <text:p text:style-name="P74">Pages 145-47: Describing Jobs’ relentless pursuit of perfection and innovation.</text:p>
            </text:list-item>
            <text:list-item>
              <text:p text:style-name="P74">Page 95: Examining the company culture and management styles at Apple during its formative years.</text:p>
            </text:list-item>
          </text:list>
        </text:list-item>
        <text:list-item>
          <text:p text:style-name="P73">Lashinsky, Inside Apple (2012): A book providing insights into Apple’s corporate structure, decision-making processes, and work environment under Tim Cook:</text:p>
          <text:list>
            <text:list-item>
              <text:p text:style-name="P74">Page 38: Describing Apple’s strict secrecy practices and product development process.</text:p>
            </text:list-item>
            <text:list-item>
              <text:p text:style-name="P74">Page 42: Discussing the importance of design and user experience in Apple’s products and company culture.</text:p>
            </text:list-item>
          </text:list>
        </text:list-item>
        <text:list-item>
          <text:p text:style-name="P73">Merchant, The One Device (2019): A history of Apple Inc., focusing on its iconic products like iPhone and iPad:</text:p>
          <text:list>
            <text:list-item>
              <text:p text:style-name="P74">Pages 349-50: Exploring the company’s strategy to maintain profit margins through high-end product offerings.</text:p>
            </text:list-item>
            <text:list-item>
              <text:p text:style-name="P74"><text:soft-page-break/>Page 264: Discussing the controversy surrounding wage-fixing allegations in Silicon Valley.</text:p>
            </text:list-item>
          </text:list>
        </text:list-item>
        <text:list-item>
          <text:p text:style-name="P73">New York Times articles (August 28, 2017; June 3, 2019): Covering Tim Cook’s speeches and Apple’s corporate social responsibility initiatives:</text:p>
          <text:list>
            <text:list-item>
              <text:p text:style-name="P74">August 28, 2017: Apple’s Tim Cook Barnstorms for ‘Moral Responsibility’ – Discusses Cook’s emphasis on ethics, privacy, and human rights in business.</text:p>
            </text:list-item>
            <text:list-item>
              <text:p text:style-name="P73">June 3, 2019: Apple’s Retail Army, Long on Loyalty but Short on Pay – Examines the compensation practices within Apple’s retail stores.</text:p>
            </text:list-item>
          </text:list>
        </text:list-item>
      </text:list>
      <text:p text:style-name="P43"><text:span text:style-name="Strong_20_Emphasis"><text:span text:style-name="T3">Amazon.com, Inc.</text:span></text:span></text:p>
      <text:list text:style-name="L60">
        <text:list-item>
          <text:p text:style-name="P75">Garcia, “MacKenzie Bezos Owns $36 Billion in Amazon Shares” (May 8, 2019): An article announcing MacKenzie Bezos’ intention to donate a significant portion of her Amazon shares to various charitable causes.</text:p>
        </text:list-item>
        <text:list-item>
          <text:p text:style-name="P75">Stone, The Everything Store: Jeff Bezos and the Age of Amazon (2013): A biography of Jeff Bezos and Amazon’s rise to dominance in e-commerce and cloud computing:</text:p>
          <text:list>
            <text:list-item>
              <text:p text:style-name="P76"><text:soft-page-break/>Page 52: Discussing Bezos’ early vision for an online bookstore.</text:p>
            </text:list-item>
            <text:list-item>
              <text:p text:style-name="P76">Pages 23, 57: Describing the establishment and growth of Amazon during its first years.</text:p>
            </text:list-item>
          </text:list>
        </text:list-item>
        <text:list-item>
          <text:p text:style-name="P75">Marcus, Amazonia: Five Years at the Epicenter of the Dot-Com Juggernaut (2005): A journalist’s account of working for Amazon in the early 2000s:</text:p>
          <text:list>
            <text:list-item>
              <text:p text:style-name="P76">Page 182: Describing Amazon’s efforts to diversify its product offerings beyond books.</text:p>
            </text:list-item>
            <text:list-item>
              <text:p text:style-name="P76">Page 115: Examining Amazon’s relentless focus on customer satisfaction and low prices.</text:p>
            </text:list-item>
          </text:list>
        </text:list-item>
        <text:list-item>
          <text:p text:style-name="P75">The Economist (“Primed,” March 25, 2017): An article analyzing Amazon Prime’s impact on consumer behavior and retail industry:</text:p>
          <text:list>
            <text:list-item>
              <text:p text:style-name="P76">Discussing how the subscription service has driven customer loyalty and expanded Amazon’s reach in various sectors.</text:p>
            </text:list-item>
          </text:list>
        </text:list-item>
        <text:list-item>
          <text:p text:style-name="P75">Wall Street Journal articles (July 15, 2019; Oct. 9, 2017): Covering Amazon’s strategic initiatives and competition with other retailers:</text:p>
          <text:list>
            <text:list-item>
              <text:p text:style-name="P76">July 15, 2019: The One Amazon Day Deal That Walmart and Target Can’t Match – Highlighting Amazon’s effective use of promotions to lure customers.</text:p>
            </text:list-item>
            <text:list-item>
              <text:p text:style-name="P76">Oct. 9, 2017: Why Amazon Still Has a Luxury Problem – Exploring Amazon’s efforts to <text:soft-page-break/>expand into higher-end product categories like fashion.</text:p>
            </text:list-item>
          </text:list>
        </text:list-item>
        <text:list-item>
          <text:p text:style-name="P75">Stone, The Everything Store (2013): Continuation of the above-mentioned book, discussing various aspects of Amazon’s business strategies and challenges:</text:p>
          <text:list>
            <text:list-item>
              <text:p text:style-name="P76">Pages 49, 107: Examining Amazon’s aggressive pricing tactics to undercut competitors and drive market share.</text:p>
            </text:list-item>
            <text:list-item>
              <text:p text:style-name="P75">Page</text:p>
            </text:list-item>
          </text:list>
        </text:list-item>
      </text:list>
      <text:p text:style-name="P3">The text provided consists of a list of references related to Google’s history, business practices, and societal impact. Here’s a detailed summary of the key points:</text:p>
      <text:list text:style-name="L61">
        <text:list-item>
          <text:p text:style-name="P77"><text:span text:style-name="Strong_20_Emphasis"><text:span text:style-name="T3">Google’s Business Model</text:span></text:span><text:span text:style-name="T3">:</text:span></text:p>
          <text:list>
            <text:list-item>
              <text:p text:style-name="P78">Personalized Search (Reference 19): Google introduced personalized search results in 2009, tailored based on users’ search history and location. This feature aimed to enhance user experience but raised concerns about filter bubbles and information silos (Reference 20).</text:p>
            </text:list-item>
            <text:list-item>
              <text:p text:style-name="P78">Advertising Dominance: Google’s dominance in the online advertising market is highlighted through several references. The company generated significant revenue from ads, with <text:soft-page-break/>billions of dollars coming from phone use (Reference 21) and news industries (Reference 36).</text:p>
            </text:list-item>
          </text:list>
        </text:list-item>
        <text:list-item>
          <text:p text:style-name="P77"><text:span text:style-name="Strong_20_Emphasis"><text:span text:style-name="T3">Google’s Power and Influence</text:span></text:span><text:span text:style-name="T3">:</text:span></text:p>
          <text:list>
            <text:list-item>
              <text:p text:style-name="P78">Search Algorithm Bias: Critics have accused Google of favoring its own products in search results, giving an unfair advantage to services like Google Shopping or Maps over competitors (References 35, 37).</text:p>
            </text:list-item>
            <text:list-item>
              <text:p text:style-name="P78">Knowledge Panels: Google’s ‘Knowledge Panels’ can sometimes provide incorrect information about individuals or entities, leading to potential privacy and reputation issues (Reference 17).</text:p>
            </text:list-item>
            <text:list-item>
              <text:p text:style-name="P78">Dominance in Video Platforms: YouTube, a Google subsidiary, has faced criticism for its role in spreading misinformation, conspiracy theories, and extremist content (References 62, 63, 64, 72, 73).</text:p>
            </text:list-item>
            <text:list-item>
              <text:p text:style-name="P78">Data Collection: Google’s vast data collection practices have raised privacy concerns. The company collects user data from various sources, including emails, to target ads (References 92, 95).</text:p>
            </text:list-item>
          </text:list>
        </text:list-item>
        <text:list-item>
          <text:p text:style-name="P77"><text:span text:style-name="Strong_20_Emphasis"><text:span text:style-name="T3">Controversies and Regulatory Issues</text:span></text:span><text:span text:style-name="T3">:</text:span></text:p>
          <text:list>
            <text:list-item>
              <text:p text:style-name="P78">Antitrust Concerns: Several references highlight antitrust lawsuits and <text:soft-page-break/>investigations against Google due to its market dominance in search and advertising (References 22, 61, 87).</text:p>
            </text:list-item>
            <text:list-item>
              <text:p text:style-name="P78">Political Bias Allegations: There have been allegations of political bias in Google’s search algorithms, with some claiming that the company suppresses conservative viewpoints (Reference 44).</text:p>
            </text:list-item>
          </text:list>
        </text:list-item>
        <text:list-item>
          <text:p text:style-name="P77"><text:span text:style-name="Strong_20_Emphasis"><text:span text:style-name="T3">Google’s Internal Culture and Practices</text:span></text:span><text:span text:style-name="T3">:</text:span></text:p>
          <text:list>
            <text:list-item>
              <text:p text:style-name="P78">Employee Treatment: Some references touch upon employee treatment at Google, including concerns about working conditions, wage disparities, and the use of non-compete clauses (References 103, 105).</text:p>
            </text:list-item>
            <text:list-item>
              <text:p text:style-name="P78">Philanthropy and Influence Campaigns: Google has been involved in various philanthropic activities and influence campaigns, such as paying professors to promote its products (Reference 39) and supporting academic research through grants (Reference 40).</text:p>
            </text:list-item>
          </text:list>
        </text:list-item>
        <text:list-item>
          <text:p text:style-name="P77"><text:span text:style-name="Strong_20_Emphasis"><text:span text:style-name="T3">Google’s Founders and Leadership</text:span></text:span><text:span text:style-name="T3">:</text:span></text:p>
          <text:list>
            <text:list-item>
              <text:p text:style-name="P79">Co-founders Sergey Brin and Larry Page developed Google’s search algorithm, which revolutionized internet search (Reference 66). Eric Schmidt, former CEO, played a <text:soft-page-break/>significant role in shaping Google’s business strategy (References 103, 104).</text:p>
            </text:list-item>
          </text:list>
        </text:list-item>
      </text:list>
      <text:p text:style-name="P3">In conclusion, the references highlight Google’s immense influence on the digital world and its impact on various aspects of society, including information dissemination, privacy, competition, and labor practices. The company has faced numerous controversies and regulatory scrutiny due to its dominant position in several markets and concerns over potential biases in its algorithms.</text:p>
      <text:p text:style-name="P3">The provided text covers several key events, controversies, and concepts related to two major tech companies - Google (now Alphabet Inc.) and Facebook - as well as the broader issue of net neutrality. Below is a detailed summary of each topic:</text:p>
      <text:p text:style-name="P43"><text:span text:style-name="Strong_20_Emphasis"><text:span text:style-name="T3">Google Controversies:</text:span></text:span></text:p>
      <text:list text:style-name="L62">
        <text:list-item>
          <text:p text:style-name="P80"><text:span text:style-name="Strong_20_Emphasis"><text:span text:style-name="T3">Gender Pay Gap:</text:span></text:span><text:span text:style-name="T3"> In 2017, Jack Nicas and Yoree Koh from The Wall Street Journal reported that Google’s “Trust Us” approach to addressing the gender pay gap did not satisfy critics (Source 117). This issue gained prominence after a memo leaked internally, which sparked discussions about diversity and inclusion within the company.</text:span></text:p>
        </text:list-item>
        <text:list-item>
          <text:p text:style-name="P80"><text:span text:style-name="Strong_20_Emphasis"><text:span text:style-name="T3">Censored Search Engine for China:</text:span></text:span><text:span text:style-name="T3"> In August 2018, The New York Times reported that Google employees protested secret work on a censored </text:span><text:soft-page-break/><text:span text:style-name="T3">search engine for China (Source 120). This project, codenamed “Dragonfly,” highlighted internal tensions between the company’s ideals and commercial interests.</text:span></text:p>
        </text:list-item>
        <text:list-item>
          <text:p text:style-name="P80"><text:span text:style-name="Strong_20_Emphasis"><text:span text:style-name="T3">Pentagon Contract:</text:span></text:span><text:span text:style-name="T3"> In May 2018, The New York Times revealed that Google employees protested their involvement with a Pentagon AI contract (Source 121). This controversy brought up ethical concerns about tech companies working on military projects.</text:span></text:p>
        </text:list-item>
        <text:list-item>
          <text:p text:style-name="P80"><text:span text:style-name="Strong_20_Emphasis"><text:span text:style-name="T3">Sexual Misconduct Policy:</text:span></text:span><text:span text:style-name="T3"> In November 2018, The New York Times reported that Google updated its sexual misconduct policy after employees staged a walkout (Source 125). This incident highlighted ongoing issues within the company regarding workplace environment and accountability.</text:span></text:p>
        </text:list-item>
      </text:list>
      <text:p text:style-name="P43"><text:span text:style-name="Strong_20_Emphasis"><text:span text:style-name="T3">Facebook Controversies:</text:span></text:span></text:p>
      <text:list text:style-name="L63">
        <text:list-item>
          <text:p text:style-name="P81"><text:span text:style-name="Strong_20_Emphasis"><text:span text:style-name="T3">Cambridge Analytica Scandal:</text:span></text:span><text:span text:style-name="T3"> In April 2018, The New York Times revealed that Facebook had allowed third-party apps to access data of millions of users without their consent (Source 60). This led to global scrutiny and investigations into the company’s privacy practices.</text:span></text:p>
        </text:list-item>
        <text:list-item>
          <text:p text:style-name="P81"><text:span text:style-name="Strong_20_Emphasis"><text:span text:style-name="T3">News Feed Changes:</text:span></text:span><text:span text:style-name="T3"> In January 2018, The Wall Street Journal reported on changes Facebook </text:span><text:soft-page-break/><text:span text:style-name="T3">made to its news feed algorithm, which negatively affected publishers’ organic reach (Source 50). This move further strained relationships between Facebook and content creators.</text:span></text:p>
        </text:list-item>
        <text:list-item>
          <text:p text:style-name="P81"><text:span text:style-name="Strong_20_Emphasis"><text:span text:style-name="T3">Data Sharing with Device Makers:</text:span></text:span><text:span text:style-name="T3"> In June 2018, The Wall Street Journal reported that Facebook had provided some companies special access to additional data about users’ friends (Source 58). This revelation raised questions about privacy and data security practices.</text:span></text:p>
        </text:list-item>
        <text:list-item>
          <text:p text:style-name="P81"><text:span text:style-name="Strong_20_Emphasis"><text:span text:style-name="T3">Russian Interference on Platform:</text:span></text:span><text:span text:style-name="T3"> Throughout 2017-2018, multiple reports from The New York Times and The Wall Street Journal revealed that Russia had used Facebook to interfere with elections in the U.S., the UK, and other countries (Sources 55, 65, 66). These stories highlighted the platform’s vulnerability to malicious actors and its role in spreading misinformation.</text:span></text:p>
        </text:list-item>
      </text:list>
      <text:p text:style-name="P43"><text:span text:style-name="Strong_20_Emphasis"><text:span text:style-name="T3">Net Neutrality:</text:span></text:span></text:p>
      <text:list text:style-name="L64">
        <text:list-item>
          <text:p text:style-name="P82"><text:span text:style-name="Strong_20_Emphasis"><text:span text:style-name="T3">FCC Approves Net Neutrality Rules:</text:span></text:span><text:span text:style-name="T3"> In February 2015, the Federal Communications Commission (FCC) classified broadband internet service as a utility under Title II of the Communications Act, thereby implementing strong </text:span><text:soft-page-break/><text:span text:style-name="T3">net neutrality rules (Source 1). This decision was met with both support and criticism.</text:span></text:p>
        </text:list-item>
        <text:list-item>
          <text:p text:style-name="P82"><text:span text:style-name="Strong_20_Emphasis"><text:span text:style-name="T3">Public Backlash:</text:span></text:span><text:span text:style-name="T3"> Prior to the FCC’s approval, net neutrality faced public backlash from internet service providers who opposed these regulations (Source 2). Critics argued that such rules would hinder innovation and investment in broadband infrastructure.</text:span></text:p>
        </text:list-item>
        <text:list-item>
          <text:p text:style-name="P82"><text:span text:style-name="Strong_20_Emphasis"><text:span text:style-name="T3">Netflix-Comcast Deal:</text:span></text:span><text:span text:style-name="T3"> In 2014, Netflix agreed to pay Comcast for smoother streaming, signaling a shift from net neutrality principles (Source 9). This move raised concerns about the potential for paid prioritization deals between content providers and ISPs.</text:span></text:p>
        </text:list-item>
        <text:list-item>
          <text:p text:style-name="P82"><text:span text:style-name="Strong_20_Emphasis"><text:span text:style-name="T3">ISPs’ Monetization of Web Habits:</text:span></text:span><text:span text:style-name="T3"> In June 2019, The Wall Street Journal reported that internet service providers were looking to cash in on user web habits by offering targeted advertising and premium services (Source 5). This development underscored the ongoing debate surrounding net neutrality and ISP practices.</text:span></text:p>
        </text:list-item>
      </text:list>
      <text:p text:style-name="P3">These controversies and regulatory developments highlight the complex relationships between tech companies, their users, and broader societal issues such as privacy, free speech, political interference, and economic competition in the digital age.</text:p>
      <text:p text:style-name="P3"><text:soft-page-break/>The texts provided discuss various aspects of technology and telecommunications, including net neutrality, the role of government in tech industry regulation, and the rise of a “techlash” or backlash against big tech companies. Here’s a detailed summary and explanation:</text:p>
      <text:list text:style-name="L65">
        <text:list-item>
          <text:p text:style-name="P83"><text:span text:style-name="Strong_20_Emphasis"><text:span text:style-name="T3">Net Neutrality (Articles 20-26)</text:span></text:span><text:span text:style-name="T3">: Net neutrality is the principle that all internet traffic should be treated equally, without discrimination or preference given to certain types of content. The Federal Communications Commission (FCC) under Chairman Ajit Pai repealed net neutrality rules in December 2017. Critics, such as Miriam Gottfried in the Wall Street Journal and Cecilia Kang in the New York Times, argue that this move could lead to internet service providers (ISPs) favoring their own content or charging more for bandwidth-intensive services like streaming video.</text:span></text:p>
          <text:p text:style-name="P84">In contrast, supporters of the repeal, including some Republican lawmakers and industry groups, claim it will spur investment in broadband infrastructure. Companies like Netflix, which had previously fought for net neutrality, eventually decided not to oppose the FCC’s decision after reaching agreements with ISPs.</text:p>
        </text:list-item>
        <text:list-item>
          <text:p text:style-name="P83"><text:soft-page-break/><text:span text:style-name="Strong_20_Emphasis"><text:span text:style-name="T3">The Techlash (Articles 1-39)</text:span></text:span><text:span text:style-name="T3">: The term “techlash” refers to growing public and political backlash against big tech companies due to concerns about privacy, monopolistic practices, and the societal impact of these firms. This backlash is evident in various ways:</text:span></text:p>
          <text:list>
            <text:list-item>
              <text:p text:style-name="P83"><text:span text:style-name="Strong_20_Emphasis"><text:span text:style-name="T3">Regulatory Scrutiny (Articles 21-39)</text:span></text:span><text:span text:style-name="T3">: Tech giants like Google, Facebook, Apple, and Amazon are facing increased scrutiny from antitrust authorities worldwide. The Department of Justice is preparing an antitrust investigation into Google, while state attorneys general have begun probing the companies’ market power (Article 37). Similarly, Europe has been aggressive in fining these firms for violating privacy and competition laws (Articles 46-50).</text:span></text:p>
            </text:list-item>
            <text:list-item>
              <text:p text:style-name="P83"><text:span text:style-name="Strong_20_Emphasis"><text:span text:style-name="T3">Political Tensions</text:span></text:span><text:span text:style-name="T3">: Tech CEOs’ relationships with politicians have become strained. President Trump’s criticism of these companies has turned into policy actions, such as trying to ban TikTok in the U.S., and his administration has pushed for stricter regulation (Article 29). Meanwhile, some Democratic lawmakers are also calling for antitrust action against big tech firms (Article 38).</text:span></text:p>
            </text:list-item>
            <text:list-item>
              <text:p text:style-name="P83"><text:soft-page-break/><text:span text:style-name="Strong_20_Emphasis"><text:span text:style-name="T3">Employee Activism</text:span></text:span><text:span text:style-name="T3">: Employees at tech companies have become increasingly vocal in their criticism of company leadership’s stance on political and social issues. Notable examples include Google employees protesting the company’s handling of sexual harassment allegations and its participation in Project Dragonfly, a censored search engine for China (Article 34).</text:span></text:p>
            </text:list-item>
          </text:list>
        </text:list-item>
        <text:list-item>
          <text:p text:style-name="P83"><text:span text:style-name="Strong_20_Emphasis"><text:span text:style-name="T3">Historical Context and Role of Government in Tech Industry (Articles 1-29)</text:span></text:span><text:span text:style-name="T3">: These articles provide historical context on the role of government in tech industry development:</text:span></text:p>
          <text:list>
            <text:list-item>
              <text:p text:style-name="P83"><text:span text:style-name="Strong_20_Emphasis"><text:span text:style-name="T3">Government Investment in Research &amp; Development (R&amp;D)</text:span></text:span><text:span text:style-name="T3">: Many tech breakthroughs were initially funded by government research grants, such as ARPANET (precursor to the internet), which was funded by the Defense Department’s Advanced Research Projects Agency (Article 2). The development of touchscreen technology and the World Wide Web also received substantial public funding.</text:span></text:p>
            </text:list-item>
            <text:list-item>
              <text:p text:style-name="P83"><text:span text:style-name="Strong_20_Emphasis"><text:span text:style-name="T3">Industry-Government Collaboration</text:span></text:span><text:span text:style-name="T3">: Close collaboration between tech companies and government agencies has driven innovation in </text:span><text:soft-page-break/><text:span text:style-name="T3">various fields, including semiconductor technology and the smartphone industry (Articles 16-17). This partnership can sometimes blur the lines between private sector initiative and public support.</text:span></text:p>
            </text:list-item>
            <text:list-item>
              <text:p text:style-name="P83"><text:span text:style-name="Strong_20_Emphasis"><text:span text:style-name="T3">Net Neutrality Debate</text:span></text:span><text:span text:style-name="T3">: The net neutrality debate touches on broader questions about government regulation of the internet. While some argue that light-touch regulation has fostered innovation, others contend that stronger rules are necessary to protect consumers and promote competition (Article 20).</text:span></text:p>
            </text:list-item>
          </text:list>
        </text:list-item>
      </text:list>
      <text:p text:style-name="P3">In summary, the texts highlight the complex relationship between technology companies, governments, and society. They emphasize how past government investments have contributed to technological advancements and discuss ongoing debates about appropriate regulation in areas like net neutrality and antitrust enforcement. Additionally, they underscore the growing backlash against big tech firms due to concerns over privacy, market power, and societal impacts.</text:p>
      <text:p text:style-name="P3">The journal entries and references provided pertain to various aspects of technology companies, their business practices, regulatory issues, and <text:soft-page-break/>geopolitical implications. Here’s a detailed summary and explanation of the key points:</text:p>
      <text:list text:style-name="L66">
        <text:list-item>
          <text:p text:style-name="P85">Apple’s Encryption Key Storage in China (Ref. 59): In February 2018, Apple announced its plans to store sensitive encryption keys on servers located within China, following growing pressure from Chinese authorities. This move raised concerns about data privacy and security, as it potentially exposes user information to Chinese surveillance and censorship laws.</text:p>
        </text:list-item>
        <text:list-item>
          <text:p text:style-name="P85">Facebook’s Business Venture in China (Ref. 60): In July 2018, reports emerged that China had abruptly withdrawn approval for a new Facebook venture, Lasso, citing concerns over content moderation and user privacy. This incident highlighted the challenges faced by Western tech companies attempting to penetrate the Chinese market, where strict regulations on internet freedom prevail.</text:p>
        </text:list-item>
        <text:list-item>
          <text:p text:style-name="P85">Platform Cooperativism (Ref. 1): “Ours to Hack and Own” discusses platform cooperativism as a potential alternative model for digital platforms. It argues that user-owned and democratically controlled platforms can foster more equitable relationships between users, <text:soft-page-break/>workers, and corporations, addressing issues like data privacy and labor exploitation.</text:p>
        </text:list-item>
        <text:list-item>
          <text:p text:style-name="P85">Amazon Workers’ Resistance in Poland (Ref. 2): The Pluto Press Blog post discusses worker resistance at an Amazon warehouse in Poland. Workers went on strike, citing poor working conditions, low pay, and excessive monitoring, echoing similar protests by Amazon workers worldwide.</text:p>
        </text:list-item>
        <text:list-item>
          <text:p text:style-name="P85">Digital Disconnect (McChesney) (Ref. 6): In “Digital Disconnect,” Robert McChesney contends that capitalism is turning the internet against democracy due to corporate control over network infrastructure and content distribution. He argues for policies promoting net neutrality, public ownership of broadband networks, and increased regulation to protect users’ rights in digital spaces.</text:p>
        </text:list-item>
        <text:list-item>
          <text:p text:style-name="P85">Tech Giants’ Influence on Internet Economy (Refs. 13, 14): Articles from the Wall Street Journal reveal the growing dominance of tech giants like Google, Amazon, and Facebook over the internet economy. These companies control various aspects of online services, including search, e-commerce, cloud computing, and content distribution.</text:p>
        </text:list-item>
        <text:list-item>
          <text:p text:style-name="P85"><text:soft-page-break/>Regulatory Challenges for Tech Companies (Refs. 10, 29): Authors like Jonathan Taplin (“Can the Tech Giants Be Stopped?”) and Paul Mason (“The End of Capitalism Has Begun”) discuss the need to regulate tech giants due to their immense power and influence over information, markets, and society. They argue that current antitrust measures are insufficient in addressing these issues.</text:p>
        </text:list-item>
        <text:list-item>
          <text:p text:style-name="P85">Tech Companies’ Impact on Society (Refs. 65-67): Various sources discuss the negative consequences of tech companies’ business practices, including data exploitation, misinformation, job displacement, and social polarization. These issues raise concerns about the potential long-term impacts of unchecked corporate power in digital spaces.</text:p>
        </text:list-item>
        <text:list-item>
          <text:p text:style-name="P85">Labor Issues in Tech Industry (Refs. 8, 47): Sources like Kate Bronfenbrenner and Robert Hickey’s “Blueprint for Change” and Tim Wu’s “The Master Switch” highlight the historical trend of tech companies exploiting workers through practices such as low wages, poor working conditions, and limited job security.</text:p>
        </text:list-item>
        <text:list-item>
          <text:p text:style-name="P85">Geopolitical Implications (Refs. 68, 70): Articles from the Wall Street Journal discuss how China <text:soft-page-break/>and India are challenging the dominance of American tech giants by promoting local digital platforms and implementing strict regulations on foreign companies operating within their borders.</text:p>
        </text:list-item>
      </text:list>
      <text:p text:style-name="P3">Overall, these references emphasize critical issues surrounding the influence, power dynamics, and societal impacts of major technology companies. They also highlight potential alternatives and regulatory measures aimed at fostering more equitable relationships between tech corporations, users, and governments.</text:p>
      <text:p text:style-name="P3">The provided text is a list of names, terms, and organizations related to various topics such as technology, business, politics, and history. Here’s a detailed explanation of some key entries:</text:p>
      <text:list text:style-name="L67">
        <text:list-item>
          <text:p text:style-name="P86"><text:span text:style-name="Strong_20_Emphasis"><text:span text:style-name="T3">Google</text:span></text:span><text:span text:style-name="T3">: A multinational technology company founded by Larry Page and Sergey Brin in 1998. Google is known for its search engine, but it also offers a wide range of products and services including Android OS (smartphones), Chrome browser, YouTube (video-sharing platform), Gmail, Google Maps, Google Drive (cloud storage), and more. Its primary source of revenue comes from advertising through platforms like AdWords and AdSense.</text:span></text:p>
          <text:p text:style-name="P87"><text:soft-page-break/>Google has been involved in several significant events and controversies:</text:p>
          <text:list>
            <text:list-item>
              <text:p text:style-name="P88"><text:span text:style-name="Strong_20_Emphasis"><text:span text:style-name="T3">AdWords</text:span></text:span><text:span text:style-name="T3">: An advertising program that allows businesses to display ads on Google’s search results pages.</text:span></text:p>
            </text:list-item>
            <text:list-item>
              <text:p text:style-name="P88"><text:span text:style-name="Strong_20_Emphasis"><text:span text:style-name="T3">DoubleClick Bid Manager</text:span></text:span><text:span text:style-name="T3">: A platform acquired by Google for serving display ads, raising privacy concerns.</text:span></text:p>
            </text:list-item>
            <text:list-item>
              <text:p text:style-name="P88"><text:span text:style-name="Strong_20_Emphasis"><text:span text:style-name="T3">EU Regulations</text:span></text:span><text:span text:style-name="T3">: Facing scrutiny in the European Union for antitrust issues and data privacy violations, most notably with the General Data Protection Regulation (GDPR).</text:span></text:p>
            </text:list-item>
            <text:list-item>
              <text:p text:style-name="P88"><text:span text:style-name="Strong_20_Emphasis"><text:span text:style-name="T3">Net Neutrality</text:span></text:span><text:span text:style-name="T3">: Google has been involved in debates surrounding net neutrality, advocating for equal treatment of all internet traffic.</text:span></text:p>
            </text:list-item>
            <text:list-item>
              <text:p text:style-name="P88"><text:span text:style-name="Strong_20_Emphasis"><text:span text:style-name="T3">Work Conditions</text:span></text:span><text:span text:style-name="T3">: Criticism over work conditions at Google’s data centers and employee activism around issues like sexual harassment and pay equity.</text:span></text:p>
            </text:list-item>
          </text:list>
        </text:list-item>
        <text:list-item>
          <text:p text:style-name="P86"><text:span text:style-name="Strong_20_Emphasis"><text:span text:style-name="T3">Facebook</text:span></text:span><text:span text:style-name="T3">: A social networking platform founded by Mark Zuckerberg in 2004 while he was a student at Harvard University. Facebook has grown to become one of the world’s largest social media platforms, with billions of active users. Its services include the main Facebook platform, </text:span><text:soft-page-break/><text:span text:style-name="T3">Instagram (photo-sharing app), and WhatsApp (messaging app).</text:span></text:p>
          <text:p text:style-name="P87">Key points related to Facebook:</text:p>
          <text:list>
            <text:list-item>
              <text:p text:style-name="P88"><text:span text:style-name="Strong_20_Emphasis"><text:span text:style-name="T3">Data Privacy</text:span></text:span><text:span text:style-name="T3">: Controversies over data collection practices, leading to investigations by regulatory bodies like the Federal Trade Commission (FTC) in the US.</text:span></text:p>
            </text:list-item>
            <text:list-item>
              <text:p text:style-name="P88"><text:span text:style-name="Strong_20_Emphasis"><text:span text:style-name="T3">Political Influence</text:span></text:span><text:span text:style-name="T3">: Allegations of influence on politics and elections globally, notably in the context of Russian interference during the 2016 U.S. Presidential Election.</text:span></text:p>
            </text:list-item>
            <text:list-item>
              <text:p text:style-name="P88"><text:span text:style-name="Strong_20_Emphasis"><text:span text:style-name="T3">De-platforming/Speech Policing</text:span></text:span><text:span text:style-name="T3">: Criticism for removing or restricting content deemed violating community standards, sparking debates about free speech and censorship online.</text:span></text:p>
            </text:list-item>
          </text:list>
        </text:list-item>
        <text:list-item>
          <text:p text:style-name="P86"><text:span text:style-name="Strong_20_Emphasis"><text:span text:style-name="T3">Apple Inc.</text:span></text:span><text:span text:style-name="T3">: A multinational corporation that designs, manufactures, and markets consumer electronics, computer software, and online services. Apple is known for its iconic products like the iPhone, iPad, Mac computers, Apple Watch, and Apple TV. Steve Jobs, co-founder of Apple, played a pivotal role in shaping the company’s culture and vision.</text:span></text:p>
          <text:p text:style-name="P87">Significant aspects related to Apple:</text:p>
          <text:list>
            <text:list-item>
              <text:p text:style-name="P88"><text:soft-page-break/><text:span text:style-name="Strong_20_Emphasis"><text:span text:style-name="T3">Innovation</text:span></text:span><text:span text:style-name="T3">: Often recognized for its focus on design and user experience, leading to numerous innovations like the iPhone and App Store.</text:span></text:p>
            </text:list-item>
            <text:list-item>
              <text:p text:style-name="P88"><text:span text:style-name="Strong_20_Emphasis"><text:span text:style-name="T3">Supply Chain</text:span></text:span><text:span text:style-name="T3">: Criticisms over working conditions at factories, particularly in China (e.g., Foxconn).</text:span></text:p>
            </text:list-item>
            <text:list-item>
              <text:p text:style-name="P88"><text:span text:style-name="Strong_20_Emphasis"><text:span text:style-name="T3">Antitrust Concerns</text:span></text:span><text:span text:style-name="T3">: Like Google, Apple has faced scrutiny for potential antitrust violations, especially concerning its App Store policies and control over iOS devices.</text:span></text:p>
            </text:list-item>
          </text:list>
        </text:list-item>
        <text:list-item>
          <text:p text:style-name="P86"><text:span text:style-name="Strong_20_Emphasis"><text:span text:style-name="T3">Microsoft Corporation</text:span></text:span><text:span text:style-name="T3">: A multinational technology company founded by Bill Gates and Paul Allen in 1975. Microsoft is best known for its Windows operating system (now called Microsoft Windows), Office suite of productivity software, and Surface line of tablets and PCs.</text:span></text:p>
          <text:p text:style-name="P87">Notable points about Microsoft:</text:p>
          <text:list>
            <text:list-item>
              <text:p text:style-name="P88"><text:span text:style-name="Strong_20_Emphasis"><text:span text:style-name="T3">Historical Rivalry with Apple</text:span></text:span><text:span text:style-name="T3">: A significant rivalry existed between the two tech giants in the 1980s and ’90s over OS dominance (Windows vs. Mac).</text:span></text:p>
            </text:list-item>
            <text:list-item>
              <text:p text:style-name="P88"><text:span text:style-name="Strong_20_Emphasis"><text:span text:style-name="T3">Cloud Services</text:span></text:span><text:span text:style-name="T3">: Expanding into cloud computing services through Azure, competing with Amazon Web Services (AWS) and Google Cloud Platform.</text:span></text:p>
            </text:list-item>
          </text:list>
        </text:list-item>
        <text:list-item>
          <text:p text:style-name="P86"><text:soft-page-break/><text:span text:style-name="Strong_20_Emphasis"><text:span text:style-name="T3">Craigslist</text:span></text:span><text:span text:style-name="T3">: An American classified advertisements website founded by Craig Newmark in 1995. It offers a platform for users to post ads across various categories like jobs, housing, for sale, services, community, gigs, and resumes. Despite its simplicity compared to modern marketplaces, it has remained popular due to its free listing policy.</text:span></text:p>
        </text:list-item>
        <text:list-item>
          <text:p text:style-name="P86"><text:span text:style-name="Strong_20_Emphasis"><text:span text:style-name="T3">Defense Advanced Research Projects Agency (DARPA)</text:span></text:span><text:span text:style-name="T3">: A research agency of the U.S. Department of Defense responsible for developing emerging technologies</text:span></text:p>
        </text:list-item>
      </text:list>
      <text:p text:style-name="P3">The text provided is a list of terms, names, and phrases related to technology, business, politics, and law. Here’s a detailed summary and explanation of some key entries:</text:p>
      <text:list text:style-name="L68">
        <text:list-item>
          <text:p text:style-name="P89"><text:span text:style-name="Strong_20_Emphasis"><text:span text:style-name="T3">Microsoft</text:span></text:span><text:span text:style-name="T3">: A prominent player in the tech industry, Microsoft is known for its diverse product range including software (MS-DOS, Windows OS, Office Suite), hardware (Xbox consoles, Surface tablets), and services (Azure cloud platform). The text mentions various aspects of Microsoft’s history and operations, such as antitrust lawsuits, competition with other tech giants like Apple and Google, and its role in shaping the early web.</text:span></text:p>
        </text:list-item>
        <text:list-item>
          <text:p text:style-name="P89"><text:soft-page-break/><text:span text:style-name="Strong_20_Emphasis"><text:span text:style-name="T3">Apple</text:span></text:span><text:span text:style-name="T3">: Another major tech company, Apple is renowned for its iconic hardware products (iPhone, iPad, Mac computers) and software (iOS, macOS). Its relationship with Microsoft is highlighted throughout the text, including their shared history of competition and collaboration in areas like operating systems and web browsers.</text:span></text:p>
        </text:list-item>
        <text:list-item>
          <text:p text:style-name="P89"><text:span text:style-name="Strong_20_Emphasis"><text:span text:style-name="T3">Google</text:span></text:span><text:span text:style-name="T3">: Owned by Alphabet Inc., Google is a multinational technology company specializing in Internet-related services and products. The text discusses its search engine dominance, browser (Chrome), and the acquisition of AI startup DeepMind. It also touches on Google’s relations with Microsoft and Facebook, as well as its involvement in net neutrality debates.</text:span></text:p>
        </text:list-item>
        <text:list-item>
          <text:p text:style-name="P89"><text:span text:style-name="Strong_20_Emphasis"><text:span text:style-name="T3">Facebook</text:span></text:span><text:span text:style-name="T3">: Now known as Meta Platforms Inc., Facebook is a social media giant that started as a college networking site. The text mentions various aspects of Facebook’s history, including its controversial News Feed feature and the company’s role in data privacy concerns. It also discusses the platform’s impact on society and politics, including the spread of misinformation and foreign interference.</text:span></text:p>
        </text:list-item>
        <text:list-item>
          <text:p text:style-name="P89"><text:soft-page-break/><text:span text:style-name="Strong_20_Emphasis"><text:span text:style-name="T3">Net Neutrality</text:span></text:span><text:span text:style-name="T3">: The principle that internet service providers should treat all data equally, without blocking or throttling specific types of content. The text mentions multiple instances where net neutrality is debated, often in relation to companies like Netflix, Comcast, and the FCC.</text:span></text:p>
        </text:list-item>
        <text:list-item>
          <text:p text:style-name="P89"><text:span text:style-name="Strong_20_Emphasis"><text:span text:style-name="T3">Antitrust Lawsuits</text:span></text:span><text:span text:style-name="T3">: Both Microsoft and Google have faced antitrust lawsuits alleging monopolistic practices. These cases focus on concerns that these companies abuse their dominant market positions to stifle competition.</text:span></text:p>
        </text:list-item>
        <text:list-item>
          <text:p text:style-name="P89"><text:span text:style-name="Strong_20_Emphasis"><text:span text:style-name="T3">Cloud Computing</text:span></text:span><text:span text:style-name="T3">: A model for delivering on-demand computing resources (like servers, storage, databases, networking) over the internet (“the cloud”). Microsoft Azure is one of the major players in this field, competing with Amazon Web Services and Google Cloud Platform.</text:span></text:p>
        </text:list-item>
        <text:list-item>
          <text:p text:style-name="P89"><text:span text:style-name="Strong_20_Emphasis"><text:span text:style-name="T3">Silicon Valley</text:span></text:span><text:span text:style-name="T3">: A region in California known as a global center for technological innovation and high-tech companies. The area has been instrumental in the development of personal computers, the internet, and many other digital technologies.</text:span></text:p>
        </text:list-item>
        <text:list-item>
          <text:p text:style-name="P89"><text:span text:style-name="Strong_20_Emphasis"><text:span text:style-name="T3">Rupert Murdoch</text:span></text:span><text:span text:style-name="T3">: A media mogul who founded News Corporation (now part of Fox Corporation), which owns various print publications, broadcast </text:span><text:soft-page-break/><text:span text:style-name="T3">networks, book publishing houses, and digital properties including Fox News and The Wall Street Journal.</text:span></text:p>
        </text:list-item>
        <text:list-item>
          <text:p text:style-name="P89"><text:span text:style-name="Strong_20_Emphasis"><text:span text:style-name="T3">Barack Obama</text:span></text:span><text:span text:style-name="T3">: The 44th President of the United States, known for his administration’s tech policy initiatives, such as the creation of the Office of Science and Technology Policy (OSTP) and efforts to improve broadband access in rural areas through the National Broadband Plan.</text:span></text:p>
        </text:list-item>
        <text:list-item>
          <text:p text:style-name="P89"><text:span text:style-name="Strong_20_Emphasis"><text:span text:style-name="T3">NSA (National Security Agency)</text:span></text:span><text:span text:style-name="T3">: The primary intelligence-gathering agency of the U.S. government, responsible for signals intelligence (SIGINT), information assurance/security, and cryptology. Its activities include monitoring communications, both foreign and domestic, to gather intelligence on potential threats to national security.</text:span></text:p>
        </text:list-item>
        <text:list-item>
          <text:p text:style-name="P89"><text:span text:style-name="Strong_20_Emphasis"><text:span text:style-name="T3">Edward Snowden</text:span></text:span><text:span text:style-name="T3">: A former CIA employee and NSA contractor who leaked classified documents detailing global surveillance programs, including the collection of millions of Americans’ phone records under Section 215 of the USA PATRIOT Act. His actions sparked widespread debate about privacy and government overreach.</text:span></text:p>
        </text:list-item>
        <text:list-item>
          <text:p text:style-name="P89"><text:span text:style-name="Strong_20_Emphasis"><text:span text:style-name="T3">Net Neutrality</text:span></text:span><text:span text:style-name="T3">: The principle that internet service providers should treat all data equally, </text:span><text:soft-page-break/><text:span text:style-name="T3">without blocking or throttling specific types of content. It’s often framed as a way to prevent “fast lanes” for companies able to pay more and “slow lanes” for everyone else. Companies like Netflix have been vocal advocates for net neutrality rules.</text:span></text:p>
        </text:list-item>
        <text:list-item>
          <text:p text:style-name="P89"><text:span text:style-name="Strong_20_Emphasis"><text:span text:style-name="T3">FCC (Federal Communications Commission)</text:span></text:span><text:span text:style-name="T3">: An independent agency of the U.S. government responsible for regulating communications by radio, television, wire, satellite, and cable in all 50 states, the District of Columbia, and U.S. territories. It has the authority to make rules that govern the industries it regulates.</text:span></text:p>
        </text:list-item>
        <text:list-item>
          <text:p text:style-name="P89"><text:span text:style-name="Strong_20_Emphasis"><text:span text:style-name="T3">Donald Trump</text:span></text:span><text:span text:style-name="T3">: The 45th President of the United States, whose administration had significant impacts on tech policy. This includes controversial decisions like rolling back net neutrality protections and investigating social media companies for perceived political bias, as well as appointing FCC commissioners who shared similar views.</text:span></text:p>
        </text:list-item>
      </text:list>
      <text:p text:style-name="P3">This summary provides a broad overview of the terms listed in the text, but each entry could be explored in much greater depth.</text:p>
      <text:p text:style-name="P3">The provided text appears to be a list of terms, names, organizations, and concepts related to <text:soft-page-break/>technology, politics, law, business, and economics. Here’s a detailed summary:</text:p>
      <text:list text:style-name="L69">
        <text:list-item>
          <text:p text:style-name="P90"><text:span text:style-name="Strong_20_Emphasis"><text:span text:style-name="T3">Operating Systems:</text:span></text:span></text:p>
          <text:list>
            <text:list-item>
              <text:p text:style-name="P91">UNIX: A multi-user and multitasking operating system developed in the 1970s. It forms the basis for many modern operating systems, including Linux and macOS.</text:p>
            </text:list-item>
            <text:list-item>
              <text:p text:style-name="P91">Windows: Developed by Microsoft, it’s one of the most popular desktop operating systems globally.</text:p>
            </text:list-item>
          </text:list>
        </text:list-item>
        <text:list-item>
          <text:p text:style-name="P90"><text:span text:style-name="Strong_20_Emphasis"><text:span text:style-name="T3">Organizations &amp; Agencies:</text:span></text:span></text:p>
          <text:list>
            <text:list-item>
              <text:p text:style-name="P91">USAID (United States Agency for International Development): An independent U.S. foreign aid agency that provides economic, development, and humanitarian assistance around the world.</text:p>
            </text:list-item>
            <text:list-item>
              <text:p text:style-name="P91">US Army: The land component of the United States Armed Forces, responsible for land-based military operations.</text:p>
            </text:list-item>
            <text:list-item>
              <text:p text:style-name="P91">US Department of Defense (DOD): The U.S. government’s principal agency responsible for national security, including military forces and defense policies.</text:p>
            </text:list-item>
            <text:list-item>
              <text:p text:style-name="P91">US Department of Energy (DOE): A cabinet-level department that oversees energy policy and research in the United States.</text:p>
            </text:list-item>
            <text:list-item>
              <text:p text:style-name="P91"><text:soft-page-break/>US Department of Justice (DOJ): The federal government’s primary law enforcement and legal agency responsible for enforcing federal laws.</text:p>
            </text:list-item>
            <text:list-item>
              <text:p text:style-name="P91">US House of Representatives: One of the two houses of the U.S. Congress, responsible for creating federal legislation.</text:p>
            </text:list-item>
            <text:list-item>
              <text:p text:style-name="P91">US Navy: The naval branch of the United States Armed Forces, responsible for operations at sea and on oceans worldwide.</text:p>
            </text:list-item>
            <text:list-item>
              <text:p text:style-name="P91">US Postal Service: An independent establishment of the executive branch of the U.S. government responsible for providing postal service in the United States.</text:p>
            </text:list-item>
            <text:list-item>
              <text:p text:style-name="P91">World Trade Organization (WTO): An intergovernmental organization that regulates international trade, promoting free trade by removing barriers and standardizing trade rules among its member countries.</text:p>
            </text:list-item>
          </text:list>
        </text:list-item>
        <text:list-item>
          <text:p text:style-name="P90"><text:span text:style-name="Strong_20_Emphasis"><text:span text:style-name="T3">Technology &amp; Internet Companies:</text:span></text:span></text:p>
          <text:list>
            <text:list-item>
              <text:p text:style-name="P91">Amazon: A multinational technology company focused on e-commerce, cloud computing, digital streaming, and artificial intelligence.</text:p>
            </text:list-item>
            <text:list-item>
              <text:p text:style-name="P91">Apple: An American multinational technology company that designs, develops, and sells <text:soft-page-break/>consumer electronics, computer software, and online services.</text:p>
            </text:list-item>
            <text:list-item>
              <text:p text:style-name="P91">Google (Alphabet Inc.): A multinational technology company specializing in internet-related services and products, including search, cloud computing, and advertising technologies.</text:p>
            </text:list-item>
            <text:list-item>
              <text:p text:style-name="P91">Microsoft: An American multinational technology company developing, manufacturing, licensing, supporting, and selling computer software, consumer electronics, personal computers, and related services.</text:p>
            </text:list-item>
            <text:list-item>
              <text:p text:style-name="P91">Facebook (Meta Platforms Inc., formerly known as Facebook Inc.): A social media and technology conglomerate that owns several social networking websites, including Facebook, Instagram, and WhatsApp.</text:p>
            </text:list-item>
            <text:list-item>
              <text:p text:style-name="P91">Verizon: An American multinational telecommunications conglomerate that offers communications and information technology, with a significant presence in wireless, fiber optic broadband, and wireline services.</text:p>
            </text:list-item>
          </text:list>
        </text:list-item>
        <text:list-item>
          <text:p text:style-name="P90"><text:span text:style-name="Strong_20_Emphasis"><text:span text:style-name="T3">Legal &amp; Regulatory Bodies:</text:span></text:span></text:p>
          <text:list>
            <text:list-item>
              <text:p text:style-name="P91">Federal Trade Commission (FTC): The U.S. federal agency responsible for protecting <text:soft-page-break/>consumers from deceptive or unfair business practices and promoting competition.</text:p>
            </text:list-item>
            <text:list-item>
              <text:p text:style-name="P91">US Supreme Court: The highest court in the United States, with the ultimate judicial authority to interpret the U.S. Constitution and federal law.</text:p>
            </text:list-item>
          </text:list>
        </text:list-item>
        <text:list-item>
          <text:p text:style-name="P90"><text:span text:style-name="Strong_20_Emphasis"><text:span text:style-name="T3">Law &amp; Regulations:</text:span></text:span></text:p>
          <text:list>
            <text:list-item>
              <text:p text:style-name="P91">Net Neutrality: A principle that advocates for equal treatment of all internet data without blocking, throttling, or paid prioritization by Internet Service Providers (ISPs).</text:p>
            </text:list-item>
          </text:list>
        </text:list-item>
        <text:list-item>
          <text:p text:style-name="P90"><text:span text:style-name="Strong_20_Emphasis"><text:span text:style-name="T3">Concepts &amp; Events:</text:span></text:span></text:p>
          <text:list>
            <text:list-item>
              <text:p text:style-name="P91">Ransomware (WannaCry): A type of malicious software that encrypts a victim’s files and demands payment in exchange for the decryption key. WannaCry was a notorious ransomware attack that affected hundreds of thousands of computers worldwide in 2017.</text:p>
            </text:list-item>
            <text:list-item>
              <text:p text:style-name="P91">Weapons of Math Destruction (O’Neil): A book by Cathy O’Neil discussing how algorithms can perpetuate and exacerbate discriminatory practices.</text:p>
            </text:list-item>
          </text:list>
        </text:list-item>
        <text:list-item>
          <text:p text:style-name="P90"><text:span text:style-name="Strong_20_Emphasis"><text:span text:style-name="T3">People:</text:span></text:span></text:p>
          <text:list>
            <text:list-item>
              <text:p text:style-name="P91">Rob Larson: An economist and author known for his work on capitalism, freedom, and economic issues.</text:p>
            </text:list-item>
            <text:list-item>
              <text:p text:style-name="P91"><text:soft-page-break/>Siva Vaidhyanathan: A media studies professor at the University of Virginia, focusing on issues related to technology, culture, and law.</text:p>
            </text:list-item>
            <text:list-item>
              <text:p text:style-name="P91">Elizabeth Warren: An American politician, attorney, and academic who served as the 71st United States Senior Senator from Massachusetts.</text:p>
            </text:list-item>
          </text:list>
        </text:list-item>
        <text:list-item>
          <text:p text:style-name="P90"><text:span text:style-name="Strong_20_Emphasis"><text:span text:style-name="T3">Miscellaneous:</text:span></text:span></text:p>
          <text:list>
            <text:list-item>
              <text:p text:style-name="P92">USTelecom (United States Telecom Association): A trade association representing U.S. telecommunications companies.</text:p>
            </text:list-item>
          </text:list>
        </text:list-item>
      </text:list>
      <text:h text:style-name="P33" text:outline-level="3"><text:bookmark text:name="mastering-the-universe---rob-larson"/>03 - Mastering the Universe - Rob Larson</text:h>
      <text:p text:style-name="P3">The book “OceanofPDF.com” by Rob Larson is a comprehensive exploration of the global ruling class, focusing on their wealth, lifestyle, influence, and the consequences of their power. Here’s a detailed summary and explanation of the key points:</text:p>
      <text:list text:style-name="L70">
        <text:list-item>
          <text:p text:style-name="P93"><text:span text:style-name="Strong_20_Emphasis"><text:span text:style-name="T3">The Existence and Wealth of the Ruling Class</text:span></text:span><text:span text:style-name="T3">: The book begins by highlighting the existence of a global ruling class composed of extremely wealthy individuals who own significant portions of the world’s wealth. It mentions that eight men own as much wealth as the bottom 50% of the world’s population combined, and half of the </text:span><text:soft-page-break/><text:span text:style-name="T3">families on Forbes’ list of fifty richest have remained there for over three decades.</text:span></text:p>
        </text:list-item>
        <text:list-item>
          <text:p text:style-name="P93"><text:span text:style-name="Strong_20_Emphasis"><text:span text:style-name="T3">Control and Influence</text:span></text:span><text:span text:style-name="T3">: The author emphasizes not just the material wealth of this class but also their control over economic systems and governments. They own corporate America and its productive power, leading to a skewed distribution of wealth where the top 1% owns 40% of the stock market in the US.</text:span></text:p>
        </text:list-item>
        <text:list-item>
          <text:p text:style-name="P93"><text:span text:style-name="Strong_20_Emphasis"><text:span text:style-name="T3">Wasteful Lifestyles</text:span></text:span><text:span text:style-name="T3">: The book delves into the extravagant lifestyles of the ruling class, citing examples like eating gold (a practice among some finance employees), buying entire islands (like billionaire Larry Ellison did in Hawaii), and owning megayachts that burn a hundred gallons of diesel per hour.</text:span></text:p>
        </text:list-item>
        <text:list-item>
          <text:p text:style-name="P93"><text:span text:style-name="Strong_20_Emphasis"><text:span text:style-name="T3">Environmental Impact</text:span></text:span><text:span text:style-name="T3">: Despite often presenting themselves as environmentally conscious, the ruling class contributes significantly to climate change. They are responsible for nearly half of global emissions while simultaneously acting as environmental celebrity spokespersons.</text:span></text:p>
        </text:list-item>
        <text:list-item>
          <text:p text:style-name="P93"><text:span text:style-name="Strong_20_Emphasis"><text:span text:style-name="T3">Hoarding and Wastefulness</text:span></text:span><text:span text:style-name="T3">: The ruling class amasses vast wealth that they often don’t utilize effectively, leading to overconsumption and waste. This includes unused apartments, unworn </text:span><text:soft-page-break/><text:span text:style-name="T3">clothes, and idling luxury vehicles – all paid for with money that many others desperately need.</text:span></text:p>
        </text:list-item>
        <text:list-item>
          <text:p text:style-name="P93"><text:span text:style-name="Strong_20_Emphasis"><text:span text:style-name="T3">The Book’s Purpose</text:span></text:span><text:span text:style-name="T3">: Contrary to the impression one might get from lifestyle magazines or reality TV shows, this book isn’t just about gawking at the elite’s opulence. Its primary goal is to understand and expose the vulnerabilities of this ruling class in order to inform and aid grassroots movements aiming to limit their power and redistribute wealth more equitably.</text:span></text:p>
        </text:list-item>
        <text:list-item>
          <text:p text:style-name="P93"><text:span text:style-name="Strong_20_Emphasis"><text:span text:style-name="T3">Social Impact</text:span></text:span><text:span text:style-name="T3">: The author argues that understanding the ruling class’s strategies and influence is crucial for labor, environmental, and progressive political movements. Such knowledge can help these groups organize effectively and advocate for policies that promote fairness, sustainability, and social justice.</text:span></text:p>
        </text:list-item>
      </text:list>
      <text:p text:style-name="P3">In essence, “OceanofPDF.com” aims to provide a critical analysis of the global ruling class, combining exposure of their lavish lifestyles with an exploration of their economic power and its impact on society and the environment. It’s written not just for curiosity but to empower readers in fighting against economic inequality and climate change.</text:p>
      <text:p text:style-name="P3"><text:soft-page-break/>The text discusses the wealth distribution and concentration in the United States and globally, focusing on the richest segment of society – the 1 percent. Here’s a detailed summary and explanation:</text:p>
      <text:list text:style-name="L71">
        <text:list-item>
          <text:p text:style-name="P94">Americans’ Perception of Wealth Distribution: A study by Harvard Business School and Duke University revealed that Americans believe the wealthiest 20% of households own around 59% of total US wealth, while it’s closer to 84%. They also envision an ideal distribution where this group owns only 32% – similar to Sweden’s wealth distribution. Despite public skepticism towards redistributive policies, there is a consensus on the issue.</text:p>
        </text:list-item>
        <text:list-item>
          <text:p text:style-name="P94">Measuring Wealth: The text explains that wealth can be measured through income and economic assets like stocks in corporations. It highlights that understanding the rich’s holdings is crucial for challenging their power and influence.</text:p>
        </text:list-item>
        <text:list-item>
          <text:p text:style-name="P94">Income History and Class Struggles: Historically, income growth varied among different classes. Wages fell during the Industrial Revolution as workers transitioned from farms to factories, creating a competitive labor market. However, incomes for the wealthy <text:soft-page-break/>rose due to investing existing fortunes or landholdings in capital-intensive industries like factories and oil refineries. This concentration of capital ownership mainly benefited the richest families.</text:p>
        </text:list-item>
        <text:list-item>
          <text:p text:style-name="P94">Factor Share of Income: The text introduces the concept of factor share, which refers to the proportion of total national income allocated to labor, capital, or natural resources. Capital’s share of income peaked at 40% in 1870 before declining and rising again after the 1980s’ neoliberal turn towards free markets, reduced social welfare spending, and lower taxes on the wealthy.</text:p>
        </text:list-item>
        <text:list-item>
          <text:p text:style-name="P94">Thomas Piketty’s Analysis: The French economist Thomas Piketty, a liberal supporter of capitalism with traditional “social democratic” measures, analyzed income inequality data. His research shows that, despite high-paid CEOs, the most crucial distinction among the ultra-wealthy is their ownership of financial assets and stocks in corporate America – their shareholder capital and incomes define them as a class.</text:p>
        </text:list-item>
        <text:list-item>
          <text:p text:style-name="P94">RAND Corporation’s Counterfactual Analysis: This think tank conducted a what-if scenario to illustrate today’s wealth disparity if incomes had <text:soft-page-break/>grown evenly across tax brackets, similar to the post-World War II New Deal period (1945-1980). During this time, labor unions granted collective bargaining power to working-class people, resulting in more uniform income growth alongside the overall economy.</text:p>
        </text:list-item>
      </text:list>
      <text:p text:style-name="P3">In summary, this text provides an overview of wealth distribution and concentration, focusing on the richest segment – the 1 percent. It explores historical income patterns, the significance of factor shares, and the impact of capital ownership on class struggles. The text also references notable economists like Thomas Piketty and a RAND Corporation study to support its analysis.</text:p>
      <text:p text:style-name="P3">The passage discusses the shift from a relatively equal economic system, prevalent during the New Deal era, to the neoliberal era that began in the 1980s under Reagan’s presidency. This transition is characterized by pro-market policies such as lower taxes for the wealthy, deregulation, privatization of public assets, and a decline in labor union strength.</text:p>
      <text:p text:style-name="P3">RAND researchers introduced a new metric to measure income bracket growth relative to overall GDP. The study found that if incomes had continued to grow proportionally with GDP, median U.S. income would have been around $57,000 in 2018 instead of the actual <text:soft-page-break/>$36,000. For the top 1%, their income would have been approximately $549,000 under the old egalitarian system, rather than the actual $1,160,000.</text:p>
      <text:p text:style-name="P3">The text also explores historical wealth distribution trends. Before the Industrial Revolution, wealth primarily meant land ownership. The Gilded Age (late 19th century) saw extreme wealth concentration – the richest 1% owned 45% of national wealth in 1910 and over half by 1929. Post-World War II, New Deal policies led to a more equitable distribution until the neoliberal era.</text:p>
      <text:p text:style-name="P3">The World Inequality Database (WID) provides global data on wealth distribution. From 1980 to 2017, the world’s richest 1% captured 37% of per capita wealth growth. The top 10% experienced a 5% annual wealth increase, while the poorest 50% grew at an average of 3.7%.</text:p>
      <text:p text:style-name="P3">In the U.S., the richest 1% held 34.9% of national wealth in 2021, up from 45% in 1980. The middle class (40th to 90th percentiles) saw its share drop from 34% to 28%.</text:p>
      <text:p text:style-name="P3">The passage argues that this growing wealth disparity is detrimental to society. It suggests that the majority of economic growth benefits the affluent owners of large corporations, leading to widening income and wealth gaps. This situation is <text:soft-page-break/>perpetuated by inheritance, as wealth tends to accumulate exponentially over time due to its ability to generate returns exceeding overall economic growth (r &gt; g).</text:p>
      <text:p text:style-name="P3">The authors also highlight the political implications of this wealth concentration. The super-rich have significant social and economic power, limiting the freedom of others in society by influencing decisions that affect the broader population. This economic and social disparity is likened to the levels seen during the Gilded Age, with a few individuals or families controlling vast amounts of wealth, shaping societal outcomes with their decisions.</text:p>
      <text:p text:style-name="P3">The critique presented here challenges common arguments used to dismiss concerns about economic inequality within capitalist systems, specifically focusing on the United States but also touching upon global trends.</text:p>
      <text:list text:style-name="L72">
        <text:list-item>
          <text:p text:style-name="P95"><text:span text:style-name="Strong_20_Emphasis"><text:span text:style-name="T3">Rebuttal of Conservative Arguments</text:span></text:span><text:span text:style-name="T3">: The text argues that conservative rebuttals to studies highlighting wealth disparities often misrepresent or ignore key points. For instance, they may point out material possessions owned by lower-income individuals (like cell phones) as evidence of a standard of living not </text:span><text:soft-page-break/><text:span text:style-name="T3">acknowledged in the studies. However, the critique asserts that such arguments are irrelevant because these studies typically account for taxes and transfer payments, recognize changes in earnings over lifetimes, and don’t merely rely on snapshot measures but rather longitudinal analyses. The authors further argue that debt accumulation among the middle class, often necessary to maintain a certain standard of living (e.g., homes, cars, education), is a critical aspect overlooked in these conservative critiques.</text:span></text:p>
        </text:list-item>
        <text:list-item>
          <text:p text:style-name="P95"><text:span text:style-name="Strong_20_Emphasis"><text:span text:style-name="T3">Liberal Criticism of Inequality Research</text:span></text:span><text:span text:style-name="T3">: The piece also addresses liberals who, while generally supportive of market economies, critique research on wealth disparities. A specific example is Douglas McWilliams, who the critique suggests hasn’t fully engaged with Thomas Piketty’s work, mischaracterizing it as a Marxist “conspiracy theory” rather than an empirical analysis supported by r &gt; g (rate of return on capital exceeding economic growth rate). The critique argues that such liberal critics underestimate the influence and power held by extreme wealth.</text:span></text:p>
        </text:list-item>
        <text:list-item>
          <text:p text:style-name="P95"><text:span text:style-name="Strong_20_Emphasis"><text:span text:style-name="T3">Support from Established Institutions</text:span></text:span><text:span text:style-name="T3">: To bolster their arguments, the authors turn to </text:span><text:soft-page-break/><text:span text:style-name="T3">data from reputable sources like the Federal Reserve’s Distributional Financial Accounts (DFA). These accounts show that over the past few decades, a disproportionate share of wealth has accrued to the richest segments of society in the U.S., with the top 1% owning around 32.1% and the top 10% controlling 69.6% as of Q3 2021. These findings align with other major studies, such as those by the World Inequality Database (WID).</text:span></text:p>
        </text:list-item>
        <text:list-item>
          <text:p text:style-name="P95"><text:span text:style-name="Strong_20_Emphasis"><text:span text:style-name="T3">Impact of the Pandemic</text:span></text:span><text:span text:style-name="T3">: The COVID-19 pandemic is highlighted as exacerbating wealth inequalities. While lockdowns negatively impacted many, they also led to a surge in wealth for billionaires like Jeff Bezos, Sergey Brin, Larry Page, and Mark Zuckerberg due to increased stock values of their companies.</text:span></text:p>
        </text:list-item>
        <text:list-item>
          <text:p text:style-name="P95"><text:span text:style-name="Strong_20_Emphasis"><text:span text:style-name="T3">Global Perspective</text:span></text:span><text:span text:style-name="T3">: The text extends its analysis globally, noting similar patterns of extreme wealth concentration. For instance, globally, the richest 1% controls 38% of total wealth, and the top 10% controls 76%. Regional variations exist but generally follow a pattern where the top tenth owns between 60-80% of regional wealth, while the bottom half holds under 5%. The critique also points out that colonial legacies continue to affect global wealth distribution, with developing countries </text:span><text:soft-page-break/><text:span text:style-name="T3">still grappling with debt from historical exploitation.</text:span></text:p>
        </text:list-item>
      </text:list>
      <text:p text:style-name="P3">In summary, this critique challenges simplistic dismissals of wealth disparity research and asserts that comprehensive analyses—incorporating taxes, transfers, lifetime earning changes, and debt—reveal significant and growing inequalities both within countries and globally. It highlights how these inequalities are not merely about material possessions but also about systemic power dynamics influenced by wealth accumulation.</text:p>
      <text:p text:style-name="P3">The text discusses the extreme wealth disparity between the ruling class (the ultra-rich) and the general population, focusing on how this wealth translates into power and influence. It highlights that even in developing countries with histories of colonial exploitation, a small elite inherits wealth similar to that of developed nations’ top earners.</text:p>
      <text:p text:style-name="P3">The concentration of wealth is substantial: In the developed world, the richest 1% own 25% of all wealth in Europe, 30% in East Asia, and 35% in North America. In developing regions like Latin America, Sub-Saharan Africa, India, and the Middle East, the top one-hundredth of the population owns 46%, 38%, 30%, and 44% of wealth, respectively.</text:p>
      <text:p text:style-name="P3"><text:soft-page-break/>Wealth is not just about money; it also equates to power in various forms – legal, military, economic, and ideological. The text uses historical examples like slave ownership in the pre-Civil War US, where slaves had a market value equal to about a year and a half of national income, emphasizing that wealth provides control over others’ labor, ideas, and resources.</text:p>
      <text:p text:style-name="P3">The ruling class’s power is particularly evident through their ownership of corporations. The ultra-wealthy’s investment portfolios are diverse, with significant holdings in stocks (equities) representing shares of ownership in companies. Unlike small shareholders who may have limited direct control over these businesses, the richest individuals and families can wield substantial influence, shaping corporate decisions and profitability.</text:p>
      <text:p text:style-name="P3">In the US, economist Edward Wolff’s research shows that stock ownership is highly skewed by wealth class: The top 1% owns 40% of all stocks, the top 10% own 84%, and the top quintile holds 93%. This concentration of stock ownership means the richest households effectively control a significant portion of the productive economy.</text:p>
      <text:p text:style-name="P3">The text also notes that middle-class wealth is primarily tied up in physical assets like homes, while <text:soft-page-break/>the ultra-wealthy’s portfolios consist mainly of financial and business assets, with stocks playing a substantial role. The returns on these investments are generally higher for the wealthiest individuals due to their preference for high-yield assets such as stocks.</text:p>
      <text:p text:style-name="P3">The lifestyle of the ruling class is described in vivid detail, showcasing their extravagant spending habits: private jets, luxury penthouses, massive yachts with gold-dusted food and whale-foreskin bar stools, multiple passports for easy international travel, vast wardrobes of expensive clothing, personal chefs at private resorts, million-dollar watches, and entourages of sycophantic staff.</text:p>
      <text:p text:style-name="P3">The author suggests that this level of wealth and ostentatious spending are so extreme that it’s hard for the average person to imagine or relate to such lavish lifestyles. The text serves as a reminder of the vast chasm between the ultra-rich and everyone else, emphasizing how their wealth grants them not just material possessions but significant power over society and economic systems.</text:p>
      <text:p text:style-name="P3">The text explores the conspicuous consumption patterns of the ultra-wealthy, drawing from Thorstein Veblen’s seminal work “The Theory of the Leisure Class” (1899) and modern examples. Conspicuous consumption refers to the purchase of <text:soft-page-break/>expensive goods or services not primarily for their intrinsic use value but to signal wealth and status, thereby earning social esteem.</text:p>
      <text:p text:style-name="P43"><text:span text:style-name="T3">Veblen identified three key aspects of conspicuous consumption: 1. </text:span><text:span text:style-name="Strong_20_Emphasis"><text:span text:style-name="T3">Pecuniary Distinction</text:span></text:span><text:span text:style-name="T3">: The display of wealth through luxury goods and extravagant spending is a means to establish one’s economic superiority over others. 2. </text:span><text:span text:style-name="Strong_20_Emphasis"><text:span text:style-name="T3">Invidious Distinction</text:span></text:span><text:span text:style-name="T3">: Not only does one want to demonstrate their own affluence, but they also wish to highlight the poverty or lack of status in relation to those less wealthy. 3. </text:span><text:span text:style-name="Strong_20_Emphasis"><text:span text:style-name="T3">Conspicuous Leisure</text:span></text:span><text:span text:style-name="T3">: The display of freedom from productive labor and enjoyment of time as a sign of high social standing—often through servants or other means of vicarious leisure.</text:span></text:p>
      <text:p text:style-name="P3">In the modern era, Veblen’s ideas remain relevant. Wealthy individuals continue to engage in conspicuous consumption, though the methods have evolved. Instead of monocles and top hats, today’s elite may opt for a more casual, albeit costly, wardrobe (e.g., designer jeans, tech uniforms). This shift is partly due to public backlash against overt displays of wealth following the labor movements and New Deal policies that sought to limit extreme income disparities.</text:p>
      <text:p text:style-name="P3">Examples cited in the text include: - A private, invitation-only liquor store in Paris stocked with <text:soft-page-break/>millions-of-dollars’ worth of rare bottles for top 0.1% clients. - High-end menswear brand Stefano Ricci flying tailors worldwide to create custom suits costing $10,000-$20,000 each. - Hedge fund manager Stephen Schwarzman’s opulent 60th and 70th birthday parties featuring replicas of his art collection, live camels, and famous entertainers. - Eating gold as a status symbol, popularized among the wealthy post-2008 financial crisis.</text:p>
      <text:p text:style-name="P3">The text also touches on the phenomenon of “inconspicuous consumption,” where the extremely wealthy avoid ostentatious displays of wealth while still enjoying lavish lifestyles. This can involve purchasing expensive, high-quality items that blend in with ordinary clothing (e.g., designer jeans) or investing in private services like concierge hospital care or personal helicopters.</text:p>
      <text:p text:style-name="P3">In essence, the ultra-wealthy continue to engage in displays of extravagance and ostentatious consumption, albeit with a modern twist that sometimes involves blending into the background while still enjoying unparalleled luxury. This behavior is driven by the desire for social esteem, power, and self-validation—central themes in Veblen’s analysis of conspicuous consumption.</text:p>
      <text:p text:style-name="P3">The text discusses the conspicuous consumption and exclusivity associated with wealth among the 1%. It <text:soft-page-break/>highlights historical examples of the wealthy emulating the lifestyles of lower classes for entertainment, a phenomenon that continues today but in more subtle ways. The term “exclusive” is frequently used in marketing to high net worth individuals (HNWIs), suggesting prohibitively expensive products or services that cater specifically to this elite group.</text:p>
      <text:p text:style-name="P3">In the watch industry, for instance, Swiss brands are moving towards higher-end luxury items, targeting billionaires rather than the broader market. This exclusivity is contrasted with more accessible luxury offered by companies like Apple, which aims to appeal to a wider middle-class demographic.</text:p>
      <text:p text:style-name="P3">The text also delves into the phenomenon of wealthy divorces and the complex legal battles that can ensue due to the vast and often hidden nature of their assets. These divorces can involve disputes over high-value art, jewelry, real estate, and unique items like Leonardo da Vinci’s notebooks. The use of shell companies and trusts in states like South Dakota further complicates matters, allowing the wealthy to hide assets and potentially prevent ex-spouses from accessing them.</text:p>
      <text:p text:style-name="P3">Wealthy families often pass on their fortunes to the next generation, with surveys showing that most millionaires plan to leave at least 75% of their <text:soft-page-break/>estates to their children, particularly when the family’s net worth is $25 million or more. This practice contradicts the assumption that wealthier families are more likely to give a larger portion to charity.</text:p>
      <text:p text:style-name="P3">The text also touches on the impact of extreme wealth on personal behavior and perspective. Wealthy individuals can become accustomed to a lifestyle of constant pampering, leading to a loss of empathy and an inflated sense of self-importance. This “bubble” effect can result in poor decision-making and a detachment from reality. The text cites examples of powerful figures, like billionaires and politicians, being swayed by the uncritical praise of their entourages, leading to questionable actions or policy decisions.</text:p>
      <text:p text:style-name="P3">In summary, the passage illustrates how wealth can create a world of exclusivity, both in terms of material goods and social experiences, often shrouded in secrecy. The conspicuous consumption of the 1% is characterized by prohibitively expensive items and services, designed to differentiate them from the broader population. Wealthy divorces and inheritance practices further emphasize this exclusivity, as do the personal effects of extreme wealth on individuals’ perspectives and decision-making. The text underscores how these dynamics <text:soft-page-break/>contribute to a societal divide, with the wealthy living in a realm of opulence that is largely hidden from view, yet profoundly impacting their lives and interactions with others.</text:p>
      <text:p text:style-name="P3">The passage discusses the extravagant lifestyles and conspicuous consumption of the ultra-wealthy, focusing on their homes and properties.</text:p>
      <text:list text:style-name="L73">
        <text:list-item>
          <text:p text:style-name="P96"><text:span text:style-name="Strong_20_Emphasis"><text:span text:style-name="T3">Aging Billionaires and Younger Partners</text:span></text:span><text:span text:style-name="T3">: The text begins by noting the age discrepancies between billionaires and their partners, often much younger. This is seen as a form of competitive ass-kissing in the pursuit of economic advancement.</text:span></text:p>
        </text:list-item>
        <text:list-item>
          <text:p text:style-name="P96"><text:span text:style-name="Strong_20_Emphasis"><text:span text:style-name="T3">Psychological Issues Among the Rich</text:span></text:span><text:span text:style-name="T3">: Therapists often report issues with trust among their wealthy clients, who frequently question the intentions of others due to perceived manipulation or ulterior motives related to their wealth. Paranoia is also common, with some rich individuals going as far as installing bulletproof shower doors in their homes.</text:span></text:p>
        </text:list-item>
        <text:list-item>
          <text:p text:style-name="P96"><text:span text:style-name="Strong_20_Emphasis"><text:span text:style-name="T3">Conspicuous Consumption in Real Estate</text:span></text:span><text:span text:style-name="T3">: The passage then delves into the world of high-end real estate, where the extremely wealthy compete to outdo each other with opulent properties. This includes grandiose mansions, </text:span><text:soft-page-break/><text:span text:style-name="T3">luxurious amenities, and even bizarre features like moats.</text:span></text:p>
        </text:list-item>
        <text:list-item>
          <text:p text:style-name="P96"><text:span text:style-name="Strong_20_Emphasis"><text:span text:style-name="T3">Examples of Extravagant Properties</text:span></text:span><text:span text:style-name="T3">:</text:span></text:p>
          <text:list>
            <text:list-item>
              <text:p text:style-name="P97"><text:span text:style-name="Strong_20_Emphasis"><text:span text:style-name="T3">Casa Encantada</text:span></text:span><text:span text:style-name="T3">: Once the most expensive residential property sold in the U.S., this Bel Air mansion boasts 40 rooms, multiple kitchens, and extensive vaults for silver, furs, and wine.</text:span></text:p>
            </text:list-item>
            <text:list-item>
              <text:p text:style-name="P97"><text:span text:style-name="Strong_20_Emphasis"><text:span text:style-name="T3">Malibu’s Transformation</text:span></text:span><text:span text:style-name="T3">: Software billionaire Larry Ellison’s arrival in Malibu led to a surge in home prices, as other celebrities and tech moguls followed suit, transforming the area into an enclave of the super-rich. This resulted in local residents feeling priced out, with school enrollments dropping significantly.</text:span></text:p>
            </text:list-item>
            <text:list-item>
              <text:p text:style-name="P97"><text:span text:style-name="Strong_20_Emphasis"><text:span text:style-name="T3">The One (Holmby Hills)</text:span></text:span><text:span text:style-name="T3">: A colossal property asking half a billion dollars, it featured 20 bedrooms, five elevators, and four pools. Despite its high asking price, it eventually sold at bankruptcy auction for $126 million.</text:span></text:p>
            </text:list-item>
            <text:list-item>
              <text:p text:style-name="P97"><text:span text:style-name="Strong_20_Emphasis"><text:span text:style-name="T3">New York City Penthouse</text:span></text:span><text:span text:style-name="T3">: Hedge fund boss Ken Griffin purchased a penthouse for $238 million, setting a U.S. residential purchase record, in a building that had previously evicted rent-stabilized tenants.</text:span></text:p>
            </text:list-item>
          </text:list>
        </text:list-item>
        <text:list-item>
          <text:p text:style-name="P96"><text:soft-page-break/><text:span text:style-name="Strong_20_Emphasis"><text:span text:style-name="T3">Investment Properties and Vacancy</text:span></text:span><text:span text:style-name="T3">: Many of these luxury properties serve primarily as wealth storage rather than places of actual habitation. This has contributed to housing shortages and inflated prices in urban areas, as vacant homes sit unoccupied while working people struggle to find affordable housing.</text:span></text:p>
        </text:list-item>
        <text:list-item>
          <text:p text:style-name="P96"><text:span text:style-name="Strong_20_Emphasis"><text:span text:style-name="T3">Gated Luxury Towers</text:span></text:span><text:span text:style-name="T3">: In cities like New York, developers are building increasingly tall, thin residential towers marketed towards the super-rich. These structures often include lavish amenities but may also feature “poor doors”—separate entrances for more affordable units, symbolizing social stratification within these luxury buildings.</text:span></text:p>
        </text:list-item>
        <text:list-item>
          <text:p text:style-name="P96"><text:span text:style-name="Strong_20_Emphasis"><text:span text:style-name="T3">Trophy Townhouses</text:span></text:span><text:span text:style-name="T3">: Some wealthy individuals prefer historic limestone townhouses in Manhattan and merge multiple properties to recreate grand Gilded Age mansions, emphasizing their status through architectural grandeur.</text:span></text:p>
        </text:list-item>
        <text:list-item>
          <text:p text:style-name="P96"><text:span text:style-name="Strong_20_Emphasis"><text:span text:style-name="T3">Hamptons Excess</text:span></text:span><text:span text:style-name="T3">: The Hamptons serve as another hotspot for the ultra-wealthy’s extravagant homes. Examples include mining billionaire Ira Rennert’s Fair Field estate, which spans 63 acres and includes a massive mansion with three pools and its own power plant.</text:span></text:p>
        </text:list-item>
      </text:list>
      <text:p text:style-name="P3"><text:soft-page-break/>In summary, the passage paints a picture of extreme wealth disparity and conspicuous consumption among the global elite. This is evident in their relationships (older men with much younger partners), psychological struggles (trust issues, paranoia), and real estate choices (over-the-top mansions, investment properties contributing to housing crises). The text criticizes these behaviors as evidence of a ruling class disconnected from societal issues like affordable housing.</text:p>
      <text:p text:style-name="P3">The passage discusses extravagant lifestyles and consumption habits of the ultra-wealthy, focusing on their homes, yachts, private jets, and helicopters.</text:p>
      <text:list text:style-name="L74">
        <text:list-item>
          <text:p text:style-name="P98">Home Renovations: Perelman, a wealthy individual, renovated his historic mansion in six weeks, installing new floors, walls, bathrooms, plumbing, electrical wiring, and central air-conditioning. He was present on weekends to oversee construction, and the furniture was moved outdoors for protection during the workweek.</text:p>
        </text:list-item>
        <text:list-item>
          <text:p text:style-name="P98">Zuckerberg’s Real Estate Purchases: Mark Zuckerberg purchased neighboring properties around his home, paying significantly above market value, and later razed them. This was done to ensure privacy and control over his <text:soft-page-break/>surroundings. The real estate agents involved had to sign confidentiality agreements to keep his identity secret and remove images of the properties from the internet.</text:p>
        </text:list-item>
        <text:list-item>
          <text:p text:style-name="P98">Exclusive Estates: La Zagaleta, a secluded residential compound in Spain, is home to 230 wealthy individuals. It’s heavily guarded with round-the-clock surveillance and strict confidentiality rules for its staff. In 2020, Mexico’s state oil company chief sought refuge there while evading authorities before his eventual arrest.</text:p>
        </text:list-item>
        <text:list-item>
          <text:p text:style-name="P98">Butler Training: “Butler Boot Camp” trains staff in the art of serving the ultra-wealthy, known as the “Ballet of Service.” They learn tasks like cleaning massive homes, maintaining consistent product arrangements across properties, and accommodating unique requests without question, such as feeding a shih tzu braised beef or retrieving wine from remote cellars.</text:p>
        </text:list-item>
        <text:list-item>
          <text:p text:style-name="P98">Superyachts: Today’s superyachts are colossal vessels longer than 80 feet, often custom-built to the owner’s specifications. They can cost hundreds of millions and feature amenities like helipads, mini-submarines, and movie theaters. <text:soft-page-break/>Russian oligarch Farkhad Akhmedov’s yacht has a 90-degree rotated Picasso to fit in its grand salon, showcasing the owners’ disregard for artistic integrity for the sake of aesthetics.</text:p>
        </text:list-item>
        <text:list-item>
          <text:p text:style-name="P98">Yacht Crew Art Preservation: With the trend of displaying valuable art on superyachts, a consulting industry has emerged to educate crews about proper preservation techniques. Issues include champagne cork damage and misuse of cleaning materials leading to further harm.</text:p>
        </text:list-item>
        <text:list-item>
          <text:p text:style-name="P98">Private Jets: The wealthy often avoid commercial flights in favor of private jets for exclusivity and time-saving benefits. High-end models costing tens of millions come with luxury features like Wi-Fi, bespoke flatware, and gourmet food options. Some jet companies now offer around-the-world itineraries with luxury hotel amenities during private flights for a hefty price tag.</text:p>
        </text:list-item>
        <text:list-item>
          <text:p text:style-name="P98">Private Helicopter Travel: For those seeking even more exclusivity, private helicopter travel caters to wealthy commuters flying between their primary residences and vacation homes. Short trips cost around $200, with luxury SUVs waiting at regional airports for further transportation to terminals.</text:p>
        </text:list-item>
        <text:list-item>
          <text:p text:style-name="P98"><text:soft-page-break/>Space Tourism: The final frontier of ultra-luxurious travel is space tourism, where billionaires can experience a few minutes of weightlessness just beyond Earth’s atmosphere. Despite significant environmental costs and high prices, this trend represents the pinnacle of extravagance for the super-rich.</text:p>
        </text:list-item>
      </text:list>
      <text:p text:style-name="P3">The passage highlights the immense disparities in wealth and lifestyle between the ultra-wealthy and the general population, showcasing their willingness to invest vast sums of money into status symbols, privacy, and exclusive experiences while often disregarding environmental impacts or societal norms.</text:p>
      <text:p text:style-name="P3">The chapter discusses the class structure within a capitalist society, focusing on the global working class as the object of the ruling class’s power. The author distinguishes between the rich (owning class) and the rest of society based on how they generate income:</text:p>
      <text:list text:style-name="L75">
        <text:list-item>
          <text:p text:style-name="P99"><text:span text:style-name="Strong_20_Emphasis"><text:span text:style-name="T3">Ruling Class/Owning Class</text:span></text:span><text:span text:style-name="T3">: This group derives most of their income from assets they own, such as stocks, rental properties, interest from savings, and capital gains. The richest 1% owns 40% of traded corporate stock, while the top 10% holds 84%. This ownership of productive economy resources gives them social and political power, </text:span><text:soft-page-break/><text:span text:style-name="T3">rooted in the historical enclosure movement that transformed farmers into desperate laborers.</text:span></text:p>
        </text:list-item>
        <text:list-item>
          <text:p text:style-name="P99"><text:span text:style-name="Strong_20_Emphasis"><text:span text:style-name="T3">Working Class</text:span></text:span><text:span text:style-name="T3">: The majority of people make their living through wages from employment rather than asset ownership. They are dependent on their jobs for income, creating a relationship of submission to the owning class.</text:span></text:p>
        </text:list-item>
      </text:list>
      <text:p text:style-name="P3">The chapter emphasizes that wealth distribution in a society significantly impacts social dynamics and power structures. While various ways exist to analyze societies (e.g., by region, race, age, or gender), examining economic resources’ distribution can reveal much about the functioning of that society. This book focuses on the ruling class’s impact on the global working class.</text:p>
      <text:p text:style-name="P3">The author criticizes how the wealthy squander resources on extravagant consumer goods and experiences, contrasting this with the opportunity cost of addressing pressing societal needs such as housing and healthcare for the less fortunate. The chapter serves to delineate the class structure within a capitalist system and highlights the disparity between those who generate income through labor versus asset ownership.</text:p>
      <text:p text:style-name="P3">The text discusses the concept of class and its significance in understanding societal power dynamics. <text:soft-page-break/>It primarily focuses on the distinction between the working class and the owning class within a capitalist system.</text:p>
      <text:list text:style-name="L76">
        <text:list-item>
          <text:p text:style-name="P100"><text:span text:style-name="Strong_20_Emphasis"><text:span text:style-name="T3">Working Class</text:span></text:span><text:span text:style-name="T3">: This group comprises individuals who earn their living through wages or salaries, irrespective of the nature of their work - be it blue-collar (manual labor) or white-collar (intellectual work). The common thread is that they sell their labor to employers in exchange for compensation. This class includes a wide range of occupations, from software coders to sewer maintenance workers.</text:span></text:p>
        </text:list-item>
        <text:list-item>
          <text:p text:style-name="P100"><text:span text:style-name="Strong_20_Emphasis"><text:span text:style-name="T3">Threat of Job Loss</text:span></text:span><text:span text:style-name="T3">: Despite differences in job type and pay, all members of the working class are subject to unemployment due to economic downturns or corporate restructuring. This vulnerability stems from their dependence on employers for income.</text:span></text:p>
        </text:list-item>
        <text:list-item>
          <text:p text:style-name="P100"><text:span text:style-name="Strong_20_Emphasis"><text:span text:style-name="T3">Power Dynamics</text:span></text:span><text:span text:style-name="T3">: The owning class, which controls the means of production, holds significant power over the working class. This is because they own and control essential assets like land, factories, data centers, and patents. As a result, workers must sell their labor to these owners in order to survive, putting them at an inherent disadvantage.</text:span></text:p>
        </text:list-item>
        <text:list-item>
          <text:p text:style-name="P100"><text:soft-page-break/><text:span text:style-name="Strong_20_Emphasis"><text:span text:style-name="T3">Blurring Class Distinctions</text:span></text:span><text:span text:style-name="T3">: Some argue that the main class divide is between blue-collar and white-collar jobs based on the nature of work (manual vs. intellectual). However, the text asserts this overlooks the fundamental power dynamics at play. It suggests that all workers are working class due to their shared dependence on wages from employers.</text:span></text:p>
        </text:list-item>
        <text:list-item>
          <text:p text:style-name="P100"><text:span text:style-name="Strong_20_Emphasis"><text:span text:style-name="T3">Class Consciousness</text:span></text:span><text:span text:style-name="T3">: The text references sociologists like C. Wright Mills and Douglas Dowd, who highlight how those in the upper class (owning class) have a heightened awareness of their collective power due to shared financial status and social standards. In contrast, the working class often lacks this class consciousness because of its diverse nature and lack of shared economic power.</text:span></text:p>
        </text:list-item>
        <text:list-item>
          <text:p text:style-name="P100"><text:span text:style-name="Strong_20_Emphasis"><text:span text:style-name="T3">Implications of Capitalism</text:span></text:span><text:span text:style-name="T3">: The text argues that capitalism inherently creates a power imbalance where the owning class can dictate terms to the working class, including wages, job security, and working conditions. This leads to situations where workers’ labor is undervalued and exploited, benefiting the owners more than the workers.</text:span></text:p>
        </text:list-item>
        <text:list-item>
          <text:p text:style-name="P100"><text:span text:style-name="Strong_20_Emphasis"><text:span text:style-name="T3">Historical Perspective</text:span></text:span><text:span text:style-name="T3">: The text references historical examples like Cornelius Vanderbilt and </text:span><text:soft-page-break/><text:span text:style-name="T3">Bill Gates to illustrate how those in positions of economic power (the owning class) wield this power openly, often disregarding laws or societal norms when it suits their interests.</text:span></text:p>
        </text:list-item>
        <text:list-item>
          <text:p text:style-name="P100"><text:span text:style-name="Strong_20_Emphasis"><text:span text:style-name="T3">Impact on Society</text:span></text:span><text:span text:style-name="T3">: The text suggests that the concentration of wealth and control over production in the hands of a few leads to systemic issues, including income inequality, job instability for the majority, and a lack of democratic control over societal resources.</text:span></text:p>
        </text:list-item>
      </text:list>
      <text:p text:style-name="P3">In conclusion, the text emphasizes that while distinctions between blue-collar and white-collar jobs exist, the fundamental divide is between those who work for wages (the working class) and those who own the means of production (the owning class). Understanding this dynamic is crucial to grasping societal power structures and the economic inequalities perpetuated by capitalism.</text:p>
      <text:p text:style-name="P3">The text discusses the concept of class in modern society, with a particular focus on the United States. It highlights how socioeconomic status significantly impacts life expectancy, income, and opportunities for upward mobility (class mobility).</text:p>
      <text:list text:style-name="L77">
        <text:list-item>
          <text:p text:style-name="P101"><text:span text:style-name="Strong_20_Emphasis"><text:span text:style-name="T3">Life Expectancy and Education:</text:span></text:span><text:span text:style-name="T3"> Research published in the Proceedings of the National Academy of Sciences in 2021 revealed that those </text:span><text:soft-page-break/><text:span text:style-name="T3">without a Bachelor’s degree (BA) are experiencing a decline in life expectancy, while those with a BA live longer lives, irrespective of gender or race. This intraracial college divide has become more significant than interracial divides among college graduates, implying that socioeconomic status (measured by education) supersedes racial differences in determining life outcomes.</text:span></text:p>
        </text:list-item>
        <text:list-item>
          <text:p text:style-name="P101"><text:span text:style-name="Strong_20_Emphasis"><text:span text:style-name="T3">Income and Class Mobility:</text:span></text:span><text:span text:style-name="T3"> Professionals with college degrees typically enjoy higher incomes, contributing to a better quality of life. However, class mobility—the ability to move up the socioeconomic ladder—has been decreasing in the U.S., according to research reported by the Wall Street Journal. Even though children from wealthier backgrounds have an advantage in terms of income passed down through generations (known as intergenerational income elasticity), with at least 45% and possibly up to 60% being transmitted, this figure has been a subject of extensive research.</text:span></text:p>
        </text:list-item>
        <text:list-item>
          <text:p text:style-name="P101"><text:span text:style-name="Strong_20_Emphasis"><text:span text:style-name="T3">Childhood Factors Influencing Adult Health:</text:span></text:span><text:span text:style-name="T3"> The text also points out that children from poorer households often face poor health conditions due to factors like lead-contaminated paint and water in their living spaces or exposure </text:span><text:soft-page-break/><text:span text:style-name="T3">to mold and dust mites, which can negatively impact their nervous systems and brain development. These early-life disadvantages have long-lasting effects on both adult health and economic opportunities.</text:span></text:p>
        </text:list-item>
        <text:list-item>
          <text:p text:style-name="P101"><text:span text:style-name="Strong_20_Emphasis"><text:span text:style-name="T3">Scandal Highlighting Educational Inequality:</text:span></text:span><text:span text:style-name="T3"> The Varsity Blues scandal exposed how wealthy families can manipulate the college admissions process using fraudulent means, such as cheating on entrance exams or creating false athletic backgrounds. This case highlighted that elite universities often provide preferential treatment to wealthy applicants through various channels, including legacy status (children of alumni), athletic scholarships, and higher non-academic ratings for students from private schools—effectively creating an affirmative action system for the wealthy.</text:span></text:p>
        </text:list-item>
        <text:list-item>
          <text:p text:style-name="P101"><text:span text:style-name="Strong_20_Emphasis"><text:span text:style-name="T3">Consumer Lifetime Value:</text:span></text:span><text:span text:style-name="T3"> The text briefly touches on how class affects consumer experiences through the concept of Consumer Lifetime Value (CLV), which categorizes consumers based on various economic and behavioral factors to inform service offerings and pricing strategies. This can result in working-class individuals being categorized as </text:span><text:soft-page-break/><text:span text:style-name="T3">“costly” consumers with lower lifetime value, leading to inferior customer treatment by corporations.</text:span></text:p>
        </text:list-item>
        <text:list-item>
          <text:p text:style-name="P101"><text:span text:style-name="Strong_20_Emphasis"><text:span text:style-name="T3">Class Conflict and Capitalism:</text:span></text:span><text:span text:style-name="T3"> The essay concludes by connecting class dynamics to the broader context of capitalist economies. It explains how the relationship between owners (the capitalist class) and workers creates a fundamental class conflict due to the inherent desire of employers to maximize profits, often at the expense of worker wages and benefits.</text:span></text:p>
        </text:list-item>
      </text:list>
      <text:p text:style-name="P3">The text concludes by emphasizing the historical link between wealth and political power, noting how governing elites have traditionally been synonymous with wealth and how this relationship persists in modern democratic systems like the United States. It highlights how the state, controlled by those who own the means of production, plays a crucial role in maintaining this power dynamic, often favoring corporate interests over public welfare.</text:p>
      <text:p text:style-name="P3">The text discusses the influence of capital on politics and governance, arguing that this power often surpasses that of the state. This is illustrated through historical examples and contemporary events:</text:p>
      <text:list text:style-name="L78">
        <text:list-item>
          <text:p text:style-name="P102"><text:soft-page-break/><text:span text:style-name="Strong_20_Emphasis"><text:span text:style-name="T3">1894 Treasury Crisis</text:span></text:span><text:span text:style-name="T3">: During Grover Cleveland’s presidency, the U.S. government was forced to borrow $50 million from financier J.P. Morgan (often referred to as “Morgan”) to purchase foreign gold due to the weakening of the U.S. dollar. Morgan dictated terms that were favorable to him and other associated banks, demonstrating how financial elites can exert significant control over the government during times of crisis.</text:span></text:p>
        </text:list-item>
        <text:list-item>
          <text:p text:style-name="P102"><text:span text:style-name="Strong_20_Emphasis"><text:span text:style-name="T3">Investment Theory of Parties</text:span></text:span><text:span text:style-name="T3">: Thomas Ferguson from the University of Massachusetts posits that political parties are essentially coalitions of major investors who support candidates advancing their interests. Businesses and capitalists, due to their vast resources (time, money, and energy), hold immense sway in politics compared to other societal sectors.</text:span></text:p>
        </text:list-item>
        <text:list-item>
          <text:p text:style-name="P102"><text:span text:style-name="Strong_20_Emphasis"><text:span text:style-name="T3">2008 Financial Crisis</text:span></text:span><text:span text:style-name="T3">: In response to the housing bubble burst and subsequent financial crisis, both the George W. Bush and Obama administrations implemented massive bailout programs for large banks that had made risky investments. This move was criticized as favoring wealthy financiers at the expense of the general public, who </text:span><text:soft-page-break/><text:span text:style-name="T3">experienced a prolonged recession with limited relief beyond unemployment benefits.</text:span></text:p>
        </text:list-item>
        <text:list-item>
          <text:p text:style-name="P102"><text:span text:style-name="Strong_20_Emphasis"><text:span text:style-name="T3">2023 Regional Bank Crisis</text:span></text:span><text:span text:style-name="T3">: Similar to 2008, when smaller regional banks faced bank runs in 2023, the FDIC temporarily raised deposit insurance limits to prevent widespread financial instability. The crisis highlighted how political responses often prioritize the interests of wealthy clients (venture capitalists in this case) over those of ordinary citizens.</text:span></text:p>
        </text:list-item>
        <text:list-item>
          <text:p text:style-name="P102"><text:span text:style-name="Strong_20_Emphasis"><text:span text:style-name="T3">Citizens United Ruling and Super PACs</text:span></text:span><text:span text:style-name="T3">: The 2010 Supreme Court decision, Citizens United v. Federal Election Commission, allowed unlimited contributions to super PACs, further amplifying the voice of wealthy donors in political campaigns. Nonprofits like the Center for Responsive Politics work to monitor and publicize these financial relationships, revealing how a small group of mega-donors can exert significant influence over elected officials.</text:span></text:p>
        </text:list-item>
        <text:list-item>
          <text:p text:style-name="P102"><text:span text:style-name="Strong_20_Emphasis"><text:span text:style-name="T3">Elite Capture</text:span></text:span><text:span text:style-name="T3">: The concept of “elite capture” refers to how well-resourced individuals and organizations can manipulate state institutions for their benefit, often at the expense of broader societal interests. This phenomenon is evident in policy areas such as housing and foreign aid, </text:span><text:soft-page-break/><text:span text:style-name="T3">which may become distorted to enrich elites rather than serve the public good.</text:span></text:p>
        </text:list-item>
      </text:list>
      <text:p text:style-name="P3">The text also explores the historical role of labor movements and unions in challenging capitalist power dynamics:</text:p>
      <text:list text:style-name="L79">
        <text:list-item>
          <text:p text:style-name="P103"><text:span text:style-name="Strong_20_Emphasis"><text:span text:style-name="T3">Adam Smith</text:span></text:span><text:span text:style-name="T3">: The father of modern economics recognized market power disparities between employers and workers, stating that masters typically combine to suppress wages while workers resist with limited success.</text:span></text:p>
        </text:list-item>
        <text:list-item>
          <text:p text:style-name="P103"><text:span text:style-name="Strong_20_Emphasis"><text:span text:style-name="T3">Frederick Douglass</text:span></text:span><text:span text:style-name="T3">: An escaped slave and abolitionist, Douglass argued that industrial capitalism could lead to a new form of slavery where workers were economically exploited by capitalists.</text:span></text:p>
        </text:list-item>
        <text:list-item>
          <text:p text:style-name="P104"><text:span text:style-name="Strong_20_Emphasis"><text:span text:style-name="T3">Martin Luther King Jr.</text:span></text:span><text:span text:style-name="T3">: The civil rights leader highlighted the labor movement’s crucial role in securing social and economic reforms, such as unemployment insurance and improved wages, which countered the power of capitalists to set working conditions.</text:span></text:p>
        </text:list-item>
      </text:list>
      <text:p text:style-name="P3">In conclusion, the text suggests that while governments possess legal authority, they can be outmaneuvered or influenced by wealthy capitalist interests through financial control, strategic political contributions, and manipulation of economic crises. Labor movements and unions are presented as <text:soft-page-break/>vital countervailing forces against this imbalance, harnessing the power of collective action to negotiate for fairer wages and working conditions despite systemic disadvantages.</text:p>
      <text:p text:style-name="P3">The text discusses the decline of union power in the United States, as evidenced by the decrease in union membership from over a third in the 1950s to around 10.1% in 2022 (private sector rate is 6.2%). The erosion of unions has occurred through strategies such as outsourcing work overseas and breaking unions domestically, often involving illegal activities like firing union supporters.</text:p>
      <text:p text:style-name="P3">The author highlights the intimidation tactics used by management against unionization efforts, including invasive investigations into workers’ personal lives to discredit union activists. These methods are detailed in “Confessions of a Union Buster” by Martin Levitt, who describes a culture of deceit and bullying in union-busting, involving lying, distorting information, threatening, and attacking workers.</text:p>
      <text:p text:style-name="P3">The text also explores the broader implications of class divisions and segregation in society. Historically, elites have physically separated themselves from lower classes to avoid discomfort with poverty and to prevent working-class inspiration for redistribution of wealth. This separation is observed not just in housing but also in <text:soft-page-break/>various aspects of economic life, such as airport services, cruise ships, and luxury resorts.</text:p>
      <text:p text:style-name="P3">Geographical class segregation is exemplified by stark contrasts like the change north of Ninety-sixth Street on Park Avenue in New York City or the separate, exclusive areas on modern cruise ships. Class segregation extends to private schools and elite academies, where children of the ruling class avoid public institutions, further isolating them from different socioeconomic backgrounds.</text:p>
      <text:p text:style-name="P3">Moreover, class segregation limits mutual understanding between social classes due to lack of interaction and exposure to other lifestyles. This can result in distorted perceptions among affluent families about the realities faced by lower-class individuals (often overly optimistic) or exaggerated fears (often racially charged).</text:p>
      <text:p text:style-name="P3">The text also touches on a vertical form of segregation, where physical elevation symbolizes class superiority through high-rise residences in major cities. This not only provides literal separation but reinforces feelings of being “above it all” among the owning class.</text:p>
      <text:p text:style-name="P3">Lastly, the text references a meeting between billionaires discussing survival strategies amid anticipated climate disruptions and potential worker <text:soft-page-break/>uprisings, revealing preparations for isolated, self-sufficient compounds protected by armed guards, emphasizing the extreme measures taken to maintain class divisions.</text:p>
      <text:p text:style-name="P3">The text discusses common arguments used to justify wealth and the ruling class, and critiques these justifications. Two primary alibis for the rich are examined: the idea that they create jobs, and the belief that they are superior individuals due to their success.</text:p>
      <text:list text:style-name="L80">
        <text:list-item>
          <text:p text:style-name="P105">The Job Creator Alibi: The argument that the wealthy are job creators is debunked by highlighting historical context and current economic realities. Throughout history, those with control over productive assets (land, slaves, trade routes, etc.) have held power over the rest of society. In today’s capitalist system, this concentration of wealth remains true; most economic assets are owned by large corporations, which are predominantly owned by the richest households. This makes employment a necessity for the majority of people, who must work to earn money for necessities since productive wealth is monopolized by the elite.</text:p>
        </text:list-item>
      </text:list>
      <text:p text:style-name="P3">The text contends that it’s more accurate to view the rich as “job hoarders” rather than creators, as they <text:soft-page-break/>have the power to decide who works in various industries and under what conditions. The notion of a free market driving these decisions is challenged, pointing out that many markets are dominated by oligopolies or monopolies, where a few giants control most sectors. This concentration enables the wealthy to make business decisions that may eliminate jobs or relocate production to cheaper areas, leaving workers vulnerable and expendable.</text:p>
      <text:list text:style-name="L81">
        <text:list-item>
          <text:p text:style-name="P106">The Superior People Alibi: This alibi claims that the rich are superior due to their exceptional abilities, relentless drive, and willingness to make difficult choices, which led to their wealth. This viewpoint is traced back to the ideas of Herbert Spencer, a 19th-century social theorist who applied Darwin’s theory of natural selection to society, arguing that the wealthy were “fittest” individuals who deserved their riches.</text:p>
        </text:list-item>
      </text:list>
      <text:p text:style-name="P3">The text points out that research does not support this belief in the moral or intellectual superiority of the rich. In fact, studies suggest the opposite – that wealth can foster unethical behavior, such as breaking traffic laws and exhibiting cheating tendencies. Abigail Disney’s account of her upbringing within a wealthy dynasty illustrates how family wealth is carefully guarded through <text:soft-page-break/>intergenerational inheritance and strategic marriages to maintain power and status.</text:p>
      <text:p text:style-name="P3">In conclusion, the text argues that both common justifications for the ruling class—job creation and inherent superiority—are unsupported by history or empirical evidence. The reality is that the wealthy hold control over productive assets, which gives them significant power in shaping the economy and determining employment opportunities. This system perpetuates economic inequality, often leaving working-class individuals vulnerable to job losses and financial instability.</text:p>
      <text:p text:style-name="P3">The text discusses several studies and real-world examples that highlight the behavioral differences between upper-class individuals and others, particularly in situations involving traffic laws and emergency responses.</text:p>
      <text:list text:style-name="L82">
        <text:list-item>
          <text:p text:style-name="P107"><text:span text:style-name="Strong_20_Emphasis"><text:span text:style-name="T3">Traffic Studies</text:span></text:span><text:span text:style-name="T3">: The first study observed drivers at intersections and found that upper-class drivers were more likely to cut off other vehicles waiting to pass or proceed through crosswalks without yielding to pedestrians, even after controlling for factors like age, sex, traffic conditions, and time of day.</text:span></text:p>
        </text:list-item>
        <text:list-item>
          <text:p text:style-name="P107"><text:span text:style-name="Strong_20_Emphasis"><text:span text:style-name="T3">Social Class Experiment</text:span></text:span><text:span text:style-name="T3">: In a lab setting, participants who identified themselves as </text:span><text:soft-page-break/><text:span text:style-name="T3">higher-class were more likely to take extra candy from a shared jar (indicating selfishness) and lie about die rolls to win a cash prize. This suggests that wealthier individuals may be more prone to unethical behavior due to their perceived independence, lack of economic need, and reduced concern for others’ opinions.</text:span></text:p>
        </text:list-item>
        <text:list-item>
          <text:p text:style-name="P107"><text:span text:style-name="Strong_20_Emphasis"><text:span text:style-name="T3">Pandemic Response</text:span></text:span><text:span text:style-name="T3">: The COVID-19 pandemic provided another lens through which class differences were evident. Wealthy individuals had the means to escape urban areas to rural retreats, avoiding infection risk, while lower-income people often remained in cramped and poor living conditions with limited access to healthcare.</text:span></text:p>
          <text:list>
            <text:list-item>
              <text:p text:style-name="P107"><text:span text:style-name="Strong_20_Emphasis"><text:span text:style-name="T3">Economic Flight</text:span></text:span><text:span text:style-name="T3">: The wealthy, with their secondary homes or ability to travel, evacuated cities like New York, causing a noticeable population decline in affluent neighborhoods. This was often done via private jets, yachts, and pre-sanitized transportation services.</text:span></text:p>
            </text:list-item>
            <text:list-item>
              <text:p text:style-name="P107"><text:span text:style-name="Strong_20_Emphasis"><text:span text:style-name="T3">Healthcare Access</text:span></text:span><text:span text:style-name="T3">: The rich had access to concierge care, private testing, and treatments, while the working class relied on overburdened public systems or </text:span><text:soft-page-break/><text:span text:style-name="T3">crowdfunding for basic needs like groceries and rent.</text:span></text:p>
            </text:list-item>
            <text:list-item>
              <text:p text:style-name="P107"><text:span text:style-name="Strong_20_Emphasis"><text:span text:style-name="T3">Vaccine Stockpiling</text:span></text:span><text:span text:style-name="T3">: Wealthy nations secured large quantities of vaccines, sometimes more than their populations needed, while low-income countries faced delays in receiving doses.</text:span></text:p>
            </text:list-item>
          </text:list>
        </text:list-item>
        <text:list-item>
          <text:p text:style-name="P107"><text:span text:style-name="Strong_20_Emphasis"><text:span text:style-name="T3">Historical Context</text:span></text:span><text:span text:style-name="T3">: The text connects these behaviors to historical class divisions in capitalist societies, where ruling elites live in luxurious isolation from the broader population, often exacerbating social and economic disparities during crises.</text:span></text:p>
        </text:list-item>
      </text:list>
      <text:p text:style-name="P3">In conclusion, these studies and real-world examples suggest that wealthier individuals may be more likely to engage in selfish or unethical behaviors due to perceived freedom from economic need and reduced concern for others’ wellbeing. The pandemic underscored these differences, highlighting how financial resources can influence not only living conditions but also access to healthcare and crisis response strategies.</text:p>
      <text:p text:style-name="P3">The text discusses two main themes: the myth of “innovation” attributed to wealthy tech CEOs, and the phenomenon of philanthropy (or “reputation laundering”) among the ruling class.</text:p>
      <text:list text:style-name="L83">
        <text:list-item>
          <text:p text:style-name="P108"><text:soft-page-break/>The Myth of Innovation:</text:p>
        </text:list-item>
      </text:list>
      <text:p text:style-name="P3">The text argues that the common narrative of tech billionaires as innovators who single-handedly created groundbreaking technologies like Google, Wi-Fi, and the Internet is largely false. It highlights the historical development of these technologies, which were primarily funded and developed by government agencies and universities:</text:p>
      <text:list text:style-name="L84">
        <text:list-item>
          <text:p text:style-name="P109"><text:span text:style-name="Strong_20_Emphasis"><text:span text:style-name="T3">Google Search</text:span></text:span><text:span text:style-name="T3">: The text asserts that Google search, a fundamental component of the internet, was built on foundational technologies (radio and the internet) developed by the state, particularly military research agencies and the university system.</text:span></text:p>
        </text:list-item>
        <text:list-item>
          <text:p text:style-name="P109"><text:span text:style-name="Strong_20_Emphasis"><text:span text:style-name="T3">Wi-Fi</text:span></text:span><text:span text:style-name="T3">: Wi-Fi, the technology enabling wireless internet access, originated from ALOHAnet, a one-way radio signal system developed in the 1970s by the University of Hawaii for managing its network of computers across islands.</text:span></text:p>
        </text:list-item>
        <text:list-item>
          <text:p text:style-name="P109"><text:span text:style-name="Strong_20_Emphasis"><text:span text:style-name="T3">Internet (ARPANET)</text:span></text:span><text:span text:style-name="T3">: The Internet’s precursor, ARPANET, was created by the Advanced Research Project Agency (ARPA), the Pentagon’s research arm, and select universities like MIT and Stanford, with the intention of creating a resilient communication system that could survive </text:span><text:soft-page-break/><text:span text:style-name="T3">nuclear attacks and manage Cold War-era surveillance.</text:span></text:p>
        </text:list-item>
      </text:list>
      <text:p text:style-name="P3">The text also points out how private companies often suppress innovations if they fear it could negatively impact their profits. Despite this, the media frequently portrays these tech CEOs as visionary innovators, even celebrating individuals like Elon Musk, who, according to the author, is not a genius but rather a wealthy figure.</text:p>
      <text:list text:style-name="L85">
        <text:list-item>
          <text:p text:style-name="P110">Reputation Laundering (Philanthropy):</text:p>
        </text:list-item>
      </text:list>
      <text:p text:style-name="P3">The text critiques how the wealthy often use philanthropy as a means of improving their public image while continuing their exploitative business practices. This phenomenon is described as “reputation laundering.” Examples include:</text:p>
      <text:list text:style-name="L86">
        <text:list-item>
          <text:p text:style-name="P111"><text:span text:style-name="Strong_20_Emphasis"><text:span text:style-name="T3">Target Museum</text:span></text:span><text:span text:style-name="T3">: A CEO donated $200 million to create a museum in Phoenix, using it as an argument for abolishing taxes and letting wealthy individuals decide how their money should be spent.</text:span></text:p>
        </text:list-item>
        <text:list-item>
          <text:p text:style-name="P111"><text:span text:style-name="Strong_20_Emphasis"><text:span text:style-name="T3">Elon Musk</text:span></text:span><text:span text:style-name="T3">: Despite the collective wealth of billionaires like Elon Musk being sufficient to eliminate world hunger (as suggested by UN World Food Programme head David Beasley), no billionaire has stepped up with such a donation, </text:span><text:soft-page-break/><text:span text:style-name="T3">revealing what critics argue is insincerity in their philanthropic gestures.</text:span></text:p>
        </text:list-item>
        <text:list-item>
          <text:p text:style-name="P111"><text:span text:style-name="Strong_20_Emphasis"><text:span text:style-name="T3">Philanthrocapitalism</text:span></text:span><text:span text:style-name="T3">: The text references sociologist Linsey McGoey’s concept of “philanthrocapitalism,” where charitable giving mimics business practices, such as setting performance targets and viewing grants as an ‘entitlement.’ This trend undermines public services by reducing support for government-funded initiatives and may perpetuate the same inequalities that the philanthropists aim to address.</text:span></text:p>
        </text:list-item>
        <text:list-item>
          <text:p text:style-name="P111"><text:span text:style-name="Strong_20_Emphasis"><text:span text:style-name="T3">Historical Precedent</text:span></text:span><text:span text:style-name="T3">: The author references Andrew Carnegie, a renowned philanthropist of the Gilded Age, who built libraries and museums using wealth earned through ruthless monopolistic business practices that exploited workers and stifled competition.</text:span></text:p>
        </text:list-item>
      </text:list>
      <text:p text:style-name="P3">The author’s overall argument is that while the wealthy may engage in philanthropic activities, these acts should not be seen as evidence of their benevolence or justification for their concentrated power and economic inequality. Instead, they argue, such activities often serve to distract from critiques of their harmful business practices and maintain a system that favors the rich at the expense of society’s broader welfare.</text:p>
      <text:p text:style-name="P3"><text:soft-page-break/>The text discusses the topic of philanthropy, specifically focusing on the charitable giving by billionaires like Bill Gates, Warren Buffett, and Michael Bloomberg. It argues that their philanthropic efforts are often criticized for being more about reputation management than genuine altruism.</text:p>
      <text:list text:style-name="L87">
        <text:list-item>
          <text:p text:style-name="P112"><text:span text:style-name="Strong_20_Emphasis"><text:span text:style-name="T3">University of Chicago Economics Department</text:span></text:span><text:span text:style-name="T3">: The chapter begins by mentioning the University of Chicago’s economics department, which became known for its conservative and pro-market views after dismissing a professor for “incompetence” following Rockefeller’s donation. This highlights the influence of wealthy benefactors on shaping academic perspectives.</text:span></text:p>
        </text:list-item>
        <text:list-item>
          <text:p text:style-name="P112"><text:span text:style-name="Strong_20_Emphasis"><text:span text:style-name="T3">Bill Gates and Microsoft</text:span></text:span><text:span text:style-name="T3">: The text then discusses Bill Gates, founder of Microsoft. During his company’s growth period, Gates was seen as an aggressive monopolist, using ruthless tactics to eliminate competitors like Digital Research, MicroPro, and Lotus. This led to a significant antitrust case against Microsoft in the late 1990s. Post-antitrust trial, Gates initiated a “charm offensive” to improve his public image, which coincided with substantial donations to the Bill &amp; Melinda Gates Foundation.</text:span></text:p>
        </text:list-item>
        <text:list-item>
          <text:p text:style-name="P112"><text:soft-page-break/><text:span text:style-name="Strong_20_Emphasis"><text:span text:style-name="T3">Philanthropy as Reputation Management</text:span></text:span><text:span text:style-name="T3">: The author argues that this charitable giving was not solely motivated by philanthropic spirit but also served to rehabilitate Gates’ public image, which had suffered during the antitrust trial. This idea is supported by quotes from business and wealth management sources indicating that Gates’ philanthropy helped “rebrand” his name.</text:span></text:p>
        </text:list-item>
        <text:list-item>
          <text:p text:style-name="P112"><text:span text:style-name="Strong_20_Emphasis"><text:span text:style-name="T3">Limitations of Billionaire Philanthropy</text:span></text:span><text:span text:style-name="T3">: The text points out several limitations to billionaire philanthropy. First, the scale of their donations is insufficient to meet significant societal needs compared to government funding. Second, their contributions are often subject to shifting personal priorities and whims—a divorce can change a foundation’s focus, as seen with Melinda French Gates’ decision to distribute her wealth differently than previously planned. Third, the rich may be incompetent at effectively addressing societal issues; an example is the Gates Foundation’s malaria eradication efforts that unintentionally harm local ecosystems due to misuse of their donated mosquito nets.</text:span></text:p>
        </text:list-item>
        <text:list-item>
          <text:p text:style-name="P112"><text:span text:style-name="Strong_20_Emphasis"><text:span text:style-name="T3">Rich Philanthropists’ Fickleness</text:span></text:span><text:span text:style-name="T3">: The text also highlights how billionaires can be fickle in their philanthropic commitments, as shown by examples </text:span><text:soft-page-break/><text:span text:style-name="T3">like Leona Helmsley altering her charitable goals or Bloomberg’s reported disinterest in continued philanthropy.</text:span></text:p>
        </text:list-item>
        <text:list-item>
          <text:p text:style-name="P112"><text:span text:style-name="Strong_20_Emphasis"><text:span text:style-name="T3">Reputation Laundering</text:span></text:span><text:span text:style-name="T3">: The author asserts that high-end philanthropy often serves as a form of “reputation laundering,” allowing the wealthy to publicly display their generosity while maintaining vast personal fortunes that could be better utilized through taxation for societal benefit.</text:span></text:p>
        </text:list-item>
        <text:list-item>
          <text:p text:style-name="P112"><text:span text:style-name="Strong_20_Emphasis"><text:span text:style-name="T3">Comparison with Grassroots Philanthropy</text:span></text:span><text:span text:style-name="T3">: In contrast, the text suggests that grassroots philanthropy, such as crowdfunding for medical expenses among ordinary Americans, is often more effective and aligned with public expectations of government responsibility for societal needs.</text:span></text:p>
        </text:list-item>
        <text:list-item>
          <text:p text:style-name="P112"><text:span text:style-name="Strong_20_Emphasis"><text:span text:style-name="T3">Media’s Role in Promoting Philanthropic Narratives</text:span></text:span><text:span text:style-name="T3">: Finally, the text touches on how dominant commercial media outlets, owned by the same wealthy class they cover, perpetuate narratives that downplay the limitations and potential pitfalls of billionaire philanthropy, shaping public discourse in a way that benefits the ruling class.</text:span></text:p>
        </text:list-item>
      </text:list>
      <text:p text:style-name="P3">The text discusses the disproportionate environmental impact of the world’s wealthiest <text:soft-page-break/>individuals, focusing on their contribution to climate change through greenhouse gas emissions.</text:p>
      <text:list text:style-name="L88">
        <text:list-item>
          <text:p text:style-name="P113"><text:span text:style-name="Strong_20_Emphasis"><text:span text:style-name="T3">Wealth-Emission Nexus</text:span></text:span><text:span text:style-name="T3">: The rich, due to their extensive consumption and ownership of productive economy through financial assets, contribute significantly to global wealth inequality and environmental degradation. This is evident in the lavish lifestyles they maintain, including extravagant possessions like superyachts that consume vast amounts of fuel and produce substantial carbon emissions.</text:span></text:p>
        </text:list-item>
        <text:list-item>
          <text:p text:style-name="P113"><text:span text:style-name="Strong_20_Emphasis"><text:span text:style-name="T3">Environmental Injustice</text:span></text:span><text:span text:style-name="T3">: The wealthy often live in environments shielded from the most severe consequences of their consumption patterns. For instance, during water scarcity, affluent individuals can truck in water, while the poor suffer from lack of access to clean water. This stark contrast highlights the class-based environmental injustice prevalent in society.</text:span></text:p>
        </text:list-item>
        <text:list-item>
          <text:p text:style-name="P113"><text:span text:style-name="Strong_20_Emphasis"><text:span text:style-name="T3">Privatization of Nature</text:span></text:span><text:span text:style-name="T3">: The neoliberal trend has extended to privatizing ‘nature’ itself. Wealthy individuals purchase and transport elements of natural landscapes, like trophy trees, to adorn their properties, symbolizing </text:span><text:soft-page-break/><text:span text:style-name="T3">environmental consciousness while contributing to further resource consumption.</text:span></text:p>
        </text:list-item>
        <text:list-item>
          <text:p text:style-name="P113"><text:span text:style-name="Strong_20_Emphasis"><text:span text:style-name="T3">Scientific Critique</text:span></text:span><text:span text:style-name="T3">: The scientific community has grown increasingly critical of capitalism’s environmental impact. A study published in Nature Communications suggests that growth-oriented economies driven by affluence have led to increased inequality, financial instability, and significant environmental pressures. The authors propose various solutions ranging from reducing consumption needs to more radical eco-socialist approaches.</text:span></text:p>
        </text:list-item>
        <text:list-item>
          <text:p text:style-name="P113"><text:span text:style-name="Strong_20_Emphasis"><text:span text:style-name="T3">Climate Change Disproportionately Affects the Poor</text:span></text:span><text:span text:style-name="T3">: Historically, Western nations have contributed significantly to greenhouse gas emissions driving climate change. However, the developing world, despite contributing minimally to historical emissions, faces greater vulnerability due to its geographical and climatic conditions.</text:span></text:p>
        </text:list-item>
        <text:list-item>
          <text:p text:style-name="P113"><text:span text:style-name="Strong_20_Emphasis"><text:span text:style-name="T3">Emissions Inequality by Wealth</text:span></text:span><text:span text:style-name="T3">: Data from the World Inequality Database (WID) reveals stark disparities in carbon emissions along wealth lines. Globally, the top 10% of households emit 47.6% of total emissions, while the richest 1% is responsible for 16.8%. This inequality is as </text:span><text:soft-page-break/><text:span text:style-name="T3">pronounced as income disparity and mirrors the pattern of wealth distribution.</text:span></text:p>
        </text:list-item>
        <text:list-item>
          <text:p text:style-name="P113"><text:span text:style-name="Strong_20_Emphasis"><text:span text:style-name="T3">Emissions Growth by Wealth Class</text:span></text:span><text:span text:style-name="T3">: Between 1990-2019, the top 1% was responsible for 21% of emissions growth, whereas the global bottom 50% contributed 16%. This trend underscores how economic growth—the primary goal of current political and business leadership—disproportionately benefits the already wealthy and accelerates climate change.</text:span></text:p>
        </text:list-item>
        <text:list-item>
          <text:p text:style-name="P113"><text:span text:style-name="Strong_20_Emphasis"><text:span text:style-name="T3">Climate Change Implications</text:span></text:span><text:span text:style-name="T3">: The WID report concludes that to meet UN climate targets, emission reductions must come from the top half of the wealth distribution. In the U.S., for instance, the top 10% would need to cut their emissions by nearly 90%, and the middle 40% by around 50%. The report advocates progressive carbon taxes on high emitters to discourage emissions and fund climate adaptation efforts.</text:span></text:p>
        </text:list-item>
      </text:list>
      <text:p text:style-name="P3">In summary, the text argues that the world’s wealthiest individuals bear a disproportionate responsibility for climate change due to their extensive consumption and ownership patterns. This inequality is exacerbated by economic systems prioritizing growth at the expense of environmental sustainability, perpetuating class-based <text:soft-page-break/>environmental injustice. Addressing these issues requires rethinking our economic models and implementing policies that reduce emissions from high-income households, like progressive carbon taxes.</text:p>
      <text:p text:style-name="P3">The passage discusses the disproportionate contribution to carbon emissions by the wealthy elite, often referred to as “elite emitters.” This phenomenon is highlighted through various studies and reports, including one from the Paris School of Economics. The report indicates that a small percentage of emitters (top 10%) contribute significantly more to global CO2 emissions than the majority (bottom 50%).</text:p>
      <text:p text:style-name="P3">The Paris School’s representative profile of an elite emitter includes activities like frequent long-distance travel by air and car, along with substantial home energy use. However, a significant portion of their carbon footprint comes from the production and transportation of goods they consume, illustrating how luxury consumption contributes to high emissions.</text:p>
      <text:p text:style-name="P3">Matt Huber, a geography professor at Syracuse University, further emphasizes that industrial capital is primarily responsible for global emissions, constituting 54.8% of world energy use in 2018, according to the Energy Information Administration. <text:soft-page-break/>Despite common narratives focusing on personal energy choices, residential use (including household transportation) accounts for less than 15% of global energy consumption.</text:p>
      <text:p text:style-name="P3">The ownership class, through its significant stock holdings, is linked to these emissions since they profit from industries driving high carbon output. This leads Huber to argue that climate change should be viewed as a form of class warfare, not an issue affecting all equally.</text:p>
      <text:p text:style-name="P3">Private jets are singled out as a symbol of this disparity. The average private jet owner has a net worth of around $1.5 billion, and these aircraft consume vast amounts of fuel for short distances, making them highly carbon-intensive. Elite events often involve fleets of private planes, further exacerbating the emissions issue.</text:p>
      <text:p text:style-name="P3">Research by Swedish management professor Stefan Gössling uses social media data to track the flight patterns of billionaires and celebrities, revealing extensive travel for short distances, often for leisure rather than business. Bill Gates, for instance, generated over 1600 tons of CO2 from his flights in 2017 – more than four times the annual emissions of an average American.</text:p>
      <text:p text:style-name="P3"><text:soft-page-break/>The passage concludes by noting that private jet use is primarily for leisure travel and second home visits rather than business efficiency, making it a stark symbol of climate inequality. The environmental impact of these flights, often flown with empty legs to move the planes, far exceeds that of commercial alternatives. This disparity has sparked public outrage and movements like France’s “yellow vest” protests, driven by economic discontent exacerbated by visible signs of extreme wealth and its environmental cost.</text:p>
      <text:p text:style-name="P3">The text discusses the role of banks in capitalism, highlighting their significance as providers of liquid capital for business growth and expansion. Banks collect deposits from individuals and institutions, then lend this capital to businesses or individuals through loans, mortgages, and other financial instruments. Their influence is profound due to the necessity of capital for economic growth, making bankers some of the most powerful figures in a capitalist society.</text:p>
      <text:p text:style-name="P3">The text traces the evolution of banking power over time. In the early 20th century, J.P. Morgan’s Wall Street trust exemplified the dominance of financial institutions during the period when America emerged as the world’s largest economy. However, following the Great Depression and the subsequent <text:soft-page-break/>New Deal reforms, banks were subjected to regulations that limited their size, scope, and potential for monopolistic practices.</text:p>
      <text:p text:style-name="P3">These regulations, particularly the Glass-Steagall Act of 1933, divided commercial banking from investment banking, preventing a single institution from both holding deposits and engaging in high-risk Wall Street activities. This separation, along with other New Deal financial reforms, contributed to a relatively stable period free of major financial crises during the mid-20th century.</text:p>
      <text:p text:style-name="P3">The rise of neoliberalism in the late 20th century marked a significant shift in banking regulations. Deregulation allowed for greater mergers and acquisitions among financial institutions, leading to the emergence of “megabanks.” These massive entities, such as JPMorgan Chase, Bank of America, Wells Fargo, and Citigroup, dominated the industry with their immense size and resources.</text:p>
      <text:p text:style-name="P3">In 2008, these megabanks’ aggressive pursuit of profits through risky lending practices—particularly in subprime mortgages—led to a global financial crisis. Despite this, post-crisis regulations have largely left banking industry oversight in the hands of Congress, where banks wield considerable influence. This has resulted in continued megabank dominance and periodic concerns about systemic risk.</text:p>
      <text:p text:style-name="P3"><text:soft-page-break/>The text also touches on recent events like the 2023 bank runs affecting Silicon Valley Bank and First Republic, demonstrating that the financial industry’s vulnerability remains a persistent concern. Government interventions have ensured depositor protections but haven’t diminished the potential for future crises or the ongoing power of large banks in shaping economic policies and market outcomes.</text:p>
      <text:p text:style-name="P3">The text discusses two prominent groups within the global ruling class: Wall Street financiers and Silicon Valley tech titans.</text:p>
      <text:list text:style-name="L89">
        <text:list-item>
          <text:p text:style-name="P114"><text:span text:style-name="Strong_20_Emphasis"><text:span text:style-name="T3">Wall Street Financiers:</text:span></text:span><text:span text:style-name="T3"> These are characterized by their stratospheric pay, ruthless competition, distinctive attire (often including expensive suits), and perks like drug use on company accounts. They have contributed to the “Gilded Age” lifestyle in modern capitalism. Despite their wealth, they are widely viewed negatively due to their role in economic inequality and exploitative practices, such as outsourcing jobs and undermining social safety nets. Jeffrey Epstein, a former financier, exemplified these traits, using his connections with the elite for personal gain, including a lenient sentence for soliciting minors for prostitution. His death in prison under suspicious </text:span><text:soft-page-break/><text:span text:style-name="T3">circumstances fueled speculation about potential blackmail material on powerful figures.</text:span></text:p>
        </text:list-item>
        <text:list-item>
          <text:p text:style-name="P114"><text:span text:style-name="Strong_20_Emphasis"><text:span text:style-name="T3">Silicon Valley Tech Titans:</text:span></text:span><text:span text:style-name="T3"> The tech industry has similarly risen to prominence, creating a new generation of ultra-wealthy individuals. These companies leverage “network effects” – the value gained as more people use their services – leading to monopolistic tendencies. Despite initial public enthusiasm for platforms like social media and streaming services, concerns arose over data protection, manipulation of user behavior, and surveillance. Today, these tech giants are trillion-dollar corporations with significant political influence, successfully thwarting U.S. regulation efforts while facing stricter rules in Europe. Their influence permeates various aspects of daily life, from work to entertainment.</text:span></text:p>
        </text:list-item>
      </text:list>
      <text:p text:style-name="P3">The text also briefly touches on the ruling class in Arab states around the Persian Gulf:</text:p>
      <text:list text:style-name="L90">
        <text:list-item>
          <text:p text:style-name="P115"><text:span text:style-name="Strong_20_Emphasis"><text:span text:style-name="T3">Gulf Monarchies:</text:span></text:span><text:span text:style-name="T3"> These states owe their existence to British and American support, with royal families controlling vast oil wealth and maintaining authoritarian regimes. Despite high levels of inequality, these monarchs have suppressed opposition, restricted freedoms, and relied on cheap foreign labor, particularly from </text:span><text:soft-page-break/><text:span text:style-name="T3">South Asia. The 2022 World Cup in Qatar brought international attention to the plight of migrant workers, who face harsh conditions and modern-day bondage. Recently, Saudi Arabia’s Crown Prince Mohammed bin Salman has sought to diversify the economy and improve the kingdom’s image through lavish projects like Neom, a futuristic city, and by purchasing popular British football teams.</text:span></text:p>
        </text:list-item>
      </text:list>
      <text:p text:style-name="P3">The text discusses the political and economic dynamics surrounding a group of influential individuals often referred to as “oligarchs” or “LOLigarchs,” who are wealthy individuals with significant control over their respective nations’ economies.</text:p>
      <text:list text:style-name="L91">
        <text:list-item>
          <text:p text:style-name="P116">Saudi Arabia: The narrative begins with the case of Mohammed bin Salman (MBS), the Crown Prince of Saudi Arabia, and his alleged involvement in the murder of journalist Jamal Khashoggi in 2018. Despite initial denials, both Turkish authorities and the CIA concluded that MBS ordered the killing, dismemberment, and removal of Khashoggi’s body from the Saudi consulate in Istanbul. This incident strained MBS’s relationship with Amazon founder Jeff Bezos after a potential business deal fell through, leading to the leak of intimate photos allegedly belonging <text:soft-page-break/>to Bezos’s mistress, though it was later revealed that her brother was responsible for the leak.</text:p>
        </text:list-item>
        <text:list-item>
          <text:p text:style-name="P116">Russia: The text then shifts focus to Russian oligarchs, who emerged following the collapse of the Soviet Union in 1991. Under “shock therapy” economic reforms implemented by US consultants, state-owned assets were privatized through a voucher scheme that allowed some individuals to acquire controlling interests in key industries. These oligarchs amassed immense wealth and controlled approximately 40% of Russian GDP during the early 2000s. They enjoyed close ties with President Vladimir Putin, who allowed them to prosper while they, in turn, refrained from interfering with politics or opposing state nationalization of strategic sectors like energy.</text:p>
        </text:list-item>
      </text:list>
      <text:p text:style-name="P3">Oligarchs’ conspicuous consumption included luxury yachts costing tens of millions and sometimes hundreds of millions of dollars. Post-2014, the sanctions imposed on Russia following its annexation of Crimea limited their access to Western goods, forcing them to find alternatives like Turkey and Kazakhstan for luxury purchases or moving temporarily to countries not participating in the sanctions regime.</text:p>
      <text:list text:style-name="L92">
        <text:list-item>
          <text:p text:style-name="P117"><text:soft-page-break/>China: The text also examines the economic development of modern China, which, despite its Communist Party rule, operates as a capitalist state since the late 1980s when it opened up to foreign investment. This has allowed Western corporations to invest and create export platforms in China while accessing its vast domestic market.</text:p>
        </text:list-item>
      </text:list>
      <text:p text:style-name="P3">China’s wealthy class, with its richest 1% controlling 30.5% of the country’s wealth, has grown alongside the nation’s economic rise. The Chinese government has skillfully guided development through state-led initiatives and special economic zones, benefiting both domestic industries and foreign investors. Despite this, inequality remains high in China, with a significant wealth gap between the rich and the rest of society.</text:p>
      <text:p text:style-name="P3">The Chinese ruling class, comprising businessmen, tech leaders, and government officials, maintains its power through various means, including representation in legislative bodies like the National People’s Congress. Wealthy members hold significant influence within these institutions, shaping policies that cater to their interests.</text:p>
      <text:p text:style-name="P3">The text emphasizes that China’s economic success is rooted in a strategic blend of state guidance and <text:soft-page-break/>market principles, diverging from the Western neoliberal approach that often favors free-market solutions without government intervention. This unique model has enabled China to achieve rapid growth while retaining control over critical aspects of its economy.</text:p>
      <text:p text:style-name="P3">In summary, the text examines how wealthy individuals (oligarchs) in Saudi Arabia, Russia, and China wield significant political influence and control their respective nations’ economies through various means. The narrative highlights how these figures’ actions can impact international relations, as well as the consequences of their wealth accumulation on society and global dynamics.</text:p>
      <text:p text:style-name="P3">The text discusses the historical context and contemporary realities of wealth distribution, power dynamics, and economic systems, primarily focusing on Europe and the “Third World” or developing countries.</text:p>
      <text:list text:style-name="L93">
        <text:list-item>
          <text:p text:style-name="P118"><text:span text:style-name="Strong_20_Emphasis"><text:span text:style-name="T3">Europe’s Ruling Class</text:span></text:span><text:span text:style-name="T3">: The European ruling class has a history of dominating global affairs for centuries, largely due to the Industrial Revolution that bolstered their economic might. Post-World War II, despite labor and social democratic movements leading to robust welfare systems, Europe’s elite remained subordinate to </text:span><text:soft-page-break/><text:span text:style-name="T3">American influence, especially in military and foreign policy decisions. This is exemplified by European acquiescence to U.S.-led economic measures like excluding Chinese Huawei technology.</text:span></text:p>
          <text:p text:style-name="P119">The European ruling class is described as an inherited elite, often with royal or noble backgrounds, characterized by arrogance and entitlement. Examples include Bernard Arnault, the richest man in Europe, and various German industrial families, some of which have ties to World War II-era crimes against humanity. European royal families, particularly the House of Windsor, are also highlighted as symbols of Old Money, with significant wealth tied up in traditional institutions rather than liquid assets.</text:p>
        </text:list-item>
        <text:list-item>
          <text:p text:style-name="P118"><text:span text:style-name="Strong_20_Emphasis"><text:span text:style-name="T3">Third World, Last Place</text:span></text:span><text:span text:style-name="T3">: The “developing world,” including countries in Africa, Asia, and Latin America, has long been characterized by extreme poverty. Despite gaining independence from European colonial powers post-World War II, these nations remain impoverished due to a legacy of exploitation and neocolonialism.</text:span></text:p>
          <text:p text:style-name="P119">Colonial powers used these territories for resources, often creating “captive markets” for <text:soft-page-break/>their own goods. After independence movements, many countries fell under the influence of Western-backed dictators, perpetuating economic dependency. Debt has been a significant tool to maintain this control, with developing nations borrowing from international banks (often facilitated by the World Bank) for development projects that rarely led to sustainable growth due to corruption and flawed economic models favoring commodity exports.</text:p>
          <text:p text:style-name="P119">When these countries couldn’t repay their debts, they turned to the International Monetary Fund (IMF). The IMF’s Structural Adjustment Programs (SAPs) became notorious for enforcing austerity measures that prioritized creditor interests over the well-being of the impoverished nations, often leading to long-term stagnation or recession.</text:p>
        </text:list-item>
      </text:list>
      <text:p text:style-name="P3">In summary, the text argues that while Europe’s ruling class has seen a decline in direct colonial power, they remain influential and continue to benefit from global economic systems. Meanwhile, many developing countries are trapped in cycles of poverty due to historical exploitation and current economic policies, such as IMF-enforced austerity measures, which prioritize the interests of wealthy <text:soft-page-break/>creditors over the needs of the impoverished populations they aim to “help.”</text:p>
      <text:p text:style-name="P3">The text discusses the impact and criticisms of Structural Adjustment Programs (SAPs) implemented by the International Monetary Fund (IMF) in developing countries. SAPs are economic policies imposed on nations facing financial crises, aimed at stabilizing their economies through fiscal discipline, trade liberalization, and privatization.</text:p>
      <text:p text:style-name="P3">The author argues that SAPs disproportionately harm the poor and working classes while benefiting ruling elites and international creditors. Key criticisms include:</text:p>
      <text:list text:style-name="L94">
        <text:list-item>
          <text:p text:style-name="P120">Highly regressive taxes: SAPs often require new taxes that primarily affect the lower-income population or small middle classes, exacerbating income inequality.</text:p>
        </text:list-item>
        <text:list-item>
          <text:p text:style-name="P120">Monetary austerity: Strict fiscal policies lead to spending cuts, reducing government investment in essential services like healthcare and education.</text:p>
        </text:list-item>
        <text:list-item>
          <text:p text:style-name="P120">Privatization: Public agencies, such as health clinics and infrastructure projects, are sold off to private investors, leading to increased costs for citizens and potential job losses.</text:p>
        </text:list-item>
        <text:list-item>
          <text:p text:style-name="P120"><text:soft-page-break/>Negative effects on the economy: The focus on debt repayment rather than development hinders long-term growth and employment opportunities in these countries.</text:p>
        </text:list-item>
      </text:list>
      <text:p text:style-name="P3">The author provides examples of SAPs’ detrimental consequences, such as Malawi’s agricultural privatization causing a 400% increase in basic grain prices, resulting in starvation amidst floods and droughts. Despite these issues, the IMF continues to impose similar policies on countries like Argentina and Pakistan, prioritizing the interests of international creditors over the well-being of local populations.</text:p>
      <text:p text:style-name="P3">The author asserts that SAPs are a form of neocolonialism, maintaining the Third World in perpetual poverty by ensnaring them in debt traps, similar to classic colonial exploitation. The IMF’s role as part of global control mechanisms makes it difficult for left-wing governments to implement necessary economic reforms and address social issues.</text:p>
      <text:p text:style-name="P3">The text also mentions criticisms from unexpected sources like Milton Friedman, who acknowledged the harmful effects of IMF bailouts on developing countries while benefiting foreign creditors. Recent IMF research has recognized that neoliberal policies can increase inequality and hinder economic growth, <text:soft-page-break/>yet austerity-heavy terms remain common in lending programs.</text:p>
      <text:p text:style-name="P3">The author emphasizes the importance of understanding today’s ruling class and their control over major economic institutions. Traditional social democratic measures like progressive taxation and corporate regulation are suggested as viable approaches to counteracting this influence. However, a more radical solution is proposed: expropriating the wealth of the ruling class by nationalizing their property, thereby eliminating their economic power.</text:p>
      <text:p text:style-name="P3">The text concludes with an examination of growing public disillusionment with capitalism, particularly among younger generations in the United States. Polls indicate a shift in attitudes towards socialism and questioning of the fairness of the current economic system, offering potential ground for advancing left-wing political movements and alternative economic models.</text:p>
      <text:p text:style-name="P3">The text discusses shifting attitudes towards socialism and capitalism in the United States, as well as the state of labor unions.</text:p>
      <text:list text:style-name="L95">
        <text:list-item>
          <text:p text:style-name="P121"><text:span text:style-name="Strong_20_Emphasis"><text:span text:style-name="T3">Shifting Attitudes Towards Socialism and Capitalism:</text:span></text:span></text:p>
          <text:list>
            <text:list-item>
              <text:p text:style-name="P122"><text:soft-page-break/>Between 2016 and 2020, support for capitalism dropped from 56% to 47%, despite a hyper-capitalist environment in the U.S., where education and media heavily endorse free markets.</text:p>
            </text:list-item>
            <text:list-item>
              <text:p text:style-name="P122">A Pew poll in 2023 showed that Americans’ primary concern about taxes was corporations and wealthy individuals not paying their fair share, more than their own tax burden.</text:p>
            </text:list-item>
            <text:list-item>
              <text:p text:style-name="P122">An Axios-Momentive survey in 2021 found that only half of younger Americans (ages 18-34) viewed capitalism positively, a significant decrease from 2019. Socialism’s appeal was growing, particularly among Black Americans, women, and younger Republicans who supported policies to reduce wealth disparities.</text:p>
            </text:list-item>
            <text:list-item>
              <text:p text:style-name="P122">A 2022 poll revealed that support for socialism was highest among lower-income households (45%) and lowest among middle- and upper-income groups (33% and 37%, respectively). In contrast, capitalism saw higher support among higher-income groups (60% middle-income, 70% upper-income).</text:p>
            </text:list-item>
          </text:list>
        </text:list-item>
        <text:list-item>
          <text:p text:style-name="P121"><text:span text:style-name="Strong_20_Emphasis"><text:span text:style-name="T3">Impact of Media Landscape on Public Opinion:</text:span></text:span></text:p>
          <text:list>
            <text:list-item>
              <text:p text:style-name="P122">Despite near-ubiquitous pro-capitalist messaging from private media and schools, <text:soft-page-break/>public support for capitalism remains relatively low, suggesting that propaganda may have limited effectiveness in the face of real-world economic experiences.</text:p>
            </text:list-item>
          </text:list>
        </text:list-item>
        <text:list-item>
          <text:p text:style-name="P121"><text:span text:style-name="Strong_20_Emphasis"><text:span text:style-name="T3">Labor Movement and Unionization:</text:span></text:span></text:p>
          <text:list>
            <text:list-item>
              <text:p text:style-name="P122">The labor movement has historically faced immense challenges due to employer power dynamics. Despite legal protections, companies often suppress union organizing through various tactics, including terminations for minor infractions.</text:p>
            </text:list-item>
            <text:list-item>
              <text:p text:style-name="P122">COVID-19 induced a tightening of the labor market as older workers retired or left their jobs to care for family members, increasing workers’ bargaining power. This led to an increase in strikes and improved working conditions for some sectors.</text:p>
            </text:list-item>
            <text:list-item>
              <text:p text:style-name="P122">According to polls, public approval of unions is at its highest level since 1965 (68%), yet union density (proportion of workforce represented by a union) has decreased to 6.1% of private employers in 2021.</text:p>
            </text:list-item>
            <text:list-item>
              <text:p text:style-name="P123">Recent Supreme Court decisions have further tilted the balance against unions, making it easier for companies to fire union activists and limiting workers’ rights in collective actions. Despite these challenges, <text:soft-page-break/>some labor actions have resulted in significant wage increases and improved working conditions across various industries.</text:p>
            </text:list-item>
          </text:list>
        </text:list-item>
      </text:list>
      <text:p text:style-name="P3">The text underscores the growing disillusionment with capitalism, particularly among younger demographics, and highlights the resilience of the labor movement despite systemic repression. It also emphasizes how the media landscape influences public opinion but may have limited impact in the face of real-world economic experiences.</text:p>
      <text:p text:style-name="P3">The text discusses several key themes related to labor movements and work conditions in the United States and globally. Here’s a detailed summary:</text:p>
      <text:list text:style-name="L96">
        <text:list-item>
          <text:p text:style-name="P124"><text:span text:style-name="Strong_20_Emphasis"><text:span text:style-name="T3">Resurgence of Labor Movements</text:span></text:span><text:span text:style-name="T3">: There has been a noticeable uptick in labor activism post-pandemic, with various sectors, including rail workers, teachers, Starbucks employees, Amazon workers, Apple retail staff, Tesla workers, and Microsoft game studio employees, showing interest in unionization.</text:span></text:p>
        </text:list-item>
        <text:list-item>
          <text:p text:style-name="P124"><text:span text:style-name="Strong_20_Emphasis"><text:span text:style-name="T3">Starbucks Unionization</text:span></text:span><text:span text:style-name="T3">: Starbucks has seen 331 locations vote to unionize from 2021 to 2023. Factors contributing to this include tight labor conditions following the pandemic, college-educated workers viewing unions favorably due to student loan debt, and lack of direct </text:span><text:soft-page-break/><text:span text:style-name="T3">oversight at stores allowing open discussions about pay and working conditions.</text:span></text:p>
        </text:list-item>
        <text:list-item>
          <text:p text:style-name="P124"><text:span text:style-name="Strong_20_Emphasis"><text:span text:style-name="T3">Amazon Unionization Efforts</text:span></text:span><text:span text:style-name="T3">: Despite initial support (over 2,000 workers signed union cards), Amazon has successfully resisted unionization in most cases using aggressive anti-union tactics like mandatory meetings during work hours, promoting the “Do it without dues” slogan, and even closing stores to disrupt organizing drives. However, a successful union election occurred at a Staten Island facility (JFK8), where workers faced challenges like homelessness and long working hours.</text:span></text:p>
        </text:list-item>
        <text:list-item>
          <text:p text:style-name="P124"><text:span text:style-name="Strong_20_Emphasis"><text:span text:style-name="T3">Tech Industry Unionization</text:span></text:span><text:span text:style-name="T3">: Apple retail staff have formed a new union (Apple Coalition of Organized Retail Employees), while Tesla workers in Buffalo are attempting to win collective bargaining against CEO Elon Musk’s anti-union stance. Microsoft, under regulatory scrutiny, allowed its first employees to unionize after acquiring a gaming studio.</text:span></text:p>
        </text:list-item>
        <text:list-item>
          <text:p text:style-name="P124"><text:span text:style-name="Strong_20_Emphasis"><text:span text:style-name="T3">United Auto Workers Strike</text:span></text:span><text:span text:style-name="T3">: In 2023, the United Auto Workers successfully struck a deal with all three major US car manufacturers, eliminating a tiered wage system and mandating raises that would increase workers’ salaries to around </text:span><text:soft-page-break/><text:span text:style-name="T3">$80,000 by 2028. This included provisions for company-funded strike pay.</text:span></text:p>
        </text:list-item>
        <text:list-item>
          <text:p text:style-name="P124"><text:span text:style-name="Strong_20_Emphasis"><text:span text:style-name="T3">Company Towns’ Revival</text:span></text:span><text:span text:style-name="T3">: The concept of the company town—a settlement entirely dominated by one employer—is making a comeback. Elon Musk’s plans to build a “utopia” outside Austin, Texas, exemplify this trend, where employees would live in company-controlled housing and face eviction if they leave or are fired.</text:span></text:p>
        </text:list-item>
        <text:list-item>
          <text:p text:style-name="P124"><text:span text:style-name="Strong_20_Emphasis"><text:span text:style-name="T3">Capital Mobility vs. Labor Immobility</text:span></text:span><text:span text:style-name="T3">: While companies can move production globally to minimize labor costs (capital mobility), workers often lack the same freedom due to restrictions on immigration and global labor movement, creating a power dynamic favoring employers. This has led to instances of undocumented child labor in sectors like automotive supply chains.</text:span></text:p>
        </text:list-item>
      </text:list>
      <text:p text:style-name="P3">These trends reflect ongoing tensions between labor and management, with recent years seeing increased worker activism and the resurgence of traditional employer tactics to maintain control over their workforce.</text:p>
      <text:p text:style-name="P3">The text discusses several interconnected issues related to labor rights, child labor, and political influence in the United States.</text:p>
      <text:list text:style-name="L97">
        <text:list-item>
          <text:p text:style-name="P125"><text:soft-page-break/>Child Labor: Despite federal laws restricting underage employment, particularly in dangerous conditions, there have been reports of widespread violations across various industries. The New York Times exposed instances of children working on fast-moving assembly lines in food processing plants, roofing jobs, slaughterhouses, and even in hotels as young as 12 or 13 years old. These violations often occur during late night shifts, interfering with school attendance and exposing minors to hazardous conditions that can lead to severe injuries. The trend is reportedly more prevalent among immigrant youths but also observed in states where child labor laws have been relaxed.</text:p>
        </text:list-item>
        <text:list-item>
          <text:p text:style-name="P125">Political Influence: The text suggests that the high cost of running for political office, coupled with the influence of wealthy donors and corporate media, hinders the political power of working-class interests. Senators are reportedly more responsive to affluent constituents than those from lower income brackets due to the need for campaign funding. This financial disparity results in policies that often favor business interests over worker protections and labor rights.</text:p>
        </text:list-item>
        <text:list-item>
          <text:p text:style-name="P125"><text:soft-page-break/>Media Hostility: The text highlights media hostility towards leftist politicians, particularly during national elections. For example, Bernie Sanders’ presidential campaigns received adversarial coverage from outlets like the Wall Street Journal, which is owned by Rupert Murdoch, an Australian billionaire and conservative media mogul. This bias against leftist ideas is attributed to the profit motive of commercial media outlets that rely on advertising revenue from industries opposed to such policies.</text:p>
        </text:list-item>
        <text:list-item>
          <text:p text:style-name="P125">Impact of Socialist Campaigns: Despite facing financial and media hurdles, socialist campaigns have successfully raised public awareness of left-wing ideas. For instance, support for Medicare for All, a policy proposal advocated by Sanders, has increased significantly over the years, with 63% of Americans favoring some form of government health care program in 2020. This surge in support is attributed to brief exposure to socialist ideas during election seasons when media attention is high.</text:p>
        </text:list-item>
        <text:list-item>
          <text:p text:style-name="P125">Historical Perspective: The text references notable historical figures like Albert Einstein and Martin Luther King Jr., both of whom held <text:soft-page-break/>socialist views but are often remembered primarily for their contributions in other fields (science and civil rights, respectively). It suggests that left-wing perspectives have been systematically erased from popular narratives.</text:p>
        </text:list-item>
      </text:list>
      <text:p text:style-name="P3">In summary, the text paints a picture of an American political landscape where financial influence heavily skews policy outcomes towards business interests, often at the expense of workers’ rights and child labor protections. Despite these challenges, leftist movements and candidates have shown some success in raising public awareness of their causes during election cycles, indicating a potential shift in societal attitudes towards socialism.</text:p>
      <text:p text:style-name="P3">The passage discusses the historical context of socialism and its relevance today, focusing on two notable figures, Martin Luther King Jr. and George Orwell, who held socialist views despite their more famous works.</text:p>
      <text:list text:style-name="L98">
        <text:list-item>
          <text:p text:style-name="P126">Martin Luther King Jr.: The text highlights that King, known for his nonviolent approach to racial justice, was skeptical of capitalism. In a letter to his future wife, he expressed his socialistic inclinations, stating that “capitalism has outlived its usefulness.” Later, he acknowledged the class struggle aspect of his work with the <text:soft-page-break/>Southern Christian Leadership Conference and even hinted at America’s potential shift towards democratic socialism. The text suggests that King’s progressive economic views are less known, despite their significance in understanding his broader ideology.</text:p>
        </text:list-item>
        <text:list-item>
          <text:p text:style-name="P126">George Orwell: The author points out that while Orwell is famous for his satirical works critiquing totalitarian regimes claiming to be socialist (such as 1984 and Animal Farm), he was, in fact, a proponent of democratic socialism. In his writing, Orwell consistently opposed totalitarianism and advocated for socialist principles centered around justice and liberty. The text underscores that Orwell’s support for socialism is often overlooked, even though it played a crucial role in shaping his political thought.</text:p>
        </text:list-item>
      </text:list>
      <text:p text:style-name="P3">The passage further elaborates on the core tenets of socialism – economic equality and worker control of production – which necessitate the abolition of private ownership of large-scale industries. It argues that expropriation (the transfer of these assets from wealthy individuals or corporations to public management) is essential for realizing a democratic, egalitarian society and mitigating <text:soft-page-break/>environmental degradation caused by the current capitalist system.</text:p>
      <text:p text:style-name="P3">The text also addresses the challenges in implementing socialism, particularly the powerful resistance from the wealthy elite who fear losing their assets. It highlights that previous attempts at social reform, like European social democracy and the US New Deal, didn’t expropriate the rich but instead subjected them to heavy taxation and public regulation. This allowed the oligarchs to maintain control while framing future socialist movements as a return to unregulated markets and low taxes (neoliberalism).</text:p>
      <text:p text:style-name="P3">The author contends that any successful future socialist movement must commit to expropriation as a central element, avoiding the mistake of allowing private entities to manage the transition to a democratic economy. Otherwise, powerful corporate interests will inevitably seek to reverse these changes and restore their control.</text:p>
      <text:p text:style-name="P3">In conclusion, the passage emphasizes the popular support for socialist ideas despite their marginalization in mainstream media, education, and political consensus. It argues that socialism is necessary to address issues like economic inequality, homelessness, environmental destruction, and wealth hoarding by the rich. The text concludes with a call <text:soft-page-break/>to action, encouraging readers to recognize the potential for radical change through broad movements of social struggle, historical examples, and the growing discontent among ordinary people worldwide.</text:p>
      <text:p text:style-name="P3">The provided text consists of sources and notes that delve into the topic of wealth inequality in contemporary society, particularly focusing on America and globally. Here’s a summary and explanation of the main points:</text:p>
      <text:list text:style-name="L99">
        <text:list-item>
          <text:p text:style-name="P127"><text:span text:style-name="Strong_20_Emphasis"><text:span text:style-name="T3">Wealth Concentration</text:span></text:span><text:span text:style-name="T3">:</text:span></text:p>
          <text:list>
            <text:list-item>
              <text:p text:style-name="P128">Multiple sources (e.g., Thomas Piketty’s “Capital in the Twenty-First Century,” World Inequality Reports) show that wealth is increasingly concentrated among the richest individuals and the top percentiles of society. This trend has been consistent over several decades, with the share of wealth held by the top 1% or 0.1% growing significantly.</text:p>
            </text:list-item>
            <text:list-item>
              <text:p text:style-name="P128">Wealth concentration is also evident in other countries like China (Li Shi et al., “Rising Inequality in China”).</text:p>
            </text:list-item>
          </text:list>
        </text:list-item>
        <text:list-item>
          <text:p text:style-name="P127"><text:span text:style-name="Strong_20_Emphasis"><text:span text:style-name="T3">Growth of Billionaire Wealth</text:span></text:span><text:span text:style-name="T3">:</text:span></text:p>
          <text:list>
            <text:list-item>
              <text:p text:style-name="P128">The wealth of billionaires has seen substantial growth, especially during the <text:soft-page-break/>COVID-19 pandemic (“Billionaire Pandemic Wealth Gains,” Americans for Tax Fairness).</text:p>
            </text:list-item>
            <text:list-item>
              <text:p text:style-name="P128">According to the Bloomberg Billionaire Index, the number and collective worth of billionaires have increased over time.</text:p>
            </text:list-item>
          </text:list>
        </text:list-item>
        <text:list-item>
          <text:p text:style-name="P127"><text:span text:style-name="Strong_20_Emphasis"><text:span text:style-name="T3">Ownership of Corporate Stock</text:span></text:span><text:span text:style-name="T3">:</text:span></text:p>
          <text:list>
            <text:list-item>
              <text:p text:style-name="P128">The top 10% of Americans own a record-high percentage (89%) of all U.S. stocks (“The Wealthiest 10% of Americans,” Robert Frank, CNBC).</text:p>
            </text:list-item>
            <text:list-item>
              <text:p text:style-name="P128">Concentrated stock ownership indicates significant control over corporate America by the wealthy few.</text:p>
            </text:list-item>
          </text:list>
        </text:list-item>
        <text:list-item>
          <text:p text:style-name="P127"><text:span text:style-name="Strong_20_Emphasis"><text:span text:style-name="T3">Lifestyle and Consumption</text:span></text:span><text:span text:style-name="T3">:</text:span></text:p>
          <text:list>
            <text:list-item>
              <text:p text:style-name="P128">The lavish lifestyles of the super-rich are extensively documented in works like “Richistan” (Robert Frank) and “Plutocrats: The Rise of the New Global Super-Rich” (Chrystia Freeland). This includes extravagant possessions, opulent vacations, and extreme spending habits.</text:p>
            </text:list-item>
            <text:list-item>
              <text:p text:style-name="P128">Luxury goods manufacturers cater to this ultra-wealthy clientele by creating products that are even more exclusive and expensive.</text:p>
            </text:list-item>
          </text:list>
        </text:list-item>
        <text:list-item>
          <text:p text:style-name="P127"><text:span text:style-name="Strong_20_Emphasis"><text:span text:style-name="T3">Inheritance and Dynastic Wealth</text:span></text:span><text:span text:style-name="T3">:</text:span></text:p>
          <text:list>
            <text:list-item>
              <text:p text:style-name="P128">Some sources (e.g., Michael Norton and Dan Ariely, “Building a Better America”) suggest <text:soft-page-break/>that the increasing wealth inequality is due to the rising share of inherited wealth.</text:p>
            </text:list-item>
            <text:list-item>
              <text:p text:style-name="P128">The idea of ‘dynastic superrich’ (Luke Savage, Jacobin) refers to families who maintain their wealth across generations, further entrenching economic power.</text:p>
            </text:list-item>
          </text:list>
        </text:list-item>
        <text:list-item>
          <text:p text:style-name="P127"><text:span text:style-name="Strong_20_Emphasis"><text:span text:style-name="T3">Influence on Society and Economy</text:span></text:span><text:span text:style-name="T3">:</text:span></text:p>
          <text:list>
            <text:list-item>
              <text:p text:style-name="P128">This extreme wealth concentration allows the richest individuals to exert significant influence over society’s institutions, politics, and culture (Stanley Aronowitz, “How Class Works”).</text:p>
            </text:list-item>
            <text:list-item>
              <text:p text:style-name="P128">Policies like tax cuts and deregulation often favor the wealthy (“The Power Elite,” C. Wright Mills), potentially contributing to further inequality.</text:p>
            </text:list-item>
          </text:list>
        </text:list-item>
        <text:list-item>
          <text:p text:style-name="P127"><text:span text:style-name="Strong_20_Emphasis"><text:span text:style-name="T3">Public Perception and Response</text:span></text:span><text:span text:style-name="T3">:</text:span></text:p>
          <text:list>
            <text:list-item>
              <text:p text:style-name="P128">The growing divide between the rich and everyone else has sparked public debate, with some arguing for redistributive policies or higher taxes on wealth (“Inequality Paradox,” Douglas McWilliams).</text:p>
            </text:list-item>
            <text:list-item>
              <text:p text:style-name="P129">Critics of inequality point to the social costs, such as decreased life expectancy in the U.S., particularly among non-Hispanic White people (“American Life Expectancy <text:soft-page-break/>Rises for First Time in Four Years,” Sabrina Tavernise and Abby Goodnough).</text:p>
            </text:list-item>
          </text:list>
        </text:list-item>
      </text:list>
      <text:p text:style-name="P3">The text also references historical perspectives on wealth and power, including Thorstein Veblen’s “Theory of the Leisure Class” (1899), which offers insights into how conspicuous consumption by the rich can be a form of social status competition. Overall, these sources underscore the significant wealth disparities in modern societies and their potential implications for economics, politics, and social structures.</text:p>
      <text:p text:style-name="P3">The provided text consists of a collection of references and excerpts related to the exploration of wealth, class dynamics, and the lifestyles of the ultra-wealthy in contemporary society. Here’s a detailed summary and explanation of key themes and points:</text:p>
      <text:list text:style-name="L100">
        <text:list-item>
          <text:p text:style-name="P130"><text:span text:style-name="Strong_20_Emphasis"><text:span text:style-name="T3">Wealth Concentration and Inequality:</text:span></text:span></text:p>
          <text:list>
            <text:list-item>
              <text:p text:style-name="P131">The text highlights the growing wealth disparity between the rich and everyone else, with numerous references to extreme wealth amassed by individuals like Elon Musk, Larry Ellison, Bill Gates, Jeff Bezos, and Mark Zuckerberg. (36, 50, 52)</text:p>
            </text:list-item>
            <text:list-item>
              <text:p text:style-name="P131">Studies and articles discuss the widening gap between the rich and the rest of society, <text:soft-page-break/>including declining class mobility, stagnant wages for non-college graduates, and increased life expectancy disparities based on educational attainment. (16, 28)</text:p>
            </text:list-item>
          </text:list>
        </text:list-item>
        <text:list-item>
          <text:p text:style-name="P130"><text:span text:style-name="Strong_20_Emphasis"><text:span text:style-name="T3">Luxury Real Estate:</text:span></text:span></text:p>
          <text:list>
            <text:list-item>
              <text:p text:style-name="P131">The text explores the world of ultra-luxurious real estate, including mansions in Bel-Air, Beverly Hills, and Malibu, priced at hundreds of millions of dollars. (30, 40, 41)</text:p>
            </text:list-item>
            <text:list-item>
              <text:p text:style-name="P131">It also discusses the peculiarities of mega-mansions, such as “poor doors” segregating affordable housing from luxury units and multi-story homes with extravagant amenities. (33, 50)</text:p>
            </text:list-item>
          </text:list>
        </text:list-item>
        <text:list-item>
          <text:p text:style-name="P130"><text:span text:style-name="Strong_20_Emphasis"><text:span text:style-name="T3">Status Symbols and Excess:</text:span></text:span></text:p>
          <text:list>
            <text:list-item>
              <text:p text:style-name="P131">The text examines the conspicuous consumption patterns of the ultra-wealthy, including superyachts, private jets, and personal submarines as status symbols. (67, 69, 70)</text:p>
            </text:list-item>
            <text:list-item>
              <text:p text:style-name="P131">It also touches on the trend of “trophy trees” – rare and expensive trees planted as a show of wealth and prestige in residential properties. (55)</text:p>
            </text:list-item>
          </text:list>
        </text:list-item>
        <text:list-item>
          <text:p text:style-name="P130"><text:span text:style-name="Strong_20_Emphasis"><text:span text:style-name="T3">Space Race and Escape Fantasies:</text:span></text:span></text:p>
          <text:list>
            <text:list-item>
              <text:p text:style-name="P131">The text explores the recent fascination with space travel among billionaires, <text:soft-page-break/>including Jeff Bezos’ Blue Origin and Richard Branson’s Virgin Galactic ventures. This trend is interpreted as an escape from Earthly problems and a symbol of unchecked wealth accumulation. (78, 90)</text:p>
            </text:list-item>
          </text:list>
        </text:list-item>
        <text:list-item>
          <text:p text:style-name="P130"><text:span text:style-name="Strong_20_Emphasis"><text:span text:style-name="T3">Class Mobility and the Power Elite:</text:span></text:span></text:p>
          <text:list>
            <text:list-item>
              <text:p text:style-name="P131">The text references works discussing class mobility and the persistence of an American power elite – a small group controlling major sectors of society. (12, 13, 29, 46)</text:p>
            </text:list-item>
            <text:list-item>
              <text:p text:style-name="P131">It also explores how money influences political systems, with billionaires actively participating in campaign finance and lobbying to shape policy outcomes. (35, 39)</text:p>
            </text:list-item>
          </text:list>
        </text:list-item>
        <text:list-item>
          <text:p text:style-name="P130"><text:span text:style-name="Strong_20_Emphasis"><text:span text:style-name="T3">Critiques of Wealth and Class:</text:span></text:span></text:p>
          <text:list>
            <text:list-item>
              <text:p text:style-name="P131">The text includes criticisms of the ultra-wealthy’s excessive displays of wealth, their influence on society, and the resulting negative impacts on social cohesion and democracy. (10, 24, 57)</text:p>
            </text:list-item>
          </text:list>
        </text:list-item>
        <text:list-item>
          <text:p text:style-name="P130"><text:span text:style-name="Strong_20_Emphasis"><text:span text:style-name="T3">Historical Perspectives:</text:span></text:span></text:p>
          <text:list>
            <text:list-item>
              <text:p text:style-name="P132">The text incorporates historical context by referencing works like Edward Wolff’s “Household Wealth Trends in the United States” and C. Wright Mills’ “The Power Elite,” which provide insight into wealth trends and power structures over time. (2, 47)</text:p>
            </text:list-item>
          </text:list>
        </text:list-item>
      </text:list>
      <text:p text:style-name="P3"><text:soft-page-break/>In summary, this text showcases various aspects of contemporary wealth dynamics and class stratification in American society, exploring the lives of billionaires, their extravagant lifestyles, and the implications of extreme wealth concentration on social structures, democracy, and class mobility.</text:p>
      <text:p text:style-name="P3">The text provided is a list of references and quotes from various sources that delve into the themes of wealth disparity, the influence and behavior of the super-rich, their environmental impact, and the criticisms levied against them. Here’s a detailed summary and explanation of these themes:</text:p>
      <text:list text:style-name="L101">
        <text:list-item>
          <text:p text:style-name="P133"><text:span text:style-name="Strong_20_Emphasis"><text:span text:style-name="T3">The Lies (Chapter 4):</text:span></text:span><text:span text:style-name="T3"> This section examines the narratives surrounding the ultra-wealthy, highlighting the discrepancies between public perceptions and reality.</text:span></text:p>
          <text:list>
            <text:list-item>
              <text:p text:style-name="P134">Matthew Josephson’s “Robber Barons” reveals how historical industrialists were often portrayed as self-made heroes while engaging in unethical practices (108, 322).</text:p>
            </text:list-item>
            <text:list-item>
              <text:p text:style-name="P134">Rob Larson’s “Bit Tyrants” discusses how Silicon Valley giants wield significant political and economic power with minimal oversight (chapter 5).</text:p>
            </text:list-item>
            <text:list-item>
              <text:p text:style-name="P134"><text:soft-page-break/>Barry Lynn’s “Cornered” argues that monopolistic corporations undermine free markets and democracy (4).</text:p>
            </text:list-item>
            <text:list-item>
              <text:p text:style-name="P134">Peter Bernstein and Annalyn Swan’s “All the Money in the World” describes how the wealthy use their resources to shield themselves from societal problems, such as paying for private security or medical care (66).</text:p>
            </text:list-item>
            <text:list-item>
              <text:p text:style-name="P134">Chrystia Freeland’s “Plutocrats” explores how the global super-rich form a distinct class with unique interests and behaviors (9-11).</text:p>
            </text:list-item>
            <text:list-item>
              <text:p text:style-name="P134">Danny Dorling’s “Inequality and the 1%” analyzes the growing wealth gap, showing that it not only affects economic disparities but also social mobility and political influence (44).</text:p>
            </text:list-item>
            <text:list-item>
              <text:p text:style-name="P134">The study by Caroline Freund and Sarah Oliver, “The Origins of the Superrich,” provides data on billionaires’ characteristics, including their business backgrounds and nationalities (16-1).</text:p>
            </text:list-item>
          </text:list>
        </text:list-item>
        <text:list-item>
          <text:p text:style-name="P133"><text:span text:style-name="Strong_20_Emphasis"><text:span text:style-name="T3">Testimonies from Within the Elite (Chapter 4):</text:span></text:span><text:span text:style-name="T3"> Several sources feature firsthand accounts or criticisms from members of or former associates of the ultra-wealthy elite:</text:span></text:p>
          <text:list>
            <text:list-item>
              <text:p text:style-name="P134"><text:soft-page-break/>Abigail Disney’s Atlantic article discusses her upbringing in a wealthy family and her evolving views on inherited wealth (9).</text:p>
            </text:list-item>
            <text:list-item>
              <text:p text:style-name="P134">A study by Paul Piff et al. found that higher social class correlates with increased unethical behavior, potentially including exploitation of resources (10).</text:p>
            </text:list-item>
            <text:list-item>
              <text:p text:style-name="P134">Jennifer Burns’ “Goddess of the Market” portrays the philosophies of Ayn Rand, influencing libertarian views among the rich that prioritize self-interest over collective wellbeing (177).</text:p>
            </text:list-item>
            <text:list-item>
              <text:p text:style-name="P134">New York Times articles describe wealthy individuals escaping city lockdowns to second homes or private islands amid the COVID-19 pandemic (12, 14, 18, 20, 23, 25, 26, 27, 29).</text:p>
            </text:list-item>
          </text:list>
        </text:list-item>
        <text:list-item>
          <text:p text:style-name="P133"><text:span text:style-name="Strong_20_Emphasis"><text:span text:style-name="T3">The Burden (Chapter 5):</text:span></text:span><text:span text:style-name="T3"> This section addresses the environmental and societal consequences of extreme wealth disparity:</text:span></text:p>
          <text:list>
            <text:list-item>
              <text:p text:style-name="P134">The World Inequality Report 2022 by Lucas Chancel et al. reveals stark inequalities in wealth distribution, including between countries and within nations (146).</text:p>
            </text:list-item>
            <text:list-item>
              <text:p text:style-name="P134">Ann Louise Bardach’s Politico article highlights the environmental costs of maintaining luxurious lifestyles, such as excessive water usage (6).</text:p>
            </text:list-item>
            <text:list-item>
              <text:p text:style-name="P134"><text:soft-page-break/>Christopher Flavelle et al.’s New York Times piece discusses climate change-related threats to drinking water supplies in Mississippi and by extension nationwide (7).</text:p>
            </text:list-item>
            <text:list-item>
              <text:p text:style-name="P134">Annual reports from the Jet Traveler Report, cited through Robert Frank’s “Richistan,” show that private jet usage is predominant among the ultra-wealthy (133, 135).</text:p>
            </text:list-item>
            <text:list-item>
              <text:p text:style-name="P134">Lucas Chancel et al.’s World Inequality Report 2022 emphasizes how carbon emissions are disproportionately produced by the rich and contribute to climate change inequalities (141-42, 144).</text:p>
            </text:list-item>
          </text:list>
        </text:list-item>
        <text:list-item>
          <text:p text:style-name="P133"><text:span text:style-name="Strong_20_Emphasis"><text:span text:style-name="T3">The Clans (Chapter 6):</text:span></text:span><text:span text:style-name="T3"> This part explores the dynamics of power and influence among wealthy families and their networks:</text:span></text:p>
          <text:list>
            <text:list-item>
              <text:p text:style-name="P134">John Kampfner’s “The Rich” offers a historical perspective on dynastic wealth, tracing its evolution from ancient times to modern-day super-yacht owners (362).</text:p>
            </text:list-item>
            <text:list-item>
              <text:p text:style-name="P134">Rob Larson’s article in Dollars &amp; Sense critiques the concentration of economic power among large corporations and families (3).</text:p>
            </text:list-item>
            <text:list-item>
              <text:p text:style-name="P134">Rebecca Davis O’Brien’s New York Times piece reveals how Jeffrey Epstein, despite being a convicted sex offender, maintained close <text:soft-page-break/>relationships with influential figures like Bill Gates (4).</text:p>
            </text:list-item>
            <text:list-item>
              <text:p text:style-name="P134">Khadeeja Safdar and Emily Glazer’s Wall Street Journal article describes alleged threats made by Epstein against Gates over their personal affairs (5).</text:p>
            </text:list-item>
            <text:list-item>
              <text:p text:style-name="P134">Richard Chang’s Forbes article outlines how the world’s billionaires amassed their fortunes, often benefiting from political connections and monopolistic practices (7).</text:p>
            </text:list-item>
            <text:list-item>
              <text:p text:style-name="P135">The Economist’s “Everybody Wants to Rule the World” article discusses the concentration of power among tech giants like Facebook, Amazon, and Google (8).</text:p>
            </text:list-item>
          </text:list>
        </text:list-item>
      </text:list>
      <text:p text:style-name="P3">These themes collectively paint a picture of wealth disparity, its environmental impacts, and the often-overlooked power dynamics within elite circles. The sources provided illustrate how the super-rich have historically leveraged their wealth for personal gain, influencing societal structures to maintain or expand their privileges while often avoiding responsibility for broader social issues.</text:p>
      <text:p text:style-name="P3">The provided text consists of a list of references, articles, books, and figures related to various topics such as wealth distribution, labor movements, and economic theories. Here’s a summary of some key points and themes:</text:p>
      <text:list text:style-name="L102">
        <text:list-item>
          <text:p text:style-name="P136"><text:soft-page-break/>Wealth Inequality:</text:p>
          <text:list>
            <text:list-item>
              <text:p text:style-name="P136">The World Inequality Report 2022 by Chancel et al. highlights the growing gap between the rich and the rest worldwide (34).</text:p>
            </text:list-item>
            <text:list-item>
              <text:p text:style-name="P136">Kampfner, in “The Rich,” discusses how extreme wealth has historically been tied to slavery, feudalism, and now capitalism (308).</text:p>
            </text:list-item>
            <text:list-item>
              <text:p text:style-name="P136">Branko Milanovic’s “Global Inequality” discusses the widening gap between income levels globally (178-79).</text:p>
            </text:list-item>
          </text:list>
        </text:list-item>
        <text:list-item>
          <text:p text:style-name="P136">Saudi Arabia:</text:p>
          <text:list>
            <text:list-item>
              <text:p text:style-name="P136">Robert Worth’s New York Times Magazine article discusses Saudi Arabia’s efforts to modernize and diversify its economy while maintaining a royal family’s control over wealth (January 28, 2021).</text:p>
            </text:list-item>
            <text:list-item>
              <text:p text:style-name="P136">The Wall Street Journal articles by Rory Smith and Warren Strobel detail Saudi Arabia’s investment in sports clubs like Newcastle United and the CIA conclusion that Crown Prince Mohammed bin Salman ordered the killing of journalist Jamal Khashoggi (October 8, 2021; November 17, 2018).</text:p>
            </text:list-item>
          </text:list>
        </text:list-item>
        <text:list-item>
          <text:p text:style-name="P136">Russian Oligarchs:</text:p>
          <text:list>
            <text:list-item>
              <text:p text:style-name="P136">Anton Troianovski and Jack Ewing’s New York Times article describes how Russian oligarchs are adapting to Western sanctions by <text:soft-page-break/>purchasing luxury goods in countries like Turkey (May 11, 2023).</text:p>
            </text:list-item>
            <text:list-item>
              <text:p text:style-name="P136">Rory Jones’ Wall Street Journal piece discusses how private jets owned by Russian oligarchs find refuge in Dubai but are unable to leave due to travel restrictions (April 9, 2022).</text:p>
            </text:list-item>
          </text:list>
        </text:list-item>
        <text:list-item>
          <text:p text:style-name="P136">Labor Movements:</text:p>
          <text:list>
            <text:list-item>
              <text:p text:style-name="P136">The text includes several articles about growing labor unrest and strikes in the US and globally due to inflation and tight labor markets (Kris Maher, September 16, 2022; Noam Scheiber, November 1, 2021).</text:p>
            </text:list-item>
            <text:list-item>
              <text:p text:style-name="P136">Notable union victories mentioned are Amazon workers’ successful unionization efforts in New York City and Staten Island, despite ongoing challenges at other locations (David Harrison, April 2, 2022; Noam Scheiber &amp; Karen Weise, January 11, 2023).</text:p>
            </text:list-item>
            <text:list-item>
              <text:p text:style-name="P136">The rise of socialist sentiment among younger generations is noted through various Pew Research Center polls (January 23, 2014; April 7, 2023; June 25, 2019).</text:p>
            </text:list-item>
          </text:list>
        </text:list-item>
        <text:list-item>
          <text:p text:style-name="P136">Capitalism and Economic Theories:</text:p>
          <text:list>
            <text:list-item>
              <text:p text:style-name="P136">Matthew Josephson’s “The Robber Barons” discusses the influence of capitalists on shaping American history (374).</text:p>
            </text:list-item>
            <text:list-item>
              <text:p text:style-name="P136"><text:soft-page-break/>Chrystia Freeland’s “Plutocrats” explores the rise of a global super-rich class and its impact on society (240).</text:p>
            </text:list-item>
            <text:list-item>
              <text:p text:style-name="P136">Norman Finkelstein’s “What Gandhi Says” contrasts nonviolence with capitalism (65).</text:p>
            </text:list-item>
            <text:list-item>
              <text:p text:style-name="P136">Josephson’s “The Robber Barons” describes the monopolistic practices of robber barons and their impact on competition (227, 372, 421).</text:p>
            </text:list-item>
          </text:list>
        </text:list-item>
        <text:list-item>
          <text:p text:style-name="P136">Supreme Court and Inequality:</text:p>
          <text:list>
            <text:list-item>
              <text:p text:style-name="P136">Adam Cohen’s “Supreme Inequality” argues that the US Supreme Court has contributed to rising income inequality (244).</text:p>
            </text:list-item>
            <text:list-item>
              <text:p text:style-name="P136">The text includes an article about how a new Ports contract would raise pay for dockworkers by 32% and provide $70 million in bonuses (Paul Berger, June 15, 2023).</text:p>
            </text:list-item>
          </text:list>
        </text:list-item>
        <text:list-item>
          <text:p text:style-name="P136">Globalization and Economic Policies:</text:p>
          <text:list>
            <text:list-item>
              <text:p text:style-name="P136">The World Bank’s “Global Development Finance 2012” report discusses the role of global financial integration (1).</text:p>
            </text:list-item>
            <text:list-item>
              <text:p text:style-name="P136">Vijay Prashad’s article criticizes the International Monetary Fund for causing economic pain in developing countries without addressing their concerns (October 17, 2019).</text:p>
            </text:list-item>
            <text:list-item>
              <text:p text:style-name="P136">Robin Hahnel’s “Panic Rules” argues that free-market capitalism is an unjust and unstable system (ix).</text:p>
            </text:list-item>
          </text:list>
        </text:list-item>
        <text:list-item>
          <text:p text:style-name="P136"><text:soft-page-break/>Miscellaneous:</text:p>
          <text:list>
            <text:list-item>
              <text:p text:style-name="P137">The text includes several figures, such as @ElonJet (130-131), Advanced Research Project Agency (107), and All the Money in the World by Bernstein and Swan (38), which are likely referenced for context or visual aids.</text:p>
            </text:list-item>
          </text:list>
        </text:list-item>
      </text:list>
      <text:p text:style-name="P3">The provided text is a list of terms, names, and concepts related to economics, politics, history, technology, and social issues. Here’s a detailed explanation of some key themes and topics:</text:p>
      <text:list text:style-name="L103">
        <text:list-item>
          <text:p text:style-name="P138"><text:span text:style-name="Strong_20_Emphasis"><text:span text:style-name="T3">Capitalism</text:span></text:span><text:span text:style-name="T3">: The text frequently discusses capitalism as an economic system characterized by private or corporate ownership of capital goods, with the goal of maximizing profits through market competition. Critiques include class warfare inherent to it (74-75, 125-127, 163), economic power created by it (18, 25-26, 67-68, 76-82, 183-184), and growth inherent to it (9, 14-17, 20-21, 121-125, 140).</text:span></text:p>
        </text:list-item>
        <text:list-item>
          <text:p text:style-name="P138"><text:span text:style-name="Strong_20_Emphasis"><text:span text:style-name="T3">Wealth Inequality</text:span></text:span><text:span text:style-name="T3">: This is a significant theme throughout the text. It discusses how wealth accumulation happens through capital income (9-11, 26-29), inheritance (16-17, 42-43, 97, 156-157), and conspicuous consumption by the rich (32-36, 127). It also explores how this wealth inequality impacts </text:span><text:soft-page-break/><text:span text:style-name="T3">society, including climate change (2, 119-120, 123-127, 130, 136), and the growing divide between classes.</text:span></text:p>
        </text:list-item>
        <text:list-item>
          <text:p text:style-name="P138"><text:span text:style-name="Strong_20_Emphasis"><text:span text:style-name="T3">Climate Change</text:span></text:span><text:span text:style-name="T3">: The text links climate change closely with wealth inequality and capitalism. It discusses how private jet travel by the rich contributes to carbon emissions (128-132, 135), and how superyachts also have a significant environmental impact (120). The role of the ruling class in climate change is highlighted (2, 120, 123-127, 130, 136), and the disproportionate effects of climate change on different social classes are noted (91, 120-123).</text:span></text:p>
        </text:list-item>
        <text:list-item>
          <text:p text:style-name="P138"><text:span text:style-name="Strong_20_Emphasis"><text:span text:style-name="T3">Class Mobility and Segregation</text:span></text:span><text:span text:style-name="T3">: The text explores class mobility (72-73) and segregation (86-91), discussing how exclusivity is a hallmark of the lifestyles of the rich (39-40, 49, 51-52, 54-58, 87-91). It also mentions class warfare inherent to capitalism (74-75, 125-127, 163) and how the ruling class uses exclusivity as a form of social control.</text:span></text:p>
        </text:list-item>
        <text:list-item>
          <text:p text:style-name="P138"><text:span text:style-name="Strong_20_Emphasis"><text:span text:style-name="T3">Tech Billionaires</text:span></text:span><text:span text:style-name="T3">: Several tech billionaires are mentioned, including Elon Musk (44-45, 130-131, 177, 179-180), Jeff Bezos (21, 58), and Richard Branson (58, 116). The text discusses their wealth accumulation, lifestyles, and the impact of their businesses on society and the environment.</text:span></text:p>
        </text:list-item>
        <text:list-item>
          <text:p text:style-name="P138"><text:soft-page-break/><text:span text:style-name="Strong_20_Emphasis"><text:span text:style-name="T3">Critiques of Capitalism</text:span></text:span><text:span text:style-name="T3">: Various critiques of capitalism are presented throughout the text, including its inherent class warfare (74-75, 125-127, 163), its role in wealth and income inequality (8-12, 13f), and its contribution to climate change (2, 119-120, 123-127, 130, 136).</text:span></text:p>
        </text:list-item>
        <text:list-item>
          <text:p text:style-name="P138"><text:span text:style-name="Strong_20_Emphasis"><text:span text:style-name="T3">Labor and Unions</text:span></text:span><text:span text:style-name="T3">: The text discusses the decline of labor unions (84) and their power (79, 82-84, 166, 172, 180), as well as recent resurgences (174-178). It also mentions the impact of the COVID-19 pandemic on labor unions (172-173) and healthcare access during the pandemic (101-102).</text:span></text:p>
        </text:list-item>
      </text:list>
      <text:p text:style-name="P3">In summary, this text presents a critical perspective on contemporary capitalism, focusing on wealth inequality, climate change, class mobility and segregation, and the role of tech billionaires. It also discusses labor movements, critiques of neoliberalism, and the intersections between economic systems and social issues like climate change.</text:p>
      <text:p text:style-name="P3">The text provided appears to be a list of indexed terms related to economics, politics, and social issues, as presented in a book or scholarly work. Here’s a detailed explanation of some key themes and concepts:</text:p>
      <text:list text:style-name="L104">
        <text:list-item>
          <text:p text:style-name="P139"><text:span text:style-name="Strong_20_Emphasis"><text:span text:style-name="T3">Wealth Inequality</text:span></text:span><text:span text:style-name="T3">: The central theme of the text is the examination of wealth inequality on a global scale. It discusses how wealth has become </text:span><text:soft-page-break/><text:span text:style-name="T3">increasingly concentrated among a small ruling class, often referred to as “plutocrats” or “the ultra-high-net-worth individuals (UHNWI).” This concentration is explored across various regions, including the United States, Western Europe, China, Russia, and Arab monarchies. The text also delves into the historical context of wealth inequality, tracing its roots back to colonialism and neocolonialism.</text:span></text:p>
        </text:list-item>
        <text:list-item>
          <text:p text:style-name="P139"><text:span text:style-name="Strong_20_Emphasis"><text:span text:style-name="T3">Ruling Class</text:span></text:span><text:span text:style-name="T3">: A significant portion of the text focuses on defining and understanding the ruling class—those who own the majority of capital and wield political power. The ruling class is characterized by their interconnectedness, shared interests, and use of private property as a means to exclude others from wealth accumulation. The text critiques the lifestyle and behaviors of this class, including excessive consumption (e.g., private jets, superyachts), exclusionary practices (redlining, elite collegiate perpetuation), and environmental hypocrisy.</text:span></text:p>
        </text:list-item>
        <text:list-item>
          <text:p text:style-name="P139"><text:span text:style-name="Strong_20_Emphasis"><text:span text:style-name="T3">Neoliberalism</text:span></text:span><text:span text:style-name="T3">: The text touches on neoliberalism, a political and economic ideology that emerged in the mid-20th century. Neoliberal policies often prioritize free markets, deregulation, and reduced government </text:span><text:soft-page-break/><text:span text:style-name="T3">spending. In this context, the text discusses how neoliberalism has contributed to wealth concentration and income inequality, particularly benefiting the ruling class.</text:span></text:p>
        </text:list-item>
        <text:list-item>
          <text:p text:style-name="P139"><text:span text:style-name="Strong_20_Emphasis"><text:span text:style-name="T3">Labor and Unions</text:span></text:span><text:span text:style-name="T3">: The text examines labor relations and unions as a counterbalance to the power of the ruling class. It highlights union busting tactics employed by corporations and the ruling elite, as well as the role of unions in advocating for workers’ rights and economic equality.</text:span></text:p>
        </text:list-item>
        <text:list-item>
          <text:p text:style-name="P139"><text:span text:style-name="Strong_20_Emphasis"><text:span text:style-name="T3">Environmental Impact</text:span></text:span><text:span text:style-name="T3">: The text discusses the environmental consequences of extreme wealth concentration, particularly focusing on carbon emissions from private jets and superyachts owned by the ruling class. It critiques the hypocrisy of wealthy individuals who claim to care about environmental issues while contributing significantly to climate change.</text:span></text:p>
        </text:list-item>
        <text:list-item>
          <text:p text:style-name="P140"><text:span text:style-name="Strong_20_Emphasis"><text:span text:style-name="T3">Reparations</text:span></text:span><text:span text:style-name="T3">: The text introduces the concept of reparations as a means to address historical and ongoing injustices related to colonialism, neocolonialism, and slavery. It argues that wealth redistribution could help reduce wealth disparities and promote social justice.</text:span></text:p>
        </text:list-item>
        <text:list-item>
          <text:p text:style-name="P139"><text:span text:style-name="Strong_20_Emphasis"><text:span text:style-name="T3">Philanthropy</text:span></text:span><text:span text:style-name="T3">: The text critically examines the role of philanthropy in maintaining the power </text:span><text:soft-page-break/><text:span text:style-name="T3">and reputation of the ruling class, often referred to as “philanthrocapitalism” or “reputation laundering.” It suggests that philanthropic efforts may not effectively address systemic issues but instead serve to enhance the donors’ public image.</text:span></text:p>
        </text:list-item>
      </text:list>
      <text:p text:style-name="P141"><text:span text:style-name="T4">Overall, the text presents a critical analysis of wealth inequality, power dynamics, and social structures, advocating for policy changes (such as wealth taxes) to promote greater economic equality and environmental sustainabilit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ursive Galactic" svg:font-family="'Cursive Galact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GA Regular" svg:font-family="'SGA Regular'"/>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text-properties style:font-name="Cursive Galactic" fo:font-family="'Cursive Galactic'" style:font-pitch="variable" fo:font-size="26pt" style:font-size-asian="22.75pt" style:font-size-complex="2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0T10:55:32.996000000</meta:creation-date>
    <dc:date>2025-06-20T11:09:21.579000000</dc:date>
    <meta:editing-duration>PT11M2S</meta:editing-duration>
    <meta:editing-cycles>2</meta:editing-cycles>
    <meta:generator>LibreOffice/24.8.4.2$Windows_X86_64 LibreOffice_project/bb3cfa12c7b1bf994ecc5649a80400d06cd71002</meta:generator>
    <meta:print-date>2025-06-20T11:01:08.601000000</meta:print-date>
    <meta:printed-by>PDF files</meta:printed-by>
    <meta:document-statistic meta:table-count="0" meta:image-count="0" meta:object-count="0" meta:page-count="349" meta:paragraph-count="1294" meta:word-count="57830" meta:character-count="401827" meta:non-whitespace-character-count="346134"/>
  </office:meta>
</office:document-meta>
</file>